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327in"/>
    </style:style>
    <style:style style:name="co1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kD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.747507517927365" calcext:value-type="float">
            <text:p>0.747507517927365</text:p>
          </table:table-cell>
          <table:table-cell office:value-type="float" office:value="0.0516846123075731" calcext:value-type="float">
            <text:p>0.0516846123075731</text:p>
          </table:table-cell>
          <table:table-cell office:value-type="float" office:value="0.777856812398797" calcext:value-type="float">
            <text:p>0.777856812398797</text:p>
          </table:table-cell>
          <table:table-cell office:value-type="float" office:value="0.0270175835054295" calcext:value-type="float">
            <text:p>0.0270175835054295</text:p>
          </table:table-cell>
          <table:table-cell office:value-type="float" office:value="0.784686560259079" calcext:value-type="float">
            <text:p>0.784686560259079</text:p>
          </table:table-cell>
          <table:table-cell office:value-type="float" office:value="0.0311610558655243" calcext:value-type="float">
            <text:p>0.0311610558655243</text:p>
          </table:table-cell>
          <table:table-cell office:value-type="float" office:value="0.778614388156373" calcext:value-type="float">
            <text:p>0.778614388156373</text:p>
          </table:table-cell>
          <table:table-cell office:value-type="float" office:value="0.038464628912907" calcext:value-type="float">
            <text:p>0.038464628912907</text:p>
          </table:table-cell>
          <table:table-cell office:value-type="float" office:value="0.790764515382836" calcext:value-type="float">
            <text:p>0.790764515382836</text:p>
          </table:table-cell>
          <table:table-cell office:value-type="float" office:value="0.0310760423371966" calcext:value-type="float">
            <text:p>0.0310760423371966</text:p>
          </table:table-cell>
          <table:table-cell office:value-type="float" office:value="0.782431182049503" calcext:value-type="float">
            <text:p>0.782431182049503</text:p>
          </table:table-cell>
          <table:table-cell office:value-type="float" office:value="0.0275148905606883" calcext:value-type="float">
            <text:p>0.0275148905606883</text:p>
          </table:table-cell>
          <table:table-cell office:value-type="float" office:value="0.783894286375202" calcext:value-type="float">
            <text:p>0.783894286375202</text:p>
          </table:table-cell>
          <table:table-cell office:value-type="float" office:value="0.0365434306989363" calcext:value-type="float">
            <text:p>0.0365434306989363</text:p>
          </table:table-cell>
          <table:table-cell office:value-type="float" office:value="0.774832292389544" calcext:value-type="float">
            <text:p>0.774832292389544</text:p>
          </table:table-cell>
          <table:table-cell office:value-type="float" office:value="0.0377805276166946" calcext:value-type="float">
            <text:p>0.0377805276166946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257340061527074" calcext:value-type="float">
            <text:p>0.0257340061527074</text:p>
          </table:table-cell>
          <table:table-cell office:value-type="float" office:value="0.790752949340736" calcext:value-type="float">
            <text:p>0.790752949340736</text:p>
          </table:table-cell>
          <table:table-cell office:value-type="float" office:value="0.0319612488033265" calcext:value-type="float">
            <text:p>0.0319612488033265</text:p>
          </table:table-cell>
          <table:table-cell office:value-type="float" office:value="0.772565348137867" calcext:value-type="float">
            <text:p>0.772565348137867</text:p>
          </table:table-cell>
          <table:table-cell office:value-type="float" office:value="0.0498176807238555" calcext:value-type="float">
            <text:p>0.0498176807238555</text:p>
          </table:table-cell>
          <table:table-cell office:value-type="float" office:value="0.80060143418922" calcext:value-type="float">
            <text:p>0.80060143418922</text:p>
          </table:table-cell>
          <table:table-cell office:value-type="float" office:value="0.0303479025572447" calcext:value-type="float">
            <text:p>0.0303479025572447</text:p>
          </table:table-cell>
          <table:table-cell office:value-type="float" office:value="0.781667823270877" calcext:value-type="float">
            <text:p>0.781667823270877</text:p>
          </table:table-cell>
          <table:table-cell office:value-type="float" office:value="0.0359371030139397" calcext:value-type="float">
            <text:p>0.0359371030139397</text:p>
          </table:table-cell>
          <table:table-cell office:value-type="float" office:value="0.788486005089059" calcext:value-type="float">
            <text:p>0.788486005089059</text:p>
          </table:table-cell>
          <table:table-cell office:value-type="float" office:value="0.0381456302981666" calcext:value-type="float">
            <text:p>0.0381456302981666</text:p>
          </table:table-cell>
          <table:table-cell office:value-type="float" office:value="0.783905852417303" calcext:value-type="float">
            <text:p>0.783905852417303</text:p>
          </table:table-cell>
          <table:table-cell office:value-type="float" office:value="0.0285993769598266" calcext:value-type="float">
            <text:p>0.0285993769598266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00759253338407" calcext:value-type="float">
            <text:p>0.03007592533384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.759674994216979" calcext:value-type="float">
            <text:p>0.759674994216979</text:p>
          </table:table-cell>
          <table:table-cell office:value-type="float" office:value="0.0445596943281036" calcext:value-type="float">
            <text:p>0.044559694328103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62258860488309" calcext:value-type="float">
            <text:p>0.0262258860488309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7278053197937" calcext:value-type="float">
            <text:p>0.027278053197937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297612565466205" calcext:value-type="float">
            <text:p>0.0297612565466205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396831004659313" calcext:value-type="float">
            <text:p>0.0396831004659313</text:p>
          </table:table-cell>
          <table:table-cell office:value-type="float" office:value="0.797611612306269" calcext:value-type="float">
            <text:p>0.797611612306269</text:p>
          </table:table-cell>
          <table:table-cell office:value-type="float" office:value="0.0338868919867882" calcext:value-type="float">
            <text:p>0.0338868919867882</text:p>
          </table:table-cell>
          <table:table-cell office:value-type="float" office:value="0.801347443904696" calcext:value-type="float">
            <text:p>0.801347443904696</text:p>
          </table:table-cell>
          <table:table-cell office:value-type="float" office:value="0.0221422747608497" calcext:value-type="float">
            <text:p>0.0221422747608497</text:p>
          </table:table-cell>
          <table:table-cell office:value-type="float" office:value="0.789983807541059" calcext:value-type="float">
            <text:p>0.789983807541059</text:p>
          </table:table-cell>
          <table:table-cell office:value-type="float" office:value="0.0282015062763882" calcext:value-type="float">
            <text:p>0.0282015062763882</text:p>
          </table:table-cell>
          <table:table-cell office:value-type="float" office:value="0.798322923895443" calcext:value-type="float">
            <text:p>0.798322923895443</text:p>
          </table:table-cell>
          <table:table-cell office:value-type="float" office:value="0.0334097293516778" calcext:value-type="float">
            <text:p>0.0334097293516778</text:p>
          </table:table-cell>
          <table:table-cell office:value-type="float" office:value="0.799068933610918" calcext:value-type="float">
            <text:p>0.799068933610918</text:p>
          </table:table-cell>
          <table:table-cell office:value-type="float" office:value="0.026742680996866" calcext:value-type="float">
            <text:p>0.026742680996866</text:p>
          </table:table-cell>
          <table:table-cell office:value-type="float" office:value="0.793054591718714" calcext:value-type="float">
            <text:p>0.793054591718714</text:p>
          </table:table-cell>
          <table:table-cell office:value-type="float" office:value="0.043617860957565" calcext:value-type="float">
            <text:p>0.043617860957565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95117869743685" calcext:value-type="float">
            <text:p>0.0295117869743685</text:p>
          </table:table-cell>
          <table:table-cell office:value-type="float" office:value="0.792262317834837" calcext:value-type="float">
            <text:p>0.792262317834837</text:p>
          </table:table-cell>
          <table:table-cell office:value-type="float" office:value="0.0279719573207551" calcext:value-type="float">
            <text:p>0.0279719573207551</text:p>
          </table:table-cell>
          <table:table-cell office:value-type="float" office:value="0.788462873004858" calcext:value-type="float">
            <text:p>0.788462873004858</text:p>
          </table:table-cell>
          <table:table-cell office:value-type="float" office:value="0.0311240864106154" calcext:value-type="float">
            <text:p>0.0311240864106154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41726560062347" calcext:value-type="float">
            <text:p>0.0341726560062347</text:p>
          </table:table-cell>
          <table:table-cell office:value-type="float" office:value="0.799855424473745" calcext:value-type="float">
            <text:p>0.799855424473745</text:p>
          </table:table-cell>
          <table:table-cell office:value-type="float" office:value="0.0329154269414609" calcext:value-type="float">
            <text:p>0.0329154269414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.755123756650474" calcext:value-type="float">
            <text:p>0.755123756650474</text:p>
          </table:table-cell>
          <table:table-cell office:value-type="float" office:value="0.0444283094553612" calcext:value-type="float">
            <text:p>0.0444283094553612</text:p>
          </table:table-cell>
          <table:table-cell office:value-type="float" office:value="0.794558177191765" calcext:value-type="float">
            <text:p>0.794558177191765</text:p>
          </table:table-cell>
          <table:table-cell office:value-type="float" office:value="0.0267002115984757" calcext:value-type="float">
            <text:p>0.0267002115984757</text:p>
          </table:table-cell>
          <table:table-cell office:value-type="float" office:value="0.791504742077261" calcext:value-type="float">
            <text:p>0.791504742077261</text:p>
          </table:table-cell>
          <table:table-cell office:value-type="float" office:value="0.0286540902484214" calcext:value-type="float">
            <text:p>0.0286540902484214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231824060043957" calcext:value-type="float">
            <text:p>0.0231824060043957</text:p>
          </table:table-cell>
          <table:table-cell office:value-type="float" office:value="0.800618783252371" calcext:value-type="float">
            <text:p>0.800618783252371</text:p>
          </table:table-cell>
          <table:table-cell office:value-type="float" office:value="0.0379029771197097" calcext:value-type="float">
            <text:p>0.0379029771197097</text:p>
          </table:table-cell>
          <table:table-cell office:value-type="float" office:value="0.805933379597502" calcext:value-type="float">
            <text:p>0.805933379597502</text:p>
          </table:table-cell>
          <table:table-cell office:value-type="float" office:value="0.0287053822869565" calcext:value-type="float">
            <text:p>0.0287053822869565</text:p>
          </table:table-cell>
          <table:table-cell office:value-type="float" office:value="0.804395095998149" calcext:value-type="float">
            <text:p>0.804395095998149</text:p>
          </table:table-cell>
          <table:table-cell office:value-type="float" office:value="0.0269285760966586" calcext:value-type="float">
            <text:p>0.0269285760966586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265928408105927" calcext:value-type="float">
            <text:p>0.0265928408105927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24967243388766" calcext:value-type="float">
            <text:p>0.024967243388766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29625254603119" calcext:value-type="float">
            <text:p>0.022962525460311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32046232020146" calcext:value-type="float">
            <text:p>0.0332046232020146</text:p>
          </table:table-cell>
          <table:table-cell office:value-type="float" office:value="0.79910941475827" calcext:value-type="float">
            <text:p>0.79910941475827</text:p>
          </table:table-cell>
          <table:table-cell office:value-type="float" office:value="0.0224873326902744" calcext:value-type="float">
            <text:p>0.0224873326902744</text:p>
          </table:table-cell>
          <table:table-cell office:value-type="float" office:value="0.801364792967846" calcext:value-type="float">
            <text:p>0.801364792967846</text:p>
          </table:table-cell>
          <table:table-cell office:value-type="float" office:value="0.0372469237389891" calcext:value-type="float">
            <text:p>0.0372469237389891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05731021256177" calcext:value-type="float">
            <text:p>0.0305731021256177</text:p>
          </table:table-cell>
          <table:table-cell office:value-type="float" office:value="0.806679389312977" calcext:value-type="float">
            <text:p>0.806679389312977</text:p>
          </table:table-cell>
          <table:table-cell office:value-type="float" office:value="0.0290108094382328" calcext:value-type="float">
            <text:p>0.0290108094382328</text:p>
          </table:table-cell>
          <table:table-cell office:value-type="float" office:value="0.802879944482998" calcext:value-type="float">
            <text:p>0.802879944482998</text:p>
          </table:table-cell>
          <table:table-cell office:value-type="float" office:value="0.0264893395863287" calcext:value-type="float">
            <text:p>0.02648933958632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.762699514226232" calcext:value-type="float">
            <text:p>0.762699514226232</text:p>
          </table:table-cell>
          <table:table-cell office:value-type="float" office:value="0.036244932378549" calcext:value-type="float">
            <text:p>0.036244932378549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251041736438677" calcext:value-type="float">
            <text:p>0.0251041736438677</text:p>
          </table:table-cell>
          <table:table-cell office:value-type="float" office:value="0.793019893592413" calcext:value-type="float">
            <text:p>0.793019893592413</text:p>
          </table:table-cell>
          <table:table-cell office:value-type="float" office:value="0.0281699081860539" calcext:value-type="float">
            <text:p>0.0281699081860539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200349395904019" calcext:value-type="float">
            <text:p>0.0200349395904019</text:p>
          </table:table-cell>
          <table:table-cell office:value-type="float" office:value="0.79910363173722" calcext:value-type="float">
            <text:p>0.79910363173722</text:p>
          </table:table-cell>
          <table:table-cell office:value-type="float" office:value="0.0363859164257013" calcext:value-type="float">
            <text:p>0.0363859164257013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49805543550042" calcext:value-type="float">
            <text:p>0.0249805543550042</text:p>
          </table:table-cell>
          <table:table-cell office:value-type="float" office:value="0.799092065695119" calcext:value-type="float">
            <text:p>0.799092065695119</text:p>
          </table:table-cell>
          <table:table-cell office:value-type="float" office:value="0.02815820523344" calcext:value-type="float">
            <text:p>0.02815820523344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242264035917994" calcext:value-type="float">
            <text:p>0.0242264035917994</text:p>
          </table:table-cell>
          <table:table-cell office:value-type="float" office:value="0.807413832986352" calcext:value-type="float">
            <text:p>0.807413832986352</text:p>
          </table:table-cell>
          <table:table-cell office:value-type="float" office:value="0.0282955156051983" calcext:value-type="float">
            <text:p>0.0282955156051983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24420164299577" calcext:value-type="float">
            <text:p>0.0224420164299577</text:p>
          </table:table-cell>
          <table:table-cell office:value-type="float" office:value="0.792273883876937" calcext:value-type="float">
            <text:p>0.792273883876937</text:p>
          </table:table-cell>
          <table:table-cell office:value-type="float" office:value="0.0353426865829753" calcext:value-type="float">
            <text:p>0.0353426865829753</text:p>
          </table:table-cell>
          <table:table-cell office:value-type="float" office:value="0.802874161461948" calcext:value-type="float">
            <text:p>0.802874161461948</text:p>
          </table:table-cell>
          <table:table-cell office:value-type="float" office:value="0.0223667313771267" calcext:value-type="float">
            <text:p>0.0223667313771267</text:p>
          </table:table-cell>
          <table:table-cell office:value-type="float" office:value="0.808188757807078" calcext:value-type="float">
            <text:p>0.808188757807078</text:p>
          </table:table-cell>
          <table:table-cell office:value-type="float" office:value="0.0307229194290772" calcext:value-type="float">
            <text:p>0.0307229194290772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268134184773732" calcext:value-type="float">
            <text:p>0.0268134184773732</text:p>
          </table:table-cell>
          <table:table-cell office:value-type="float" office:value="0.805921813555401" calcext:value-type="float">
            <text:p>0.805921813555401</text:p>
          </table:table-cell>
          <table:table-cell office:value-type="float" office:value="0.0283283306058774" calcext:value-type="float">
            <text:p>0.028328330605877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26680204849922" calcext:value-type="float">
            <text:p>0.02266802048499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.755875549387" calcext:value-type="float">
            <text:p>0.755875549387</text:p>
          </table:table-cell>
          <table:table-cell office:value-type="float" office:value="0.0347675088732387" calcext:value-type="float">
            <text:p>0.0347675088732387</text:p>
          </table:table-cell>
          <table:table-cell office:value-type="float" office:value="0.799872773536896" calcext:value-type="float">
            <text:p>0.799872773536896</text:p>
          </table:table-cell>
          <table:table-cell office:value-type="float" office:value="0.0240824266323507" calcext:value-type="float">
            <text:p>0.0240824266323507</text:p>
          </table:table-cell>
          <table:table-cell office:value-type="float" office:value="0.793777469349988" calcext:value-type="float">
            <text:p>0.793777469349988</text:p>
          </table:table-cell>
          <table:table-cell office:value-type="float" office:value="0.0271958209076518" calcext:value-type="float">
            <text:p>0.0271958209076518</text:p>
          </table:table-cell>
          <table:table-cell office:value-type="float" office:value="0.805158454776775" calcext:value-type="float">
            <text:p>0.805158454776775</text:p>
          </table:table-cell>
          <table:table-cell office:value-type="float" office:value="0.0217033080951365" calcext:value-type="float">
            <text:p>0.021703308095136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42376276760392" calcext:value-type="float">
            <text:p>0.0342376276760392</text:p>
          </table:table-cell>
          <table:table-cell office:value-type="float" office:value="0.799092065695119" calcext:value-type="float">
            <text:p>0.799092065695119</text:p>
          </table:table-cell>
          <table:table-cell office:value-type="float" office:value="0.0267649344884869" calcext:value-type="float">
            <text:p>0.0267649344884869</text:p>
          </table:table-cell>
          <table:table-cell office:value-type="float" office:value="0.801376359009947" calcext:value-type="float">
            <text:p>0.801376359009947</text:p>
          </table:table-cell>
          <table:table-cell office:value-type="float" office:value="0.0282133098052291" calcext:value-type="float">
            <text:p>0.0282133098052291</text:p>
          </table:table-cell>
          <table:table-cell office:value-type="float" office:value="0.799092065695119" calcext:value-type="float">
            <text:p>0.799092065695119</text:p>
          </table:table-cell>
          <table:table-cell office:value-type="float" office:value="0.024785707839646" calcext:value-type="float">
            <text:p>0.024785707839646</text:p>
          </table:table-cell>
          <table:table-cell office:value-type="float" office:value="0.803643303261624" calcext:value-type="float">
            <text:p>0.803643303261624</text:p>
          </table:table-cell>
          <table:table-cell office:value-type="float" office:value="0.0245598518433571" calcext:value-type="float">
            <text:p>0.0245598518433571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255966874278645" calcext:value-type="float">
            <text:p>0.0255966874278645</text:p>
          </table:table-cell>
          <table:table-cell office:value-type="float" office:value="0.791522091140412" calcext:value-type="float">
            <text:p>0.791522091140412</text:p>
          </table:table-cell>
          <table:table-cell office:value-type="float" office:value="0.0369048683797538" calcext:value-type="float">
            <text:p>0.0369048683797538</text:p>
          </table:table-cell>
          <table:table-cell office:value-type="float" office:value="0.803637520240574" calcext:value-type="float">
            <text:p>0.803637520240574</text:p>
          </table:table-cell>
          <table:table-cell office:value-type="float" office:value="0.0297696264626929" calcext:value-type="float">
            <text:p>0.0297696264626929</text:p>
          </table:table-cell>
          <table:table-cell office:value-type="float" office:value="0.805170020818876" calcext:value-type="float">
            <text:p>0.805170020818876</text:p>
          </table:table-cell>
          <table:table-cell office:value-type="float" office:value="0.0338025261859222" calcext:value-type="float">
            <text:p>0.0338025261859222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7278053197937" calcext:value-type="float">
            <text:p>0.027278053197937</text:p>
          </table:table-cell>
          <table:table-cell office:value-type="float" office:value="0.802139717788573" calcext:value-type="float">
            <text:p>0.802139717788573</text:p>
          </table:table-cell>
          <table:table-cell office:value-type="float" office:value="0.0349762692955744" calcext:value-type="float">
            <text:p>0.0349762692955744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49805543550043" calcext:value-type="float">
            <text:p>0.02498055435500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.75617626648161" calcext:value-type="float">
            <text:p>0.75617626648161</text:p>
          </table:table-cell>
          <table:table-cell office:value-type="float" office:value="0.0423370114685651" calcext:value-type="float">
            <text:p>0.0423370114685651</text:p>
          </table:table-cell>
          <table:table-cell office:value-type="float" office:value="0.793491788110109" calcext:value-type="float">
            <text:p>0.793491788110109</text:p>
          </table:table-cell>
          <table:table-cell office:value-type="float" office:value="0.0258260562857909" calcext:value-type="float">
            <text:p>0.0258260562857909</text:p>
          </table:table-cell>
          <table:table-cell office:value-type="float" office:value="0.792566504742077" calcext:value-type="float">
            <text:p>0.792566504742077</text:p>
          </table:table-cell>
          <table:table-cell office:value-type="float" office:value="0.0284917856811177" calcext:value-type="float">
            <text:p>0.0284917856811177</text:p>
          </table:table-cell>
          <table:table-cell office:value-type="float" office:value="0.79499768679158" calcext:value-type="float">
            <text:p>0.79499768679158</text:p>
          </table:table-cell>
          <table:table-cell office:value-type="float" office:value="0.0266293078298923" calcext:value-type="float">
            <text:p>0.0266293078298923</text:p>
          </table:table-cell>
          <table:table-cell office:value-type="float" office:value="0.797130464954893" calcext:value-type="float">
            <text:p>0.797130464954893</text:p>
          </table:table-cell>
          <table:table-cell office:value-type="float" office:value="0.0358571328049156" calcext:value-type="float">
            <text:p>0.0358571328049156</text:p>
          </table:table-cell>
          <table:table-cell office:value-type="float" office:value="0.796529030765672" calcext:value-type="float">
            <text:p>0.796529030765672</text:p>
          </table:table-cell>
          <table:table-cell office:value-type="float" office:value="0.0283705307355848" calcext:value-type="float">
            <text:p>0.0283705307355848</text:p>
          </table:table-cell>
          <table:table-cell office:value-type="float" office:value="0.798021050196623" calcext:value-type="float">
            <text:p>0.798021050196623</text:p>
          </table:table-cell>
          <table:table-cell office:value-type="float" office:value="0.0283971593190227" calcext:value-type="float">
            <text:p>0.0283971593190227</text:p>
          </table:table-cell>
          <table:table-cell office:value-type="float" office:value="0.790749479528105" calcext:value-type="float">
            <text:p>0.790749479528105</text:p>
          </table:table-cell>
          <table:table-cell office:value-type="float" office:value="0.0283173972270242" calcext:value-type="float">
            <text:p>0.0283173972270242</text:p>
          </table:table-cell>
          <table:table-cell office:value-type="float" office:value="0.80029724728198" calcext:value-type="float">
            <text:p>0.80029724728198</text:p>
          </table:table-cell>
          <table:table-cell office:value-type="float" office:value="0.0273932692683413" calcext:value-type="float">
            <text:p>0.0273932692683413</text:p>
          </table:table-cell>
          <table:table-cell office:value-type="float" office:value="0.796961600740227" calcext:value-type="float">
            <text:p>0.796961600740227</text:p>
          </table:table-cell>
          <table:table-cell office:value-type="float" office:value="0.0259410318236653" calcext:value-type="float">
            <text:p>0.0259410318236653</text:p>
          </table:table-cell>
          <table:table-cell office:value-type="float" office:value="0.788791348600509" calcext:value-type="float">
            <text:p>0.788791348600509</text:p>
          </table:table-cell>
          <table:table-cell office:value-type="float" office:value="0.0397775439692328" calcext:value-type="float">
            <text:p>0.0397775439692328</text:p>
          </table:table-cell>
          <table:table-cell office:value-type="float" office:value="0.800456858662966" calcext:value-type="float">
            <text:p>0.800456858662966</text:p>
          </table:table-cell>
          <table:table-cell office:value-type="float" office:value="0.0268966760123414" calcext:value-type="float">
            <text:p>0.0268966760123414</text:p>
          </table:table-cell>
          <table:table-cell office:value-type="float" office:value="0.797730742539903" calcext:value-type="float">
            <text:p>0.797730742539903</text:p>
          </table:table-cell>
          <table:table-cell office:value-type="float" office:value="0.0331362859377367" calcext:value-type="float">
            <text:p>0.0331362859377367</text:p>
          </table:table-cell>
          <table:table-cell office:value-type="float" office:value="0.794388156372889" calcext:value-type="float">
            <text:p>0.794388156372889</text:p>
          </table:table-cell>
          <table:table-cell office:value-type="float" office:value="0.030786858101942" calcext:value-type="float">
            <text:p>0.030786858101942</text:p>
          </table:table-cell>
          <table:table-cell office:value-type="float" office:value="0.79969696969697" calcext:value-type="float">
            <text:p>0.79969696969697</text:p>
          </table:table-cell>
          <table:table-cell office:value-type="float" office:value="0.0310174884611492" calcext:value-type="float">
            <text:p>0.0310174884611492</text:p>
          </table:table-cell>
          <table:table-cell office:value-type="float" office:value="0.797273883876937" calcext:value-type="float">
            <text:p>0.797273883876937</text:p>
          </table:table-cell>
          <table:table-cell office:value-type="float" office:value="0.0274258533403254" calcext:value-type="float">
            <text:p>0.0274258533403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666978776529338" calcext:value-type="float">
            <text:p>0.666978776529338</text:p>
          </table:table-cell>
          <table:table-cell office:value-type="float" office:value="0.0614093831083414" calcext:value-type="float">
            <text:p>0.0614093831083414</text:p>
          </table:table-cell>
          <table:table-cell office:value-type="float" office:value="0.637965043695381" calcext:value-type="float">
            <text:p>0.637965043695381</text:p>
          </table:table-cell>
          <table:table-cell office:value-type="float" office:value="0.0297331609879004" calcext:value-type="float">
            <text:p>0.0297331609879004</text:p>
          </table:table-cell>
          <table:table-cell office:value-type="float" office:value="0.670324594257179" calcext:value-type="float">
            <text:p>0.670324594257179</text:p>
          </table:table-cell>
          <table:table-cell office:value-type="float" office:value="0.0502407929410667" calcext:value-type="float">
            <text:p>0.0502407929410667</text:p>
          </table:table-cell>
          <table:table-cell office:value-type="float" office:value="0.662409488139825" calcext:value-type="float">
            <text:p>0.662409488139825</text:p>
          </table:table-cell>
          <table:table-cell office:value-type="float" office:value="0.056181885258076" calcext:value-type="float">
            <text:p>0.056181885258076</text:p>
          </table:table-cell>
          <table:table-cell office:value-type="float" office:value="0.678252184769039" calcext:value-type="float">
            <text:p>0.678252184769039</text:p>
          </table:table-cell>
          <table:table-cell office:value-type="float" office:value="0.0512823780277355" calcext:value-type="float">
            <text:p>0.0512823780277355</text:p>
          </table:table-cell>
          <table:table-cell office:value-type="float" office:value="0.654644194756554" calcext:value-type="float">
            <text:p>0.654644194756554</text:p>
          </table:table-cell>
          <table:table-cell office:value-type="float" office:value="0.0500245480019093" calcext:value-type="float">
            <text:p>0.0500245480019093</text:p>
          </table:table-cell>
          <table:table-cell office:value-type="float" office:value="0.667066167290886" calcext:value-type="float">
            <text:p>0.667066167290886</text:p>
          </table:table-cell>
          <table:table-cell office:value-type="float" office:value="0.0497326841128358" calcext:value-type="float">
            <text:p>0.0497326841128358</text:p>
          </table:table-cell>
          <table:table-cell office:value-type="float" office:value="0.659138576779026" calcext:value-type="float">
            <text:p>0.659138576779026</text:p>
          </table:table-cell>
          <table:table-cell office:value-type="float" office:value="0.0609337946595393" calcext:value-type="float">
            <text:p>0.0609337946595393</text:p>
          </table:table-cell>
          <table:table-cell office:value-type="float" office:value="0.662546816479401" calcext:value-type="float">
            <text:p>0.662546816479401</text:p>
          </table:table-cell>
          <table:table-cell office:value-type="float" office:value="0.0506949434478679" calcext:value-type="float">
            <text:p>0.0506949434478679</text:p>
          </table:table-cell>
          <table:table-cell office:value-type="float" office:value="0.668139825218477" calcext:value-type="float">
            <text:p>0.668139825218477</text:p>
          </table:table-cell>
          <table:table-cell office:value-type="float" office:value="0.0420802007083039" calcext:value-type="float">
            <text:p>0.0420802007083039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570113164455869" calcext:value-type="float">
            <text:p>0.0570113164455869</text:p>
          </table:table-cell>
          <table:table-cell office:value-type="float" office:value="0.669288389513109" calcext:value-type="float">
            <text:p>0.669288389513109</text:p>
          </table:table-cell>
          <table:table-cell office:value-type="float" office:value="0.0363058174638353" calcext:value-type="float">
            <text:p>0.0363058174638353</text:p>
          </table:table-cell>
          <table:table-cell office:value-type="float" office:value="0.668139825218477" calcext:value-type="float">
            <text:p>0.668139825218477</text:p>
          </table:table-cell>
          <table:table-cell office:value-type="float" office:value="0.0475728350879467" calcext:value-type="float">
            <text:p>0.0475728350879467</text:p>
          </table:table-cell>
          <table:table-cell office:value-type="float" office:value="0.68270911360799" calcext:value-type="float">
            <text:p>0.68270911360799</text:p>
          </table:table-cell>
          <table:table-cell office:value-type="float" office:value="0.0562067489691224" calcext:value-type="float">
            <text:p>0.0562067489691224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446772818125655" calcext:value-type="float">
            <text:p>0.0446772818125655</text:p>
          </table:table-cell>
          <table:table-cell office:value-type="float" office:value="0.652347066167291" calcext:value-type="float">
            <text:p>0.652347066167291</text:p>
          </table:table-cell>
          <table:table-cell office:value-type="float" office:value="0.0605467835352483" calcext:value-type="float">
            <text:p>0.06054678353524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663645443196005" calcext:value-type="float">
            <text:p>0.663645443196005</text:p>
          </table:table-cell>
          <table:table-cell office:value-type="float" office:value="0.0531357888646906" calcext:value-type="float">
            <text:p>0.0531357888646906</text:p>
          </table:table-cell>
          <table:table-cell office:value-type="float" office:value="0.65250936329588" calcext:value-type="float">
            <text:p>0.65250936329588</text:p>
          </table:table-cell>
          <table:table-cell office:value-type="float" office:value="0.0415553135049391" calcext:value-type="float">
            <text:p>0.0415553135049391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463248631863619" calcext:value-type="float">
            <text:p>0.0463248631863619</text:p>
          </table:table-cell>
          <table:table-cell office:value-type="float" office:value="0.677103620474407" calcext:value-type="float">
            <text:p>0.677103620474407</text:p>
          </table:table-cell>
          <table:table-cell office:value-type="float" office:value="0.055117755781031" calcext:value-type="float">
            <text:p>0.055117755781031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392623588415223" calcext:value-type="float">
            <text:p>0.0392623588415223</text:p>
          </table:table-cell>
          <table:table-cell office:value-type="float" office:value="0.674856429463171" calcext:value-type="float">
            <text:p>0.674856429463171</text:p>
          </table:table-cell>
          <table:table-cell office:value-type="float" office:value="0.0493187907337867" calcext:value-type="float">
            <text:p>0.049318790733786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535463233856073" calcext:value-type="float">
            <text:p>0.053546323385607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8123839436342" calcext:value-type="float">
            <text:p>0.0578123839436342</text:p>
          </table:table-cell>
          <table:table-cell office:value-type="float" office:value="0.679338327091136" calcext:value-type="float">
            <text:p>0.679338327091136</text:p>
          </table:table-cell>
          <table:table-cell office:value-type="float" office:value="0.0366740643162731" calcext:value-type="float">
            <text:p>0.0366740643162731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430279284696602" calcext:value-type="float">
            <text:p>0.0430279284696602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552970148416892" calcext:value-type="float">
            <text:p>0.0552970148416892</text:p>
          </table:table-cell>
          <table:table-cell office:value-type="float" office:value="0.678177278401997" calcext:value-type="float">
            <text:p>0.678177278401997</text:p>
          </table:table-cell>
          <table:table-cell office:value-type="float" office:value="0.0518032274186423" calcext:value-type="float">
            <text:p>0.0518032274186423</text:p>
          </table:table-cell>
          <table:table-cell office:value-type="float" office:value="0.681585518102372" calcext:value-type="float">
            <text:p>0.681585518102372</text:p>
          </table:table-cell>
          <table:table-cell office:value-type="float" office:value="0.0555063677100564" calcext:value-type="float">
            <text:p>0.0555063677100564</text:p>
          </table:table-cell>
          <table:table-cell office:value-type="float" office:value="0.682721598002497" calcext:value-type="float">
            <text:p>0.682721598002497</text:p>
          </table:table-cell>
          <table:table-cell office:value-type="float" office:value="0.042799009915628" calcext:value-type="float">
            <text:p>0.042799009915628</text:p>
          </table:table-cell>
          <table:table-cell office:value-type="float" office:value="0.682634207240949" calcext:value-type="float">
            <text:p>0.682634207240949</text:p>
          </table:table-cell>
          <table:table-cell office:value-type="float" office:value="0.0573021604130464" calcext:value-type="float">
            <text:p>0.0573021604130464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488967053568125" calcext:value-type="float">
            <text:p>0.0488967053568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664831460674157" calcext:value-type="float">
            <text:p>0.664831460674157</text:p>
          </table:table-cell>
          <table:table-cell office:value-type="float" office:value="0.0511831094451173" calcext:value-type="float">
            <text:p>0.0511831094451173</text:p>
          </table:table-cell>
          <table:table-cell office:value-type="float" office:value="0.65812734082397" calcext:value-type="float">
            <text:p>0.65812734082397</text:p>
          </table:table-cell>
          <table:table-cell office:value-type="float" office:value="0.0401648063906448" calcext:value-type="float">
            <text:p>0.0401648063906448</text:p>
          </table:table-cell>
          <table:table-cell office:value-type="float" office:value="0.702846441947566" calcext:value-type="float">
            <text:p>0.702846441947566</text:p>
          </table:table-cell>
          <table:table-cell office:value-type="float" office:value="0.0549473110101231" calcext:value-type="float">
            <text:p>0.0549473110101231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499903591229662" calcext:value-type="float">
            <text:p>0.0499903591229662</text:p>
          </table:table-cell>
          <table:table-cell office:value-type="float" office:value="0.69167290886392" calcext:value-type="float">
            <text:p>0.69167290886392</text:p>
          </table:table-cell>
          <table:table-cell office:value-type="float" office:value="0.0413203932933408" calcext:value-type="float">
            <text:p>0.0413203932933408</text:p>
          </table:table-cell>
          <table:table-cell office:value-type="float" office:value="0.692808988764045" calcext:value-type="float">
            <text:p>0.692808988764045</text:p>
          </table:table-cell>
          <table:table-cell office:value-type="float" office:value="0.0616534238404935" calcext:value-type="float">
            <text:p>0.0616534238404935</text:p>
          </table:table-cell>
          <table:table-cell office:value-type="float" office:value="0.684956304619226" calcext:value-type="float">
            <text:p>0.684956304619226</text:p>
          </table:table-cell>
          <table:table-cell office:value-type="float" office:value="0.0526709043719238" calcext:value-type="float">
            <text:p>0.0526709043719238</text:p>
          </table:table-cell>
          <table:table-cell office:value-type="float" office:value="0.672671660424469" calcext:value-type="float">
            <text:p>0.672671660424469</text:p>
          </table:table-cell>
          <table:table-cell office:value-type="float" office:value="0.0601290182263736" calcext:value-type="float">
            <text:p>0.0601290182263736</text:p>
          </table:table-cell>
          <table:table-cell office:value-type="float" office:value="0.691697877652934" calcext:value-type="float">
            <text:p>0.691697877652934</text:p>
          </table:table-cell>
          <table:table-cell office:value-type="float" office:value="0.0421474526803726" calcext:value-type="float">
            <text:p>0.0421474526803726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378867607010604" calcext:value-type="float">
            <text:p>0.0378867607010604</text:p>
          </table:table-cell>
          <table:table-cell office:value-type="float" office:value="0.698439450686642" calcext:value-type="float">
            <text:p>0.698439450686642</text:p>
          </table:table-cell>
          <table:table-cell office:value-type="float" office:value="0.0553264284938566" calcext:value-type="float">
            <text:p>0.0553264284938566</text:p>
          </table:table-cell>
          <table:table-cell office:value-type="float" office:value="0.682696629213483" calcext:value-type="float">
            <text:p>0.682696629213483</text:p>
          </table:table-cell>
          <table:table-cell office:value-type="float" office:value="0.0409943871123816" calcext:value-type="float">
            <text:p>0.0409943871123816</text:p>
          </table:table-cell>
          <table:table-cell office:value-type="float" office:value="0.679338327091136" calcext:value-type="float">
            <text:p>0.679338327091136</text:p>
          </table:table-cell>
          <table:table-cell office:value-type="float" office:value="0.0572780019948002" calcext:value-type="float">
            <text:p>0.0572780019948002</text:p>
          </table:table-cell>
          <table:table-cell office:value-type="float" office:value="0.679338327091136" calcext:value-type="float">
            <text:p>0.679338327091136</text:p>
          </table:table-cell>
          <table:table-cell office:value-type="float" office:value="0.0392444999147169" calcext:value-type="float">
            <text:p>0.0392444999147169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559452712703937" calcext:value-type="float">
            <text:p>0.0559452712703937</text:p>
          </table:table-cell>
          <table:table-cell office:value-type="float" office:value="0.680424469413233" calcext:value-type="float">
            <text:p>0.680424469413233</text:p>
          </table:table-cell>
          <table:table-cell office:value-type="float" office:value="0.0504607701673883" calcext:value-type="float">
            <text:p>0.0504607701673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667028714107366" calcext:value-type="float">
            <text:p>0.667028714107366</text:p>
          </table:table-cell>
          <table:table-cell office:value-type="float" office:value="0.0505996631794396" calcext:value-type="float">
            <text:p>0.0505996631794396</text:p>
          </table:table-cell>
          <table:table-cell office:value-type="float" office:value="0.65585518102372" calcext:value-type="float">
            <text:p>0.65585518102372</text:p>
          </table:table-cell>
          <table:table-cell office:value-type="float" office:value="0.0367071016403798" calcext:value-type="float">
            <text:p>0.0367071016403798</text:p>
          </table:table-cell>
          <table:table-cell office:value-type="float" office:value="0.702883895131086" calcext:value-type="float">
            <text:p>0.702883895131086</text:p>
          </table:table-cell>
          <table:table-cell office:value-type="float" office:value="0.0603624871112702" calcext:value-type="float">
            <text:p>0.0603624871112702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50919419959717" calcext:value-type="float">
            <text:p>0.0450919419959717</text:p>
          </table:table-cell>
          <table:table-cell office:value-type="float" office:value="0.697228464419476" calcext:value-type="float">
            <text:p>0.697228464419476</text:p>
          </table:table-cell>
          <table:table-cell office:value-type="float" office:value="0.0490213068355436" calcext:value-type="float">
            <text:p>0.0490213068355436</text:p>
          </table:table-cell>
          <table:table-cell office:value-type="float" office:value="0.703970037453183" calcext:value-type="float">
            <text:p>0.703970037453183</text:p>
          </table:table-cell>
          <table:table-cell office:value-type="float" office:value="0.0569275552101111" calcext:value-type="float">
            <text:p>0.0569275552101111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56840566015743" calcext:value-type="float">
            <text:p>0.056840566015743</text:p>
          </table:table-cell>
          <table:table-cell office:value-type="float" office:value="0.674868913857678" calcext:value-type="float">
            <text:p>0.674868913857678</text:p>
          </table:table-cell>
          <table:table-cell office:value-type="float" office:value="0.0546332360209892" calcext:value-type="float">
            <text:p>0.0546332360209892</text:p>
          </table:table-cell>
          <table:table-cell office:value-type="float" office:value="0.689438202247191" calcext:value-type="float">
            <text:p>0.689438202247191</text:p>
          </table:table-cell>
          <table:table-cell office:value-type="float" office:value="0.0495515388079366" calcext:value-type="float">
            <text:p>0.0495515388079366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40187651811138" calcext:value-type="float">
            <text:p>0.040187651811138</text:p>
          </table:table-cell>
          <table:table-cell office:value-type="float" office:value="0.702883895131086" calcext:value-type="float">
            <text:p>0.702883895131086</text:p>
          </table:table-cell>
          <table:table-cell office:value-type="float" office:value="0.0565111740336335" calcext:value-type="float">
            <text:p>0.0565111740336335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349163540211463" calcext:value-type="float">
            <text:p>0.0349163540211463</text:p>
          </table:table-cell>
          <table:table-cell office:value-type="float" office:value="0.688314606741573" calcext:value-type="float">
            <text:p>0.688314606741573</text:p>
          </table:table-cell>
          <table:table-cell office:value-type="float" office:value="0.0611600054117376" calcext:value-type="float">
            <text:p>0.0611600054117376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539968319638223" calcext:value-type="float">
            <text:p>0.0539968319638223</text:p>
          </table:table-cell>
          <table:table-cell office:value-type="float" office:value="0.684893882646692" calcext:value-type="float">
            <text:p>0.684893882646692</text:p>
          </table:table-cell>
          <table:table-cell office:value-type="float" office:value="0.0563572357870201" calcext:value-type="float">
            <text:p>0.0563572357870201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516750790338226" calcext:value-type="float">
            <text:p>0.05167507903382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667016229712859" calcext:value-type="float">
            <text:p>0.667016229712859</text:p>
          </table:table-cell>
          <table:table-cell office:value-type="float" office:value="0.0492796441799438" calcext:value-type="float">
            <text:p>0.0492796441799438</text:p>
          </table:table-cell>
          <table:table-cell office:value-type="float" office:value="0.659213483146067" calcext:value-type="float">
            <text:p>0.659213483146067</text:p>
          </table:table-cell>
          <table:table-cell office:value-type="float" office:value="0.0297172910803826" calcext:value-type="float">
            <text:p>0.0297172910803826</text:p>
          </table:table-cell>
          <table:table-cell office:value-type="float" office:value="0.698414481897628" calcext:value-type="float">
            <text:p>0.698414481897628</text:p>
          </table:table-cell>
          <table:table-cell office:value-type="float" office:value="0.0526345536995232" calcext:value-type="float">
            <text:p>0.0526345536995232</text:p>
          </table:table-cell>
          <table:table-cell office:value-type="float" office:value="0.684956304619226" calcext:value-type="float">
            <text:p>0.684956304619226</text:p>
          </table:table-cell>
          <table:table-cell office:value-type="float" office:value="0.046744764048059" calcext:value-type="float">
            <text:p>0.046744764048059</text:p>
          </table:table-cell>
          <table:table-cell office:value-type="float" office:value="0.697228464419476" calcext:value-type="float">
            <text:p>0.697228464419476</text:p>
          </table:table-cell>
          <table:table-cell office:value-type="float" office:value="0.0518038291541277" calcext:value-type="float">
            <text:p>0.0518038291541277</text:p>
          </table:table-cell>
          <table:table-cell office:value-type="float" office:value="0.703995006242197" calcext:value-type="float">
            <text:p>0.703995006242197</text:p>
          </table:table-cell>
          <table:table-cell office:value-type="float" office:value="0.0558083621297343" calcext:value-type="float">
            <text:p>0.0558083621297343</text:p>
          </table:table-cell>
          <table:table-cell office:value-type="float" office:value="0.692746566791511" calcext:value-type="float">
            <text:p>0.692746566791511</text:p>
          </table:table-cell>
          <table:table-cell office:value-type="float" office:value="0.0641726065425667" calcext:value-type="float">
            <text:p>0.0641726065425667</text:p>
          </table:table-cell>
          <table:table-cell office:value-type="float" office:value="0.672596754057428" calcext:value-type="float">
            <text:p>0.672596754057428</text:p>
          </table:table-cell>
          <table:table-cell office:value-type="float" office:value="0.0550212775190666" calcext:value-type="float">
            <text:p>0.0550212775190666</text:p>
          </table:table-cell>
          <table:table-cell office:value-type="float" office:value="0.684956304619226" calcext:value-type="float">
            <text:p>0.684956304619226</text:p>
          </table:table-cell>
          <table:table-cell office:value-type="float" office:value="0.0537256311626262" calcext:value-type="float">
            <text:p>0.0537256311626262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394437524524311" calcext:value-type="float">
            <text:p>0.0394437524524311</text:p>
          </table:table-cell>
          <table:table-cell office:value-type="float" office:value="0.699500624219725" calcext:value-type="float">
            <text:p>0.699500624219725</text:p>
          </table:table-cell>
          <table:table-cell office:value-type="float" office:value="0.0476229061136388" calcext:value-type="float">
            <text:p>0.0476229061136388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75541076805261" calcext:value-type="float">
            <text:p>0.0475541076805261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60264966789617" calcext:value-type="float">
            <text:p>0.060264966789617</text:p>
          </table:table-cell>
          <table:table-cell office:value-type="float" office:value="0.677041198501873" calcext:value-type="float">
            <text:p>0.677041198501873</text:p>
          </table:table-cell>
          <table:table-cell office:value-type="float" office:value="0.0523499854631401" calcext:value-type="float">
            <text:p>0.0523499854631401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580507027247647" calcext:value-type="float">
            <text:p>0.0580507027247647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473360524579642" calcext:value-type="float">
            <text:p>0.04733605245796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665900124843945" calcext:value-type="float">
            <text:p>0.665900124843945</text:p>
          </table:table-cell>
          <table:table-cell office:value-type="float" office:value="0.0531215177555065" calcext:value-type="float">
            <text:p>0.0531215177555065</text:p>
          </table:table-cell>
          <table:table-cell office:value-type="float" office:value="0.652734082397004" calcext:value-type="float">
            <text:p>0.652734082397004</text:p>
          </table:table-cell>
          <table:table-cell office:value-type="float" office:value="0.0355755347208493" calcext:value-type="float">
            <text:p>0.0355755347208493</text:p>
          </table:table-cell>
          <table:table-cell office:value-type="float" office:value="0.692114856429463" calcext:value-type="float">
            <text:p>0.692114856429463</text:p>
          </table:table-cell>
          <table:table-cell office:value-type="float" office:value="0.052902001589669" calcext:value-type="float">
            <text:p>0.052902001589669</text:p>
          </table:table-cell>
          <table:table-cell office:value-type="float" office:value="0.67998252184769" calcext:value-type="float">
            <text:p>0.67998252184769</text:p>
          </table:table-cell>
          <table:table-cell office:value-type="float" office:value="0.0506253412412208" calcext:value-type="float">
            <text:p>0.0506253412412208</text:p>
          </table:table-cell>
          <table:table-cell office:value-type="float" office:value="0.690087390761548" calcext:value-type="float">
            <text:p>0.690087390761548</text:p>
          </table:table-cell>
          <table:table-cell office:value-type="float" office:value="0.046538053230454" calcext:value-type="float">
            <text:p>0.046538053230454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4746535983207" calcext:value-type="float">
            <text:p>0.054746535983207</text:p>
          </table:table-cell>
          <table:table-cell office:value-type="float" office:value="0.6838177278402" calcext:value-type="float">
            <text:p>0.6838177278402</text:p>
          </table:table-cell>
          <table:table-cell office:value-type="float" office:value="0.0553926168857353" calcext:value-type="float">
            <text:p>0.0553926168857353</text:p>
          </table:table-cell>
          <table:table-cell office:value-type="float" office:value="0.67194506866417" calcext:value-type="float">
            <text:p>0.67194506866417</text:p>
          </table:table-cell>
          <table:table-cell office:value-type="float" office:value="0.0577059420739206" calcext:value-type="float">
            <text:p>0.0577059420739206</text:p>
          </table:table-cell>
          <table:table-cell office:value-type="float" office:value="0.681595505617978" calcext:value-type="float">
            <text:p>0.681595505617978</text:p>
          </table:table-cell>
          <table:table-cell office:value-type="float" office:value="0.0465587260830153" calcext:value-type="float">
            <text:p>0.0465587260830153</text:p>
          </table:table-cell>
          <table:table-cell office:value-type="float" office:value="0.682481897627965" calcext:value-type="float">
            <text:p>0.682481897627965</text:p>
          </table:table-cell>
          <table:table-cell office:value-type="float" office:value="0.0405252588285187" calcext:value-type="float">
            <text:p>0.0405252588285187</text:p>
          </table:table-cell>
          <table:table-cell office:value-type="float" office:value="0.695038701622971" calcext:value-type="float">
            <text:p>0.695038701622971</text:p>
          </table:table-cell>
          <table:table-cell office:value-type="float" office:value="0.054353767985681" calcext:value-type="float">
            <text:p>0.054353767985681</text:p>
          </table:table-cell>
          <table:table-cell office:value-type="float" office:value="0.680669163545568" calcext:value-type="float">
            <text:p>0.680669163545568</text:p>
          </table:table-cell>
          <table:table-cell office:value-type="float" office:value="0.0423147787393063" calcext:value-type="float">
            <text:p>0.0423147787393063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563564353988316" calcext:value-type="float">
            <text:p>0.0563564353988316</text:p>
          </table:table-cell>
          <table:table-cell office:value-type="float" office:value="0.679550561797753" calcext:value-type="float">
            <text:p>0.679550561797753</text:p>
          </table:table-cell>
          <table:table-cell office:value-type="float" office:value="0.0489194152452859" calcext:value-type="float">
            <text:p>0.0489194152452859</text:p>
          </table:table-cell>
          <table:table-cell office:value-type="float" office:value="0.681765293383271" calcext:value-type="float">
            <text:p>0.681765293383271</text:p>
          </table:table-cell>
          <table:table-cell office:value-type="float" office:value="0.0544665304015581" calcext:value-type="float">
            <text:p>0.0544665304015581</text:p>
          </table:table-cell>
          <table:table-cell office:value-type="float" office:value="0.677063670411985" calcext:value-type="float">
            <text:p>0.677063670411985</text:p>
          </table:table-cell>
          <table:table-cell office:value-type="float" office:value="0.0517830781102472" calcext:value-type="float">
            <text:p>0.05178307811024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09806763285024" calcext:value-type="float">
            <text:p>0.809806763285024</text:p>
          </table:table-cell>
          <table:table-cell office:value-type="float" office:value="0.0560164549686091" calcext:value-type="float">
            <text:p>0.0560164549686091</text:p>
          </table:table-cell>
          <table:table-cell office:value-type="float" office:value="0.776425120772947" calcext:value-type="float">
            <text:p>0.776425120772947</text:p>
          </table:table-cell>
          <table:table-cell office:value-type="float" office:value="0.0553011983935682" calcext:value-type="float">
            <text:p>0.0553011983935682</text:p>
          </table:table-cell>
          <table:table-cell office:value-type="float" office:value="0.820772946859903" calcext:value-type="float">
            <text:p>0.820772946859903</text:p>
          </table:table-cell>
          <table:table-cell office:value-type="float" office:value="0.0411974049750378" calcext:value-type="float">
            <text:p>0.0411974049750378</text:p>
          </table:table-cell>
          <table:table-cell office:value-type="float" office:value="0.821014492753623" calcext:value-type="float">
            <text:p>0.821014492753623</text:p>
          </table:table-cell>
          <table:table-cell office:value-type="float" office:value="0.0481507062585535" calcext:value-type="float">
            <text:p>0.0481507062585535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382953644444664" calcext:value-type="float">
            <text:p>0.0382953644444664</text:p>
          </table:table-cell>
          <table:table-cell office:value-type="float" office:value="0.818599033816425" calcext:value-type="float">
            <text:p>0.818599033816425</text:p>
          </table:table-cell>
          <table:table-cell office:value-type="float" office:value="0.0570126772077634" calcext:value-type="float">
            <text:p>0.0570126772077634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25082733392681" calcext:value-type="float">
            <text:p>0.0625082733392681</text:p>
          </table:table-cell>
          <table:table-cell office:value-type="float" office:value="0.818454106280193" calcext:value-type="float">
            <text:p>0.818454106280193</text:p>
          </table:table-cell>
          <table:table-cell office:value-type="float" office:value="0.0456764072719409" calcext:value-type="float">
            <text:p>0.0456764072719409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48462548034138" calcext:value-type="float">
            <text:p>0.0448462548034138</text:p>
          </table:table-cell>
          <table:table-cell office:value-type="float" office:value="0.792222222222222" calcext:value-type="float">
            <text:p>0.792222222222222</text:p>
          </table:table-cell>
          <table:table-cell office:value-type="float" office:value="0.0619138873251019" calcext:value-type="float">
            <text:p>0.0619138873251019</text:p>
          </table:table-cell>
          <table:table-cell office:value-type="float" office:value="0.816376811594203" calcext:value-type="float">
            <text:p>0.816376811594203</text:p>
          </table:table-cell>
          <table:table-cell office:value-type="float" office:value="0.04673908535729" calcext:value-type="float">
            <text:p>0.04673908535729</text:p>
          </table:table-cell>
          <table:table-cell office:value-type="float" office:value="0.818502415458937" calcext:value-type="float">
            <text:p>0.818502415458937</text:p>
          </table:table-cell>
          <table:table-cell office:value-type="float" office:value="0.0392505594727425" calcext:value-type="float">
            <text:p>0.0392505594727425</text:p>
          </table:table-cell>
          <table:table-cell office:value-type="float" office:value="0.82304347826087" calcext:value-type="float">
            <text:p>0.82304347826087</text:p>
          </table:table-cell>
          <table:table-cell office:value-type="float" office:value="0.0486568541176433" calcext:value-type="float">
            <text:p>0.0486568541176433</text:p>
          </table:table-cell>
          <table:table-cell office:value-type="float" office:value="0.820966183574879" calcext:value-type="float">
            <text:p>0.820966183574879</text:p>
          </table:table-cell>
          <table:table-cell office:value-type="float" office:value="0.0691604194312168" calcext:value-type="float">
            <text:p>0.0691604194312168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436627564060091" calcext:value-type="float">
            <text:p>0.0436627564060091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1207729468599" calcext:value-type="float">
            <text:p>0.81207729468599</text:p>
          </table:table-cell>
          <table:table-cell office:value-type="float" office:value="0.0459600616634362" calcext:value-type="float">
            <text:p>0.0459600616634362</text:p>
          </table:table-cell>
          <table:table-cell office:value-type="float" office:value="0.792173913043478" calcext:value-type="float">
            <text:p>0.792173913043478</text:p>
          </table:table-cell>
          <table:table-cell office:value-type="float" office:value="0.0437445178279387" calcext:value-type="float">
            <text:p>0.0437445178279387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580801441959357" calcext:value-type="float">
            <text:p>0.0580801441959357</text:p>
          </table:table-cell>
          <table:table-cell office:value-type="float" office:value="0.816473429951691" calcext:value-type="float">
            <text:p>0.816473429951691</text:p>
          </table:table-cell>
          <table:table-cell office:value-type="float" office:value="0.0406553304558184" calcext:value-type="float">
            <text:p>0.0406553304558184</text:p>
          </table:table-cell>
          <table:table-cell office:value-type="float" office:value="0.834057971014493" calcext:value-type="float">
            <text:p>0.834057971014493</text:p>
          </table:table-cell>
          <table:table-cell office:value-type="float" office:value="0.0525607663542837" calcext:value-type="float">
            <text:p>0.05256076635428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459618952900115" calcext:value-type="float">
            <text:p>0.045961895290011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01078048665406" calcext:value-type="float">
            <text:p>0.040107804866540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454652998285896" calcext:value-type="float">
            <text:p>0.0454652998285896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532596371739506" calcext:value-type="float">
            <text:p>0.0532596371739506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50884194219874" calcext:value-type="float">
            <text:p>0.0650884194219874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08132037146635" calcext:value-type="float">
            <text:p>0.0408132037146635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502853972716205" calcext:value-type="float">
            <text:p>0.0502853972716205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512454160028909" calcext:value-type="float">
            <text:p>0.0512454160028909</text:p>
          </table:table-cell>
          <table:table-cell office:value-type="float" office:value="0.838695652173913" calcext:value-type="float">
            <text:p>0.838695652173913</text:p>
          </table:table-cell>
          <table:table-cell office:value-type="float" office:value="0.0616629235746329" calcext:value-type="float">
            <text:p>0.061662923574632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244289305140853" calcext:value-type="float">
            <text:p>0.0244289305140853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38758416176835" calcext:value-type="float">
            <text:p>0.0538758416176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18792270531401" calcext:value-type="float">
            <text:p>0.818792270531401</text:p>
          </table:table-cell>
          <table:table-cell office:value-type="float" office:value="0.0438514726903344" calcext:value-type="float">
            <text:p>0.0438514726903344</text:p>
          </table:table-cell>
          <table:table-cell office:value-type="float" office:value="0.798743961352657" calcext:value-type="float">
            <text:p>0.798743961352657</text:p>
          </table:table-cell>
          <table:table-cell office:value-type="float" office:value="0.0554848905291592" calcext:value-type="float">
            <text:p>0.0554848905291592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420363577174563" calcext:value-type="float">
            <text:p>0.0420363577174563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52979953321438" calcext:value-type="float">
            <text:p>0.0452979953321438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91215643680651" calcext:value-type="float">
            <text:p>0.0491215643680651</text:p>
          </table:table-cell>
          <table:table-cell office:value-type="float" office:value="0.834009661835749" calcext:value-type="float">
            <text:p>0.834009661835749</text:p>
          </table:table-cell>
          <table:table-cell office:value-type="float" office:value="0.0502762174432947" calcext:value-type="float">
            <text:p>0.0502762174432947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45930294852519" calcext:value-type="float">
            <text:p>0.0545930294852519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45930294852518" calcext:value-type="float">
            <text:p>0.0545930294852518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34188476983427" calcext:value-type="float">
            <text:p>0.0434188476983427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527593100735577" calcext:value-type="float">
            <text:p>0.052759310073557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326508742939533" calcext:value-type="float">
            <text:p>0.0326508742939533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80535372347078" calcext:value-type="float">
            <text:p>0.0480535372347078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392715294847976" calcext:value-type="float">
            <text:p>0.0392715294847976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764718006397186" calcext:value-type="float">
            <text:p>0.0764718006397186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296639163100154" calcext:value-type="float">
            <text:p>0.0296639163100154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457850791977674" calcext:value-type="float">
            <text:p>0.04578507919776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16570048309179" calcext:value-type="float">
            <text:p>0.816570048309179</text:p>
          </table:table-cell>
          <table:table-cell office:value-type="float" office:value="0.0429611099847386" calcext:value-type="float">
            <text:p>0.0429611099847386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415770894875564" calcext:value-type="float">
            <text:p>0.0415770894875564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397194621905244" calcext:value-type="float">
            <text:p>0.0397194621905244</text:p>
          </table:table-cell>
          <table:table-cell office:value-type="float" office:value="0.811980676328502" calcext:value-type="float">
            <text:p>0.811980676328502</text:p>
          </table:table-cell>
          <table:table-cell office:value-type="float" office:value="0.0452978808419313" calcext:value-type="float">
            <text:p>0.0452978808419313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9431409632025" calcext:value-type="float">
            <text:p>0.049431409632025</text:p>
          </table:table-cell>
          <table:table-cell office:value-type="float" office:value="0.829661835748792" calcext:value-type="float">
            <text:p>0.829661835748792</text:p>
          </table:table-cell>
          <table:table-cell office:value-type="float" office:value="0.0451582162766812" calcext:value-type="float">
            <text:p>0.0451582162766812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53931163589848" calcext:value-type="float">
            <text:p>0.053931163589848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502469390969641" calcext:value-type="float">
            <text:p>0.0502469390969641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05923433938259" calcext:value-type="float">
            <text:p>0.0505923433938259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32417171129526" calcext:value-type="float">
            <text:p>0.053241717112952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5565569772416" calcext:value-type="float">
            <text:p>0.045565569772416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436095411720437" calcext:value-type="float">
            <text:p>0.0436095411720437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517407116478749" calcext:value-type="float">
            <text:p>0.0517407116478749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624126213108532" calcext:value-type="float">
            <text:p>0.0624126213108532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36058246748794" calcext:value-type="float">
            <text:p>0.0436058246748794</text:p>
          </table:table-cell>
          <table:table-cell office:value-type="float" office:value="0.862995169082125" calcext:value-type="float">
            <text:p>0.862995169082125</text:p>
          </table:table-cell>
          <table:table-cell office:value-type="float" office:value="0.0481824424530472" calcext:value-type="float">
            <text:p>0.04818244245304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12125603864734" calcext:value-type="float">
            <text:p>0.812125603864734</text:p>
          </table:table-cell>
          <table:table-cell office:value-type="float" office:value="0.0407203363006808" calcext:value-type="float">
            <text:p>0.0407203363006808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37409039860178" calcext:value-type="float">
            <text:p>0.037409039860178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384941946799261" calcext:value-type="float">
            <text:p>0.0384941946799261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395688579440403" calcext:value-type="float">
            <text:p>0.0395688579440403</text:p>
          </table:table-cell>
          <table:table-cell office:value-type="float" office:value="0.856231884057971" calcext:value-type="float">
            <text:p>0.856231884057971</text:p>
          </table:table-cell>
          <table:table-cell office:value-type="float" office:value="0.0457503764758205" calcext:value-type="float">
            <text:p>0.0457503764758205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00129438839527" calcext:value-type="float">
            <text:p>0.0400129438839527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70814054861975" calcext:value-type="float">
            <text:p>0.0570814054861975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447333604517413" calcext:value-type="float">
            <text:p>0.0447333604517413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17989147764358" calcext:value-type="float">
            <text:p>0.051798914776435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532596371739505" calcext:value-type="float">
            <text:p>0.0532596371739505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32605031763526" calcext:value-type="float">
            <text:p>0.0432605031763526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50565467482476" calcext:value-type="float">
            <text:p>0.0550565467482476</text:p>
          </table:table-cell>
          <table:table-cell office:value-type="float" office:value="0.858405797101449" calcext:value-type="float">
            <text:p>0.858405797101449</text:p>
          </table:table-cell>
          <table:table-cell office:value-type="float" office:value="0.0535089186884057" calcext:value-type="float">
            <text:p>0.0535089186884057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593090353154613" calcext:value-type="float">
            <text:p>0.0593090353154613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52309321115357" calcext:value-type="float">
            <text:p>0.052309321115357</text:p>
          </table:table-cell>
          <table:table-cell office:value-type="float" office:value="0.86512077294686" calcext:value-type="float">
            <text:p>0.86512077294686</text:p>
          </table:table-cell>
          <table:table-cell office:value-type="float" office:value="0.0394079738267466" calcext:value-type="float">
            <text:p>0.039407973826746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13874396135266" calcext:value-type="float">
            <text:p>0.813874396135266</text:p>
          </table:table-cell>
          <table:table-cell office:value-type="float" office:value="0.0459018871215598" calcext:value-type="float">
            <text:p>0.0459018871215598</text:p>
          </table:table-cell>
          <table:table-cell office:value-type="float" office:value="0.795594202898551" calcext:value-type="float">
            <text:p>0.795594202898551</text:p>
          </table:table-cell>
          <table:table-cell office:value-type="float" office:value="0.0467033472196801" calcext:value-type="float">
            <text:p>0.0467033472196801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439055127517761" calcext:value-type="float">
            <text:p>0.0439055127517761</text:p>
          </table:table-cell>
          <table:table-cell office:value-type="float" office:value="0.821314009661836" calcext:value-type="float">
            <text:p>0.821314009661836</text:p>
          </table:table-cell>
          <table:table-cell office:value-type="float" office:value="0.0437941541664975" calcext:value-type="float">
            <text:p>0.0437941541664975</text:p>
          </table:table-cell>
          <table:table-cell office:value-type="float" office:value="0.845149758454106" calcext:value-type="float">
            <text:p>0.845149758454106</text:p>
          </table:table-cell>
          <table:table-cell office:value-type="float" office:value="0.0470318962549321" calcext:value-type="float">
            <text:p>0.0470318962549321</text:p>
          </table:table-cell>
          <table:table-cell office:value-type="float" office:value="0.833652173913043" calcext:value-type="float">
            <text:p>0.833652173913043</text:p>
          </table:table-cell>
          <table:table-cell office:value-type="float" office:value="0.0476843900203407" calcext:value-type="float">
            <text:p>0.0476843900203407</text:p>
          </table:table-cell>
          <table:table-cell office:value-type="float" office:value="0.839033816425121" calcext:value-type="float">
            <text:p>0.839033816425121</text:p>
          </table:table-cell>
          <table:table-cell office:value-type="float" office:value="0.0536443353534212" calcext:value-type="float">
            <text:p>0.0536443353534212</text:p>
          </table:table-cell>
          <table:table-cell office:value-type="float" office:value="0.839391304347826" calcext:value-type="float">
            <text:p>0.839391304347826</text:p>
          </table:table-cell>
          <table:table-cell office:value-type="float" office:value="0.0481430072268975" calcext:value-type="float">
            <text:p>0.0481430072268975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487831995691938" calcext:value-type="float">
            <text:p>0.0487831995691938</text:p>
          </table:table-cell>
          <table:table-cell office:value-type="float" office:value="0.833748792270531" calcext:value-type="float">
            <text:p>0.833748792270531</text:p>
          </table:table-cell>
          <table:table-cell office:value-type="float" office:value="0.05725259422151" calcext:value-type="float">
            <text:p>0.05725259422151</text:p>
          </table:table-cell>
          <table:table-cell office:value-type="float" office:value="0.84295652173913" calcext:value-type="float">
            <text:p>0.84295652173913</text:p>
          </table:table-cell>
          <table:table-cell office:value-type="float" office:value="0.0418058472629351" calcext:value-type="float">
            <text:p>0.0418058472629351</text:p>
          </table:table-cell>
          <table:table-cell office:value-type="float" office:value="0.835420289855072" calcext:value-type="float">
            <text:p>0.835420289855072</text:p>
          </table:table-cell>
          <table:table-cell office:value-type="float" office:value="0.0472511163798724" calcext:value-type="float">
            <text:p>0.0472511163798724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88846859883225" calcext:value-type="float">
            <text:p>0.0488846859883225</text:p>
          </table:table-cell>
          <table:table-cell office:value-type="float" office:value="0.841700483091787" calcext:value-type="float">
            <text:p>0.841700483091787</text:p>
          </table:table-cell>
          <table:table-cell office:value-type="float" office:value="0.0658033600543766" calcext:value-type="float">
            <text:p>0.0658033600543766</text:p>
          </table:table-cell>
          <table:table-cell office:value-type="float" office:value="0.84736231884058" calcext:value-type="float">
            <text:p>0.84736231884058</text:p>
          </table:table-cell>
          <table:table-cell office:value-type="float" office:value="0.0387341498040692" calcext:value-type="float">
            <text:p>0.0387341498040692</text:p>
          </table:table-cell>
          <table:table-cell office:value-type="float" office:value="0.853652173913044" calcext:value-type="float">
            <text:p>0.853652173913044</text:p>
          </table:table-cell>
          <table:table-cell office:value-type="float" office:value="0.0465003358988053" calcext:value-type="float">
            <text:p>0.0465003358988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0.682132132132132" calcext:value-type="float">
            <text:p>0.682132132132132</text:p>
          </table:table-cell>
          <table:table-cell office:value-type="float" office:value="0.0559209368233331" calcext:value-type="float">
            <text:p>0.0559209368233331</text:p>
          </table:table-cell>
          <table:table-cell office:value-type="float" office:value="0.693393393393393" calcext:value-type="float">
            <text:p>0.693393393393393</text:p>
          </table:table-cell>
          <table:table-cell office:value-type="float" office:value="0.0881990667278739" calcext:value-type="float">
            <text:p>0.0881990667278739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785356896017849" calcext:value-type="float">
            <text:p>0.0785356896017849</text:p>
          </table:table-cell>
          <table:table-cell office:value-type="float" office:value="0.698648648648649" calcext:value-type="float">
            <text:p>0.698648648648649</text:p>
          </table:table-cell>
          <table:table-cell office:value-type="float" office:value="0.0577803929464336" calcext:value-type="float">
            <text:p>0.0577803929464336</text:p>
          </table:table-cell>
          <table:table-cell office:value-type="float" office:value="0.696171171171171" calcext:value-type="float">
            <text:p>0.696171171171171</text:p>
          </table:table-cell>
          <table:table-cell office:value-type="float" office:value="0.0800973220302141" calcext:value-type="float">
            <text:p>0.0800973220302141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46906804371481" calcext:value-type="float">
            <text:p>0.046906804371481</text:p>
          </table:table-cell>
          <table:table-cell office:value-type="float" office:value="0.693168168168168" calcext:value-type="float">
            <text:p>0.693168168168168</text:p>
          </table:table-cell>
          <table:table-cell office:value-type="float" office:value="0.067829405907639" calcext:value-type="float">
            <text:p>0.067829405907639</text:p>
          </table:table-cell>
          <table:table-cell office:value-type="float" office:value="0.663138138138138" calcext:value-type="float">
            <text:p>0.663138138138138</text:p>
          </table:table-cell>
          <table:table-cell office:value-type="float" office:value="0.0664178024903776" calcext:value-type="float">
            <text:p>0.0664178024903776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48325908698229" calcext:value-type="float">
            <text:p>0.048325908698229</text:p>
          </table:table-cell>
          <table:table-cell office:value-type="float" office:value="0.681906906906907" calcext:value-type="float">
            <text:p>0.681906906906907</text:p>
          </table:table-cell>
          <table:table-cell office:value-type="float" office:value="0.080354143452292" calcext:value-type="float">
            <text:p>0.080354143452292</text:p>
          </table:table-cell>
          <table:table-cell office:value-type="float" office:value="0.665765765765766" calcext:value-type="float">
            <text:p>0.665765765765766</text:p>
          </table:table-cell>
          <table:table-cell office:value-type="float" office:value="0.047670932055166" calcext:value-type="float">
            <text:p>0.047670932055166</text:p>
          </table:table-cell>
          <table:table-cell office:value-type="float" office:value="0.709384384384384" calcext:value-type="float">
            <text:p>0.709384384384384</text:p>
          </table:table-cell>
          <table:table-cell office:value-type="float" office:value="0.0482164762538293" calcext:value-type="float">
            <text:p>0.0482164762538293</text:p>
          </table:table-cell>
          <table:table-cell office:value-type="float" office:value="0.700975975975976" calcext:value-type="float">
            <text:p>0.700975975975976</text:p>
          </table:table-cell>
          <table:table-cell office:value-type="float" office:value="0.0633217698222365" calcext:value-type="float">
            <text:p>0.0633217698222365</text:p>
          </table:table-cell>
          <table:table-cell office:value-type="float" office:value="0.712537537537538" calcext:value-type="float">
            <text:p>0.712537537537538</text:p>
          </table:table-cell>
          <table:table-cell office:value-type="float" office:value="0.0936520897102691" calcext:value-type="float">
            <text:p>0.0936520897102691</text:p>
          </table:table-cell>
          <table:table-cell office:value-type="float" office:value="0.725675675675676" calcext:value-type="float">
            <text:p>0.725675675675676</text:p>
          </table:table-cell>
          <table:table-cell office:value-type="float" office:value="0.0675658992119686" calcext:value-type="float">
            <text:p>0.0675658992119686</text:p>
          </table:table-cell>
          <table:table-cell office:value-type="float" office:value="0.706906906906907" calcext:value-type="float">
            <text:p>0.706906906906907</text:p>
          </table:table-cell>
          <table:table-cell office:value-type="float" office:value="0.0650806557127712" calcext:value-type="float">
            <text:p>0.0650806557127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0.706606606606607" calcext:value-type="float">
            <text:p>0.706606606606607</text:p>
          </table:table-cell>
          <table:table-cell office:value-type="float" office:value="0.0671956173178166" calcext:value-type="float">
            <text:p>0.0671956173178166</text:p>
          </table:table-cell>
          <table:table-cell office:value-type="float" office:value="0.681981981981982" calcext:value-type="float">
            <text:p>0.681981981981982</text:p>
          </table:table-cell>
          <table:table-cell office:value-type="float" office:value="0.0580194290046869" calcext:value-type="float">
            <text:p>0.0580194290046869</text:p>
          </table:table-cell>
          <table:table-cell office:value-type="float" office:value="0.709459459459459" calcext:value-type="float">
            <text:p>0.709459459459459</text:p>
          </table:table-cell>
          <table:table-cell office:value-type="float" office:value="0.0588934070874094" calcext:value-type="float">
            <text:p>0.0588934070874094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568431200714617" calcext:value-type="float">
            <text:p>0.0568431200714617</text:p>
          </table:table-cell>
          <table:table-cell office:value-type="float" office:value="0.709459459459459" calcext:value-type="float">
            <text:p>0.709459459459459</text:p>
          </table:table-cell>
          <table:table-cell office:value-type="float" office:value="0.0568591478341185" calcext:value-type="float">
            <text:p>0.0568591478341185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522758936350362" calcext:value-type="float">
            <text:p>0.0522758936350362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547555896783831" calcext:value-type="float">
            <text:p>0.0547555896783831</text:p>
          </table:table-cell>
          <table:table-cell office:value-type="float" office:value="0.709459459459459" calcext:value-type="float">
            <text:p>0.709459459459459</text:p>
          </table:table-cell>
          <table:table-cell office:value-type="float" office:value="0.058425796818649" calcext:value-type="float">
            <text:p>0.058425796818649</text:p>
          </table:table-cell>
          <table:table-cell office:value-type="float" office:value="0.726351351351351" calcext:value-type="float">
            <text:p>0.726351351351351</text:p>
          </table:table-cell>
          <table:table-cell office:value-type="float" office:value="0.0699763870372773" calcext:value-type="float">
            <text:p>0.0699763870372773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449518694880465" calcext:value-type="float">
            <text:p>0.044951869488046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504754816790014" calcext:value-type="float">
            <text:p>0.0504754816790014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458197889198571" calcext:value-type="float">
            <text:p>0.0458197889198571</text:p>
          </table:table-cell>
          <table:table-cell office:value-type="float" office:value="0.712312312312312" calcext:value-type="float">
            <text:p>0.712312312312312</text:p>
          </table:table-cell>
          <table:table-cell office:value-type="float" office:value="0.0585861437555336" calcext:value-type="float">
            <text:p>0.058586143755533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16009690336623" calcext:value-type="float">
            <text:p>0.0316009690336623</text:p>
          </table:table-cell>
          <table:table-cell office:value-type="float" office:value="0.715165165165165" calcext:value-type="float">
            <text:p>0.715165165165165</text:p>
          </table:table-cell>
          <table:table-cell office:value-type="float" office:value="0.0530851509224913" calcext:value-type="float">
            <text:p>0.0530851509224913</text:p>
          </table:table-cell>
          <table:table-cell office:value-type="float" office:value="0.704504504504505" calcext:value-type="float">
            <text:p>0.704504504504505</text:p>
          </table:table-cell>
          <table:table-cell office:value-type="float" office:value="0.0566541364125704" calcext:value-type="float">
            <text:p>0.05665413641257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621367390333695" calcext:value-type="float">
            <text:p>0.0621367390333695</text:p>
          </table:table-cell>
          <table:table-cell office:value-type="float" office:value="0.69024024024024" calcext:value-type="float">
            <text:p>0.69024024024024</text:p>
          </table:table-cell>
          <table:table-cell office:value-type="float" office:value="0.0530178646972899" calcext:value-type="float">
            <text:p>0.0530178646972899</text:p>
          </table:table-cell>
          <table:table-cell office:value-type="float" office:value="0.723198198198198" calcext:value-type="float">
            <text:p>0.723198198198198</text:p>
          </table:table-cell>
          <table:table-cell office:value-type="float" office:value="0.0561844415853806" calcext:value-type="float">
            <text:p>0.0561844415853806</text:p>
          </table:table-cell>
          <table:table-cell office:value-type="float" office:value="0.701351351351351" calcext:value-type="float">
            <text:p>0.701351351351351</text:p>
          </table:table-cell>
          <table:table-cell office:value-type="float" office:value="0.037249142402488" calcext:value-type="float">
            <text:p>0.037249142402488</text:p>
          </table:table-cell>
          <table:table-cell office:value-type="float" office:value="0.728753753753754" calcext:value-type="float">
            <text:p>0.728753753753754</text:p>
          </table:table-cell>
          <table:table-cell office:value-type="float" office:value="0.0452213350457225" calcext:value-type="float">
            <text:p>0.0452213350457225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8976160715224" calcext:value-type="float">
            <text:p>0.0388976160715224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495660405717821" calcext:value-type="float">
            <text:p>0.0495660405717821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92876468443867" calcext:value-type="float">
            <text:p>0.0692876468443867</text:p>
          </table:table-cell>
          <table:table-cell office:value-type="float" office:value="0.73460960960961" calcext:value-type="float">
            <text:p>0.73460960960961</text:p>
          </table:table-cell>
          <table:table-cell office:value-type="float" office:value="0.0625758244202179" calcext:value-type="float">
            <text:p>0.0625758244202179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368326374254716" calcext:value-type="float">
            <text:p>0.0368326374254716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23992168499063" calcext:value-type="float">
            <text:p>0.0423992168499063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50604050110451" calcext:value-type="float">
            <text:p>0.0450604050110451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98695443726973" calcext:value-type="float">
            <text:p>0.049869544372697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53270148146305" calcext:value-type="float">
            <text:p>0.0453270148146305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42899175906621" calcext:value-type="float">
            <text:p>0.0642899175906621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522228563583583" calcext:value-type="float">
            <text:p>0.0522228563583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0.698498498498499" calcext:value-type="float">
            <text:p>0.698498498498499</text:p>
          </table:table-cell>
          <table:table-cell office:value-type="float" office:value="0.0795836716168288" calcext:value-type="float">
            <text:p>0.0795836716168288</text:p>
          </table:table-cell>
          <table:table-cell office:value-type="float" office:value="0.701276276276276" calcext:value-type="float">
            <text:p>0.701276276276276</text:p>
          </table:table-cell>
          <table:table-cell office:value-type="float" office:value="0.0593187589351636" calcext:value-type="float">
            <text:p>0.0593187589351636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6260524239189" calcext:value-type="float">
            <text:p>0.0566260524239189</text:p>
          </table:table-cell>
          <table:table-cell office:value-type="float" office:value="0.717717717717718" calcext:value-type="float">
            <text:p>0.717717717717718</text:p>
          </table:table-cell>
          <table:table-cell office:value-type="float" office:value="0.045149195577249" calcext:value-type="float">
            <text:p>0.045149195577249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504498546130027" calcext:value-type="float">
            <text:p>0.0504498546130027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80631371015266" calcext:value-type="float">
            <text:p>0.0380631371015266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661836927202085" calcext:value-type="float">
            <text:p>0.0661836927202085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703271773771975" calcext:value-type="float">
            <text:p>0.0703271773771975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667837231013432" calcext:value-type="float">
            <text:p>0.066783723101343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386398866281519" calcext:value-type="float">
            <text:p>0.0386398866281519</text:p>
          </table:table-cell>
          <table:table-cell office:value-type="float" office:value="0.734384384384384" calcext:value-type="float">
            <text:p>0.734384384384384</text:p>
          </table:table-cell>
          <table:table-cell office:value-type="float" office:value="0.0491954058396055" calcext:value-type="float">
            <text:p>0.0491954058396055</text:p>
          </table:table-cell>
          <table:table-cell office:value-type="float" office:value="0.750600600600601" calcext:value-type="float">
            <text:p>0.750600600600601</text:p>
          </table:table-cell>
          <table:table-cell office:value-type="float" office:value="0.0425098502425959" calcext:value-type="float">
            <text:p>0.0425098502425959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445980069674499" calcext:value-type="float">
            <text:p>0.0445980069674499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339090474235246" calcext:value-type="float">
            <text:p>0.0339090474235246</text:p>
          </table:table-cell>
          <table:table-cell office:value-type="float" office:value="0.734534534534535" calcext:value-type="float">
            <text:p>0.734534534534535</text:p>
          </table:table-cell>
          <table:table-cell office:value-type="float" office:value="0.0693289853518109" calcext:value-type="float">
            <text:p>0.0693289853518109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387224561176969" calcext:value-type="float">
            <text:p>0.03872245611769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74841813130685" calcext:value-type="float">
            <text:p>0.074841813130685</text:p>
          </table:table-cell>
          <table:table-cell office:value-type="float" office:value="0.715015015015015" calcext:value-type="float">
            <text:p>0.715015015015015</text:p>
          </table:table-cell>
          <table:table-cell office:value-type="float" office:value="0.0539057859759935" calcext:value-type="float">
            <text:p>0.0539057859759935</text:p>
          </table:table-cell>
          <table:table-cell office:value-type="float" office:value="0.728528528528529" calcext:value-type="float">
            <text:p>0.728528528528529</text:p>
          </table:table-cell>
          <table:table-cell office:value-type="float" office:value="0.0541179691082937" calcext:value-type="float">
            <text:p>0.0541179691082937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464026994670044" calcext:value-type="float">
            <text:p>0.0464026994670044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466769380353099" calcext:value-type="float">
            <text:p>0.0466769380353099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394107200709167" calcext:value-type="float">
            <text:p>0.0394107200709167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57495723411947" calcext:value-type="float">
            <text:p>0.057495723411947</text:p>
          </table:table-cell>
          <table:table-cell office:value-type="float" office:value="0.726126126126126" calcext:value-type="float">
            <text:p>0.726126126126126</text:p>
          </table:table-cell>
          <table:table-cell office:value-type="float" office:value="0.0541984502226869" calcext:value-type="float">
            <text:p>0.0541984502226869</text:p>
          </table:table-cell>
          <table:table-cell office:value-type="float" office:value="0.734534534534535" calcext:value-type="float">
            <text:p>0.734534534534535</text:p>
          </table:table-cell>
          <table:table-cell office:value-type="float" office:value="0.0603556705797831" calcext:value-type="float">
            <text:p>0.0603556705797831</text:p>
          </table:table-cell>
          <table:table-cell office:value-type="float" office:value="0.734534534534535" calcext:value-type="float">
            <text:p>0.734534534534535</text:p>
          </table:table-cell>
          <table:table-cell office:value-type="float" office:value="0.040834829485562" calcext:value-type="float">
            <text:p>0.04083482948556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528499260761813" calcext:value-type="float">
            <text:p>0.0528499260761813</text:p>
          </table:table-cell>
          <table:table-cell office:value-type="float" office:value="0.753378378378378" calcext:value-type="float">
            <text:p>0.753378378378378</text:p>
          </table:table-cell>
          <table:table-cell office:value-type="float" office:value="0.0431538398701341" calcext:value-type="float">
            <text:p>0.0431538398701341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470281413678549" calcext:value-type="float">
            <text:p>0.0470281413678549</text:p>
          </table:table-cell>
          <table:table-cell office:value-type="float" office:value="0.742492492492493" calcext:value-type="float">
            <text:p>0.742492492492493</text:p>
          </table:table-cell>
          <table:table-cell office:value-type="float" office:value="0.0343618289653563" calcext:value-type="float">
            <text:p>0.0343618289653563</text:p>
          </table:table-cell>
          <table:table-cell office:value-type="float" office:value="0.734384384384384" calcext:value-type="float">
            <text:p>0.734384384384384</text:p>
          </table:table-cell>
          <table:table-cell office:value-type="float" office:value="0.0536631305780354" calcext:value-type="float">
            <text:p>0.0536631305780354</text:p>
          </table:table-cell>
          <table:table-cell office:value-type="float" office:value="0.717867867867868" calcext:value-type="float">
            <text:p>0.717867867867868</text:p>
          </table:table-cell>
          <table:table-cell office:value-type="float" office:value="0.0496402139149723" calcext:value-type="float">
            <text:p>0.04964021391497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0.696861861861862" calcext:value-type="float">
            <text:p>0.696861861861862</text:p>
          </table:table-cell>
          <table:table-cell office:value-type="float" office:value="0.0679357555844066" calcext:value-type="float">
            <text:p>0.0679357555844066</text:p>
          </table:table-cell>
          <table:table-cell office:value-type="float" office:value="0.696381381381381" calcext:value-type="float">
            <text:p>0.696381381381381</text:p>
          </table:table-cell>
          <table:table-cell office:value-type="float" office:value="0.0624921810682016" calcext:value-type="float">
            <text:p>0.0624921810682016</text:p>
          </table:table-cell>
          <table:table-cell office:value-type="float" office:value="0.713858858858859" calcext:value-type="float">
            <text:p>0.713858858858859</text:p>
          </table:table-cell>
          <table:table-cell office:value-type="float" office:value="0.0608715119613575" calcext:value-type="float">
            <text:p>0.0608715119613575</text:p>
          </table:table-cell>
          <table:table-cell office:value-type="float" office:value="0.708468468468469" calcext:value-type="float">
            <text:p>0.708468468468469</text:p>
          </table:table-cell>
          <table:table-cell office:value-type="float" office:value="0.0486849100929273" calcext:value-type="float">
            <text:p>0.0486849100929273</text:p>
          </table:table-cell>
          <table:table-cell office:value-type="float" office:value="0.718933933933934" calcext:value-type="float">
            <text:p>0.718933933933934</text:p>
          </table:table-cell>
          <table:table-cell office:value-type="float" office:value="0.0558609195116735" calcext:value-type="float">
            <text:p>0.0558609195116735</text:p>
          </table:table-cell>
          <table:table-cell office:value-type="float" office:value="0.725915915915916" calcext:value-type="float">
            <text:p>0.725915915915916</text:p>
          </table:table-cell>
          <table:table-cell office:value-type="float" office:value="0.0431108342500966" calcext:value-type="float">
            <text:p>0.0431108342500966</text:p>
          </table:table-cell>
          <table:table-cell office:value-type="float" office:value="0.730975975975976" calcext:value-type="float">
            <text:p>0.730975975975976</text:p>
          </table:table-cell>
          <table:table-cell office:value-type="float" office:value="0.059166090457992" calcext:value-type="float">
            <text:p>0.059166090457992</text:p>
          </table:table-cell>
          <table:table-cell office:value-type="float" office:value="0.70963963963964" calcext:value-type="float">
            <text:p>0.70963963963964</text:p>
          </table:table-cell>
          <table:table-cell office:value-type="float" office:value="0.0637313747506595" calcext:value-type="float">
            <text:p>0.0637313747506595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616035027673701" calcext:value-type="float">
            <text:p>0.0616035027673701</text:p>
          </table:table-cell>
          <table:table-cell office:value-type="float" office:value="0.721141141141141" calcext:value-type="float">
            <text:p>0.721141141141141</text:p>
          </table:table-cell>
          <table:table-cell office:value-type="float" office:value="0.0483226732959048" calcext:value-type="float">
            <text:p>0.0483226732959048</text:p>
          </table:table-cell>
          <table:table-cell office:value-type="float" office:value="0.721651651651652" calcext:value-type="float">
            <text:p>0.721651651651652</text:p>
          </table:table-cell>
          <table:table-cell office:value-type="float" office:value="0.0485181924999721" calcext:value-type="float">
            <text:p>0.0485181924999721</text:p>
          </table:table-cell>
          <table:table-cell office:value-type="float" office:value="0.732522522522523" calcext:value-type="float">
            <text:p>0.732522522522523</text:p>
          </table:table-cell>
          <table:table-cell office:value-type="float" office:value="0.0449520720594923" calcext:value-type="float">
            <text:p>0.0449520720594923</text:p>
          </table:table-cell>
          <table:table-cell office:value-type="float" office:value="0.722072072072072" calcext:value-type="float">
            <text:p>0.722072072072072</text:p>
          </table:table-cell>
          <table:table-cell office:value-type="float" office:value="0.0526807212571544" calcext:value-type="float">
            <text:p>0.0526807212571544</text:p>
          </table:table-cell>
          <table:table-cell office:value-type="float" office:value="0.734294294294294" calcext:value-type="float">
            <text:p>0.734294294294294</text:p>
          </table:table-cell>
          <table:table-cell office:value-type="float" office:value="0.0477701899894886" calcext:value-type="float">
            <text:p>0.0477701899894886</text:p>
          </table:table-cell>
          <table:table-cell office:value-type="float" office:value="0.727162162162162" calcext:value-type="float">
            <text:p>0.727162162162162</text:p>
          </table:table-cell>
          <table:table-cell office:value-type="float" office:value="0.0615866167309937" calcext:value-type="float">
            <text:p>0.0615866167309937</text:p>
          </table:table-cell>
          <table:table-cell office:value-type="float" office:value="0.713018018018018" calcext:value-type="float">
            <text:p>0.713018018018018</text:p>
          </table:table-cell>
          <table:table-cell office:value-type="float" office:value="0.0524640637032738" calcext:value-type="float">
            <text:p>0.0524640637032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687400825135" calcext:value-type="float">
            <text:p>0.984687400825135</text:p>
          </table:table-cell>
          <table:table-cell office:value-type="float" office:value="0.0207768017873775" calcext:value-type="float">
            <text:p>0.02077680178737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61584282099351" calcext:value-type="float">
            <text:p>0.0161584282099351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29637404463164" calcext:value-type="float">
            <text:p>0.0129637404463164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15125585323363" calcext:value-type="float">
            <text:p>0.0115125585323363</text:p>
          </table:table-cell>
          <table:table-cell office:value-type="float" office:value="0.991986670898128" calcext:value-type="float">
            <text:p>0.991986670898128</text:p>
          </table:table-cell>
          <table:table-cell office:value-type="float" office:value="0.0105708108860072" calcext:value-type="float">
            <text:p>0.0105708108860072</text:p>
          </table:table-cell>
          <table:table-cell office:value-type="float" office:value="0.986141965513593" calcext:value-type="float">
            <text:p>0.986141965513593</text:p>
          </table:table-cell>
          <table:table-cell office:value-type="float" office:value="0.0159357720560611" calcext:value-type="float">
            <text:p>0.01593577205606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0467633222384" calcext:value-type="float">
            <text:p>0.0120467633222384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15125585323363" calcext:value-type="float">
            <text:p>0.011512558532336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33497499334125" calcext:value-type="float">
            <text:p>0.0133497499334125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5234357804256" calcext:value-type="float">
            <text:p>0.012523435780425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33497499334125" calcext:value-type="float">
            <text:p>0.0133497499334125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098498447480901" calcext:value-type="float">
            <text:p>0.00984984474809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12038506294" calcext:value-type="float">
            <text:p>0.985412038506294</text:p>
          </table:table-cell>
          <table:table-cell office:value-type="float" office:value="0.019770869375072" calcext:value-type="float">
            <text:p>0.01977086937507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60668731563914" calcext:value-type="float">
            <text:p>0.0160668731563914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0179172788021" calcext:value-type="float">
            <text:p>0.012017917278802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5234357804256" calcext:value-type="float">
            <text:p>0.0125234357804256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09106603389372" calcext:value-type="float">
            <text:p>0.010910660338937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5234357804256" calcext:value-type="float">
            <text:p>0.012523435780425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141965513593" calcext:value-type="float">
            <text:p>0.986141965513593</text:p>
          </table:table-cell>
          <table:table-cell office:value-type="float" office:value="0.0201999481467185" calcext:value-type="float">
            <text:p>0.02019994814671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60668731563914" calcext:value-type="float">
            <text:p>0.01606687315639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29637404463164" calcext:value-type="float">
            <text:p>0.0129637404463164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141965513593" calcext:value-type="float">
            <text:p>0.986141965513593</text:p>
          </table:table-cell>
          <table:table-cell office:value-type="float" office:value="0.0201999481467185" calcext:value-type="float">
            <text:p>0.02019994814671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5234357804256" calcext:value-type="float">
            <text:p>0.0125234357804256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616135500084" calcext:value-type="float">
            <text:p>0.0161613550008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997037977362" calcext:value-type="float">
            <text:p>0.985997037977362</text:p>
          </table:table-cell>
          <table:table-cell office:value-type="float" office:value="0.0194217844913453" calcext:value-type="float">
            <text:p>0.019421784491345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881670839758" calcext:value-type="float">
            <text:p>0.012881670839758</text:p>
          </table:table-cell>
          <table:table-cell office:value-type="float" office:value="0.988478789802179" calcext:value-type="float">
            <text:p>0.988478789802179</text:p>
          </table:table-cell>
          <table:table-cell office:value-type="float" office:value="0.0146698516411565" calcext:value-type="float">
            <text:p>0.0146698516411565</text:p>
          </table:table-cell>
          <table:table-cell office:value-type="float" office:value="0.988917803871787" calcext:value-type="float">
            <text:p>0.988917803871787</text:p>
          </table:table-cell>
          <table:table-cell office:value-type="float" office:value="0.0128625613663008" calcext:value-type="float">
            <text:p>0.0128625613663008</text:p>
          </table:table-cell>
          <table:table-cell office:value-type="float" office:value="0.989062731408019" calcext:value-type="float">
            <text:p>0.989062731408019</text:p>
          </table:table-cell>
          <table:table-cell office:value-type="float" office:value="0.012518128146969" calcext:value-type="float">
            <text:p>0.012518128146969</text:p>
          </table:table-cell>
          <table:table-cell office:value-type="float" office:value="0.988626890934095" calcext:value-type="float">
            <text:p>0.988626890934095</text:p>
          </table:table-cell>
          <table:table-cell office:value-type="float" office:value="0.0133585102155597" calcext:value-type="float">
            <text:p>0.0133585102155597</text:p>
          </table:table-cell>
          <table:table-cell office:value-type="float" office:value="0.990084629218238" calcext:value-type="float">
            <text:p>0.990084629218238</text:p>
          </table:table-cell>
          <table:table-cell office:value-type="float" office:value="0.0118085525100437" calcext:value-type="float">
            <text:p>0.0118085525100437</text:p>
          </table:table-cell>
          <table:table-cell office:value-type="float" office:value="0.987896963926796" calcext:value-type="float">
            <text:p>0.987896963926796</text:p>
          </table:table-cell>
          <table:table-cell office:value-type="float" office:value="0.0136263398931421" calcext:value-type="float">
            <text:p>0.0136263398931421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801587315051" calcext:value-type="float">
            <text:p>0.0126801587315051</text:p>
          </table:table-cell>
          <table:table-cell office:value-type="float" office:value="0.989208716809478" calcext:value-type="float">
            <text:p>0.989208716809478</text:p>
          </table:table-cell>
          <table:table-cell office:value-type="float" office:value="0.0123253451796931" calcext:value-type="float">
            <text:p>0.0123253451796931</text:p>
          </table:table-cell>
          <table:table-cell office:value-type="float" office:value="0.989352586480482" calcext:value-type="float">
            <text:p>0.989352586480482</text:p>
          </table:table-cell>
          <table:table-cell office:value-type="float" office:value="0.0131275759424095" calcext:value-type="float">
            <text:p>0.0131275759424095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6069710711263" calcext:value-type="float">
            <text:p>0.0126069710711263</text:p>
          </table:table-cell>
          <table:table-cell office:value-type="float" office:value="0.988479847667407" calcext:value-type="float">
            <text:p>0.988479847667407</text:p>
          </table:table-cell>
          <table:table-cell office:value-type="float" office:value="0.0123051299786169" calcext:value-type="float">
            <text:p>0.0123051299786169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9570607119741" calcext:value-type="float">
            <text:p>0.0129570607119741</text:p>
          </table:table-cell>
          <table:table-cell office:value-type="float" office:value="0.989501745477626" calcext:value-type="float">
            <text:p>0.989501745477626</text:p>
          </table:table-cell>
          <table:table-cell office:value-type="float" office:value="0.0121495770239047" calcext:value-type="float">
            <text:p>0.0121495770239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204585877063487" calcext:value-type="float">
            <text:p>0.0204585877063487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4991718426501" calcext:value-type="float">
            <text:p>0.94991718426501</text:p>
          </table:table-cell>
          <table:table-cell office:value-type="float" office:value="0.0154750883044615" calcext:value-type="float">
            <text:p>0.0154750883044615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262804614585775" calcext:value-type="float">
            <text:p>0.0262804614585775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3" calcext:value-type="float">
            <text:p>0.0164968912918753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80493897325592" calcext:value-type="float">
            <text:p>0.0180493897325592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16658904729661" calcext:value-type="float">
            <text:p>0.0116658904729661</text:p>
          </table:table-cell>
          <table:table-cell office:value-type="float" office:value="0.951345755693582" calcext:value-type="float">
            <text:p>0.951345755693582</text:p>
          </table:table-cell>
          <table:table-cell office:value-type="float" office:value="0.0204665480020826" calcext:value-type="float">
            <text:p>0.020466548002082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24512546406091" calcext:value-type="float">
            <text:p>0.0124512546406091</text:p>
          </table:table-cell>
          <table:table-cell office:value-type="float" office:value="0.947060041407867" calcext:value-type="float">
            <text:p>0.947060041407867</text:p>
          </table:table-cell>
          <table:table-cell office:value-type="float" office:value="0.0191294712635921" calcext:value-type="float">
            <text:p>0.019129471263592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094554512575912" calcext:value-type="float">
            <text:p>0.009455451257591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95462021588595" calcext:value-type="float">
            <text:p>0.019546202158859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75165557750206" calcext:value-type="float">
            <text:p>0.017516555775020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284059932750712" calcext:value-type="float">
            <text:p>0.02840599327507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25021591523682" calcext:value-type="float">
            <text:p>0.01250215915236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2795031055901" calcext:value-type="float">
            <text:p>0.942795031055901</text:p>
          </table:table-cell>
          <table:table-cell office:value-type="float" office:value="0.0251592410550304" calcext:value-type="float">
            <text:p>0.025159241055030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58153752844089" calcext:value-type="float">
            <text:p>0.0158153752844089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210734112701331" calcext:value-type="float">
            <text:p>0.021073411270133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19" calcext:value-type="float">
            <text:p>0.018798556186961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9092574548072" calcext:value-type="float">
            <text:p>0.01909257454807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42005442640079" calcext:value-type="float">
            <text:p>0.014200544264007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9" calcext:value-type="float">
            <text:p>0.0206737875764919</text:p>
          </table:table-cell>
          <table:table-cell office:value-type="float" office:value="0.964223602484472" calcext:value-type="float">
            <text:p>0.964223602484472</text:p>
          </table:table-cell>
          <table:table-cell office:value-type="float" office:value="0.0154634963207158" calcext:value-type="float">
            <text:p>0.015463496320715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67453743807442" calcext:value-type="float">
            <text:p>0.01674537438074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7080745341615" calcext:value-type="float">
            <text:p>0.947080745341615</text:p>
          </table:table-cell>
          <table:table-cell office:value-type="float" office:value="0.0213176131270336" calcext:value-type="float">
            <text:p>0.021317613127033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93184455123972" calcext:value-type="float">
            <text:p>0.0193184455123972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9092574548072" calcext:value-type="float">
            <text:p>0.019092574548072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31141076334898" calcext:value-type="float">
            <text:p>0.0131141076334898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35322025990626" calcext:value-type="float">
            <text:p>0.013532202599062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5652173913044" calcext:value-type="float">
            <text:p>0.945652173913044</text:p>
          </table:table-cell>
          <table:table-cell office:value-type="float" office:value="0.0220965394248658" calcext:value-type="float">
            <text:p>0.0220965394248658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244940749290511" calcext:value-type="float">
            <text:p>0.024494074929051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25179209181858" calcext:value-type="float">
            <text:p>0.0125179209181858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9092574548072" calcext:value-type="float">
            <text:p>0.019092574548072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16658904729661" calcext:value-type="float">
            <text:p>0.011665890472966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41650317028729" calcext:value-type="float">
            <text:p>0.014165031702872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16658904729661" calcext:value-type="float">
            <text:p>0.011665890472966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78184987083327" calcext:value-type="float">
            <text:p>0.01781849870833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3519261838926" calcext:value-type="float">
            <text:p>0.013519261838926</text:p>
          </table:table-cell>
          <table:table-cell office:value-type="float" office:value="0.964244306418219" calcext:value-type="float">
            <text:p>0.964244306418219</text:p>
          </table:table-cell>
          <table:table-cell office:value-type="float" office:value="0.0138601458343419" calcext:value-type="float">
            <text:p>0.01386014583434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5652173913044" calcext:value-type="float">
            <text:p>0.945652173913044</text:p>
          </table:table-cell>
          <table:table-cell office:value-type="float" office:value="0.0199387589059311" calcext:value-type="float">
            <text:p>0.0199387589059311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99477862210784" calcext:value-type="float">
            <text:p>0.0199477862210784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204079253615751" calcext:value-type="float">
            <text:p>0.020407925361575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42005442640079" calcext:value-type="float">
            <text:p>0.0142005442640079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05521026431252" calcext:value-type="float">
            <text:p>0.010552102643125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25179209181857" calcext:value-type="float">
            <text:p>0.01251792091818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6223602484472" calcext:value-type="float">
            <text:p>0.946223602484472</text:p>
          </table:table-cell>
          <table:table-cell office:value-type="float" office:value="0.0217941480438419" calcext:value-type="float">
            <text:p>0.0217941480438419</text:p>
          </table:table-cell>
          <table:table-cell office:value-type="float" office:value="0.958538302277433" calcext:value-type="float">
            <text:p>0.958538302277433</text:p>
          </table:table-cell>
          <table:table-cell office:value-type="float" office:value="0.017224039905859" calcext:value-type="float">
            <text:p>0.017224039905859</text:p>
          </table:table-cell>
          <table:table-cell office:value-type="float" office:value="0.956501035196687" calcext:value-type="float">
            <text:p>0.956501035196687</text:p>
          </table:table-cell>
          <table:table-cell office:value-type="float" office:value="0.0152432401313204" calcext:value-type="float">
            <text:p>0.0152432401313204</text:p>
          </table:table-cell>
          <table:table-cell office:value-type="float" office:value="0.951080745341615" calcext:value-type="float">
            <text:p>0.951080745341615</text:p>
          </table:table-cell>
          <table:table-cell office:value-type="float" office:value="0.0223148637063468" calcext:value-type="float">
            <text:p>0.0223148637063468</text:p>
          </table:table-cell>
          <table:table-cell office:value-type="float" office:value="0.957366459627329" calcext:value-type="float">
            <text:p>0.957366459627329</text:p>
          </table:table-cell>
          <table:table-cell office:value-type="float" office:value="0.0138850420507548" calcext:value-type="float">
            <text:p>0.0138850420507548</text:p>
          </table:table-cell>
          <table:table-cell office:value-type="float" office:value="0.953366459627329" calcext:value-type="float">
            <text:p>0.953366459627329</text:p>
          </table:table-cell>
          <table:table-cell office:value-type="float" office:value="0.0178467278559346" calcext:value-type="float">
            <text:p>0.0178467278559346</text:p>
          </table:table-cell>
          <table:table-cell office:value-type="float" office:value="0.957652173913044" calcext:value-type="float">
            <text:p>0.957652173913044</text:p>
          </table:table-cell>
          <table:table-cell office:value-type="float" office:value="0.0130461518806052" calcext:value-type="float">
            <text:p>0.0130461518806052</text:p>
          </table:table-cell>
          <table:table-cell office:value-type="float" office:value="0.95536231884058" calcext:value-type="float">
            <text:p>0.95536231884058</text:p>
          </table:table-cell>
          <table:table-cell office:value-type="float" office:value="0.0169566045102192" calcext:value-type="float">
            <text:p>0.0169566045102192</text:p>
          </table:table-cell>
          <table:table-cell office:value-type="float" office:value="0.958244306418219" calcext:value-type="float">
            <text:p>0.958244306418219</text:p>
          </table:table-cell>
          <table:table-cell office:value-type="float" office:value="0.0141884800848011" calcext:value-type="float">
            <text:p>0.0141884800848011</text:p>
          </table:table-cell>
          <table:table-cell office:value-type="float" office:value="0.953933747412008" calcext:value-type="float">
            <text:p>0.953933747412008</text:p>
          </table:table-cell>
          <table:table-cell office:value-type="float" office:value="0.014710829312249" calcext:value-type="float">
            <text:p>0.014710829312249</text:p>
          </table:table-cell>
          <table:table-cell office:value-type="float" office:value="0.955656314699793" calcext:value-type="float">
            <text:p>0.955656314699793</text:p>
          </table:table-cell>
          <table:table-cell office:value-type="float" office:value="0.0144210376287446" calcext:value-type="float">
            <text:p>0.014421037628744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78799820391453" calcext:value-type="float">
            <text:p>0.0178799820391453</text:p>
          </table:table-cell>
          <table:table-cell office:value-type="float" office:value="0.959954451345756" calcext:value-type="float">
            <text:p>0.959954451345756</text:p>
          </table:table-cell>
          <table:table-cell office:value-type="float" office:value="0.0137774053919678" calcext:value-type="float">
            <text:p>0.0137774053919678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26492875875285" calcext:value-type="float">
            <text:p>0.0126492875875285</text:p>
          </table:table-cell>
          <table:table-cell office:value-type="float" office:value="0.959668737060041" calcext:value-type="float">
            <text:p>0.959668737060041</text:p>
          </table:table-cell>
          <table:table-cell office:value-type="float" office:value="0.0184529628077989" calcext:value-type="float">
            <text:p>0.0184529628077989</text:p>
          </table:table-cell>
          <table:table-cell office:value-type="float" office:value="0.960521739130435" calcext:value-type="float">
            <text:p>0.960521739130435</text:p>
          </table:table-cell>
          <table:table-cell office:value-type="float" office:value="0.0134696367812871" calcext:value-type="float">
            <text:p>0.0134696367812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713025210084034" calcext:value-type="float">
            <text:p>0.713025210084034</text:p>
          </table:table-cell>
          <table:table-cell office:value-type="float" office:value="0.0746657557925616" calcext:value-type="float">
            <text:p>0.0746657557925616</text:p>
          </table:table-cell>
          <table:table-cell office:value-type="float" office:value="0.704621848739496" calcext:value-type="float">
            <text:p>0.704621848739496</text:p>
          </table:table-cell>
          <table:table-cell office:value-type="float" office:value="0.0560255601354654" calcext:value-type="float">
            <text:p>0.0560255601354654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811140351396689" calcext:value-type="float">
            <text:p>0.0811140351396689</text:p>
          </table:table-cell>
          <table:table-cell office:value-type="float" office:value="0.725294117647059" calcext:value-type="float">
            <text:p>0.725294117647059</text:p>
          </table:table-cell>
          <table:table-cell office:value-type="float" office:value="0.0982618121251399" calcext:value-type="float">
            <text:p>0.0982618121251399</text:p>
          </table:table-cell>
          <table:table-cell office:value-type="float" office:value="0.701932773109244" calcext:value-type="float">
            <text:p>0.701932773109244</text:p>
          </table:table-cell>
          <table:table-cell office:value-type="float" office:value="0.0736412914346085" calcext:value-type="float">
            <text:p>0.0736412914346085</text:p>
          </table:table-cell>
          <table:table-cell office:value-type="float" office:value="0.730420168067227" calcext:value-type="float">
            <text:p>0.730420168067227</text:p>
          </table:table-cell>
          <table:table-cell office:value-type="float" office:value="0.0488404890744911" calcext:value-type="float">
            <text:p>0.0488404890744911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745456517459382" calcext:value-type="float">
            <text:p>0.0745456517459382</text:p>
          </table:table-cell>
          <table:table-cell office:value-type="float" office:value="0.690252100840336" calcext:value-type="float">
            <text:p>0.690252100840336</text:p>
          </table:table-cell>
          <table:table-cell office:value-type="float" office:value="0.0904611863268945" calcext:value-type="float">
            <text:p>0.0904611863268945</text:p>
          </table:table-cell>
          <table:table-cell office:value-type="float" office:value="0.70781512605042" calcext:value-type="float">
            <text:p>0.70781512605042</text:p>
          </table:table-cell>
          <table:table-cell office:value-type="float" office:value="0.0944788071887396" calcext:value-type="float">
            <text:p>0.0944788071887396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54321072441464" calcext:value-type="float">
            <text:p>0.0854321072441464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6629935977509" calcext:value-type="float">
            <text:p>0.066629935977509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72199371518842" calcext:value-type="float">
            <text:p>0.0872199371518842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104700809039708" calcext:value-type="float">
            <text:p>0.104700809039708</text:p>
          </table:table-cell>
          <table:table-cell office:value-type="float" office:value="0.69" calcext:value-type="float">
            <text:p>0.69</text:p>
          </table:table-cell>
          <table:table-cell office:value-type="float" office:value="0.0818315110794187" calcext:value-type="float">
            <text:p>0.081831511079418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661861552352054" calcext:value-type="float">
            <text:p>0.066186155235205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54733967857695" calcext:value-type="float">
            <text:p>0.06547339678576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62335106673648" calcext:value-type="float">
            <text:p>0.0762335106673648</text:p>
          </table:table-cell>
          <table:table-cell office:value-type="float" office:value="0.68453781512605" calcext:value-type="float">
            <text:p>0.68453781512605</text:p>
          </table:table-cell>
          <table:table-cell office:value-type="float" office:value="0.0768847099304893" calcext:value-type="float">
            <text:p>0.0768847099304893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70061736220656" calcext:value-type="float">
            <text:p>0.0670061736220656</text:p>
          </table:table-cell>
          <table:table-cell office:value-type="float" office:value="0.748403361344538" calcext:value-type="float">
            <text:p>0.748403361344538</text:p>
          </table:table-cell>
          <table:table-cell office:value-type="float" office:value="0.0909525146676105" calcext:value-type="float">
            <text:p>0.0909525146676105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907599335304355" calcext:value-type="float">
            <text:p>0.0907599335304355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726209046544239" calcext:value-type="float">
            <text:p>0.0726209046544239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943736098576796" calcext:value-type="float">
            <text:p>0.0943736098576796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697163372279579" calcext:value-type="float">
            <text:p>0.0697163372279579</text:p>
          </table:table-cell>
          <table:table-cell office:value-type="float" office:value="0.71655462184874" calcext:value-type="float">
            <text:p>0.71655462184874</text:p>
          </table:table-cell>
          <table:table-cell office:value-type="float" office:value="0.0887756784028223" calcext:value-type="float">
            <text:p>0.0887756784028223</text:p>
          </table:table-cell>
          <table:table-cell office:value-type="float" office:value="0.72453781512605" calcext:value-type="float">
            <text:p>0.72453781512605</text:p>
          </table:table-cell>
          <table:table-cell office:value-type="float" office:value="0.065988595522803" calcext:value-type="float">
            <text:p>0.065988595522803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900051914694015" calcext:value-type="float">
            <text:p>0.0900051914694015</text:p>
          </table:table-cell>
          <table:table-cell office:value-type="float" office:value="0.739663865546219" calcext:value-type="float">
            <text:p>0.739663865546219</text:p>
          </table:table-cell>
          <table:table-cell office:value-type="float" office:value="0.0821371436613997" calcext:value-type="float">
            <text:p>0.0821371436613997</text:p>
          </table:table-cell>
          <table:table-cell office:value-type="float" office:value="0.745378151260504" calcext:value-type="float">
            <text:p>0.745378151260504</text:p>
          </table:table-cell>
          <table:table-cell office:value-type="float" office:value="0.0941418202916912" calcext:value-type="float">
            <text:p>0.0941418202916912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5539152169303" calcext:value-type="float">
            <text:p>0.0775539152169303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804880404979436" calcext:value-type="float">
            <text:p>0.080488040497943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96375106563342" calcext:value-type="float">
            <text:p>0.0696375106563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698655462184874" calcext:value-type="float">
            <text:p>0.698655462184874</text:p>
          </table:table-cell>
          <table:table-cell office:value-type="float" office:value="0.0798385175917161" calcext:value-type="float">
            <text:p>0.0798385175917161</text:p>
          </table:table-cell>
          <table:table-cell office:value-type="float" office:value="0.68436974789916" calcext:value-type="float">
            <text:p>0.68436974789916</text:p>
          </table:table-cell>
          <table:table-cell office:value-type="float" office:value="0.0720952030512951" calcext:value-type="float">
            <text:p>0.0720952030512951</text:p>
          </table:table-cell>
          <table:table-cell office:value-type="float" office:value="0.736386554621849" calcext:value-type="float">
            <text:p>0.736386554621849</text:p>
          </table:table-cell>
          <table:table-cell office:value-type="float" office:value="0.0803507149745387" calcext:value-type="float">
            <text:p>0.0803507149745387</text:p>
          </table:table-cell>
          <table:table-cell office:value-type="float" office:value="0.753781512605042" calcext:value-type="float">
            <text:p>0.753781512605042</text:p>
          </table:table-cell>
          <table:table-cell office:value-type="float" office:value="0.0782240156106495" calcext:value-type="float">
            <text:p>0.0782240156106495</text:p>
          </table:table-cell>
          <table:table-cell office:value-type="float" office:value="0.745210084033613" calcext:value-type="float">
            <text:p>0.745210084033613</text:p>
          </table:table-cell>
          <table:table-cell office:value-type="float" office:value="0.0889185232557411" calcext:value-type="float">
            <text:p>0.0889185232557411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19175878628649" calcext:value-type="float">
            <text:p>0.0719175878628649</text:p>
          </table:table-cell>
          <table:table-cell office:value-type="float" office:value="0.707731092436975" calcext:value-type="float">
            <text:p>0.707731092436975</text:p>
          </table:table-cell>
          <table:table-cell office:value-type="float" office:value="0.0750562301797859" calcext:value-type="float">
            <text:p>0.0750562301797859</text:p>
          </table:table-cell>
          <table:table-cell office:value-type="float" office:value="0.727647058823529" calcext:value-type="float">
            <text:p>0.727647058823529</text:p>
          </table:table-cell>
          <table:table-cell office:value-type="float" office:value="0.0752031200318746" calcext:value-type="float">
            <text:p>0.0752031200318746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803595030258232" calcext:value-type="float">
            <text:p>0.0803595030258232</text:p>
          </table:table-cell>
          <table:table-cell office:value-type="float" office:value="0.736218487394958" calcext:value-type="float">
            <text:p>0.736218487394958</text:p>
          </table:table-cell>
          <table:table-cell office:value-type="float" office:value="0.0550467564120714" calcext:value-type="float">
            <text:p>0.0550467564120714</text:p>
          </table:table-cell>
          <table:table-cell office:value-type="float" office:value="0.719411764705882" calcext:value-type="float">
            <text:p>0.719411764705882</text:p>
          </table:table-cell>
          <table:table-cell office:value-type="float" office:value="0.0786665641330639" calcext:value-type="float">
            <text:p>0.0786665641330639</text:p>
          </table:table-cell>
          <table:table-cell office:value-type="float" office:value="0.748151260504202" calcext:value-type="float">
            <text:p>0.748151260504202</text:p>
          </table:table-cell>
          <table:table-cell office:value-type="float" office:value="0.0804122111646217" calcext:value-type="float">
            <text:p>0.0804122111646217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832347179134403" calcext:value-type="float">
            <text:p>0.0832347179134403</text:p>
          </table:table-cell>
          <table:table-cell office:value-type="float" office:value="0.733445378151261" calcext:value-type="float">
            <text:p>0.733445378151261</text:p>
          </table:table-cell>
          <table:table-cell office:value-type="float" office:value="0.078313035977506" calcext:value-type="float">
            <text:p>0.078313035977506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705673349521575" calcext:value-type="float">
            <text:p>0.0705673349521575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28982649681264" calcext:value-type="float">
            <text:p>0.0728982649681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701764705882353" calcext:value-type="float">
            <text:p>0.701764705882353</text:p>
          </table:table-cell>
          <table:table-cell office:value-type="float" office:value="0.0928599523849233" calcext:value-type="float">
            <text:p>0.092859952384923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75959175940901" calcext:value-type="float">
            <text:p>0.0675959175940901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722252490105631" calcext:value-type="float">
            <text:p>0.0722252490105631</text:p>
          </table:table-cell>
          <table:table-cell office:value-type="float" office:value="0.74218487394958" calcext:value-type="float">
            <text:p>0.74218487394958</text:p>
          </table:table-cell>
          <table:table-cell office:value-type="float" office:value="0.0749233484860185" calcext:value-type="float">
            <text:p>0.0749233484860185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853863575608726" calcext:value-type="float">
            <text:p>0.0853863575608726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82068526956773" calcext:value-type="float">
            <text:p>0.082068526956773</text:p>
          </table:table-cell>
          <table:table-cell office:value-type="float" office:value="0.73672268907563" calcext:value-type="float">
            <text:p>0.73672268907563</text:p>
          </table:table-cell>
          <table:table-cell office:value-type="float" office:value="0.084549351094148" calcext:value-type="float">
            <text:p>0.084549351094148</text:p>
          </table:table-cell>
          <table:table-cell office:value-type="float" office:value="0.730504201680672" calcext:value-type="float">
            <text:p>0.730504201680672</text:p>
          </table:table-cell>
          <table:table-cell office:value-type="float" office:value="0.0662002017532806" calcext:value-type="float">
            <text:p>0.0662002017532806</text:p>
          </table:table-cell>
          <table:table-cell office:value-type="float" office:value="0.719411764705882" calcext:value-type="float">
            <text:p>0.719411764705882</text:p>
          </table:table-cell>
          <table:table-cell office:value-type="float" office:value="0.0880073085023854" calcext:value-type="float">
            <text:p>0.0880073085023854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52549250469377" calcext:value-type="float">
            <text:p>0.0652549250469377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916040908746026" calcext:value-type="float">
            <text:p>0.0916040908746026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799409055253518" calcext:value-type="float">
            <text:p>0.0799409055253518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828902610502242" calcext:value-type="float">
            <text:p>0.0828902610502242</text:p>
          </table:table-cell>
          <table:table-cell office:value-type="float" office:value="0.736386554621849" calcext:value-type="float">
            <text:p>0.736386554621849</text:p>
          </table:table-cell>
          <table:table-cell office:value-type="float" office:value="0.0691395175964593" calcext:value-type="float">
            <text:p>0.0691395175964593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760573065888756" calcext:value-type="float">
            <text:p>0.0760573065888756</text:p>
          </table:table-cell>
          <table:table-cell office:value-type="float" office:value="0.739243697478992" calcext:value-type="float">
            <text:p>0.739243697478992</text:p>
          </table:table-cell>
          <table:table-cell office:value-type="float" office:value="0.0843988793584502" calcext:value-type="float">
            <text:p>0.08439887935845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914434340091974" calcext:value-type="float">
            <text:p>0.0914434340091974</text:p>
          </table:table-cell>
          <table:table-cell office:value-type="float" office:value="0.707731092436975" calcext:value-type="float">
            <text:p>0.707731092436975</text:p>
          </table:table-cell>
          <table:table-cell office:value-type="float" office:value="0.0866744703419238" calcext:value-type="float">
            <text:p>0.0866744703419238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700011152831705" calcext:value-type="float">
            <text:p>0.0700011152831705</text:p>
          </table:table-cell>
          <table:table-cell office:value-type="float" office:value="0.748067226890756" calcext:value-type="float">
            <text:p>0.748067226890756</text:p>
          </table:table-cell>
          <table:table-cell office:value-type="float" office:value="0.0753473284700318" calcext:value-type="float">
            <text:p>0.0753473284700318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56264081479351" calcext:value-type="float">
            <text:p>0.0856264081479351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856228801727835" calcext:value-type="float">
            <text:p>0.085622880172783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58979011325846" calcext:value-type="float">
            <text:p>0.085897901132584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59771797982088" calcext:value-type="float">
            <text:p>0.0659771797982088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661318970126636" calcext:value-type="float">
            <text:p>0.0661318970126636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17786773245802" calcext:value-type="float">
            <text:p>0.0717786773245802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04451362142251" calcext:value-type="float">
            <text:p>0.0804451362142251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857421550781832" calcext:value-type="float">
            <text:p>0.0857421550781832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857362524716208" calcext:value-type="float">
            <text:p>0.0857362524716208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90801498195923" calcext:value-type="float">
            <text:p>0.079080149819592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666593692308107" calcext:value-type="float">
            <text:p>0.0666593692308107</text:p>
          </table:table-cell>
          <table:table-cell office:value-type="float" office:value="0.730504201680672" calcext:value-type="float">
            <text:p>0.730504201680672</text:p>
          </table:table-cell>
          <table:table-cell office:value-type="float" office:value="0.071697795479425" calcext:value-type="float">
            <text:p>0.0716977954794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0082340891526" calcext:value-type="float">
            <text:p>0.0830082340891526</text:p>
          </table:table-cell>
          <table:table-cell office:value-type="float" office:value="0.696033613445378" calcext:value-type="float">
            <text:p>0.696033613445378</text:p>
          </table:table-cell>
          <table:table-cell office:value-type="float" office:value="0.0718551722106527" calcext:value-type="float">
            <text:p>0.0718551722106527</text:p>
          </table:table-cell>
          <table:table-cell office:value-type="float" office:value="0.731294117647059" calcext:value-type="float">
            <text:p>0.731294117647059</text:p>
          </table:table-cell>
          <table:table-cell office:value-type="float" office:value="0.0741394576060014" calcext:value-type="float">
            <text:p>0.0741394576060014</text:p>
          </table:table-cell>
          <table:table-cell office:value-type="float" office:value="0.743546218487395" calcext:value-type="float">
            <text:p>0.743546218487395</text:p>
          </table:table-cell>
          <table:table-cell office:value-type="float" office:value="0.08354180387189" calcext:value-type="float">
            <text:p>0.08354180387189</text:p>
          </table:table-cell>
          <table:table-cell office:value-type="float" office:value="0.729663865546218" calcext:value-type="float">
            <text:p>0.729663865546218</text:p>
          </table:table-cell>
          <table:table-cell office:value-type="float" office:value="0.0848665027859186" calcext:value-type="float">
            <text:p>0.0848665027859186</text:p>
          </table:table-cell>
          <table:table-cell office:value-type="float" office:value="0.731798319327731" calcext:value-type="float">
            <text:p>0.731798319327731</text:p>
          </table:table-cell>
          <table:table-cell office:value-type="float" office:value="0.0722140777442673" calcext:value-type="float">
            <text:p>0.0722140777442673</text:p>
          </table:table-cell>
          <table:table-cell office:value-type="float" office:value="0.716285714285714" calcext:value-type="float">
            <text:p>0.716285714285714</text:p>
          </table:table-cell>
          <table:table-cell office:value-type="float" office:value="0.0828845488020273" calcext:value-type="float">
            <text:p>0.0828845488020273</text:p>
          </table:table-cell>
          <table:table-cell office:value-type="float" office:value="0.718470588235294" calcext:value-type="float">
            <text:p>0.718470588235294</text:p>
          </table:table-cell>
          <table:table-cell office:value-type="float" office:value="0.0735116050276433" calcext:value-type="float">
            <text:p>0.0735116050276433</text:p>
          </table:table-cell>
          <table:table-cell office:value-type="float" office:value="0.716453781512605" calcext:value-type="float">
            <text:p>0.716453781512605</text:p>
          </table:table-cell>
          <table:table-cell office:value-type="float" office:value="0.0835506388264868" calcext:value-type="float">
            <text:p>0.0835506388264868</text:p>
          </table:table-cell>
          <table:table-cell office:value-type="float" office:value="0.72944537815126" calcext:value-type="float">
            <text:p>0.72944537815126</text:p>
          </table:table-cell>
          <table:table-cell office:value-type="float" office:value="0.0687002123101077" calcext:value-type="float">
            <text:p>0.0687002123101077</text:p>
          </table:table-cell>
          <table:table-cell office:value-type="float" office:value="0.715848739495798" calcext:value-type="float">
            <text:p>0.715848739495798</text:p>
          </table:table-cell>
          <table:table-cell office:value-type="float" office:value="0.0814701837337604" calcext:value-type="float">
            <text:p>0.0814701837337604</text:p>
          </table:table-cell>
          <table:table-cell office:value-type="float" office:value="0.734319327731092" calcext:value-type="float">
            <text:p>0.734319327731092</text:p>
          </table:table-cell>
          <table:table-cell office:value-type="float" office:value="0.0830904705162881" calcext:value-type="float">
            <text:p>0.0830904705162881</text:p>
          </table:table-cell>
          <table:table-cell office:value-type="float" office:value="0.738386554621849" calcext:value-type="float">
            <text:p>0.738386554621849</text:p>
          </table:table-cell>
          <table:table-cell office:value-type="float" office:value="0.0901407721533369" calcext:value-type="float">
            <text:p>0.0901407721533369</text:p>
          </table:table-cell>
          <table:table-cell office:value-type="float" office:value="0.721915966386555" calcext:value-type="float">
            <text:p>0.721915966386555</text:p>
          </table:table-cell>
          <table:table-cell office:value-type="float" office:value="0.0771836259379813" calcext:value-type="float">
            <text:p>0.0771836259379813</text:p>
          </table:table-cell>
          <table:table-cell office:value-type="float" office:value="0.711596638655462" calcext:value-type="float">
            <text:p>0.711596638655462</text:p>
          </table:table-cell>
          <table:table-cell office:value-type="float" office:value="0.0719916413009986" calcext:value-type="float">
            <text:p>0.0719916413009986</text:p>
          </table:table-cell>
          <table:table-cell office:value-type="float" office:value="0.730605042016807" calcext:value-type="float">
            <text:p>0.730605042016807</text:p>
          </table:table-cell>
          <table:table-cell office:value-type="float" office:value="0.0728211694496211" calcext:value-type="float">
            <text:p>0.0728211694496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635" calcext:value-type="float">
            <text:p>0.635</text:p>
          </table:table-cell>
          <table:table-cell office:value-type="float" office:value="0.0477075508086682" calcext:value-type="float">
            <text:p>0.0477075508086682</text:p>
          </table:table-cell>
          <table:table-cell office:value-type="float" office:value="0.556918767507003" calcext:value-type="float">
            <text:p>0.556918767507003</text:p>
          </table:table-cell>
          <table:table-cell office:value-type="float" office:value="0.0520635205301555" calcext:value-type="float">
            <text:p>0.0520635205301555</text:p>
          </table:table-cell>
          <table:table-cell office:value-type="float" office:value="0.629005602240896" calcext:value-type="float">
            <text:p>0.629005602240896</text:p>
          </table:table-cell>
          <table:table-cell office:value-type="float" office:value="0.0666440868189216" calcext:value-type="float">
            <text:p>0.066644086818921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430975869648778" calcext:value-type="float">
            <text:p>0.0430975869648778</text:p>
          </table:table-cell>
          <table:table-cell office:value-type="float" office:value="0.612535014005602" calcext:value-type="float">
            <text:p>0.612535014005602</text:p>
          </table:table-cell>
          <table:table-cell office:value-type="float" office:value="0.0535361486714384" calcext:value-type="float">
            <text:p>0.0535361486714384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08978821328811" calcext:value-type="float">
            <text:p>0.0608978821328811</text:p>
          </table:table-cell>
          <table:table-cell office:value-type="float" office:value="0.626750700280112" calcext:value-type="float">
            <text:p>0.626750700280112</text:p>
          </table:table-cell>
          <table:table-cell office:value-type="float" office:value="0.0577098419011706" calcext:value-type="float">
            <text:p>0.0577098419011706</text:p>
          </table:table-cell>
          <table:table-cell office:value-type="float" office:value="0.61952380952381" calcext:value-type="float">
            <text:p>0.61952380952381</text:p>
          </table:table-cell>
          <table:table-cell office:value-type="float" office:value="0.0618123150500354" calcext:value-type="float">
            <text:p>0.0618123150500354</text:p>
          </table:table-cell>
          <table:table-cell office:value-type="float" office:value="0.620700280112045" calcext:value-type="float">
            <text:p>0.620700280112045</text:p>
          </table:table-cell>
          <table:table-cell office:value-type="float" office:value="0.0547847173213766" calcext:value-type="float">
            <text:p>0.0547847173213766</text:p>
          </table:table-cell>
          <table:table-cell office:value-type="float" office:value="0.618501400560224" calcext:value-type="float">
            <text:p>0.618501400560224</text:p>
          </table:table-cell>
          <table:table-cell office:value-type="float" office:value="0.0501596761102246" calcext:value-type="float">
            <text:p>0.0501596761102246</text:p>
          </table:table-cell>
          <table:table-cell office:value-type="float" office:value="0.602955182072829" calcext:value-type="float">
            <text:p>0.602955182072829</text:p>
          </table:table-cell>
          <table:table-cell office:value-type="float" office:value="0.0552628815974195" calcext:value-type="float">
            <text:p>0.0552628815974195</text:p>
          </table:table-cell>
          <table:table-cell office:value-type="float" office:value="0.626736694677871" calcext:value-type="float">
            <text:p>0.626736694677871</text:p>
          </table:table-cell>
          <table:table-cell office:value-type="float" office:value="0.058852106126106" calcext:value-type="float">
            <text:p>0.058852106126106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9369004680916" calcext:value-type="float">
            <text:p>0.059369004680916</text:p>
          </table:table-cell>
          <table:table-cell office:value-type="float" office:value="0.636190476190476" calcext:value-type="float">
            <text:p>0.636190476190476</text:p>
          </table:table-cell>
          <table:table-cell office:value-type="float" office:value="0.0683110142103024" calcext:value-type="float">
            <text:p>0.0683110142103024</text:p>
          </table:table-cell>
          <table:table-cell office:value-type="float" office:value="0.636232492997199" calcext:value-type="float">
            <text:p>0.636232492997199</text:p>
          </table:table-cell>
          <table:table-cell office:value-type="float" office:value="0.0624479930801119" calcext:value-type="float">
            <text:p>0.0624479930801119</text:p>
          </table:table-cell>
          <table:table-cell office:value-type="float" office:value="0.592422969187675" calcext:value-type="float">
            <text:p>0.592422969187675</text:p>
          </table:table-cell>
          <table:table-cell office:value-type="float" office:value="0.0446924036828361" calcext:value-type="float">
            <text:p>0.0446924036828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639789915966387" calcext:value-type="float">
            <text:p>0.639789915966387</text:p>
          </table:table-cell>
          <table:table-cell office:value-type="float" office:value="0.0602109312560016" calcext:value-type="float">
            <text:p>0.0602109312560016</text:p>
          </table:table-cell>
          <table:table-cell office:value-type="float" office:value="0.57343137254902" calcext:value-type="float">
            <text:p>0.57343137254902</text:p>
          </table:table-cell>
          <table:table-cell office:value-type="float" office:value="0.0446730194146568" calcext:value-type="float">
            <text:p>0.0446730194146568</text:p>
          </table:table-cell>
          <table:table-cell office:value-type="float" office:value="0.629103641456583" calcext:value-type="float">
            <text:p>0.629103641456583</text:p>
          </table:table-cell>
          <table:table-cell office:value-type="float" office:value="0.0462515231508737" calcext:value-type="float">
            <text:p>0.0462515231508737</text:p>
          </table:table-cell>
          <table:table-cell office:value-type="float" office:value="0.624285714285714" calcext:value-type="float">
            <text:p>0.624285714285714</text:p>
          </table:table-cell>
          <table:table-cell office:value-type="float" office:value="0.0540619149206297" calcext:value-type="float">
            <text:p>0.0540619149206297</text:p>
          </table:table-cell>
          <table:table-cell office:value-type="float" office:value="0.625546218487395" calcext:value-type="float">
            <text:p>0.625546218487395</text:p>
          </table:table-cell>
          <table:table-cell office:value-type="float" office:value="0.0556022291368255" calcext:value-type="float">
            <text:p>0.0556022291368255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66907015584543" calcext:value-type="float">
            <text:p>0.0566907015584543</text:p>
          </table:table-cell>
          <table:table-cell office:value-type="float" office:value="0.627829131652661" calcext:value-type="float">
            <text:p>0.627829131652661</text:p>
          </table:table-cell>
          <table:table-cell office:value-type="float" office:value="0.0705230263249817" calcext:value-type="float">
            <text:p>0.0705230263249817</text:p>
          </table:table-cell>
          <table:table-cell office:value-type="float" office:value="0.621960784313725" calcext:value-type="float">
            <text:p>0.621960784313725</text:p>
          </table:table-cell>
          <table:table-cell office:value-type="float" office:value="0.0579820956727584" calcext:value-type="float">
            <text:p>0.0579820956727584</text:p>
          </table:table-cell>
          <table:table-cell office:value-type="float" office:value="0.606484593837535" calcext:value-type="float">
            <text:p>0.606484593837535</text:p>
          </table:table-cell>
          <table:table-cell office:value-type="float" office:value="0.0633997602387556" calcext:value-type="float">
            <text:p>0.0633997602387556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41768525388412" calcext:value-type="float">
            <text:p>0.0541768525388412</text:p>
          </table:table-cell>
          <table:table-cell office:value-type="float" office:value="0.610098039215686" calcext:value-type="float">
            <text:p>0.610098039215686</text:p>
          </table:table-cell>
          <table:table-cell office:value-type="float" office:value="0.0657479601152455" calcext:value-type="float">
            <text:p>0.0657479601152455</text:p>
          </table:table-cell>
          <table:table-cell office:value-type="float" office:value="0.624285714285714" calcext:value-type="float">
            <text:p>0.624285714285714</text:p>
          </table:table-cell>
          <table:table-cell office:value-type="float" office:value="0.0606024349237913" calcext:value-type="float">
            <text:p>0.0606024349237913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633205309092857" calcext:value-type="float">
            <text:p>0.0633205309092857</text:p>
          </table:table-cell>
          <table:table-cell office:value-type="float" office:value="0.619635854341737" calcext:value-type="float">
            <text:p>0.619635854341737</text:p>
          </table:table-cell>
          <table:table-cell office:value-type="float" office:value="0.0502214849446328" calcext:value-type="float">
            <text:p>0.0502214849446328</text:p>
          </table:table-cell>
          <table:table-cell office:value-type="float" office:value="0.621946778711485" calcext:value-type="float">
            <text:p>0.621946778711485</text:p>
          </table:table-cell>
          <table:table-cell office:value-type="float" office:value="0.0567542860587922" calcext:value-type="float">
            <text:p>0.0567542860587922</text:p>
          </table:table-cell>
          <table:table-cell office:value-type="float" office:value="0.603081232492997" calcext:value-type="float">
            <text:p>0.603081232492997</text:p>
          </table:table-cell>
          <table:table-cell office:value-type="float" office:value="0.0562518643677314" calcext:value-type="float">
            <text:p>0.05625186436773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637366946778712" calcext:value-type="float">
            <text:p>0.637366946778712</text:p>
          </table:table-cell>
          <table:table-cell office:value-type="float" office:value="0.0553763242757893" calcext:value-type="float">
            <text:p>0.0553763242757893</text:p>
          </table:table-cell>
          <table:table-cell office:value-type="float" office:value="0.576988795518207" calcext:value-type="float">
            <text:p>0.576988795518207</text:p>
          </table:table-cell>
          <table:table-cell office:value-type="float" office:value="0.0575046313430874" calcext:value-type="float">
            <text:p>0.0575046313430874</text:p>
          </table:table-cell>
          <table:table-cell office:value-type="float" office:value="0.62906162464986" calcext:value-type="float">
            <text:p>0.62906162464986</text:p>
          </table:table-cell>
          <table:table-cell office:value-type="float" office:value="0.067198330443825" calcext:value-type="float">
            <text:p>0.067198330443825</text:p>
          </table:table-cell>
          <table:table-cell office:value-type="float" office:value="0.625546218487395" calcext:value-type="float">
            <text:p>0.625546218487395</text:p>
          </table:table-cell>
          <table:table-cell office:value-type="float" office:value="0.0555889784827625" calcext:value-type="float">
            <text:p>0.0555889784827625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0697885807260089" calcext:value-type="float">
            <text:p>0.0697885807260089</text:p>
          </table:table-cell>
          <table:table-cell office:value-type="float" office:value="0.608935574229692" calcext:value-type="float">
            <text:p>0.608935574229692</text:p>
          </table:table-cell>
          <table:table-cell office:value-type="float" office:value="0.0627723530241173" calcext:value-type="float">
            <text:p>0.0627723530241173</text:p>
          </table:table-cell>
          <table:table-cell office:value-type="float" office:value="0.62546218487395" calcext:value-type="float">
            <text:p>0.62546218487395</text:p>
          </table:table-cell>
          <table:table-cell office:value-type="float" office:value="0.0663272620554747" calcext:value-type="float">
            <text:p>0.0663272620554747</text:p>
          </table:table-cell>
          <table:table-cell office:value-type="float" office:value="0.632577030812325" calcext:value-type="float">
            <text:p>0.632577030812325</text:p>
          </table:table-cell>
          <table:table-cell office:value-type="float" office:value="0.0611132759315808" calcext:value-type="float">
            <text:p>0.0611132759315808</text:p>
          </table:table-cell>
          <table:table-cell office:value-type="float" office:value="0.611260504201681" calcext:value-type="float">
            <text:p>0.611260504201681</text:p>
          </table:table-cell>
          <table:table-cell office:value-type="float" office:value="0.0564388582992759" calcext:value-type="float">
            <text:p>0.0564388582992759</text:p>
          </table:table-cell>
          <table:table-cell office:value-type="float" office:value="0.617240896358543" calcext:value-type="float">
            <text:p>0.617240896358543</text:p>
          </table:table-cell>
          <table:table-cell office:value-type="float" office:value="0.0550903420446225" calcext:value-type="float">
            <text:p>0.0550903420446225</text:p>
          </table:table-cell>
          <table:table-cell office:value-type="float" office:value="0.616050420168067" calcext:value-type="float">
            <text:p>0.616050420168067</text:p>
          </table:table-cell>
          <table:table-cell office:value-type="float" office:value="0.0618232447781034" calcext:value-type="float">
            <text:p>0.0618232447781034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566951822428108" calcext:value-type="float">
            <text:p>0.056695182242810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577505327059814" calcext:value-type="float">
            <text:p>0.0577505327059814</text:p>
          </table:table-cell>
          <table:table-cell office:value-type="float" office:value="0.604257703081233" calcext:value-type="float">
            <text:p>0.604257703081233</text:p>
          </table:table-cell>
          <table:table-cell office:value-type="float" office:value="0.0549876108014059" calcext:value-type="float">
            <text:p>0.0549876108014059</text:p>
          </table:table-cell>
          <table:table-cell office:value-type="float" office:value="0.627857142857143" calcext:value-type="float">
            <text:p>0.627857142857143</text:p>
          </table:table-cell>
          <table:table-cell office:value-type="float" office:value="0.067074746462454" calcext:value-type="float">
            <text:p>0.067074746462454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483128996116631" calcext:value-type="float">
            <text:p>0.04831289961166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635014005602241" calcext:value-type="float">
            <text:p>0.635014005602241</text:p>
          </table:table-cell>
          <table:table-cell office:value-type="float" office:value="0.047165319747327" calcext:value-type="float">
            <text:p>0.047165319747327</text:p>
          </table:table-cell>
          <table:table-cell office:value-type="float" office:value="0.569887955182073" calcext:value-type="float">
            <text:p>0.569887955182073</text:p>
          </table:table-cell>
          <table:table-cell office:value-type="float" office:value="0.0596481555776687" calcext:value-type="float">
            <text:p>0.059648155577668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607925673628639" calcext:value-type="float">
            <text:p>0.0607925673628639</text:p>
          </table:table-cell>
          <table:table-cell office:value-type="float" office:value="0.633837535014006" calcext:value-type="float">
            <text:p>0.633837535014006</text:p>
          </table:table-cell>
          <table:table-cell office:value-type="float" office:value="0.0521927578223226" calcext:value-type="float">
            <text:p>0.0521927578223226</text:p>
          </table:table-cell>
          <table:table-cell office:value-type="float" office:value="0.623053221288515" calcext:value-type="float">
            <text:p>0.623053221288515</text:p>
          </table:table-cell>
          <table:table-cell office:value-type="float" office:value="0.0648199419664205" calcext:value-type="float">
            <text:p>0.0648199419664205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579956733089682" calcext:value-type="float">
            <text:p>0.0579956733089682</text:p>
          </table:table-cell>
          <table:table-cell office:value-type="float" office:value="0.620728291316527" calcext:value-type="float">
            <text:p>0.620728291316527</text:p>
          </table:table-cell>
          <table:table-cell office:value-type="float" office:value="0.0667189546665061" calcext:value-type="float">
            <text:p>0.0667189546665061</text:p>
          </table:table-cell>
          <table:table-cell office:value-type="float" office:value="0.629047619047619" calcext:value-type="float">
            <text:p>0.629047619047619</text:p>
          </table:table-cell>
          <table:table-cell office:value-type="float" office:value="0.0621882105300697" calcext:value-type="float">
            <text:p>0.062188210530069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609417732028572" calcext:value-type="float">
            <text:p>0.0609417732028572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53229142539715" calcext:value-type="float">
            <text:p>0.053229142539715</text:p>
          </table:table-cell>
          <table:table-cell office:value-type="float" office:value="0.621946778711485" calcext:value-type="float">
            <text:p>0.621946778711485</text:p>
          </table:table-cell>
          <table:table-cell office:value-type="float" office:value="0.0669058449007799" calcext:value-type="float">
            <text:p>0.0669058449007799</text:p>
          </table:table-cell>
          <table:table-cell office:value-type="float" office:value="0.630252100840336" calcext:value-type="float">
            <text:p>0.630252100840336</text:p>
          </table:table-cell>
          <table:table-cell office:value-type="float" office:value="0.0583749364521089" calcext:value-type="float">
            <text:p>0.0583749364521089</text:p>
          </table:table-cell>
          <table:table-cell office:value-type="float" office:value="0.610126050420168" calcext:value-type="float">
            <text:p>0.610126050420168</text:p>
          </table:table-cell>
          <table:table-cell office:value-type="float" office:value="0.0642128665945112" calcext:value-type="float">
            <text:p>0.0642128665945112</text:p>
          </table:table-cell>
          <table:table-cell office:value-type="float" office:value="0.611330532212885" calcext:value-type="float">
            <text:p>0.611330532212885</text:p>
          </table:table-cell>
          <table:table-cell office:value-type="float" office:value="0.0576662972480046" calcext:value-type="float">
            <text:p>0.0576662972480046</text:p>
          </table:table-cell>
          <table:table-cell office:value-type="float" office:value="0.626680672268908" calcext:value-type="float">
            <text:p>0.626680672268908</text:p>
          </table:table-cell>
          <table:table-cell office:value-type="float" office:value="0.0631917518103721" calcext:value-type="float">
            <text:p>0.0631917518103721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36200445737564" calcext:value-type="float">
            <text:p>0.06362004457375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633795518207283" calcext:value-type="float">
            <text:p>0.633795518207283</text:p>
          </table:table-cell>
          <table:table-cell office:value-type="float" office:value="0.0522709494855728" calcext:value-type="float">
            <text:p>0.0522709494855728</text:p>
          </table:table-cell>
          <table:table-cell office:value-type="float" office:value="0.57343137254902" calcext:value-type="float">
            <text:p>0.57343137254902</text:p>
          </table:table-cell>
          <table:table-cell office:value-type="float" office:value="0.0631834321314625" calcext:value-type="float">
            <text:p>0.0631834321314625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35305071865756" calcext:value-type="float">
            <text:p>0.0635305071865756</text:p>
          </table:table-cell>
          <table:table-cell office:value-type="float" office:value="0.633879551820728" calcext:value-type="float">
            <text:p>0.633879551820728</text:p>
          </table:table-cell>
          <table:table-cell office:value-type="float" office:value="0.053060039194333" calcext:value-type="float">
            <text:p>0.053060039194333</text:p>
          </table:table-cell>
          <table:table-cell office:value-type="float" office:value="0.62781512605042" calcext:value-type="float">
            <text:p>0.62781512605042</text:p>
          </table:table-cell>
          <table:table-cell office:value-type="float" office:value="0.0657607794878141" calcext:value-type="float">
            <text:p>0.0657607794878141</text:p>
          </table:table-cell>
          <table:table-cell office:value-type="float" office:value="0.612478991596639" calcext:value-type="float">
            <text:p>0.612478991596639</text:p>
          </table:table-cell>
          <table:table-cell office:value-type="float" office:value="0.0582657536325114" calcext:value-type="float">
            <text:p>0.0582657536325114</text:p>
          </table:table-cell>
          <table:table-cell office:value-type="float" office:value="0.625504201680672" calcext:value-type="float">
            <text:p>0.625504201680672</text:p>
          </table:table-cell>
          <table:table-cell office:value-type="float" office:value="0.0614359378187117" calcext:value-type="float">
            <text:p>0.0614359378187117</text:p>
          </table:table-cell>
          <table:table-cell office:value-type="float" office:value="0.62436974789916" calcext:value-type="float">
            <text:p>0.62436974789916</text:p>
          </table:table-cell>
          <table:table-cell office:value-type="float" office:value="0.0490816822745225" calcext:value-type="float">
            <text:p>0.0490816822745225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576934411885949" calcext:value-type="float">
            <text:p>0.0576934411885949</text:p>
          </table:table-cell>
          <table:table-cell office:value-type="float" office:value="0.610084033613445" calcext:value-type="float">
            <text:p>0.610084033613445</text:p>
          </table:table-cell>
          <table:table-cell office:value-type="float" office:value="0.0547004788893603" calcext:value-type="float">
            <text:p>0.0547004788893603</text:p>
          </table:table-cell>
          <table:table-cell office:value-type="float" office:value="0.619593837535014" calcext:value-type="float">
            <text:p>0.619593837535014</text:p>
          </table:table-cell>
          <table:table-cell office:value-type="float" office:value="0.0672842001419876" calcext:value-type="float">
            <text:p>0.0672842001419876</text:p>
          </table:table-cell>
          <table:table-cell office:value-type="float" office:value="0.627857142857143" calcext:value-type="float">
            <text:p>0.627857142857143</text:p>
          </table:table-cell>
          <table:table-cell office:value-type="float" office:value="0.0666588346426139" calcext:value-type="float">
            <text:p>0.0666588346426139</text:p>
          </table:table-cell>
          <table:table-cell office:value-type="float" office:value="0.612464985994398" calcext:value-type="float">
            <text:p>0.612464985994398</text:p>
          </table:table-cell>
          <table:table-cell office:value-type="float" office:value="0.0658045404333147" calcext:value-type="float">
            <text:p>0.0658045404333147</text:p>
          </table:table-cell>
          <table:table-cell office:value-type="float" office:value="0.613669467787115" calcext:value-type="float">
            <text:p>0.613669467787115</text:p>
          </table:table-cell>
          <table:table-cell office:value-type="float" office:value="0.0684505236625394" calcext:value-type="float">
            <text:p>0.0684505236625394</text:p>
          </table:table-cell>
          <table:table-cell office:value-type="float" office:value="0.623109243697479" calcext:value-type="float">
            <text:p>0.623109243697479</text:p>
          </table:table-cell>
          <table:table-cell office:value-type="float" office:value="0.0632084689145185" calcext:value-type="float">
            <text:p>0.0632084689145185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86870647452187" calcext:value-type="float">
            <text:p>0.05868706474521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636193277310924" calcext:value-type="float">
            <text:p>0.636193277310924</text:p>
          </table:table-cell>
          <table:table-cell office:value-type="float" office:value="0.0525462151146718" calcext:value-type="float">
            <text:p>0.0525462151146718</text:p>
          </table:table-cell>
          <table:table-cell office:value-type="float" office:value="0.570131652661064" calcext:value-type="float">
            <text:p>0.570131652661064</text:p>
          </table:table-cell>
          <table:table-cell office:value-type="float" office:value="0.0554145517994062" calcext:value-type="float">
            <text:p>0.0554145517994062</text:p>
          </table:table-cell>
          <table:table-cell office:value-type="float" office:value="0.627627450980392" calcext:value-type="float">
            <text:p>0.627627450980392</text:p>
          </table:table-cell>
          <table:table-cell office:value-type="float" office:value="0.060883402992612" calcext:value-type="float">
            <text:p>0.060883402992612</text:p>
          </table:table-cell>
          <table:table-cell office:value-type="float" office:value="0.627193277310924" calcext:value-type="float">
            <text:p>0.627193277310924</text:p>
          </table:table-cell>
          <table:table-cell office:value-type="float" office:value="0.0516002554769851" calcext:value-type="float">
            <text:p>0.0516002554769851</text:p>
          </table:table-cell>
          <table:table-cell office:value-type="float" office:value="0.622873949579832" calcext:value-type="float">
            <text:p>0.622873949579832</text:p>
          </table:table-cell>
          <table:table-cell office:value-type="float" office:value="0.0619015359977015" calcext:value-type="float">
            <text:p>0.0619015359977015</text:p>
          </table:table-cell>
          <table:table-cell office:value-type="float" office:value="0.611518207282913" calcext:value-type="float">
            <text:p>0.611518207282913</text:p>
          </table:table-cell>
          <table:table-cell office:value-type="float" office:value="0.0593244727313865" calcext:value-type="float">
            <text:p>0.0593244727313865</text:p>
          </table:table-cell>
          <table:table-cell office:value-type="float" office:value="0.625254901960784" calcext:value-type="float">
            <text:p>0.625254901960784</text:p>
          </table:table-cell>
          <table:table-cell office:value-type="float" office:value="0.0645430045533689" calcext:value-type="float">
            <text:p>0.0645430045533689</text:p>
          </table:table-cell>
          <table:table-cell office:value-type="float" office:value="0.625495798319328" calcext:value-type="float">
            <text:p>0.625495798319328</text:p>
          </table:table-cell>
          <table:table-cell office:value-type="float" office:value="0.0584355158917934" calcext:value-type="float">
            <text:p>0.0584355158917934</text:p>
          </table:table-cell>
          <table:table-cell office:value-type="float" office:value="0.615518207282913" calcext:value-type="float">
            <text:p>0.615518207282913</text:p>
          </table:table-cell>
          <table:table-cell office:value-type="float" office:value="0.058651710050172" calcext:value-type="float">
            <text:p>0.058651710050172</text:p>
          </table:table-cell>
          <table:table-cell office:value-type="float" office:value="0.614885154061625" calcext:value-type="float">
            <text:p>0.614885154061625</text:p>
          </table:table-cell>
          <table:table-cell office:value-type="float" office:value="0.0534712984245527" calcext:value-type="float">
            <text:p>0.0534712984245527</text:p>
          </table:table-cell>
          <table:table-cell office:value-type="float" office:value="0.614128851540616" calcext:value-type="float">
            <text:p>0.614128851540616</text:p>
          </table:table-cell>
          <table:table-cell office:value-type="float" office:value="0.0634048263067072" calcext:value-type="float">
            <text:p>0.0634048263067072</text:p>
          </table:table-cell>
          <table:table-cell office:value-type="float" office:value="0.625977591036415" calcext:value-type="float">
            <text:p>0.625977591036415</text:p>
          </table:table-cell>
          <table:table-cell office:value-type="float" office:value="0.0602366988774862" calcext:value-type="float">
            <text:p>0.0602366988774862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20914950648018" calcext:value-type="float">
            <text:p>0.0620914950648018</text:p>
          </table:table-cell>
          <table:table-cell office:value-type="float" office:value="0.617016806722689" calcext:value-type="float">
            <text:p>0.617016806722689</text:p>
          </table:table-cell>
          <table:table-cell office:value-type="float" office:value="0.059927386173377" calcext:value-type="float">
            <text:p>0.059927386173377</text:p>
          </table:table-cell>
          <table:table-cell office:value-type="float" office:value="0.627165266106443" calcext:value-type="float">
            <text:p>0.627165266106443</text:p>
          </table:table-cell>
          <table:table-cell office:value-type="float" office:value="0.0625354492652498" calcext:value-type="float">
            <text:p>0.0625354492652498</text:p>
          </table:table-cell>
          <table:table-cell office:value-type="float" office:value="0.607291316526611" calcext:value-type="float">
            <text:p>0.607291316526611</text:p>
          </table:table-cell>
          <table:table-cell office:value-type="float" office:value="0.0543128553962411" calcext:value-type="float">
            <text:p>0.0543128553962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736984536082474" calcext:value-type="float">
            <text:p>0.736984536082474</text:p>
          </table:table-cell>
          <table:table-cell office:value-type="float" office:value="0.0368700163480361" calcext:value-type="float">
            <text:p>0.0368700163480361</text:p>
          </table:table-cell>
          <table:table-cell office:value-type="float" office:value="0.696477663230241" calcext:value-type="float">
            <text:p>0.696477663230241</text:p>
          </table:table-cell>
          <table:table-cell office:value-type="float" office:value="0.0247290315422357" calcext:value-type="float">
            <text:p>0.0247290315422357</text:p>
          </table:table-cell>
          <table:table-cell office:value-type="float" office:value="0.723432130584192" calcext:value-type="float">
            <text:p>0.723432130584192</text:p>
          </table:table-cell>
          <table:table-cell office:value-type="float" office:value="0.0432330180259193" calcext:value-type="float">
            <text:p>0.0432330180259193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370077650749444" calcext:value-type="float">
            <text:p>0.0370077650749444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222648322459531" calcext:value-type="float">
            <text:p>0.0222648322459531</text:p>
          </table:table-cell>
          <table:table-cell office:value-type="float" office:value="0.725622852233677" calcext:value-type="float">
            <text:p>0.725622852233677</text:p>
          </table:table-cell>
          <table:table-cell office:value-type="float" office:value="0.0349419498092827" calcext:value-type="float">
            <text:p>0.034941949809282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33140559241309" calcext:value-type="float">
            <text:p>0.0233140559241309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61285799738311" calcext:value-type="float">
            <text:p>0.0261285799738311</text:p>
          </table:table-cell>
          <table:table-cell office:value-type="float" office:value="0.719308419243986" calcext:value-type="float">
            <text:p>0.719308419243986</text:p>
          </table:table-cell>
          <table:table-cell office:value-type="float" office:value="0.0252836485170469" calcext:value-type="float">
            <text:p>0.0252836485170469</text:p>
          </table:table-cell>
          <table:table-cell office:value-type="float" office:value="0.730691580756014" calcext:value-type="float">
            <text:p>0.730691580756014</text:p>
          </table:table-cell>
          <table:table-cell office:value-type="float" office:value="0.0264733823730449" calcext:value-type="float">
            <text:p>0.02647338237304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404966277842701" calcext:value-type="float">
            <text:p>0.0404966277842701</text:p>
          </table:table-cell>
          <table:table-cell office:value-type="float" office:value="0.724495274914089" calcext:value-type="float">
            <text:p>0.724495274914089</text:p>
          </table:table-cell>
          <table:table-cell office:value-type="float" office:value="0.0321979252356064" calcext:value-type="float">
            <text:p>0.0321979252356064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307389746291325" calcext:value-type="float">
            <text:p>0.0307389746291325</text:p>
          </table:table-cell>
          <table:table-cell office:value-type="float" office:value="0.724484536082474" calcext:value-type="float">
            <text:p>0.724484536082474</text:p>
          </table:table-cell>
          <table:table-cell office:value-type="float" office:value="0.0278926413773898" calcext:value-type="float">
            <text:p>0.0278926413773898</text:p>
          </table:table-cell>
          <table:table-cell office:value-type="float" office:value="0.731829896907217" calcext:value-type="float">
            <text:p>0.731829896907217</text:p>
          </table:table-cell>
          <table:table-cell office:value-type="float" office:value="0.0411347499415398" calcext:value-type="float">
            <text:p>0.0411347499415398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35600311109053" calcext:value-type="float">
            <text:p>0.035600311109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744308419243986" calcext:value-type="float">
            <text:p>0.744308419243986</text:p>
          </table:table-cell>
          <table:table-cell office:value-type="float" office:value="0.0364761084355051" calcext:value-type="float">
            <text:p>0.0364761084355051</text:p>
          </table:table-cell>
          <table:table-cell office:value-type="float" office:value="0.709987113402062" calcext:value-type="float">
            <text:p>0.709987113402062</text:p>
          </table:table-cell>
          <table:table-cell office:value-type="float" office:value="0.0374357511588781" calcext:value-type="float">
            <text:p>0.0374357511588781</text:p>
          </table:table-cell>
          <table:table-cell office:value-type="float" office:value="0.746338058419244" calcext:value-type="float">
            <text:p>0.746338058419244</text:p>
          </table:table-cell>
          <table:table-cell office:value-type="float" office:value="0.0362965607008092" calcext:value-type="float">
            <text:p>0.0362965607008092</text:p>
          </table:table-cell>
          <table:table-cell office:value-type="float" office:value="0.746359536082474" calcext:value-type="float">
            <text:p>0.746359536082474</text:p>
          </table:table-cell>
          <table:table-cell office:value-type="float" office:value="0.0291316724217154" calcext:value-type="float">
            <text:p>0.0291316724217154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7387656922384" calcext:value-type="float">
            <text:p>0.037387656922384</text:p>
          </table:table-cell>
          <table:table-cell office:value-type="float" office:value="0.732828608247423" calcext:value-type="float">
            <text:p>0.732828608247423</text:p>
          </table:table-cell>
          <table:table-cell office:value-type="float" office:value="0.0308477058251659" calcext:value-type="float">
            <text:p>0.0308477058251659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249425762242935" calcext:value-type="float">
            <text:p>0.0249425762242935</text:p>
          </table:table-cell>
          <table:table-cell office:value-type="float" office:value="0.740109536082474" calcext:value-type="float">
            <text:p>0.740109536082474</text:p>
          </table:table-cell>
          <table:table-cell office:value-type="float" office:value="0.0270108810725757" calcext:value-type="float">
            <text:p>0.0270108810725757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176611759074883" calcext:value-type="float">
            <text:p>0.0176611759074883</text:p>
          </table:table-cell>
          <table:table-cell office:value-type="float" office:value="0.736995274914089" calcext:value-type="float">
            <text:p>0.736995274914089</text:p>
          </table:table-cell>
          <table:table-cell office:value-type="float" office:value="0.0303644860592714" calcext:value-type="float">
            <text:p>0.0303644860592714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86015608496529" calcext:value-type="float">
            <text:p>0.0286015608496529</text:p>
          </table:table-cell>
          <table:table-cell office:value-type="float" office:value="0.741097508591065" calcext:value-type="float">
            <text:p>0.741097508591065</text:p>
          </table:table-cell>
          <table:table-cell office:value-type="float" office:value="0.0289617902489963" calcext:value-type="float">
            <text:p>0.0289617902489963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1202617270601" calcext:value-type="float">
            <text:p>0.031202617270601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0877632113314" calcext:value-type="float">
            <text:p>0.030877632113314</text:p>
          </table:table-cell>
          <table:table-cell office:value-type="float" office:value="0.741183419243986" calcext:value-type="float">
            <text:p>0.741183419243986</text:p>
          </table:table-cell>
          <table:table-cell office:value-type="float" office:value="0.0259074025232941" calcext:value-type="float">
            <text:p>0.0259074025232941</text:p>
          </table:table-cell>
          <table:table-cell office:value-type="float" office:value="0.734954896907216" calcext:value-type="float">
            <text:p>0.734954896907216</text:p>
          </table:table-cell>
          <table:table-cell office:value-type="float" office:value="0.0279751750869276" calcext:value-type="float">
            <text:p>0.02797517508692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744308419243986" calcext:value-type="float">
            <text:p>0.744308419243986</text:p>
          </table:table-cell>
          <table:table-cell office:value-type="float" office:value="0.0358089538796758" calcext:value-type="float">
            <text:p>0.0358089538796758</text:p>
          </table:table-cell>
          <table:table-cell office:value-type="float" office:value="0.707946735395189" calcext:value-type="float">
            <text:p>0.707946735395189</text:p>
          </table:table-cell>
          <table:table-cell office:value-type="float" office:value="0.034378397722308" calcext:value-type="float">
            <text:p>0.034378397722308</text:p>
          </table:table-cell>
          <table:table-cell office:value-type="float" office:value="0.744276202749141" calcext:value-type="float">
            <text:p>0.744276202749141</text:p>
          </table:table-cell>
          <table:table-cell office:value-type="float" office:value="0.0387190456512472" calcext:value-type="float">
            <text:p>0.0387190456512472</text:p>
          </table:table-cell>
          <table:table-cell office:value-type="float" office:value="0.746370274914089" calcext:value-type="float">
            <text:p>0.746370274914089</text:p>
          </table:table-cell>
          <table:table-cell office:value-type="float" office:value="0.0314129048612569" calcext:value-type="float">
            <text:p>0.0314129048612569</text:p>
          </table:table-cell>
          <table:table-cell office:value-type="float" office:value="0.738026202749141" calcext:value-type="float">
            <text:p>0.738026202749141</text:p>
          </table:table-cell>
          <table:table-cell office:value-type="float" office:value="0.0291333789957876" calcext:value-type="float">
            <text:p>0.0291333789957876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243255673040878" calcext:value-type="float">
            <text:p>0.024325567304087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281809804324242" calcext:value-type="float">
            <text:p>0.0281809804324242</text:p>
          </table:table-cell>
          <table:table-cell office:value-type="float" office:value="0.737006013745704" calcext:value-type="float">
            <text:p>0.737006013745704</text:p>
          </table:table-cell>
          <table:table-cell office:value-type="float" office:value="0.0272837717985154" calcext:value-type="float">
            <text:p>0.0272837717985154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41870684309561" calcext:value-type="float">
            <text:p>0.0241870684309561</text:p>
          </table:table-cell>
          <table:table-cell office:value-type="float" office:value="0.739121563573883" calcext:value-type="float">
            <text:p>0.739121563573883</text:p>
          </table:table-cell>
          <table:table-cell office:value-type="float" office:value="0.0300437482316343" calcext:value-type="float">
            <text:p>0.0300437482316343</text:p>
          </table:table-cell>
          <table:table-cell office:value-type="float" office:value="0.736984536082474" calcext:value-type="float">
            <text:p>0.736984536082474</text:p>
          </table:table-cell>
          <table:table-cell office:value-type="float" office:value="0.0247966419904365" calcext:value-type="float">
            <text:p>0.0247966419904365</text:p>
          </table:table-cell>
          <table:table-cell office:value-type="float" office:value="0.736952319587629" calcext:value-type="float">
            <text:p>0.736952319587629</text:p>
          </table:table-cell>
          <table:table-cell office:value-type="float" office:value="0.0260602653891996" calcext:value-type="float">
            <text:p>0.0260602653891996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1788360493805" calcext:value-type="float">
            <text:p>0.031788360493805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09642912052486" calcext:value-type="float">
            <text:p>0.0309642912052486</text:p>
          </table:table-cell>
          <table:table-cell office:value-type="float" office:value="0.733859536082474" calcext:value-type="float">
            <text:p>0.733859536082474</text:p>
          </table:table-cell>
          <table:table-cell office:value-type="float" office:value="0.0305715526799796" calcext:value-type="float">
            <text:p>0.0305715526799796</text:p>
          </table:table-cell>
          <table:table-cell office:value-type="float" office:value="0.741183419243986" calcext:value-type="float">
            <text:p>0.741183419243986</text:p>
          </table:table-cell>
          <table:table-cell office:value-type="float" office:value="0.0281381729525732" calcext:value-type="float">
            <text:p>0.0281381729525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743277491408935" calcext:value-type="float">
            <text:p>0.743277491408935</text:p>
          </table:table-cell>
          <table:table-cell office:value-type="float" office:value="0.044432216270329" calcext:value-type="float">
            <text:p>0.044432216270329</text:p>
          </table:table-cell>
          <table:table-cell office:value-type="float" office:value="0.708977663230241" calcext:value-type="float">
            <text:p>0.708977663230241</text:p>
          </table:table-cell>
          <table:table-cell office:value-type="float" office:value="0.0480722637431123" calcext:value-type="float">
            <text:p>0.0480722637431123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86560151519765" calcext:value-type="float">
            <text:p>0.0386560151519765</text:p>
          </table:table-cell>
          <table:table-cell office:value-type="float" office:value="0.751589347079038" calcext:value-type="float">
            <text:p>0.751589347079038</text:p>
          </table:table-cell>
          <table:table-cell office:value-type="float" office:value="0.0316939614596851" calcext:value-type="float">
            <text:p>0.0316939614596851</text:p>
          </table:table-cell>
          <table:table-cell office:value-type="float" office:value="0.743223797250859" calcext:value-type="float">
            <text:p>0.743223797250859</text:p>
          </table:table-cell>
          <table:table-cell office:value-type="float" office:value="0.0308324159426689" calcext:value-type="float">
            <text:p>0.0308324159426689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286055993199524" calcext:value-type="float">
            <text:p>0.0286055993199524</text:p>
          </table:table-cell>
          <table:table-cell office:value-type="float" office:value="0.735932130584193" calcext:value-type="float">
            <text:p>0.735932130584193</text:p>
          </table:table-cell>
          <table:table-cell office:value-type="float" office:value="0.0245136162323027" calcext:value-type="float">
            <text:p>0.0245136162323027</text:p>
          </table:table-cell>
          <table:table-cell office:value-type="float" office:value="0.746381013745704" calcext:value-type="float">
            <text:p>0.746381013745704</text:p>
          </table:table-cell>
          <table:table-cell office:value-type="float" office:value="0.0328200531086167" calcext:value-type="float">
            <text:p>0.0328200531086167</text:p>
          </table:table-cell>
          <table:table-cell office:value-type="float" office:value="0.731797680412371" calcext:value-type="float">
            <text:p>0.731797680412371</text:p>
          </table:table-cell>
          <table:table-cell office:value-type="float" office:value="0.0189971283653912" calcext:value-type="float">
            <text:p>0.0189971283653912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88652944354374" calcext:value-type="float">
            <text:p>0.0288652944354374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2771808563613" calcext:value-type="float">
            <text:p>0.032771808563613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345600988460869" calcext:value-type="float">
            <text:p>0.0345600988460869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8324490326179" calcext:value-type="float">
            <text:p>0.028324490326179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32845225557905" calcext:value-type="float">
            <text:p>0.032845225557905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287189991798781" calcext:value-type="float">
            <text:p>0.0287189991798781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315415163986174" calcext:value-type="float">
            <text:p>0.0315415163986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742235824742268" calcext:value-type="float">
            <text:p>0.742235824742268</text:p>
          </table:table-cell>
          <table:table-cell office:value-type="float" office:value="0.0366412631102251" calcext:value-type="float">
            <text:p>0.0366412631102251</text:p>
          </table:table-cell>
          <table:table-cell office:value-type="float" office:value="0.705852663230241" calcext:value-type="float">
            <text:p>0.705852663230241</text:p>
          </table:table-cell>
          <table:table-cell office:value-type="float" office:value="0.053579092295886" calcext:value-type="float">
            <text:p>0.053579092295886</text:p>
          </table:table-cell>
          <table:table-cell office:value-type="float" office:value="0.741151202749141" calcext:value-type="float">
            <text:p>0.741151202749141</text:p>
          </table:table-cell>
          <table:table-cell office:value-type="float" office:value="0.0401031806121851" calcext:value-type="float">
            <text:p>0.0401031806121851</text:p>
          </table:table-cell>
          <table:table-cell office:value-type="float" office:value="0.748442869415807" calcext:value-type="float">
            <text:p>0.748442869415807</text:p>
          </table:table-cell>
          <table:table-cell office:value-type="float" office:value="0.0289064688556577" calcext:value-type="float">
            <text:p>0.0289064688556577</text:p>
          </table:table-cell>
          <table:table-cell office:value-type="float" office:value="0.740088058419244" calcext:value-type="float">
            <text:p>0.740088058419244</text:p>
          </table:table-cell>
          <table:table-cell office:value-type="float" office:value="0.0321133183810883" calcext:value-type="float">
            <text:p>0.0321133183810883</text:p>
          </table:table-cell>
          <table:table-cell office:value-type="float" office:value="0.74014175257732" calcext:value-type="float">
            <text:p>0.74014175257732</text:p>
          </table:table-cell>
          <table:table-cell office:value-type="float" office:value="0.0238151895341289" calcext:value-type="float">
            <text:p>0.0238151895341289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70053183118559" calcext:value-type="float">
            <text:p>0.0270053183118559</text:p>
          </table:table-cell>
          <table:table-cell office:value-type="float" office:value="0.743245274914089" calcext:value-type="float">
            <text:p>0.743245274914089</text:p>
          </table:table-cell>
          <table:table-cell office:value-type="float" office:value="0.0219319702562029" calcext:value-type="float">
            <text:p>0.0219319702562029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22403569582943" calcext:value-type="float">
            <text:p>0.022403569582943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313241510164091" calcext:value-type="float">
            <text:p>0.0313241510164091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267471316343634" calcext:value-type="float">
            <text:p>0.0267471316343634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291187973206108" calcext:value-type="float">
            <text:p>0.0291187973206108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91267346694677" calcext:value-type="float">
            <text:p>0.0291267346694677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265370993571057" calcext:value-type="float">
            <text:p>0.0265370993571057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73167700411568" calcext:value-type="float">
            <text:p>0.027316770041156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99952759670215" calcext:value-type="float">
            <text:p>0.02999527596702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74222293814433" calcext:value-type="float">
            <text:p>0.74222293814433</text:p>
          </table:table-cell>
          <table:table-cell office:value-type="float" office:value="0.0380457116087542" calcext:value-type="float">
            <text:p>0.0380457116087542</text:p>
          </table:table-cell>
          <table:table-cell office:value-type="float" office:value="0.705848367697594" calcext:value-type="float">
            <text:p>0.705848367697594</text:p>
          </table:table-cell>
          <table:table-cell office:value-type="float" office:value="0.039638907292484" calcext:value-type="float">
            <text:p>0.039638907292484</text:p>
          </table:table-cell>
          <table:table-cell office:value-type="float" office:value="0.739063573883161" calcext:value-type="float">
            <text:p>0.739063573883161</text:p>
          </table:table-cell>
          <table:table-cell office:value-type="float" office:value="0.0394015640284275" calcext:value-type="float">
            <text:p>0.0394015640284275</text:p>
          </table:table-cell>
          <table:table-cell office:value-type="float" office:value="0.746365979381443" calcext:value-type="float">
            <text:p>0.746365979381443</text:p>
          </table:table-cell>
          <table:table-cell office:value-type="float" office:value="0.0316305545346519" calcext:value-type="float">
            <text:p>0.0316305545346519</text:p>
          </table:table-cell>
          <table:table-cell office:value-type="float" office:value="0.736986683848797" calcext:value-type="float">
            <text:p>0.736986683848797</text:p>
          </table:table-cell>
          <table:table-cell office:value-type="float" office:value="0.0303463204975764" calcext:value-type="float">
            <text:p>0.0303463204975764</text:p>
          </table:table-cell>
          <table:table-cell office:value-type="float" office:value="0.734308419243986" calcext:value-type="float">
            <text:p>0.734308419243986</text:p>
          </table:table-cell>
          <table:table-cell office:value-type="float" office:value="0.0285072023585235" calcext:value-type="float">
            <text:p>0.0285072023585235</text:p>
          </table:table-cell>
          <table:table-cell office:value-type="float" office:value="0.734905498281787" calcext:value-type="float">
            <text:p>0.734905498281787</text:p>
          </table:table-cell>
          <table:table-cell office:value-type="float" office:value="0.0255913094250014" calcext:value-type="float">
            <text:p>0.0255913094250014</text:p>
          </table:table-cell>
          <table:table-cell office:value-type="float" office:value="0.739291237113402" calcext:value-type="float">
            <text:p>0.739291237113402</text:p>
          </table:table-cell>
          <table:table-cell office:value-type="float" office:value="0.0270350512419484" calcext:value-type="float">
            <text:p>0.0270350512419484</text:p>
          </table:table-cell>
          <table:table-cell office:value-type="float" office:value="0.729926975945017" calcext:value-type="float">
            <text:p>0.729926975945017</text:p>
          </table:table-cell>
          <table:table-cell office:value-type="float" office:value="0.0217065181607651" calcext:value-type="float">
            <text:p>0.0217065181607651</text:p>
          </table:table-cell>
          <table:table-cell office:value-type="float" office:value="0.736786941580756" calcext:value-type="float">
            <text:p>0.736786941580756</text:p>
          </table:table-cell>
          <table:table-cell office:value-type="float" office:value="0.0294142124231594" calcext:value-type="float">
            <text:p>0.0294142124231594</text:p>
          </table:table-cell>
          <table:table-cell office:value-type="float" office:value="0.730762457044674" calcext:value-type="float">
            <text:p>0.730762457044674</text:p>
          </table:table-cell>
          <table:table-cell office:value-type="float" office:value="0.0306827541644672" calcext:value-type="float">
            <text:p>0.0306827541644672</text:p>
          </table:table-cell>
          <table:table-cell office:value-type="float" office:value="0.734892611683849" calcext:value-type="float">
            <text:p>0.734892611683849</text:p>
          </table:table-cell>
          <table:table-cell office:value-type="float" office:value="0.0301797754081" calcext:value-type="float">
            <text:p>0.0301797754081</text:p>
          </table:table-cell>
          <table:table-cell office:value-type="float" office:value="0.729926975945017" calcext:value-type="float">
            <text:p>0.729926975945017</text:p>
          </table:table-cell>
          <table:table-cell office:value-type="float" office:value="0.030236235477837" calcext:value-type="float">
            <text:p>0.030236235477837</text:p>
          </table:table-cell>
          <table:table-cell office:value-type="float" office:value="0.72992912371134" calcext:value-type="float">
            <text:p>0.72992912371134</text:p>
          </table:table-cell>
          <table:table-cell office:value-type="float" office:value="0.0298233779221926" calcext:value-type="float">
            <text:p>0.0298233779221926</text:p>
          </table:table-cell>
          <table:table-cell office:value-type="float" office:value="0.734512457044673" calcext:value-type="float">
            <text:p>0.734512457044673</text:p>
          </table:table-cell>
          <table:table-cell office:value-type="float" office:value="0.0307298948731697" calcext:value-type="float">
            <text:p>0.0307298948731697</text:p>
          </table:table-cell>
          <table:table-cell office:value-type="float" office:value="0.735137457044673" calcext:value-type="float">
            <text:p>0.735137457044673</text:p>
          </table:table-cell>
          <table:table-cell office:value-type="float" office:value="0.0306500903028385" calcext:value-type="float">
            <text:p>0.0306500903028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27694169032091" calcext:value-type="float">
            <text:p>0.0327694169032091</text:p>
          </table:table-cell>
          <table:table-cell office:value-type="float" office:value="0.632456140350877" calcext:value-type="float">
            <text:p>0.632456140350877</text:p>
          </table:table-cell>
          <table:table-cell office:value-type="float" office:value="0.056463797779007" calcext:value-type="float">
            <text:p>0.056463797779007</text:p>
          </table:table-cell>
          <table:table-cell office:value-type="float" office:value="0.65" calcext:value-type="float">
            <text:p>0.65</text:p>
          </table:table-cell>
          <table:table-cell office:value-type="float" office:value="0.0354392719909372" calcext:value-type="float">
            <text:p>0.035439271990937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381352019636564" calcext:value-type="float">
            <text:p>0.0381352019636564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4983201279734" calcext:value-type="float">
            <text:p>0.054983201279734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95266745095933" calcext:value-type="float">
            <text:p>0.0495266745095933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563121761364107" calcext:value-type="float">
            <text:p>0.0563121761364107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71567721253179" calcext:value-type="float">
            <text:p>0.0471567721253179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296607126383994" calcext:value-type="float">
            <text:p>0.0296607126383994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68185160303678" calcext:value-type="float">
            <text:p>0.0568185160303678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47760024301565" calcext:value-type="float">
            <text:p>0.0447760024301565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08206403807982" calcext:value-type="float">
            <text:p>0.0408206403807982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576624200577136" calcext:value-type="float">
            <text:p>0.057662420057713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33847476323948" calcext:value-type="float">
            <text:p>0.0338474763239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17086355829846" calcext:value-type="float">
            <text:p>0.0317086355829846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0522729824095591" calcext:value-type="float">
            <text:p>0.0522729824095591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01698493322274" calcext:value-type="float">
            <text:p>0.0501698493322274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29877487254937" calcext:value-type="float">
            <text:p>0.0529877487254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18036631594421" calcext:value-type="float">
            <text:p>0.041803663159442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36055014790813" calcext:value-type="float">
            <text:p>0.0436055014790813</text:p>
          </table:table-cell>
          <table:table-cell office:value-type="float" office:value="0.65" calcext:value-type="float">
            <text:p>0.65</text:p>
          </table:table-cell>
          <table:table-cell office:value-type="float" office:value="0.0450045500779413" calcext:value-type="float">
            <text:p>0.045004550077941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75089965183389" calcext:value-type="float">
            <text:p>0.0475089965183389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16089165811628" calcext:value-type="float">
            <text:p>0.0416089165811628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41607597614889" calcext:value-type="float">
            <text:p>0.044160759761488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521419722225935" calcext:value-type="float">
            <text:p>0.052141972222593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64627151522535" calcext:value-type="float">
            <text:p>0.0464627151522535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13926043723658" calcext:value-type="float">
            <text:p>0.041392604372365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53452117522538" calcext:value-type="float">
            <text:p>0.045345211752253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504756622854738" calcext:value-type="float">
            <text:p>0.0504756622854738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64535137034748" calcext:value-type="float">
            <text:p>0.0464535137034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664035087719298" calcext:value-type="float">
            <text:p>0.664035087719298</text:p>
          </table:table-cell>
          <table:table-cell office:value-type="float" office:value="0.0341116680306196" calcext:value-type="float">
            <text:p>0.0341116680306196</text:p>
          </table:table-cell>
          <table:table-cell office:value-type="float" office:value="0.628070175438596" calcext:value-type="float">
            <text:p>0.628070175438596</text:p>
          </table:table-cell>
          <table:table-cell office:value-type="float" office:value="0.0505095272086296" calcext:value-type="float">
            <text:p>0.050509527208629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90545213030736" calcext:value-type="float">
            <text:p>0.0390545213030736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91454278186304" calcext:value-type="float">
            <text:p>0.0491454278186304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292543823117678" calcext:value-type="float">
            <text:p>0.0292543823117678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36055014790812" calcext:value-type="float">
            <text:p>0.0436055014790812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65167692554365" calcext:value-type="float">
            <text:p>0.056516769255436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93190871153012" calcext:value-type="float">
            <text:p>0.0493190871153012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73648110674072" calcext:value-type="float">
            <text:p>0.0473648110674072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5870571361405" calcext:value-type="float">
            <text:p>0.0495870571361405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02124347310605" calcext:value-type="float">
            <text:p>0.050212434731060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68861884746892" calcext:value-type="float">
            <text:p>0.056886188474689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427340956875909" calcext:value-type="float">
            <text:p>0.0427340956875909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22613254639702" calcext:value-type="float">
            <text:p>0.0422613254639702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502124347310605" calcext:value-type="float">
            <text:p>0.05021243473106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298904214916094" calcext:value-type="float">
            <text:p>0.0298904214916094</text:p>
          </table:table-cell>
          <table:table-cell office:value-type="float" office:value="0.634210526315789" calcext:value-type="float">
            <text:p>0.634210526315789</text:p>
          </table:table-cell>
          <table:table-cell office:value-type="float" office:value="0.0485855470748531" calcext:value-type="float">
            <text:p>0.0485855470748531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397596313997778" calcext:value-type="float">
            <text:p>0.039759631399777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80102356766638" calcext:value-type="float">
            <text:p>0.0480102356766638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386695215511382" calcext:value-type="float">
            <text:p>0.0386695215511382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68201611725101" calcext:value-type="float">
            <text:p>0.046820161172510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14902235141821" calcext:value-type="float">
            <text:p>0.051490223514182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0346639323182" calcext:value-type="float">
            <text:p>0.04034663932318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45846511168915" calcext:value-type="float">
            <text:p>0.044584651116891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19448374063215" calcext:value-type="float">
            <text:p>0.051944837406321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77244579253875" calcext:value-type="float">
            <text:p>0.0477244579253875</text:p>
          </table:table-cell>
          <table:table-cell office:value-type="float" office:value="0.65" calcext:value-type="float">
            <text:p>0.65</text:p>
          </table:table-cell>
          <table:table-cell office:value-type="float" office:value="0.0464995027392932" calcext:value-type="float">
            <text:p>0.046499502739293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31818979511055" calcext:value-type="float">
            <text:p>0.04318189795110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335429950870175" calcext:value-type="float">
            <text:p>0.0335429950870175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87874938353548" calcext:value-type="float">
            <text:p>0.0487874938353548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85255417356739" calcext:value-type="float">
            <text:p>0.038525541735673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37229839591082" calcext:value-type="float">
            <text:p>0.043722983959108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08206403807982" calcext:value-type="float">
            <text:p>0.0408206403807982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91802087343913" calcext:value-type="float">
            <text:p>0.0491802087343913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74729912107658" calcext:value-type="float">
            <text:p>0.047472991210765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32214780675277" calcext:value-type="float">
            <text:p>0.0432214780675277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5737420425761" calcext:value-type="float">
            <text:p>0.042573742042576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97935273857497" calcext:value-type="float">
            <text:p>0.049793527385749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501357549692463" calcext:value-type="float">
            <text:p>0.050135754969246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6138870227758" calcext:value-type="float">
            <text:p>0.042613887022775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7664542900693" calcext:value-type="float">
            <text:p>0.0447664542900693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97935273857497" calcext:value-type="float">
            <text:p>0.049793527385749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01448251980876" calcext:value-type="float">
            <text:p>0.04014482519808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65859649122807" calcext:value-type="float">
            <text:p>0.65859649122807</text:p>
          </table:table-cell>
          <table:table-cell office:value-type="float" office:value="0.032404627419088" calcext:value-type="float">
            <text:p>0.032404627419088</text:p>
          </table:table-cell>
          <table:table-cell office:value-type="float" office:value="0.632631578947368" calcext:value-type="float">
            <text:p>0.632631578947368</text:p>
          </table:table-cell>
          <table:table-cell office:value-type="float" office:value="0.0513238696614807" calcext:value-type="float">
            <text:p>0.0513238696614807</text:p>
          </table:table-cell>
          <table:table-cell office:value-type="float" office:value="0.656491228070175" calcext:value-type="float">
            <text:p>0.656491228070175</text:p>
          </table:table-cell>
          <table:table-cell office:value-type="float" office:value="0.040589763152338" calcext:value-type="float">
            <text:p>0.040589763152338</text:p>
          </table:table-cell>
          <table:table-cell office:value-type="float" office:value="0.648771929824561" calcext:value-type="float">
            <text:p>0.648771929824561</text:p>
          </table:table-cell>
          <table:table-cell office:value-type="float" office:value="0.0464003196287105" calcext:value-type="float">
            <text:p>0.0464003196287105</text:p>
          </table:table-cell>
          <table:table-cell office:value-type="float" office:value="0.655614035087719" calcext:value-type="float">
            <text:p>0.655614035087719</text:p>
          </table:table-cell>
          <table:table-cell office:value-type="float" office:value="0.0411062817365761" calcext:value-type="float">
            <text:p>0.0411062817365761</text:p>
          </table:table-cell>
          <table:table-cell office:value-type="float" office:value="0.650175438596491" calcext:value-type="float">
            <text:p>0.650175438596491</text:p>
          </table:table-cell>
          <table:table-cell office:value-type="float" office:value="0.0465476094749314" calcext:value-type="float">
            <text:p>0.0465476094749314</text:p>
          </table:table-cell>
          <table:table-cell office:value-type="float" office:value="0.652456140350877" calcext:value-type="float">
            <text:p>0.652456140350877</text:p>
          </table:table-cell>
          <table:table-cell office:value-type="float" office:value="0.0502873586803262" calcext:value-type="float">
            <text:p>0.0502873586803262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77393114681336" calcext:value-type="float">
            <text:p>0.0477393114681336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0403109643305455" calcext:value-type="float">
            <text:p>0.040310964330545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70785015698265" calcext:value-type="float">
            <text:p>0.0470785015698265</text:p>
          </table:table-cell>
          <table:table-cell office:value-type="float" office:value="0.654912280701754" calcext:value-type="float">
            <text:p>0.654912280701754</text:p>
          </table:table-cell>
          <table:table-cell office:value-type="float" office:value="0.0494274023000204" calcext:value-type="float">
            <text:p>0.0494274023000204</text:p>
          </table:table-cell>
          <table:table-cell office:value-type="float" office:value="0.649824561403509" calcext:value-type="float">
            <text:p>0.649824561403509</text:p>
          </table:table-cell>
          <table:table-cell office:value-type="float" office:value="0.0518308667587298" calcext:value-type="float">
            <text:p>0.0518308667587298</text:p>
          </table:table-cell>
          <table:table-cell office:value-type="float" office:value="0.64859649122807" calcext:value-type="float">
            <text:p>0.64859649122807</text:p>
          </table:table-cell>
          <table:table-cell office:value-type="float" office:value="0.0438482094876553" calcext:value-type="float">
            <text:p>0.0438482094876553</text:p>
          </table:table-cell>
          <table:table-cell office:value-type="float" office:value="0.650701754385965" calcext:value-type="float">
            <text:p>0.650701754385965</text:p>
          </table:table-cell>
          <table:table-cell office:value-type="float" office:value="0.0446882978618494" calcext:value-type="float">
            <text:p>0.0446882978618494</text:p>
          </table:table-cell>
          <table:table-cell office:value-type="float" office:value="0.643508771929825" calcext:value-type="float">
            <text:p>0.643508771929825</text:p>
          </table:table-cell>
          <table:table-cell office:value-type="float" office:value="0.0490527853393991" calcext:value-type="float">
            <text:p>0.0490527853393991</text:p>
          </table:table-cell>
          <table:table-cell office:value-type="float" office:value="0.649649122807017" calcext:value-type="float">
            <text:p>0.649649122807017</text:p>
          </table:table-cell>
          <table:table-cell office:value-type="float" office:value="0.0427680295815353" calcext:value-type="float">
            <text:p>0.04276802958153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55216676124922" calcext:value-type="float">
            <text:p>0.0455216676124922</text:p>
          </table:table-cell>
          <table:table-cell office:value-type="float" office:value="0.716" calcext:value-type="float">
            <text:p>0.716</text:p>
          </table:table-cell>
          <table:table-cell office:value-type="float" office:value="0.0267498701969851" calcext:value-type="float">
            <text:p>0.02674987019698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16466618643612" calcext:value-type="float">
            <text:p>0.041646661864361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537587202228625" calcext:value-type="float">
            <text:p>0.053758720222862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8125992061992" calcext:value-type="float">
            <text:p>0.032812599206199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63312235441753" calcext:value-type="float">
            <text:p>0.026331223544175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92145097862739" calcext:value-type="float">
            <text:p>0.0392145097862739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5756445982538" calcext:value-type="float">
            <text:p>0.0365756445982538</text:p>
          </table:table-cell>
          <table:table-cell office:value-type="float" office:value="0.75" calcext:value-type="float">
            <text:p>0.75</text:p>
          </table:table-cell>
          <table:table-cell office:value-type="float" office:value="0.0343187671366233" calcext:value-type="float">
            <text:p>0.0343187671366233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76211904279783" calcext:value-type="float">
            <text:p>0.0476211904279783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84274207652122" calcext:value-type="float">
            <text:p>0.0384274207652122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5018514709691" calcext:value-type="float">
            <text:p>0.04501851470969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72463990397387" calcext:value-type="float">
            <text:p>0.0472463990397387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75" calcext:value-type="float">
            <text:p>0.775</text:p>
          </table:table-cell>
          <table:table-cell office:value-type="float" office:value="0.0334165627596057" calcext:value-type="float">
            <text:p>0.0334165627596057</text:p>
          </table:table-cell>
          <table:table-cell office:value-type="float" office:value="0.748" calcext:value-type="float">
            <text:p>0.748</text:p>
          </table:table-cell>
          <table:table-cell office:value-type="float" office:value="0.0426354052141852" calcext:value-type="float">
            <text:p>0.04263540521418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00138864784603" calcext:value-type="float">
            <text:p>0.0400138864784603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6040101122068" calcext:value-type="float">
            <text:p>0.036040101122068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3872931866292" calcext:value-type="float">
            <text:p>0.047387293186629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20185144377518" calcext:value-type="float">
            <text:p>0.0420185144377518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85912657903775" calcext:value-type="float">
            <text:p>0.04859126579037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1636301174282" calcext:value-type="float">
            <text:p>0.041163630117428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3259797957468" calcext:value-type="float">
            <text:p>0.045325979795746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41713833959398" calcext:value-type="float">
            <text:p>0.044171383395939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80204623269569" calcext:value-type="float">
            <text:p>0.038020462326956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34101882562658" calcext:value-type="float">
            <text:p>0.0434101882562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87168690838536" calcext:value-type="float">
            <text:p>0.04871686908385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4274207652123" calcext:value-type="float">
            <text:p>0.0384274207652123</text:p>
          </table:table-cell>
          <table:table-cell office:value-type="float" office:value="0.771" calcext:value-type="float">
            <text:p>0.771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52" calcext:value-type="float">
            <text:p>0.752</text:p>
          </table:table-cell>
          <table:table-cell office:value-type="float" office:value="0.0475628239512986" calcext:value-type="float">
            <text:p>0.047562823951298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9655943733805" calcext:value-type="float">
            <text:p>0.041965594373380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34829973435938" calcext:value-type="float">
            <text:p>0.033482997343593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40201973845844" calcext:value-type="float">
            <text:p>0.0440201973845844</text:p>
          </table:table-cell>
          <table:table-cell office:value-type="float" office:value="0.768" calcext:value-type="float">
            <text:p>0.768</text:p>
          </table:table-cell>
          <table:table-cell office:value-type="float" office:value="0.0421109645262767" calcext:value-type="float">
            <text:p>0.042110964526276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1952353926806" calcext:value-type="float">
            <text:p>0.041952353926806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52924291535104" calcext:value-type="float">
            <text:p>0.03529242915351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30823887354653" calcext:value-type="float">
            <text:p>0.0330823887354653</text:p>
          </table:table-cell>
          <table:table-cell office:value-type="float" office:value="0.77" calcext:value-type="float">
            <text:p>0.77</text:p>
          </table:table-cell>
          <table:table-cell office:value-type="float" office:value="0.0391578004149024" calcext:value-type="float">
            <text:p>0.0391578004149024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76533899905145" calcext:value-type="float">
            <text:p>0.03765338999051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4284434185288" calcext:value-type="float">
            <text:p>0.044284434185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40061724867321" calcext:value-type="float">
            <text:p>0.0540061724867321</text:p>
          </table:table-cell>
          <table:table-cell office:value-type="float" office:value="0.75" calcext:value-type="float">
            <text:p>0.75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34741302385683" calcext:value-type="float">
            <text:p>0.043474130238568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92273636642602" calcext:value-type="float">
            <text:p>0.0492273636642602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24394994210713" calcext:value-type="float">
            <text:p>0.042439499421071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83115880351856" calcext:value-type="float">
            <text:p>0.0383115880351856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20185144377517" calcext:value-type="float">
            <text:p>0.0420185144377517</text:p>
          </table:table-cell>
          <table:table-cell office:value-type="float" office:value="0.775" calcext:value-type="float">
            <text:p>0.775</text:p>
          </table:table-cell>
          <table:table-cell office:value-type="float" office:value="0.038944404818493" calcext:value-type="float">
            <text:p>0.038944404818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0151480384383" calcext:value-type="float">
            <text:p>0.033015148038438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91010087963071" calcext:value-type="float">
            <text:p>0.0391010087963071</text:p>
          </table:table-cell>
          <table:table-cell office:value-type="float" office:value="0.773" calcext:value-type="float">
            <text:p>0.773</text:p>
          </table:table-cell>
          <table:table-cell office:value-type="float" office:value="0.0444847039878753" calcext:value-type="float">
            <text:p>0.0444847039878753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00138864784603" calcext:value-type="float">
            <text:p>0.040013886478460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020462326957" calcext:value-type="float">
            <text:p>0.03802046232695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93841479673118" calcext:value-type="float">
            <text:p>0.039384147967311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62961481479111" calcext:value-type="float">
            <text:p>0.0462961481479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75905084772366" calcext:value-type="float">
            <text:p>0.0575905084772366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79" calcext:value-type="float">
            <text:p>0.779</text:p>
          </table:table-cell>
          <table:table-cell office:value-type="float" office:value="0.0428044649799786" calcext:value-type="float">
            <text:p>0.0428044649799786</text:p>
          </table:table-cell>
          <table:table-cell office:value-type="float" office:value="0.76" calcext:value-type="float">
            <text:p>0.76</text:p>
          </table:table-cell>
          <table:table-cell office:value-type="float" office:value="0.0483045891539647" calcext:value-type="float">
            <text:p>0.0483045891539647</text:p>
          </table:table-cell>
          <table:table-cell office:value-type="float" office:value="0.771" calcext:value-type="float">
            <text:p>0.771</text:p>
          </table:table-cell>
          <table:table-cell office:value-type="float" office:value="0.0448330235429197" calcext:value-type="float">
            <text:p>0.044833023542919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74314187696794" calcext:value-type="float">
            <text:p>0.0374314187696794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06748625620843" calcext:value-type="float">
            <text:p>0.0406748625620843</text:p>
          </table:table-cell>
          <table:table-cell office:value-type="float" office:value="0.771" calcext:value-type="float">
            <text:p>0.771</text:p>
          </table:table-cell>
          <table:table-cell office:value-type="float" office:value="0.0409471203708718" calcext:value-type="float">
            <text:p>0.040947120370871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30116263352131" calcext:value-type="float">
            <text:p>0.043011626335213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528488738133" calcext:value-type="float">
            <text:p>0.038528488738133</text:p>
          </table:table-cell>
          <table:table-cell office:value-type="float" office:value="0.774" calcext:value-type="float">
            <text:p>0.774</text:p>
          </table:table-cell>
          <table:table-cell office:value-type="float" office:value="0.0427395211328656" calcext:value-type="float">
            <text:p>0.04273952113286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8636977245256" calcext:value-type="float">
            <text:p>0.048636977245256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10419839243236" calcext:value-type="float">
            <text:p>0.0410419839243236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3065591380366" calcext:value-type="float">
            <text:p>0.03306559138036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2478752858864" calcext:value-type="float">
            <text:p>0.04247875285886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50801754901444" calcext:value-type="float">
            <text:p>0.04508017549014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0506163233400106" calcext:value-type="float">
            <text:p>0.0506163233400106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0351653156104362" calcext:value-type="float">
            <text:p>0.0351653156104362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0386059767554692" calcext:value-type="float">
            <text:p>0.0386059767554692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045875368769614" calcext:value-type="float">
            <text:p>0.045875368769614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0446021448077389" calcext:value-type="float">
            <text:p>0.044602144807738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56157408953452" calcext:value-type="float">
            <text:p>0.03561574089534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24911867748193" calcext:value-type="float">
            <text:p>0.042491186774819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0380704455395137" calcext:value-type="float">
            <text:p>0.038070445539513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0371690488405332" calcext:value-type="float">
            <text:p>0.037169048840533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409497523699755" calcext:value-type="float">
            <text:p>0.0409497523699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95998103056606" calcext:value-type="float">
            <text:p>0.039599810305660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435890252287064" calcext:value-type="float">
            <text:p>0.0435890252287064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0402075155865363" calcext:value-type="float">
            <text:p>0.0402075155865363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0361425908479354" calcext:value-type="float">
            <text:p>0.0361425908479354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0405110535706676" calcext:value-type="float">
            <text:p>0.040511053570667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26908809269766" calcext:value-type="float">
            <text:p>0.04269088092697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1602870813397" calcext:value-type="float">
            <text:p>0.761602870813397</text:p>
          </table:table-cell>
          <table:table-cell office:value-type="float" office:value="0.0638365493061858" calcext:value-type="float">
            <text:p>0.0638365493061858</text:p>
          </table:table-cell>
          <table:table-cell office:value-type="float" office:value="0.707108680792891" calcext:value-type="float">
            <text:p>0.707108680792891</text:p>
          </table:table-cell>
          <table:table-cell office:value-type="float" office:value="0.0720970693461105" calcext:value-type="float">
            <text:p>0.0720970693461105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503421005700963" calcext:value-type="float">
            <text:p>0.0503421005700963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721639134932752" calcext:value-type="float">
            <text:p>0.0721639134932752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515426274803886" calcext:value-type="float">
            <text:p>0.0515426274803886</text:p>
          </table:table-cell>
          <table:table-cell office:value-type="float" office:value="0.723974709501025" calcext:value-type="float">
            <text:p>0.723974709501025</text:p>
          </table:table-cell>
          <table:table-cell office:value-type="float" office:value="0.0585935914555479" calcext:value-type="float">
            <text:p>0.0585935914555479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411652681173937" calcext:value-type="float">
            <text:p>0.0411652681173937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563626050862723" calcext:value-type="float">
            <text:p>0.0563626050862723</text:p>
          </table:table-cell>
          <table:table-cell office:value-type="float" office:value="0.772060833902939" calcext:value-type="float">
            <text:p>0.772060833902939</text:p>
          </table:table-cell>
          <table:table-cell office:value-type="float" office:value="0.0570592930305789" calcext:value-type="float">
            <text:p>0.0570592930305789</text:p>
          </table:table-cell>
          <table:table-cell office:value-type="float" office:value="0.751196172248804" calcext:value-type="float">
            <text:p>0.751196172248804</text:p>
          </table:table-cell>
          <table:table-cell office:value-type="float" office:value="0.0687615931098252" calcext:value-type="float">
            <text:p>0.0687615931098252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677299898624638" calcext:value-type="float">
            <text:p>0.0677299898624638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534525227421083" calcext:value-type="float">
            <text:p>0.0534525227421083</text:p>
          </table:table-cell>
          <table:table-cell office:value-type="float" office:value="0.740840738209159" calcext:value-type="float">
            <text:p>0.740840738209159</text:p>
          </table:table-cell>
          <table:table-cell office:value-type="float" office:value="0.0511413547800142" calcext:value-type="float">
            <text:p>0.0511413547800142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524366674393982" calcext:value-type="float">
            <text:p>0.0524366674393982</text:p>
          </table:table-cell>
          <table:table-cell office:value-type="float" office:value="0.734415584415584" calcext:value-type="float">
            <text:p>0.734415584415584</text:p>
          </table:table-cell>
          <table:table-cell office:value-type="float" office:value="0.0535480866050049" calcext:value-type="float">
            <text:p>0.0535480866050049</text:p>
          </table:table-cell>
          <table:table-cell office:value-type="float" office:value="0.740806561859194" calcext:value-type="float">
            <text:p>0.740806561859194</text:p>
          </table:table-cell>
          <table:table-cell office:value-type="float" office:value="0.0531587096250921" calcext:value-type="float">
            <text:p>0.0531587096250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9463431305536" calcext:value-type="float">
            <text:p>0.769463431305536</text:p>
          </table:table-cell>
          <table:table-cell office:value-type="float" office:value="0.0593018736160033" calcext:value-type="float">
            <text:p>0.0593018736160033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0474661942638859" calcext:value-type="float">
            <text:p>0.047466194263885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38617088835566" calcext:value-type="float">
            <text:p>0.053861708883556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747687537096574" calcext:value-type="float">
            <text:p>0.0747687537096574</text:p>
          </table:table-cell>
          <table:table-cell office:value-type="float" office:value="0.772043745727956" calcext:value-type="float">
            <text:p>0.772043745727956</text:p>
          </table:table-cell>
          <table:table-cell office:value-type="float" office:value="0.0551145376287574" calcext:value-type="float">
            <text:p>0.0551145376287574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569464552996338" calcext:value-type="float">
            <text:p>0.0569464552996338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11373450906294" calcext:value-type="float">
            <text:p>0.0511373450906294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0036962027584" calcext:value-type="float">
            <text:p>0.0600036962027584</text:p>
          </table:table-cell>
          <table:table-cell office:value-type="float" office:value="0.770745044429255" calcext:value-type="float">
            <text:p>0.770745044429255</text:p>
          </table:table-cell>
          <table:table-cell office:value-type="float" office:value="0.0571627876001458" calcext:value-type="float">
            <text:p>0.0571627876001458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65689855328732" calcext:value-type="float">
            <text:p>0.065689855328732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02718366439314" calcext:value-type="float">
            <text:p>0.0602718366439314</text:p>
          </table:table-cell>
          <table:table-cell office:value-type="float" office:value="0.751264524948736" calcext:value-type="float">
            <text:p>0.751264524948736</text:p>
          </table:table-cell>
          <table:table-cell office:value-type="float" office:value="0.0614173616294644" calcext:value-type="float">
            <text:p>0.0614173616294644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554271140411534" calcext:value-type="float">
            <text:p>0.0554271140411534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581481243242235" calcext:value-type="float">
            <text:p>0.0581481243242235</text:p>
          </table:table-cell>
          <table:table-cell office:value-type="float" office:value="0.751264524948736" calcext:value-type="float">
            <text:p>0.751264524948736</text:p>
          </table:table-cell>
          <table:table-cell office:value-type="float" office:value="0.0540459111636252" calcext:value-type="float">
            <text:p>0.054045911163625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623982560413401" calcext:value-type="float">
            <text:p>0.06239825604134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592373881379763" calcext:value-type="float">
            <text:p>0.0592373881379763</text:p>
          </table:table-cell>
          <table:table-cell office:value-type="float" office:value="0.731766917293233" calcext:value-type="float">
            <text:p>0.731766917293233</text:p>
          </table:table-cell>
          <table:table-cell office:value-type="float" office:value="0.0586238173650196" calcext:value-type="float">
            <text:p>0.0586238173650196</text:p>
          </table:table-cell>
          <table:table-cell office:value-type="float" office:value="0.764268626110731" calcext:value-type="float">
            <text:p>0.764268626110731</text:p>
          </table:table-cell>
          <table:table-cell office:value-type="float" office:value="0.0508625317463108" calcext:value-type="float">
            <text:p>0.0508625317463108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600464004346496" calcext:value-type="float">
            <text:p>0.0600464004346496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60402486211356" calcext:value-type="float">
            <text:p>0.0660402486211356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61420478355952" calcext:value-type="float">
            <text:p>0.061420478355952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3788602929782" calcext:value-type="float">
            <text:p>0.053788602929782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648536727130412" calcext:value-type="float">
            <text:p>0.0648536727130412</text:p>
          </table:table-cell>
          <table:table-cell office:value-type="float" office:value="0.768113465481887" calcext:value-type="float">
            <text:p>0.768113465481887</text:p>
          </table:table-cell>
          <table:table-cell office:value-type="float" office:value="0.0626085691431914" calcext:value-type="float">
            <text:p>0.0626085691431914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605495688874822" calcext:value-type="float">
            <text:p>0.0605495688874822</text:p>
          </table:table-cell>
          <table:table-cell office:value-type="float" office:value="0.769480519480519" calcext:value-type="float">
            <text:p>0.769480519480519</text:p>
          </table:table-cell>
          <table:table-cell office:value-type="float" office:value="0.0591704499281592" calcext:value-type="float">
            <text:p>0.0591704499281592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04560466970682" calcext:value-type="float">
            <text:p>0.0504560466970682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569603098649168" calcext:value-type="float">
            <text:p>0.0569603098649168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579232420599447" calcext:value-type="float">
            <text:p>0.057923242059944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81107644030139" calcext:value-type="float">
            <text:p>0.0581107644030139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604003106385606" calcext:value-type="float">
            <text:p>0.06040031063856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623606172235646" calcext:value-type="float">
            <text:p>0.0623606172235646</text:p>
          </table:table-cell>
          <table:table-cell office:value-type="float" office:value="0.736944634313055" calcext:value-type="float">
            <text:p>0.736944634313055</text:p>
          </table:table-cell>
          <table:table-cell office:value-type="float" office:value="0.0559769362278091" calcext:value-type="float">
            <text:p>0.0559769362278091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6130890554667" calcext:value-type="float">
            <text:p>0.056130890554667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98300068061122" calcext:value-type="float">
            <text:p>0.0598300068061122</text:p>
          </table:table-cell>
          <table:table-cell office:value-type="float" office:value="0.770745044429255" calcext:value-type="float">
            <text:p>0.770745044429255</text:p>
          </table:table-cell>
          <table:table-cell office:value-type="float" office:value="0.0637620341307334" calcext:value-type="float">
            <text:p>0.063762034130733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623211882260829" calcext:value-type="float">
            <text:p>0.0623211882260829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86631651949798" calcext:value-type="float">
            <text:p>0.0586631651949798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629360678302587" calcext:value-type="float">
            <text:p>0.0629360678302587</text:p>
          </table:table-cell>
          <table:table-cell office:value-type="float" office:value="0.773325358851675" calcext:value-type="float">
            <text:p>0.773325358851675</text:p>
          </table:table-cell>
          <table:table-cell office:value-type="float" office:value="0.0662351049996831" calcext:value-type="float">
            <text:p>0.0662351049996831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602392707085575" calcext:value-type="float">
            <text:p>0.0602392707085575</text:p>
          </table:table-cell>
          <table:table-cell office:value-type="float" office:value="0.774641148325359" calcext:value-type="float">
            <text:p>0.774641148325359</text:p>
          </table:table-cell>
          <table:table-cell office:value-type="float" office:value="0.058555302298634" calcext:value-type="float">
            <text:p>0.058555302298634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541611586345475" calcext:value-type="float">
            <text:p>0.0541611586345475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51646266459047" calcext:value-type="float">
            <text:p>0.0551646266459047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2428887776992" calcext:value-type="float">
            <text:p>0.0522428887776992</text:p>
          </table:table-cell>
          <table:table-cell office:value-type="float" office:value="0.773342447026658" calcext:value-type="float">
            <text:p>0.773342447026658</text:p>
          </table:table-cell>
          <table:table-cell office:value-type="float" office:value="0.0579431767856556" calcext:value-type="float">
            <text:p>0.0579431767856556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623789518525793" calcext:value-type="float">
            <text:p>0.06237895185257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681062237958138" calcext:value-type="float">
            <text:p>0.0681062237958138</text:p>
          </table:table-cell>
          <table:table-cell office:value-type="float" office:value="0.736944634313055" calcext:value-type="float">
            <text:p>0.736944634313055</text:p>
          </table:table-cell>
          <table:table-cell office:value-type="float" office:value="0.0525224887057101" calcext:value-type="float">
            <text:p>0.0525224887057101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71202592182905" calcext:value-type="float">
            <text:p>0.0571202592182905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60763634970841" calcext:value-type="float">
            <text:p>0.060763634970841</text:p>
          </table:table-cell>
          <table:table-cell office:value-type="float" office:value="0.764251537935748" calcext:value-type="float">
            <text:p>0.764251537935748</text:p>
          </table:table-cell>
          <table:table-cell office:value-type="float" office:value="0.0619695125807779" calcext:value-type="float">
            <text:p>0.0619695125807779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636301701716608" calcext:value-type="float">
            <text:p>0.063630170171660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79201724156013" calcext:value-type="float">
            <text:p>0.0579201724156013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616407736235767" calcext:value-type="float">
            <text:p>0.0616407736235767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681011381495008" calcext:value-type="float">
            <text:p>0.0681011381495008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87547270656468" calcext:value-type="float">
            <text:p>0.058754727065646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98944392807247" calcext:value-type="float">
            <text:p>0.0598944392807247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98312432094335" calcext:value-type="float">
            <text:p>0.0598312432094335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00258572343832" calcext:value-type="float">
            <text:p>0.0500258572343832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656710839486747" calcext:value-type="float">
            <text:p>0.0656710839486747</text:p>
          </table:table-cell>
          <table:table-cell office:value-type="float" office:value="0.769412166780588" calcext:value-type="float">
            <text:p>0.769412166780588</text:p>
          </table:table-cell>
          <table:table-cell office:value-type="float" office:value="0.0608801365107612" calcext:value-type="float">
            <text:p>0.060880136510761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614710660664282" calcext:value-type="float">
            <text:p>0.06147106606642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4507860560492" calcext:value-type="float">
            <text:p>0.764507860560492</text:p>
          </table:table-cell>
          <table:table-cell office:value-type="float" office:value="0.0625685304159088" calcext:value-type="float">
            <text:p>0.0625685304159088</text:p>
          </table:table-cell>
          <table:table-cell office:value-type="float" office:value="0.729695830485304" calcext:value-type="float">
            <text:p>0.729695830485304</text:p>
          </table:table-cell>
          <table:table-cell office:value-type="float" office:value="0.0573373011817071" calcext:value-type="float">
            <text:p>0.0573373011817071</text:p>
          </table:table-cell>
          <table:table-cell office:value-type="float" office:value="0.761397812713602" calcext:value-type="float">
            <text:p>0.761397812713602</text:p>
          </table:table-cell>
          <table:table-cell office:value-type="float" office:value="0.0536634981945842" calcext:value-type="float">
            <text:p>0.0536634981945842</text:p>
          </table:table-cell>
          <table:table-cell office:value-type="float" office:value="0.754613807245386" calcext:value-type="float">
            <text:p>0.754613807245386</text:p>
          </table:table-cell>
          <table:table-cell office:value-type="float" office:value="0.0655145418829071" calcext:value-type="float">
            <text:p>0.0655145418829071</text:p>
          </table:table-cell>
          <table:table-cell office:value-type="float" office:value="0.76528024606972" calcext:value-type="float">
            <text:p>0.76528024606972</text:p>
          </table:table-cell>
          <table:table-cell office:value-type="float" office:value="0.0596857920883586" calcext:value-type="float">
            <text:p>0.0596857920883586</text:p>
          </table:table-cell>
          <table:table-cell office:value-type="float" office:value="0.74838004101162" calcext:value-type="float">
            <text:p>0.74838004101162</text:p>
          </table:table-cell>
          <table:table-cell office:value-type="float" office:value="0.0605823767017755" calcext:value-type="float">
            <text:p>0.0605823767017755</text:p>
          </table:table-cell>
          <table:table-cell office:value-type="float" office:value="0.759046479835954" calcext:value-type="float">
            <text:p>0.759046479835954</text:p>
          </table:table-cell>
          <table:table-cell office:value-type="float" office:value="0.0525349107496772" calcext:value-type="float">
            <text:p>0.0525349107496772</text:p>
          </table:table-cell>
          <table:table-cell office:value-type="float" office:value="0.759818865345181" calcext:value-type="float">
            <text:p>0.759818865345181</text:p>
          </table:table-cell>
          <table:table-cell office:value-type="float" office:value="0.0611593630911815" calcext:value-type="float">
            <text:p>0.0611593630911815</text:p>
          </table:table-cell>
          <table:table-cell office:value-type="float" office:value="0.770734791524265" calcext:value-type="float">
            <text:p>0.770734791524265</text:p>
          </table:table-cell>
          <table:table-cell office:value-type="float" office:value="0.06223337858462" calcext:value-type="float">
            <text:p>0.06223337858462</text:p>
          </table:table-cell>
          <table:table-cell office:value-type="float" office:value="0.755365686944634" calcext:value-type="float">
            <text:p>0.755365686944634</text:p>
          </table:table-cell>
          <table:table-cell office:value-type="float" office:value="0.0627990030200487" calcext:value-type="float">
            <text:p>0.062799003020048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11244036027826" calcext:value-type="float">
            <text:p>0.0611244036027826</text:p>
          </table:table-cell>
          <table:table-cell office:value-type="float" office:value="0.755666438824334" calcext:value-type="float">
            <text:p>0.755666438824334</text:p>
          </table:table-cell>
          <table:table-cell office:value-type="float" office:value="0.0558636665825244" calcext:value-type="float">
            <text:p>0.0558636665825244</text:p>
          </table:table-cell>
          <table:table-cell office:value-type="float" office:value="0.760345181134655" calcext:value-type="float">
            <text:p>0.760345181134655</text:p>
          </table:table-cell>
          <table:table-cell office:value-type="float" office:value="0.0537438525132745" calcext:value-type="float">
            <text:p>0.0537438525132745</text:p>
          </table:table-cell>
          <table:table-cell office:value-type="float" office:value="0.754121667805878" calcext:value-type="float">
            <text:p>0.754121667805878</text:p>
          </table:table-cell>
          <table:table-cell office:value-type="float" office:value="0.0572844013099881" calcext:value-type="float">
            <text:p>0.0572844013099881</text:p>
          </table:table-cell>
          <table:table-cell office:value-type="float" office:value="0.758014354066986" calcext:value-type="float">
            <text:p>0.758014354066986</text:p>
          </table:table-cell>
          <table:table-cell office:value-type="float" office:value="0.0569056150936122" calcext:value-type="float">
            <text:p>0.0569056150936122</text:p>
          </table:table-cell>
          <table:table-cell office:value-type="float" office:value="0.753031442241969" calcext:value-type="float">
            <text:p>0.753031442241969</text:p>
          </table:table-cell>
          <table:table-cell office:value-type="float" office:value="0.0599614588448001" calcext:value-type="float">
            <text:p>0.0599614588448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416121736287908" calcext:value-type="float">
            <text:p>0.0416121736287908</text:p>
          </table:table-cell>
          <table:table-cell office:value-type="float" office:value="0.626371814092953" calcext:value-type="float">
            <text:p>0.626371814092953</text:p>
          </table:table-cell>
          <table:table-cell office:value-type="float" office:value="0.0494772032794622" calcext:value-type="float">
            <text:p>0.0494772032794622</text:p>
          </table:table-cell>
          <table:table-cell office:value-type="float" office:value="0.664662668665667" calcext:value-type="float">
            <text:p>0.664662668665667</text:p>
          </table:table-cell>
          <table:table-cell office:value-type="float" office:value="0.0485068731730441" calcext:value-type="float">
            <text:p>0.0485068731730441</text:p>
          </table:table-cell>
          <table:table-cell office:value-type="float" office:value="0.688905547226387" calcext:value-type="float">
            <text:p>0.688905547226387</text:p>
          </table:table-cell>
          <table:table-cell office:value-type="float" office:value="0.0396813557776337" calcext:value-type="float">
            <text:p>0.0396813557776337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367824375762268" calcext:value-type="float">
            <text:p>0.0367824375762268</text:p>
          </table:table-cell>
          <table:table-cell office:value-type="float" office:value="0.656799100449775" calcext:value-type="float">
            <text:p>0.656799100449775</text:p>
          </table:table-cell>
          <table:table-cell office:value-type="float" office:value="0.0428148804766668" calcext:value-type="float">
            <text:p>0.0428148804766668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518128827275587" calcext:value-type="float">
            <text:p>0.0518128827275587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17238091625142" calcext:value-type="float">
            <text:p>0.0417238091625142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24071838685855" calcext:value-type="float">
            <text:p>0.0424071838685855</text:p>
          </table:table-cell>
          <table:table-cell office:value-type="float" office:value="0.672466266866567" calcext:value-type="float">
            <text:p>0.672466266866567</text:p>
          </table:table-cell>
          <table:table-cell office:value-type="float" office:value="0.047035860120441" calcext:value-type="float">
            <text:p>0.047035860120441</text:p>
          </table:table-cell>
          <table:table-cell office:value-type="float" office:value="0.670712143928036" calcext:value-type="float">
            <text:p>0.670712143928036</text:p>
          </table:table-cell>
          <table:table-cell office:value-type="float" office:value="0.0349711920368958" calcext:value-type="float">
            <text:p>0.0349711920368958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43800380102056" calcext:value-type="float">
            <text:p>0.043800380102056</text:p>
          </table:table-cell>
          <table:table-cell office:value-type="float" office:value="0.659430284857571" calcext:value-type="float">
            <text:p>0.659430284857571</text:p>
          </table:table-cell>
          <table:table-cell office:value-type="float" office:value="0.0326849724720344" calcext:value-type="float">
            <text:p>0.0326849724720344</text:p>
          </table:table-cell>
          <table:table-cell office:value-type="float" office:value="0.687226386806597" calcext:value-type="float">
            <text:p>0.687226386806597</text:p>
          </table:table-cell>
          <table:table-cell office:value-type="float" office:value="0.0481619024879263" calcext:value-type="float">
            <text:p>0.0481619024879263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552612922950709" calcext:value-type="float">
            <text:p>0.0552612922950709</text:p>
          </table:table-cell>
          <table:table-cell office:value-type="float" office:value="0.65595952023988" calcext:value-type="float">
            <text:p>0.65595952023988</text:p>
          </table:table-cell>
          <table:table-cell office:value-type="float" office:value="0.0409427628963771" calcext:value-type="float">
            <text:p>0.0409427628963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12710222419894" calcext:value-type="float">
            <text:p>0.0412710222419894</text:p>
          </table:table-cell>
          <table:table-cell office:value-type="float" office:value="0.631619190404798" calcext:value-type="float">
            <text:p>0.631619190404798</text:p>
          </table:table-cell>
          <table:table-cell office:value-type="float" office:value="0.0530369553061089" calcext:value-type="float">
            <text:p>0.0530369553061089</text:p>
          </table:table-cell>
          <table:table-cell office:value-type="float" office:value="0.669865067466267" calcext:value-type="float">
            <text:p>0.669865067466267</text:p>
          </table:table-cell>
          <table:table-cell office:value-type="float" office:value="0.0338929340989448" calcext:value-type="float">
            <text:p>0.0338929340989448</text:p>
          </table:table-cell>
          <table:table-cell office:value-type="float" office:value="0.684602698650675" calcext:value-type="float">
            <text:p>0.684602698650675</text:p>
          </table:table-cell>
          <table:table-cell office:value-type="float" office:value="0.0327325306626569" calcext:value-type="float">
            <text:p>0.0327325306626569</text:p>
          </table:table-cell>
          <table:table-cell office:value-type="float" office:value="0.683755622188906" calcext:value-type="float">
            <text:p>0.683755622188906</text:p>
          </table:table-cell>
          <table:table-cell office:value-type="float" office:value="0.0333155348172384" calcext:value-type="float">
            <text:p>0.0333155348172384</text:p>
          </table:table-cell>
          <table:table-cell office:value-type="float" office:value="0.674152923538231" calcext:value-type="float">
            <text:p>0.674152923538231</text:p>
          </table:table-cell>
          <table:table-cell office:value-type="float" office:value="0.0423627896319766" calcext:value-type="float">
            <text:p>0.0423627896319766</text:p>
          </table:table-cell>
          <table:table-cell office:value-type="float" office:value="0.690667166416792" calcext:value-type="float">
            <text:p>0.690667166416792</text:p>
          </table:table-cell>
          <table:table-cell office:value-type="float" office:value="0.0565717279390323" calcext:value-type="float">
            <text:p>0.0565717279390323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478889719614658" calcext:value-type="float">
            <text:p>0.0478889719614658</text:p>
          </table:table-cell>
          <table:table-cell office:value-type="float" office:value="0.690697151424288" calcext:value-type="float">
            <text:p>0.690697151424288</text:p>
          </table:table-cell>
          <table:table-cell office:value-type="float" office:value="0.0374400314650629" calcext:value-type="float">
            <text:p>0.0374400314650629</text:p>
          </table:table-cell>
          <table:table-cell office:value-type="float" office:value="0.694130434782609" calcext:value-type="float">
            <text:p>0.694130434782609</text:p>
          </table:table-cell>
          <table:table-cell office:value-type="float" office:value="0.0657630154957887" calcext:value-type="float">
            <text:p>0.0657630154957887</text:p>
          </table:table-cell>
          <table:table-cell office:value-type="float" office:value="0.693305847076462" calcext:value-type="float">
            <text:p>0.693305847076462</text:p>
          </table:table-cell>
          <table:table-cell office:value-type="float" office:value="0.0485334572964746" calcext:value-type="float">
            <text:p>0.0485334572964746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538421887924396" calcext:value-type="float">
            <text:p>0.0538421887924396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335692327494875" calcext:value-type="float">
            <text:p>0.0335692327494875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465179331378454" calcext:value-type="float">
            <text:p>0.0465179331378454</text:p>
          </table:table-cell>
          <table:table-cell office:value-type="float" office:value="0.684625187406297" calcext:value-type="float">
            <text:p>0.684625187406297</text:p>
          </table:table-cell>
          <table:table-cell office:value-type="float" office:value="0.0415762738086225" calcext:value-type="float">
            <text:p>0.0415762738086225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450027755408615" calcext:value-type="float">
            <text:p>0.04500277554086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85464767616192" calcext:value-type="float">
            <text:p>0.685464767616192</text:p>
          </table:table-cell>
          <table:table-cell office:value-type="float" office:value="0.0452297945689527" calcext:value-type="float">
            <text:p>0.0452297945689527</text:p>
          </table:table-cell>
          <table:table-cell office:value-type="float" office:value="0.635097451274363" calcext:value-type="float">
            <text:p>0.635097451274363</text:p>
          </table:table-cell>
          <table:table-cell office:value-type="float" office:value="0.0443504768121532" calcext:value-type="float">
            <text:p>0.0443504768121532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377346093564188" calcext:value-type="float">
            <text:p>0.0377346093564188</text:p>
          </table:table-cell>
          <table:table-cell office:value-type="float" office:value="0.681139430284858" calcext:value-type="float">
            <text:p>0.681139430284858</text:p>
          </table:table-cell>
          <table:table-cell office:value-type="float" office:value="0.0422653190714856" calcext:value-type="float">
            <text:p>0.0422653190714856</text:p>
          </table:table-cell>
          <table:table-cell office:value-type="float" office:value="0.680254872563718" calcext:value-type="float">
            <text:p>0.680254872563718</text:p>
          </table:table-cell>
          <table:table-cell office:value-type="float" office:value="0.0423345908727277" calcext:value-type="float">
            <text:p>0.0423345908727277</text:p>
          </table:table-cell>
          <table:table-cell office:value-type="float" office:value="0.67763868065967" calcext:value-type="float">
            <text:p>0.67763868065967</text:p>
          </table:table-cell>
          <table:table-cell office:value-type="float" office:value="0.0370408921571994" calcext:value-type="float">
            <text:p>0.0370408921571994</text:p>
          </table:table-cell>
          <table:table-cell office:value-type="float" office:value="0.688065967016492" calcext:value-type="float">
            <text:p>0.688065967016492</text:p>
          </table:table-cell>
          <table:table-cell office:value-type="float" office:value="0.0421158736078636" calcext:value-type="float">
            <text:p>0.0421158736078636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5614833985215" calcext:value-type="float">
            <text:p>0.0465614833985215</text:p>
          </table:table-cell>
          <table:table-cell office:value-type="float" office:value="0.693298350824588" calcext:value-type="float">
            <text:p>0.693298350824588</text:p>
          </table:table-cell>
          <table:table-cell office:value-type="float" office:value="0.037896750879618" calcext:value-type="float">
            <text:p>0.037896750879618</text:p>
          </table:table-cell>
          <table:table-cell office:value-type="float" office:value="0.69068215892054" calcext:value-type="float">
            <text:p>0.69068215892054</text:p>
          </table:table-cell>
          <table:table-cell office:value-type="float" office:value="0.0528103014319241" calcext:value-type="float">
            <text:p>0.0528103014319241</text:p>
          </table:table-cell>
          <table:table-cell office:value-type="float" office:value="0.691566716641679" calcext:value-type="float">
            <text:p>0.691566716641679</text:p>
          </table:table-cell>
          <table:table-cell office:value-type="float" office:value="0.0402558148189874" calcext:value-type="float">
            <text:p>0.0402558148189874</text:p>
          </table:table-cell>
          <table:table-cell office:value-type="float" office:value="0.675907046476762" calcext:value-type="float">
            <text:p>0.675907046476762</text:p>
          </table:table-cell>
          <table:table-cell office:value-type="float" office:value="0.0483382155522052" calcext:value-type="float">
            <text:p>0.0483382155522052</text:p>
          </table:table-cell>
          <table:table-cell office:value-type="float" office:value="0.675052473763118" calcext:value-type="float">
            <text:p>0.675052473763118</text:p>
          </table:table-cell>
          <table:table-cell office:value-type="float" office:value="0.0363598491589209" calcext:value-type="float">
            <text:p>0.0363598491589209</text:p>
          </table:table-cell>
          <table:table-cell office:value-type="float" office:value="0.686356821589205" calcext:value-type="float">
            <text:p>0.686356821589205</text:p>
          </table:table-cell>
          <table:table-cell office:value-type="float" office:value="0.0423077960062881" calcext:value-type="float">
            <text:p>0.0423077960062881</text:p>
          </table:table-cell>
          <table:table-cell office:value-type="float" office:value="0.679407796101949" calcext:value-type="float">
            <text:p>0.679407796101949</text:p>
          </table:table-cell>
          <table:table-cell office:value-type="float" office:value="0.0420966743280038" calcext:value-type="float">
            <text:p>0.0420966743280038</text:p>
          </table:table-cell>
          <table:table-cell office:value-type="float" office:value="0.684632683658171" calcext:value-type="float">
            <text:p>0.684632683658171</text:p>
          </table:table-cell>
          <table:table-cell office:value-type="float" office:value="0.0506278819108366" calcext:value-type="float">
            <text:p>0.0506278819108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95022488755622" calcext:value-type="float">
            <text:p>0.695022488755622</text:p>
          </table:table-cell>
          <table:table-cell office:value-type="float" office:value="0.0440235214974603" calcext:value-type="float">
            <text:p>0.0440235214974603</text:p>
          </table:table-cell>
          <table:table-cell office:value-type="float" office:value="0.646386806596702" calcext:value-type="float">
            <text:p>0.646386806596702</text:p>
          </table:table-cell>
          <table:table-cell office:value-type="float" office:value="0.0406510526160662" calcext:value-type="float">
            <text:p>0.0406510526160662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422217701719631" calcext:value-type="float">
            <text:p>0.042221770171963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65277833575507" calcext:value-type="float">
            <text:p>0.0465277833575507</text:p>
          </table:table-cell>
          <table:table-cell office:value-type="float" office:value="0.680232383808096" calcext:value-type="float">
            <text:p>0.680232383808096</text:p>
          </table:table-cell>
          <table:table-cell office:value-type="float" office:value="0.044411650213954" calcext:value-type="float">
            <text:p>0.044411650213954</text:p>
          </table:table-cell>
          <table:table-cell office:value-type="float" office:value="0.685464767616192" calcext:value-type="float">
            <text:p>0.685464767616192</text:p>
          </table:table-cell>
          <table:table-cell office:value-type="float" office:value="0.0459668041871093" calcext:value-type="float">
            <text:p>0.0459668041871093</text:p>
          </table:table-cell>
          <table:table-cell office:value-type="float" office:value="0.690674662668666" calcext:value-type="float">
            <text:p>0.690674662668666</text:p>
          </table:table-cell>
          <table:table-cell office:value-type="float" office:value="0.0364866056901312" calcext:value-type="float">
            <text:p>0.0364866056901312</text:p>
          </table:table-cell>
          <table:table-cell office:value-type="float" office:value="0.688943028485757" calcext:value-type="float">
            <text:p>0.688943028485757</text:p>
          </table:table-cell>
          <table:table-cell office:value-type="float" office:value="0.0423293555374541" calcext:value-type="float">
            <text:p>0.0423293555374541</text:p>
          </table:table-cell>
          <table:table-cell office:value-type="float" office:value="0.685457271364318" calcext:value-type="float">
            <text:p>0.685457271364318</text:p>
          </table:table-cell>
          <table:table-cell office:value-type="float" office:value="0.0433801532022274" calcext:value-type="float">
            <text:p>0.0433801532022274</text:p>
          </table:table-cell>
          <table:table-cell office:value-type="float" office:value="0.6897976011994" calcext:value-type="float">
            <text:p>0.6897976011994</text:p>
          </table:table-cell>
          <table:table-cell office:value-type="float" office:value="0.0552001833375075" calcext:value-type="float">
            <text:p>0.0552001833375075</text:p>
          </table:table-cell>
          <table:table-cell office:value-type="float" office:value="0.694167916041979" calcext:value-type="float">
            <text:p>0.694167916041979</text:p>
          </table:table-cell>
          <table:table-cell office:value-type="float" office:value="0.0443753601125864" calcext:value-type="float">
            <text:p>0.0443753601125864</text:p>
          </table:table-cell>
          <table:table-cell office:value-type="float" office:value="0.686364317841079" calcext:value-type="float">
            <text:p>0.686364317841079</text:p>
          </table:table-cell>
          <table:table-cell office:value-type="float" office:value="0.0485381707472789" calcext:value-type="float">
            <text:p>0.0485381707472789</text:p>
          </table:table-cell>
          <table:table-cell office:value-type="float" office:value="0.676821589205397" calcext:value-type="float">
            <text:p>0.676821589205397</text:p>
          </table:table-cell>
          <table:table-cell office:value-type="float" office:value="0.0397192395144707" calcext:value-type="float">
            <text:p>0.0397192395144707</text:p>
          </table:table-cell>
          <table:table-cell office:value-type="float" office:value="0.687211394302849" calcext:value-type="float">
            <text:p>0.687211394302849</text:p>
          </table:table-cell>
          <table:table-cell office:value-type="float" office:value="0.0429190836545506" calcext:value-type="float">
            <text:p>0.0429190836545506</text:p>
          </table:table-cell>
          <table:table-cell office:value-type="float" office:value="0.686356821589205" calcext:value-type="float">
            <text:p>0.686356821589205</text:p>
          </table:table-cell>
          <table:table-cell office:value-type="float" office:value="0.0487653703373666" calcext:value-type="float">
            <text:p>0.0487653703373666</text:p>
          </table:table-cell>
          <table:table-cell office:value-type="float" office:value="0.689820089955022" calcext:value-type="float">
            <text:p>0.689820089955022</text:p>
          </table:table-cell>
          <table:table-cell office:value-type="float" office:value="0.0503024977127233" calcext:value-type="float">
            <text:p>0.05030249771272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90667166416792" calcext:value-type="float">
            <text:p>0.690667166416792</text:p>
          </table:table-cell>
          <table:table-cell office:value-type="float" office:value="0.0504483487376016" calcext:value-type="float">
            <text:p>0.0504483487376016</text:p>
          </table:table-cell>
          <table:table-cell office:value-type="float" office:value="0.655074962518741" calcext:value-type="float">
            <text:p>0.655074962518741</text:p>
          </table:table-cell>
          <table:table-cell office:value-type="float" office:value="0.0451534684943914" calcext:value-type="float">
            <text:p>0.0451534684943914</text:p>
          </table:table-cell>
          <table:table-cell office:value-type="float" office:value="0.684625187406297" calcext:value-type="float">
            <text:p>0.684625187406297</text:p>
          </table:table-cell>
          <table:table-cell office:value-type="float" office:value="0.0417778617980402" calcext:value-type="float">
            <text:p>0.0417778617980402</text:p>
          </table:table-cell>
          <table:table-cell office:value-type="float" office:value="0.67852323838081" calcext:value-type="float">
            <text:p>0.67852323838081</text:p>
          </table:table-cell>
          <table:table-cell office:value-type="float" office:value="0.0491292659654559" calcext:value-type="float">
            <text:p>0.0491292659654559</text:p>
          </table:table-cell>
          <table:table-cell office:value-type="float" office:value="0.685472263868066" calcext:value-type="float">
            <text:p>0.685472263868066</text:p>
          </table:table-cell>
          <table:table-cell office:value-type="float" office:value="0.0385591114164409" calcext:value-type="float">
            <text:p>0.0385591114164409</text:p>
          </table:table-cell>
          <table:table-cell office:value-type="float" office:value="0.687211394302849" calcext:value-type="float">
            <text:p>0.687211394302849</text:p>
          </table:table-cell>
          <table:table-cell office:value-type="float" office:value="0.0494667835580983" calcext:value-type="float">
            <text:p>0.0494667835580983</text:p>
          </table:table-cell>
          <table:table-cell office:value-type="float" office:value="0.694137931034483" calcext:value-type="float">
            <text:p>0.694137931034483</text:p>
          </table:table-cell>
          <table:table-cell office:value-type="float" office:value="0.0492199049704988" calcext:value-type="float">
            <text:p>0.0492199049704988</text:p>
          </table:table-cell>
          <table:table-cell office:value-type="float" office:value="0.690704647676162" calcext:value-type="float">
            <text:p>0.690704647676162</text:p>
          </table:table-cell>
          <table:table-cell office:value-type="float" office:value="0.0410161219176346" calcext:value-type="float">
            <text:p>0.0410161219176346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5871569076562" calcext:value-type="float">
            <text:p>0.0435871569076562</text:p>
          </table:table-cell>
          <table:table-cell office:value-type="float" office:value="0.688935532233883" calcext:value-type="float">
            <text:p>0.688935532233883</text:p>
          </table:table-cell>
          <table:table-cell office:value-type="float" office:value="0.0515066054633872" calcext:value-type="float">
            <text:p>0.0515066054633872</text:p>
          </table:table-cell>
          <table:table-cell office:value-type="float" office:value="0.690689655172414" calcext:value-type="float">
            <text:p>0.690689655172414</text:p>
          </table:table-cell>
          <table:table-cell office:value-type="float" office:value="0.0484513583812412" calcext:value-type="float">
            <text:p>0.0484513583812412</text:p>
          </table:table-cell>
          <table:table-cell office:value-type="float" office:value="0.691596701649175" calcext:value-type="float">
            <text:p>0.691596701649175</text:p>
          </table:table-cell>
          <table:table-cell office:value-type="float" office:value="0.0460357279124975" calcext:value-type="float">
            <text:p>0.0460357279124975</text:p>
          </table:table-cell>
          <table:table-cell office:value-type="float" office:value="0.68116191904048" calcext:value-type="float">
            <text:p>0.68116191904048</text:p>
          </table:table-cell>
          <table:table-cell office:value-type="float" office:value="0.0449654052506893" calcext:value-type="float">
            <text:p>0.0449654052506893</text:p>
          </table:table-cell>
          <table:table-cell office:value-type="float" office:value="0.687211394302849" calcext:value-type="float">
            <text:p>0.687211394302849</text:p>
          </table:table-cell>
          <table:table-cell office:value-type="float" office:value="0.0433088227380923" calcext:value-type="float">
            <text:p>0.0433088227380923</text:p>
          </table:table-cell>
          <table:table-cell office:value-type="float" office:value="0.685502248875562" calcext:value-type="float">
            <text:p>0.685502248875562</text:p>
          </table:table-cell>
          <table:table-cell office:value-type="float" office:value="0.0432377182832603" calcext:value-type="float">
            <text:p>0.0432377182832603</text:p>
          </table:table-cell>
          <table:table-cell office:value-type="float" office:value="0.692451274362819" calcext:value-type="float">
            <text:p>0.692451274362819</text:p>
          </table:table-cell>
          <table:table-cell office:value-type="float" office:value="0.051155181123041" calcext:value-type="float">
            <text:p>0.0511551811230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83904047976012" calcext:value-type="float">
            <text:p>0.683904047976012</text:p>
          </table:table-cell>
          <table:table-cell office:value-type="float" office:value="0.044516972134959" calcext:value-type="float">
            <text:p>0.044516972134959</text:p>
          </table:table-cell>
          <table:table-cell office:value-type="float" office:value="0.638910044977511" calcext:value-type="float">
            <text:p>0.638910044977511</text:p>
          </table:table-cell>
          <table:table-cell office:value-type="float" office:value="0.0465338313016364" calcext:value-type="float">
            <text:p>0.0465338313016364</text:p>
          </table:table-cell>
          <table:table-cell office:value-type="float" office:value="0.674547226386807" calcext:value-type="float">
            <text:p>0.674547226386807</text:p>
          </table:table-cell>
          <table:table-cell office:value-type="float" office:value="0.0408268097196822" calcext:value-type="float">
            <text:p>0.0408268097196822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420672509669566" calcext:value-type="float">
            <text:p>0.0420672509669566</text:p>
          </table:table-cell>
          <table:table-cell office:value-type="float" office:value="0.679394302848576" calcext:value-type="float">
            <text:p>0.679394302848576</text:p>
          </table:table-cell>
          <table:table-cell office:value-type="float" office:value="0.0390806649793176" calcext:value-type="float">
            <text:p>0.0390806649793176</text:p>
          </table:table-cell>
          <table:table-cell office:value-type="float" office:value="0.676253373313343" calcext:value-type="float">
            <text:p>0.676253373313343</text:p>
          </table:table-cell>
          <table:table-cell office:value-type="float" office:value="0.0435304300022101" calcext:value-type="float">
            <text:p>0.0435304300022101</text:p>
          </table:table-cell>
          <table:table-cell office:value-type="float" office:value="0.687886056971514" calcext:value-type="float">
            <text:p>0.687886056971514</text:p>
          </table:table-cell>
          <table:table-cell office:value-type="float" office:value="0.0472413989870169" calcext:value-type="float">
            <text:p>0.0472413989870169</text:p>
          </table:table-cell>
          <table:table-cell office:value-type="float" office:value="0.685650674662669" calcext:value-type="float">
            <text:p>0.685650674662669</text:p>
          </table:table-cell>
          <table:table-cell office:value-type="float" office:value="0.043903948395518" calcext:value-type="float">
            <text:p>0.043903948395518</text:p>
          </table:table-cell>
          <table:table-cell office:value-type="float" office:value="0.684430284857571" calcext:value-type="float">
            <text:p>0.684430284857571</text:p>
          </table:table-cell>
          <table:table-cell office:value-type="float" office:value="0.04094225526463" calcext:value-type="float">
            <text:p>0.04094225526463</text:p>
          </table:table-cell>
          <table:table-cell office:value-type="float" office:value="0.6872023988006" calcext:value-type="float">
            <text:p>0.6872023988006</text:p>
          </table:table-cell>
          <table:table-cell office:value-type="float" office:value="0.0544631931698097" calcext:value-type="float">
            <text:p>0.0544631931698097</text:p>
          </table:table-cell>
          <table:table-cell office:value-type="float" office:value="0.688088455772114" calcext:value-type="float">
            <text:p>0.688088455772114</text:p>
          </table:table-cell>
          <table:table-cell office:value-type="float" office:value="0.0433174365292371" calcext:value-type="float">
            <text:p>0.0433174365292371</text:p>
          </table:table-cell>
          <table:table-cell office:value-type="float" office:value="0.681829085457271" calcext:value-type="float">
            <text:p>0.681829085457271</text:p>
          </table:table-cell>
          <table:table-cell office:value-type="float" office:value="0.0481109366212954" calcext:value-type="float">
            <text:p>0.0481109366212954</text:p>
          </table:table-cell>
          <table:table-cell office:value-type="float" office:value="0.674371814092954" calcext:value-type="float">
            <text:p>0.674371814092954</text:p>
          </table:table-cell>
          <table:table-cell office:value-type="float" office:value="0.0374597398291206" calcext:value-type="float">
            <text:p>0.0374597398291206</text:p>
          </table:table-cell>
          <table:table-cell office:value-type="float" office:value="0.684268365817091" calcext:value-type="float">
            <text:p>0.684268365817091</text:p>
          </table:table-cell>
          <table:table-cell office:value-type="float" office:value="0.0446431076049405" calcext:value-type="float">
            <text:p>0.0446431076049405</text:p>
          </table:table-cell>
          <table:table-cell office:value-type="float" office:value="0.68184107946027" calcext:value-type="float">
            <text:p>0.68184107946027</text:p>
          </table:table-cell>
          <table:table-cell office:value-type="float" office:value="0.0461874658104648" calcext:value-type="float">
            <text:p>0.0461874658104648</text:p>
          </table:table-cell>
          <table:table-cell office:value-type="float" office:value="0.680106446776612" calcext:value-type="float">
            <text:p>0.680106446776612</text:p>
          </table:table-cell>
          <table:table-cell office:value-type="float" office:value="0.0476062198367679" calcext:value-type="float">
            <text:p>0.0476062198367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2530822381791" calcext:value-type="float">
            <text:p>0.572530822381791</text:p>
          </table:table-cell>
          <table:table-cell office:value-type="float" office:value="0.0594581559723787" calcext:value-type="float">
            <text:p>0.0594581559723787</text:p>
          </table:table-cell>
          <table:table-cell office:value-type="float" office:value="0.617951497087116" calcext:value-type="float">
            <text:p>0.617951497087116</text:p>
          </table:table-cell>
          <table:table-cell office:value-type="float" office:value="0.0377346266366385" calcext:value-type="float">
            <text:p>0.0377346266366385</text:p>
          </table:table-cell>
          <table:table-cell office:value-type="float" office:value="0.61379216908278" calcext:value-type="float">
            <text:p>0.61379216908278</text:p>
          </table:table-cell>
          <table:table-cell office:value-type="float" office:value="0.0421736732939129" calcext:value-type="float">
            <text:p>0.0421736732939129</text:p>
          </table:table-cell>
          <table:table-cell office:value-type="float" office:value="0.611326378539493" calcext:value-type="float">
            <text:p>0.611326378539493</text:p>
          </table:table-cell>
          <table:table-cell office:value-type="float" office:value="0.0376594291155629" calcext:value-type="float">
            <text:p>0.0376594291155629</text:p>
          </table:table-cell>
          <table:table-cell office:value-type="float" office:value="0.619563744750034" calcext:value-type="float">
            <text:p>0.619563744750034</text:p>
          </table:table-cell>
          <table:table-cell office:value-type="float" office:value="0.0630549440665612" calcext:value-type="float">
            <text:p>0.0630549440665612</text:p>
          </table:table-cell>
          <table:table-cell office:value-type="float" office:value="0.617172469855033" calcext:value-type="float">
            <text:p>0.617172469855033</text:p>
          </table:table-cell>
          <table:table-cell office:value-type="float" office:value="0.0480995174648646" calcext:value-type="float">
            <text:p>0.0480995174648646</text:p>
          </table:table-cell>
          <table:table-cell office:value-type="float" office:value="0.61219346971955" calcext:value-type="float">
            <text:p>0.61219346971955</text:p>
          </table:table-cell>
          <table:table-cell office:value-type="float" office:value="0.038142384593846" calcext:value-type="float">
            <text:p>0.038142384593846</text:p>
          </table:table-cell>
          <table:table-cell office:value-type="float" office:value="0.608034141715215" calcext:value-type="float">
            <text:p>0.608034141715215</text:p>
          </table:table-cell>
          <table:table-cell office:value-type="float" office:value="0.0572071488560719" calcext:value-type="float">
            <text:p>0.0572071488560719</text:p>
          </table:table-cell>
          <table:table-cell office:value-type="float" office:value="0.641037799756131" calcext:value-type="float">
            <text:p>0.641037799756131</text:p>
          </table:table-cell>
          <table:table-cell office:value-type="float" office:value="0.0392723381056475" calcext:value-type="float">
            <text:p>0.0392723381056475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465295177139387" calcext:value-type="float">
            <text:p>0.0465295177139387</text:p>
          </table:table-cell>
          <table:table-cell office:value-type="float" office:value="0.611258637041051" calcext:value-type="float">
            <text:p>0.611258637041051</text:p>
          </table:table-cell>
          <table:table-cell office:value-type="float" office:value="0.0700375112119251" calcext:value-type="float">
            <text:p>0.0700375112119251</text:p>
          </table:table-cell>
          <table:table-cell office:value-type="float" office:value="0.61127218534074" calcext:value-type="float">
            <text:p>0.61127218534074</text:p>
          </table:table-cell>
          <table:table-cell office:value-type="float" office:value="0.0621693125509206" calcext:value-type="float">
            <text:p>0.0621693125509206</text:p>
          </table:table-cell>
          <table:table-cell office:value-type="float" office:value="0.610506706408346" calcext:value-type="float">
            <text:p>0.610506706408346</text:p>
          </table:table-cell>
          <table:table-cell office:value-type="float" office:value="0.0551702191070186" calcext:value-type="float">
            <text:p>0.0551702191070186</text:p>
          </table:table-cell>
          <table:table-cell office:value-type="float" office:value="0.617951497087115" calcext:value-type="float">
            <text:p>0.617951497087115</text:p>
          </table:table-cell>
          <table:table-cell office:value-type="float" office:value="0.0547943613261357" calcext:value-type="float">
            <text:p>0.0547943613261357</text:p>
          </table:table-cell>
          <table:table-cell office:value-type="float" office:value="0.608860587996207" calcext:value-type="float">
            <text:p>0.608860587996207</text:p>
          </table:table-cell>
          <table:table-cell office:value-type="float" office:value="0.0557455140549954" calcext:value-type="float">
            <text:p>0.0557455140549954</text:p>
          </table:table-cell>
          <table:table-cell office:value-type="float" office:value="0.616278282075599" calcext:value-type="float">
            <text:p>0.616278282075599</text:p>
          </table:table-cell>
          <table:table-cell office:value-type="float" office:value="0.0726566318034099" calcext:value-type="float">
            <text:p>0.07265663180340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0884703969652" calcext:value-type="float">
            <text:p>0.570884703969652</text:p>
          </table:table-cell>
          <table:table-cell office:value-type="float" office:value="0.0626951721853627" calcext:value-type="float">
            <text:p>0.0626951721853627</text:p>
          </table:table-cell>
          <table:table-cell office:value-type="float" office:value="0.625342094567132" calcext:value-type="float">
            <text:p>0.625342094567132</text:p>
          </table:table-cell>
          <table:table-cell office:value-type="float" office:value="0.0521733476535592" calcext:value-type="float">
            <text:p>0.0521733476535592</text:p>
          </table:table-cell>
          <table:table-cell office:value-type="float" office:value="0.619536648150657" calcext:value-type="float">
            <text:p>0.619536648150657</text:p>
          </table:table-cell>
          <table:table-cell office:value-type="float" office:value="0.0618222422684629" calcext:value-type="float">
            <text:p>0.0618222422684629</text:p>
          </table:table-cell>
          <table:table-cell office:value-type="float" office:value="0.629460777672402" calcext:value-type="float">
            <text:p>0.629460777672402</text:p>
          </table:table-cell>
          <table:table-cell office:value-type="float" office:value="0.0539823803111161" calcext:value-type="float">
            <text:p>0.0539823803111161</text:p>
          </table:table-cell>
          <table:table-cell office:value-type="float" office:value="0.642663595718737" calcext:value-type="float">
            <text:p>0.642663595718737</text:p>
          </table:table-cell>
          <table:table-cell office:value-type="float" office:value="0.0653571328176592" calcext:value-type="float">
            <text:p>0.0653571328176592</text:p>
          </table:table-cell>
          <table:table-cell office:value-type="float" office:value="0.631106896084541" calcext:value-type="float">
            <text:p>0.631106896084541</text:p>
          </table:table-cell>
          <table:table-cell office:value-type="float" office:value="0.0501588803339197" calcext:value-type="float">
            <text:p>0.0501588803339197</text:p>
          </table:table-cell>
          <table:table-cell office:value-type="float" office:value="0.620376642731337" calcext:value-type="float">
            <text:p>0.620376642731337</text:p>
          </table:table-cell>
          <table:table-cell office:value-type="float" office:value="0.0636445307758762" calcext:value-type="float">
            <text:p>0.0636445307758762</text:p>
          </table:table-cell>
          <table:table-cell office:value-type="float" office:value="0.622849207424468" calcext:value-type="float">
            <text:p>0.622849207424468</text:p>
          </table:table-cell>
          <table:table-cell office:value-type="float" office:value="0.0567402011846484" calcext:value-type="float">
            <text:p>0.0567402011846484</text:p>
          </table:table-cell>
          <table:table-cell office:value-type="float" office:value="0.636045251320959" calcext:value-type="float">
            <text:p>0.636045251320959</text:p>
          </table:table-cell>
          <table:table-cell office:value-type="float" office:value="0.0698531468611416" calcext:value-type="float">
            <text:p>0.0698531468611416</text:p>
          </table:table-cell>
          <table:table-cell office:value-type="float" office:value="0.621230185611706" calcext:value-type="float">
            <text:p>0.621230185611706</text:p>
          </table:table-cell>
          <table:table-cell office:value-type="float" office:value="0.0556671205890637" calcext:value-type="float">
            <text:p>0.0556671205890637</text:p>
          </table:table-cell>
          <table:table-cell office:value-type="float" office:value="0.621196314862485" calcext:value-type="float">
            <text:p>0.621196314862485</text:p>
          </table:table-cell>
          <table:table-cell office:value-type="float" office:value="0.0660745269032231" calcext:value-type="float">
            <text:p>0.0660745269032231</text:p>
          </table:table-cell>
          <table:table-cell office:value-type="float" office:value="0.636065573770492" calcext:value-type="float">
            <text:p>0.636065573770492</text:p>
          </table:table-cell>
          <table:table-cell office:value-type="float" office:value="0.0538040018345443" calcext:value-type="float">
            <text:p>0.0538040018345443</text:p>
          </table:table-cell>
          <table:table-cell office:value-type="float" office:value="0.631899471616312" calcext:value-type="float">
            <text:p>0.631899471616312</text:p>
          </table:table-cell>
          <table:table-cell office:value-type="float" office:value="0.0691544115191045" calcext:value-type="float">
            <text:p>0.0691544115191045</text:p>
          </table:table-cell>
          <table:table-cell office:value-type="float" office:value="0.632793659395746" calcext:value-type="float">
            <text:p>0.632793659395746</text:p>
          </table:table-cell>
          <table:table-cell office:value-type="float" office:value="0.0556919357327388" calcext:value-type="float">
            <text:p>0.0556919357327388</text:p>
          </table:table-cell>
          <table:table-cell office:value-type="float" office:value="0.632793659395746" calcext:value-type="float">
            <text:p>0.632793659395746</text:p>
          </table:table-cell>
          <table:table-cell office:value-type="float" office:value="0.0505389922404022" calcext:value-type="float">
            <text:p>0.0505389922404022</text:p>
          </table:table-cell>
          <table:table-cell office:value-type="float" office:value="0.636052025470803" calcext:value-type="float">
            <text:p>0.636052025470803</text:p>
          </table:table-cell>
          <table:table-cell office:value-type="float" office:value="0.0598915575436839" calcext:value-type="float">
            <text:p>0.0598915575436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66766020864382" calcext:value-type="float">
            <text:p>0.566766020864382</text:p>
          </table:table-cell>
          <table:table-cell office:value-type="float" office:value="0.0683470891144193" calcext:value-type="float">
            <text:p>0.0683470891144193</text:p>
          </table:table-cell>
          <table:table-cell office:value-type="float" office:value="0.640218127624983" calcext:value-type="float">
            <text:p>0.640218127624983</text:p>
          </table:table-cell>
          <table:table-cell office:value-type="float" office:value="0.0410910552541392" calcext:value-type="float">
            <text:p>0.0410910552541392</text:p>
          </table:table-cell>
          <table:table-cell office:value-type="float" office:value="0.623655331255927" calcext:value-type="float">
            <text:p>0.623655331255927</text:p>
          </table:table-cell>
          <table:table-cell office:value-type="float" office:value="0.0660022028281532" calcext:value-type="float">
            <text:p>0.0660022028281532</text:p>
          </table:table-cell>
          <table:table-cell office:value-type="float" office:value="0.628641105541255" calcext:value-type="float">
            <text:p>0.628641105541255</text:p>
          </table:table-cell>
          <table:table-cell office:value-type="float" office:value="0.0551106685167674" calcext:value-type="float">
            <text:p>0.0551106685167674</text:p>
          </table:table-cell>
          <table:table-cell office:value-type="float" office:value="0.640204579325295" calcext:value-type="float">
            <text:p>0.640204579325295</text:p>
          </table:table-cell>
          <table:table-cell office:value-type="float" office:value="0.0631691969130451" calcext:value-type="float">
            <text:p>0.0631691969130451</text:p>
          </table:table-cell>
          <table:table-cell office:value-type="float" office:value="0.632753014496681" calcext:value-type="float">
            <text:p>0.632753014496681</text:p>
          </table:table-cell>
          <table:table-cell office:value-type="float" office:value="0.0566019940038522" calcext:value-type="float">
            <text:p>0.0566019940038522</text:p>
          </table:table-cell>
          <table:table-cell office:value-type="float" office:value="0.633593009077361" calcext:value-type="float">
            <text:p>0.633593009077361</text:p>
          </table:table-cell>
          <table:table-cell office:value-type="float" office:value="0.0617783850628303" calcext:value-type="float">
            <text:p>0.0617783850628303</text:p>
          </table:table-cell>
          <table:table-cell office:value-type="float" office:value="0.624495325836608" calcext:value-type="float">
            <text:p>0.624495325836608</text:p>
          </table:table-cell>
          <table:table-cell office:value-type="float" office:value="0.0620198466751386" calcext:value-type="float">
            <text:p>0.0620198466751386</text:p>
          </table:table-cell>
          <table:table-cell office:value-type="float" office:value="0.636885245901639" calcext:value-type="float">
            <text:p>0.636885245901639</text:p>
          </table:table-cell>
          <table:table-cell office:value-type="float" office:value="0.0718946937374886" calcext:value-type="float">
            <text:p>0.0718946937374886</text:p>
          </table:table-cell>
          <table:table-cell office:value-type="float" office:value="0.631946890665221" calcext:value-type="float">
            <text:p>0.631946890665221</text:p>
          </table:table-cell>
          <table:table-cell office:value-type="float" office:value="0.060875366541958" calcext:value-type="float">
            <text:p>0.060875366541958</text:p>
          </table:table-cell>
          <table:table-cell office:value-type="float" office:value="0.632739466196992" calcext:value-type="float">
            <text:p>0.632739466196992</text:p>
          </table:table-cell>
          <table:table-cell office:value-type="float" office:value="0.0647853792892016" calcext:value-type="float">
            <text:p>0.0647853792892016</text:p>
          </table:table-cell>
          <table:table-cell office:value-type="float" office:value="0.634426229508197" calcext:value-type="float">
            <text:p>0.634426229508197</text:p>
          </table:table-cell>
          <table:table-cell office:value-type="float" office:value="0.0593266362889654" calcext:value-type="float">
            <text:p>0.0593266362889654</text:p>
          </table:table-cell>
          <table:table-cell office:value-type="float" office:value="0.633572686627828" calcext:value-type="float">
            <text:p>0.633572686627828</text:p>
          </table:table-cell>
          <table:table-cell office:value-type="float" office:value="0.0714394889528223" calcext:value-type="float">
            <text:p>0.0714394889528223</text:p>
          </table:table-cell>
          <table:table-cell office:value-type="float" office:value="0.639323939845549" calcext:value-type="float">
            <text:p>0.639323939845549</text:p>
          </table:table-cell>
          <table:table-cell office:value-type="float" office:value="0.0624422308738936" calcext:value-type="float">
            <text:p>0.0624422308738936</text:p>
          </table:table-cell>
          <table:table-cell office:value-type="float" office:value="0.636058799620648" calcext:value-type="float">
            <text:p>0.636058799620648</text:p>
          </table:table-cell>
          <table:table-cell office:value-type="float" office:value="0.0568537988802241" calcext:value-type="float">
            <text:p>0.0568537988802241</text:p>
          </table:table-cell>
          <table:table-cell office:value-type="float" office:value="0.640150386126541" calcext:value-type="float">
            <text:p>0.640150386126541</text:p>
          </table:table-cell>
          <table:table-cell office:value-type="float" office:value="0.0642502665014716" calcext:value-type="float">
            <text:p>0.0642502665014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0065031838504" calcext:value-type="float">
            <text:p>0.570065031838504</text:p>
          </table:table-cell>
          <table:table-cell office:value-type="float" office:value="0.0653018366994011" calcext:value-type="float">
            <text:p>0.0653018366994011</text:p>
          </table:table-cell>
          <table:table-cell office:value-type="float" office:value="0.650914510228966" calcext:value-type="float">
            <text:p>0.650914510228966</text:p>
          </table:table-cell>
          <table:table-cell office:value-type="float" office:value="0.045613232704997" calcext:value-type="float">
            <text:p>0.045613232704997</text:p>
          </table:table-cell>
          <table:table-cell office:value-type="float" office:value="0.624481777536919" calcext:value-type="float">
            <text:p>0.624481777536919</text:p>
          </table:table-cell>
          <table:table-cell office:value-type="float" office:value="0.0697990757246667" calcext:value-type="float">
            <text:p>0.0697990757246667</text:p>
          </table:table-cell>
          <table:table-cell office:value-type="float" office:value="0.62451564828614" calcext:value-type="float">
            <text:p>0.62451564828614</text:p>
          </table:table-cell>
          <table:table-cell office:value-type="float" office:value="0.0570357353955465" calcext:value-type="float">
            <text:p>0.0570357353955465</text:p>
          </table:table-cell>
          <table:table-cell office:value-type="float" office:value="0.642663595718737" calcext:value-type="float">
            <text:p>0.642663595718737</text:p>
          </table:table-cell>
          <table:table-cell office:value-type="float" office:value="0.0622569964664212" calcext:value-type="float">
            <text:p>0.0622569964664212</text:p>
          </table:table-cell>
          <table:table-cell office:value-type="float" office:value="0.629467551822246" calcext:value-type="float">
            <text:p>0.629467551822246</text:p>
          </table:table-cell>
          <table:table-cell office:value-type="float" office:value="0.0503083575884044" calcext:value-type="float">
            <text:p>0.0503083575884044</text:p>
          </table:table-cell>
          <table:table-cell office:value-type="float" office:value="0.630300772253082" calcext:value-type="float">
            <text:p>0.630300772253082</text:p>
          </table:table-cell>
          <table:table-cell office:value-type="float" office:value="0.0623026977957867" calcext:value-type="float">
            <text:p>0.0623026977957867</text:p>
          </table:table-cell>
          <table:table-cell office:value-type="float" office:value="0.622849207424468" calcext:value-type="float">
            <text:p>0.622849207424468</text:p>
          </table:table-cell>
          <table:table-cell office:value-type="float" office:value="0.0593591405643494" calcext:value-type="float">
            <text:p>0.0593591405643494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690877458121009" calcext:value-type="float">
            <text:p>0.0690877458121009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614447916383031" calcext:value-type="float">
            <text:p>0.0614447916383031</text:p>
          </table:table-cell>
          <table:table-cell office:value-type="float" office:value="0.639351036444926" calcext:value-type="float">
            <text:p>0.639351036444926</text:p>
          </table:table-cell>
          <table:table-cell office:value-type="float" office:value="0.0617104886660752" calcext:value-type="float">
            <text:p>0.0617104886660752</text:p>
          </table:table-cell>
          <table:table-cell office:value-type="float" office:value="0.636892020051483" calcext:value-type="float">
            <text:p>0.636892020051483</text:p>
          </table:table-cell>
          <table:table-cell office:value-type="float" office:value="0.0596292617707583" calcext:value-type="float">
            <text:p>0.0596292617707583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646446254414935" calcext:value-type="float">
            <text:p>0.0646446254414935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2161727316335" calcext:value-type="float">
            <text:p>0.0592161727316335</text:p>
          </table:table-cell>
          <table:table-cell office:value-type="float" office:value="0.631127218534074" calcext:value-type="float">
            <text:p>0.631127218534074</text:p>
          </table:table-cell>
          <table:table-cell office:value-type="float" office:value="0.0581639133035166" calcext:value-type="float">
            <text:p>0.0581639133035166</text:p>
          </table:table-cell>
          <table:table-cell office:value-type="float" office:value="0.636871697601951" calcext:value-type="float">
            <text:p>0.636871697601951</text:p>
          </table:table-cell>
          <table:table-cell office:value-type="float" office:value="0.0587022222763154" calcext:value-type="float">
            <text:p>0.05870222227631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68425687576209" calcext:value-type="float">
            <text:p>0.568425687576209</text:p>
          </table:table-cell>
          <table:table-cell office:value-type="float" office:value="0.0670459135777536" calcext:value-type="float">
            <text:p>0.0670459135777536</text:p>
          </table:table-cell>
          <table:table-cell office:value-type="float" office:value="0.656699634195908" calcext:value-type="float">
            <text:p>0.656699634195908</text:p>
          </table:table-cell>
          <table:table-cell office:value-type="float" office:value="0.0367535736433976" calcext:value-type="float">
            <text:p>0.036753573643397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660175343727972" calcext:value-type="float">
            <text:p>0.0660175343727972</text:p>
          </table:table-cell>
          <table:table-cell office:value-type="float" office:value="0.620383416881181" calcext:value-type="float">
            <text:p>0.620383416881181</text:p>
          </table:table-cell>
          <table:table-cell office:value-type="float" office:value="0.0570249174048973" calcext:value-type="float">
            <text:p>0.0570249174048973</text:p>
          </table:table-cell>
          <table:table-cell office:value-type="float" office:value="0.642663595718737" calcext:value-type="float">
            <text:p>0.642663595718737</text:p>
          </table:table-cell>
          <table:table-cell office:value-type="float" office:value="0.0602832944117833" calcext:value-type="float">
            <text:p>0.0602832944117833</text:p>
          </table:table-cell>
          <table:table-cell office:value-type="float" office:value="0.627001761278959" calcext:value-type="float">
            <text:p>0.627001761278959</text:p>
          </table:table-cell>
          <table:table-cell office:value-type="float" office:value="0.0445418516451973" calcext:value-type="float">
            <text:p>0.0445418516451973</text:p>
          </table:table-cell>
          <table:table-cell office:value-type="float" office:value="0.634426229508197" calcext:value-type="float">
            <text:p>0.634426229508197</text:p>
          </table:table-cell>
          <table:table-cell office:value-type="float" office:value="0.0671339568919118" calcext:value-type="float">
            <text:p>0.0671339568919118</text:p>
          </table:table-cell>
          <table:table-cell office:value-type="float" office:value="0.632746240346836" calcext:value-type="float">
            <text:p>0.632746240346836</text:p>
          </table:table-cell>
          <table:table-cell office:value-type="float" office:value="0.0628631145385712" calcext:value-type="float">
            <text:p>0.0628631145385712</text:p>
          </table:table-cell>
          <table:table-cell office:value-type="float" office:value="0.637711692182631" calcext:value-type="float">
            <text:p>0.637711692182631</text:p>
          </table:table-cell>
          <table:table-cell office:value-type="float" office:value="0.0682544104864779" calcext:value-type="float">
            <text:p>0.0682544104864779</text:p>
          </table:table-cell>
          <table:table-cell office:value-type="float" office:value="0.643483267849885" calcext:value-type="float">
            <text:p>0.643483267849885</text:p>
          </table:table-cell>
          <table:table-cell office:value-type="float" office:value="0.06039820967459" calcext:value-type="float">
            <text:p>0.06039820967459</text:p>
          </table:table-cell>
          <table:table-cell office:value-type="float" office:value="0.637691369733098" calcext:value-type="float">
            <text:p>0.637691369733098</text:p>
          </table:table-cell>
          <table:table-cell office:value-type="float" office:value="0.0609422807624085" calcext:value-type="float">
            <text:p>0.0609422807624085</text:p>
          </table:table-cell>
          <table:table-cell office:value-type="float" office:value="0.637711692182631" calcext:value-type="float">
            <text:p>0.637711692182631</text:p>
          </table:table-cell>
          <table:table-cell office:value-type="float" office:value="0.0614681714163923" calcext:value-type="float">
            <text:p>0.0614681714163923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23344039716421" calcext:value-type="float">
            <text:p>0.0623344039716421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569877450961737" calcext:value-type="float">
            <text:p>0.0569877450961737</text:p>
          </table:table-cell>
          <table:table-cell office:value-type="float" office:value="0.636065573770492" calcext:value-type="float">
            <text:p>0.636065573770492</text:p>
          </table:table-cell>
          <table:table-cell office:value-type="float" office:value="0.0562922676668536" calcext:value-type="float">
            <text:p>0.0562922676668536</text:p>
          </table:table-cell>
          <table:table-cell office:value-type="float" office:value="0.644323262430565" calcext:value-type="float">
            <text:p>0.644323262430565</text:p>
          </table:table-cell>
          <table:table-cell office:value-type="float" office:value="0.0601531050104469" calcext:value-type="float">
            <text:p>0.06015310501044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69734453326107" calcext:value-type="float">
            <text:p>0.569734453326107</text:p>
          </table:table-cell>
          <table:table-cell office:value-type="float" office:value="0.0645696335098631" calcext:value-type="float">
            <text:p>0.0645696335098631</text:p>
          </table:table-cell>
          <table:table-cell office:value-type="float" office:value="0.638225172740821" calcext:value-type="float">
            <text:p>0.638225172740821</text:p>
          </table:table-cell>
          <table:table-cell office:value-type="float" office:value="0.0426731671785463" calcext:value-type="float">
            <text:p>0.0426731671785463</text:p>
          </table:table-cell>
          <table:table-cell office:value-type="float" office:value="0.622017341823601" calcext:value-type="float">
            <text:p>0.622017341823601</text:p>
          </table:table-cell>
          <table:table-cell office:value-type="float" office:value="0.0611629456975986" calcext:value-type="float">
            <text:p>0.0611629456975986</text:p>
          </table:table-cell>
          <table:table-cell office:value-type="float" office:value="0.622865465384094" calcext:value-type="float">
            <text:p>0.622865465384094</text:p>
          </table:table-cell>
          <table:table-cell office:value-type="float" office:value="0.0521626261487781" calcext:value-type="float">
            <text:p>0.0521626261487781</text:p>
          </table:table-cell>
          <table:table-cell office:value-type="float" office:value="0.637551822246308" calcext:value-type="float">
            <text:p>0.637551822246308</text:p>
          </table:table-cell>
          <table:table-cell office:value-type="float" office:value="0.062824312935094" calcext:value-type="float">
            <text:p>0.062824312935094</text:p>
          </table:table-cell>
          <table:table-cell office:value-type="float" office:value="0.627500338707492" calcext:value-type="float">
            <text:p>0.627500338707492</text:p>
          </table:table-cell>
          <table:table-cell office:value-type="float" office:value="0.0499421202072476" calcext:value-type="float">
            <text:p>0.0499421202072476</text:p>
          </table:table-cell>
          <table:table-cell office:value-type="float" office:value="0.626178024657905" calcext:value-type="float">
            <text:p>0.626178024657905</text:p>
          </table:table-cell>
          <table:table-cell office:value-type="float" office:value="0.0586003910240502" calcext:value-type="float">
            <text:p>0.0586003910240502</text:p>
          </table:table-cell>
          <table:table-cell office:value-type="float" office:value="0.622194824549519" calcext:value-type="float">
            <text:p>0.622194824549519</text:p>
          </table:table-cell>
          <table:table-cell office:value-type="float" office:value="0.0596378903637559" calcext:value-type="float">
            <text:p>0.0596378903637559</text:p>
          </table:table-cell>
          <table:table-cell office:value-type="float" office:value="0.638042270695028" calcext:value-type="float">
            <text:p>0.638042270695028</text:p>
          </table:table-cell>
          <table:table-cell office:value-type="float" office:value="0.0636724670005713" calcext:value-type="float">
            <text:p>0.0636724670005713</text:p>
          </table:table-cell>
          <table:table-cell office:value-type="float" office:value="0.630787156211895" calcext:value-type="float">
            <text:p>0.630787156211895</text:p>
          </table:table-cell>
          <table:table-cell office:value-type="float" office:value="0.0569830012315707" calcext:value-type="float">
            <text:p>0.0569830012315707</text:p>
          </table:table-cell>
          <table:table-cell office:value-type="float" office:value="0.628447364855711" calcext:value-type="float">
            <text:p>0.628447364855711</text:p>
          </table:table-cell>
          <table:table-cell office:value-type="float" office:value="0.0647100373665667" calcext:value-type="float">
            <text:p>0.0647100373665667</text:p>
          </table:table-cell>
          <table:table-cell office:value-type="float" office:value="0.631273540170709" calcext:value-type="float">
            <text:p>0.631273540170709</text:p>
          </table:table-cell>
          <table:table-cell office:value-type="float" office:value="0.0592794767723162" calcext:value-type="float">
            <text:p>0.0592794767723162</text:p>
          </table:table-cell>
          <table:table-cell office:value-type="float" office:value="0.627963690556835" calcext:value-type="float">
            <text:p>0.627963690556835</text:p>
          </table:table-cell>
          <table:table-cell office:value-type="float" office:value="0.0645486297984162" calcext:value-type="float">
            <text:p>0.0645486297984162</text:p>
          </table:table-cell>
          <table:table-cell office:value-type="float" office:value="0.631115025064354" calcext:value-type="float">
            <text:p>0.631115025064354</text:p>
          </table:table-cell>
          <table:table-cell office:value-type="float" office:value="0.0578264891521151" calcext:value-type="float">
            <text:p>0.0578264891521151</text:p>
          </table:table-cell>
          <table:table-cell office:value-type="float" office:value="0.628981167863433" calcext:value-type="float">
            <text:p>0.628981167863433</text:p>
          </table:table-cell>
          <table:table-cell office:value-type="float" office:value="0.0555188972291984" calcext:value-type="float">
            <text:p>0.0555188972291984</text:p>
          </table:table-cell>
          <table:table-cell office:value-type="float" office:value="0.634735130741092" calcext:value-type="float">
            <text:p>0.634735130741092</text:p>
          </table:table-cell>
          <table:table-cell office:value-type="float" office:value="0.0631307566270656" calcext:value-type="float">
            <text:p>0.0631307566270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219579337412517" calcext:value-type="float">
            <text:p>0.0219579337412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01874564310507" calcext:value-type="float">
            <text:p>0.0601874564310507</text:p>
          </table:table-cell>
          <table:table-cell office:value-type="float" office:value="0.697791893526921" calcext:value-type="float">
            <text:p>0.697791893526921</text:p>
          </table:table-cell>
          <table:table-cell office:value-type="float" office:value="0.03800446082958" calcext:value-type="float">
            <text:p>0.03800446082958</text:p>
          </table:table-cell>
          <table:table-cell office:value-type="float" office:value="0.735662431941924" calcext:value-type="float">
            <text:p>0.735662431941924</text:p>
          </table:table-cell>
          <table:table-cell office:value-type="float" office:value="0.0585798296437362" calcext:value-type="float">
            <text:p>0.0585798296437362</text:p>
          </table:table-cell>
          <table:table-cell office:value-type="float" office:value="0.697761645493043" calcext:value-type="float">
            <text:p>0.697761645493043</text:p>
          </table:table-cell>
          <table:table-cell office:value-type="float" office:value="0.0373703818755646" calcext:value-type="float">
            <text:p>0.0373703818755646</text:p>
          </table:table-cell>
          <table:table-cell office:value-type="float" office:value="0.715063520871143" calcext:value-type="float">
            <text:p>0.715063520871143</text:p>
          </table:table-cell>
          <table:table-cell office:value-type="float" office:value="0.0591068563246182" calcext:value-type="float">
            <text:p>0.059106856324618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427664841130452" calcext:value-type="float">
            <text:p>0.0427664841130452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25589944151839" calcext:value-type="float">
            <text:p>0.0425589944151839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6516060774567" calcext:value-type="float">
            <text:p>0.046516060774567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01464600954615" calcext:value-type="float">
            <text:p>0.0501464600954615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462353838101845" calcext:value-type="float">
            <text:p>0.0462353838101845</text:p>
          </table:table-cell>
          <table:table-cell office:value-type="float" office:value="0.733968542044767" calcext:value-type="float">
            <text:p>0.733968542044767</text:p>
          </table:table-cell>
          <table:table-cell office:value-type="float" office:value="0.0531211225272997" calcext:value-type="float">
            <text:p>0.0531211225272997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409123341476057" calcext:value-type="float">
            <text:p>0.0409123341476057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89794972068946" calcext:value-type="float">
            <text:p>0.0489794972068946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607024861142723" calcext:value-type="float">
            <text:p>0.0607024861142723</text:p>
          </table:table-cell>
          <table:table-cell office:value-type="float" office:value="0.694343617664852" calcext:value-type="float">
            <text:p>0.694343617664852</text:p>
          </table:table-cell>
          <table:table-cell office:value-type="float" office:value="0.0464119258057594" calcext:value-type="float">
            <text:p>0.04641192580575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329335670018276" calcext:value-type="float">
            <text:p>0.0329335670018276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560295874794787" calcext:value-type="float">
            <text:p>0.0560295874794787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494834167731474" calcext:value-type="float">
            <text:p>0.0494834167731474</text:p>
          </table:table-cell>
          <table:table-cell office:value-type="float" office:value="0.715003024803388" calcext:value-type="float">
            <text:p>0.715003024803388</text:p>
          </table:table-cell>
          <table:table-cell office:value-type="float" office:value="0.0553870051551926" calcext:value-type="float">
            <text:p>0.0553870051551926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43769751623471" calcext:value-type="float">
            <text:p>0.043769751623471</text:p>
          </table:table-cell>
          <table:table-cell office:value-type="float" office:value="0.715003024803388" calcext:value-type="float">
            <text:p>0.715003024803388</text:p>
          </table:table-cell>
          <table:table-cell office:value-type="float" office:value="0.050390960931259" calcext:value-type="float">
            <text:p>0.050390960931259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361467168846117" calcext:value-type="float">
            <text:p>0.0361467168846117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57116750607088" calcext:value-type="float">
            <text:p>0.0457116750607088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81378872531466" calcext:value-type="float">
            <text:p>0.0481378872531466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486590184561037" calcext:value-type="float">
            <text:p>0.0486590184561037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66730851825024" calcext:value-type="float">
            <text:p>0.0366730851825024</text:p>
          </table:table-cell>
          <table:table-cell office:value-type="float" office:value="0.723714458560194" calcext:value-type="float">
            <text:p>0.723714458560194</text:p>
          </table:table-cell>
          <table:table-cell office:value-type="float" office:value="0.0560372346770339" calcext:value-type="float">
            <text:p>0.0560372346770339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442841959677803" calcext:value-type="float">
            <text:p>0.0442841959677803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497279884831781" calcext:value-type="float">
            <text:p>0.0497279884831781</text:p>
          </table:table-cell>
          <table:table-cell office:value-type="float" office:value="0.715093768905021" calcext:value-type="float">
            <text:p>0.715093768905021</text:p>
          </table:table-cell>
          <table:table-cell office:value-type="float" office:value="0.0378291139640262" calcext:value-type="float">
            <text:p>0.0378291139640262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409293268892443" calcext:value-type="float">
            <text:p>0.0409293268892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30550514216576" calcext:value-type="float">
            <text:p>0.730550514216576</text:p>
          </table:table-cell>
          <table:table-cell office:value-type="float" office:value="0.0285600818896645" calcext:value-type="float">
            <text:p>0.0285600818896645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75272755364953" calcext:value-type="float">
            <text:p>0.0575272755364953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339590371400536" calcext:value-type="float">
            <text:p>0.0339590371400536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532974305293441" calcext:value-type="float">
            <text:p>0.053297430529344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30459386461471" calcext:value-type="float">
            <text:p>0.0430459386461471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232622917027906" calcext:value-type="float">
            <text:p>0.0232622917027906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38635261471831" calcext:value-type="float">
            <text:p>0.0338635261471831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398824274465443" calcext:value-type="float">
            <text:p>0.0398824274465443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517773247193087" calcext:value-type="float">
            <text:p>0.0517773247193087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610712722961434" calcext:value-type="float">
            <text:p>0.0610712722961434</text:p>
          </table:table-cell>
          <table:table-cell office:value-type="float" office:value="0.725378100423472" calcext:value-type="float">
            <text:p>0.725378100423472</text:p>
          </table:table-cell>
          <table:table-cell office:value-type="float" office:value="0.0536139609920901" calcext:value-type="float">
            <text:p>0.0536139609920901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453681184018807" calcext:value-type="float">
            <text:p>0.0453681184018807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90776424497227" calcext:value-type="float">
            <text:p>0.0390776424497227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62034138175673" calcext:value-type="float">
            <text:p>0.0462034138175673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298689187878539" calcext:value-type="float">
            <text:p>0.0298689187878539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440391359798243" calcext:value-type="float">
            <text:p>0.0440391359798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27102238354507" calcext:value-type="float">
            <text:p>0.727102238354507</text:p>
          </table:table-cell>
          <table:table-cell office:value-type="float" office:value="0.0302929692443324" calcext:value-type="float">
            <text:p>0.0302929692443324</text:p>
          </table:table-cell>
          <table:table-cell office:value-type="float" office:value="0.689019963702359" calcext:value-type="float">
            <text:p>0.689019963702359</text:p>
          </table:table-cell>
          <table:table-cell office:value-type="float" office:value="0.0502118273455976" calcext:value-type="float">
            <text:p>0.0502118273455976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44738195304253" calcext:value-type="float">
            <text:p>0.044738195304253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506849411598811" calcext:value-type="float">
            <text:p>0.0506849411598811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433238018107303" calcext:value-type="float">
            <text:p>0.0433238018107303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363491517938724" calcext:value-type="float">
            <text:p>0.036349151793872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295063330107657" calcext:value-type="float">
            <text:p>0.0295063330107657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29555904775752" calcext:value-type="float">
            <text:p>0.029555904775752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06064161059553" calcext:value-type="float">
            <text:p>0.0506064161059553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419870603737704" calcext:value-type="float">
            <text:p>0.0419870603737704</text:p>
          </table:table-cell>
          <table:table-cell office:value-type="float" office:value="0.715003024803388" calcext:value-type="float">
            <text:p>0.715003024803388</text:p>
          </table:table-cell>
          <table:table-cell office:value-type="float" office:value="0.050390960931259" calcext:value-type="float">
            <text:p>0.050390960931259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48149036573602" calcext:value-type="float">
            <text:p>0.048149036573602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407153592316092" calcext:value-type="float">
            <text:p>0.0407153592316092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569502283234329" calcext:value-type="float">
            <text:p>0.0569502283234329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40441519487343" calcext:value-type="float">
            <text:p>0.040441519487343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440401401268542" calcext:value-type="float">
            <text:p>0.04404014012685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28796128251664" calcext:value-type="float">
            <text:p>0.728796128251664</text:p>
          </table:table-cell>
          <table:table-cell office:value-type="float" office:value="0.0287100426279656" calcext:value-type="float">
            <text:p>0.0287100426279656</text:p>
          </table:table-cell>
          <table:table-cell office:value-type="float" office:value="0.701119177253479" calcext:value-type="float">
            <text:p>0.701119177253479</text:p>
          </table:table-cell>
          <table:table-cell office:value-type="float" office:value="0.0597550655695144" calcext:value-type="float">
            <text:p>0.0597550655695144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48268310202024" calcext:value-type="float">
            <text:p>0.044826831020202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15859315998982" calcext:value-type="float">
            <text:p>0.0415859315998982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453681184018807" calcext:value-type="float">
            <text:p>0.0453681184018807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358161501161975" calcext:value-type="float">
            <text:p>0.0358161501161975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266713228653786" calcext:value-type="float">
            <text:p>0.0266713228653786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265701043629736" calcext:value-type="float">
            <text:p>0.0265701043629736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455790130873815" calcext:value-type="float">
            <text:p>0.0455790130873815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35544729846239" calcext:value-type="float">
            <text:p>0.0435544729846239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516723719691758" calcext:value-type="float">
            <text:p>0.0516723719691758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482887227195442" calcext:value-type="float">
            <text:p>0.0482887227195442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367216612757345" calcext:value-type="float">
            <text:p>0.0367216612757345</text:p>
          </table:table-cell>
          <table:table-cell office:value-type="float" office:value="0.701149425287356" calcext:value-type="float">
            <text:p>0.701149425287356</text:p>
          </table:table-cell>
          <table:table-cell office:value-type="float" office:value="0.0627814927516243" calcext:value-type="float">
            <text:p>0.0627814927516243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458104450880378" calcext:value-type="float">
            <text:p>0.0458104450880378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427664841130452" calcext:value-type="float">
            <text:p>0.04276648411304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24325468844525" calcext:value-type="float">
            <text:p>0.724325468844525</text:p>
          </table:table-cell>
          <table:table-cell office:value-type="float" office:value="0.0284909189010084" calcext:value-type="float">
            <text:p>0.0284909189010084</text:p>
          </table:table-cell>
          <table:table-cell office:value-type="float" office:value="0.698699334543255" calcext:value-type="float">
            <text:p>0.698699334543255</text:p>
          </table:table-cell>
          <table:table-cell office:value-type="float" office:value="0.0567422424724273" calcext:value-type="float">
            <text:p>0.0567422424724273</text:p>
          </table:table-cell>
          <table:table-cell office:value-type="float" office:value="0.713641863278887" calcext:value-type="float">
            <text:p>0.713641863278887</text:p>
          </table:table-cell>
          <table:table-cell office:value-type="float" office:value="0.0422023882134473" calcext:value-type="float">
            <text:p>0.0422023882134473</text:p>
          </table:table-cell>
          <table:table-cell office:value-type="float" office:value="0.718457350272232" calcext:value-type="float">
            <text:p>0.718457350272232</text:p>
          </table:table-cell>
          <table:table-cell office:value-type="float" office:value="0.0519070276176104" calcext:value-type="float">
            <text:p>0.0519070276176104</text:p>
          </table:table-cell>
          <table:table-cell office:value-type="float" office:value="0.714984875983061" calcext:value-type="float">
            <text:p>0.714984875983061</text:p>
          </table:table-cell>
          <table:table-cell office:value-type="float" office:value="0.0425755984715587" calcext:value-type="float">
            <text:p>0.0425755984715587</text:p>
          </table:table-cell>
          <table:table-cell office:value-type="float" office:value="0.717447065940714" calcext:value-type="float">
            <text:p>0.717447065940714</text:p>
          </table:table-cell>
          <table:table-cell office:value-type="float" office:value="0.0409850821737475" calcext:value-type="float">
            <text:p>0.0409850821737475</text:p>
          </table:table-cell>
          <table:table-cell office:value-type="float" office:value="0.711536600120992" calcext:value-type="float">
            <text:p>0.711536600120992</text:p>
          </table:table-cell>
          <table:table-cell office:value-type="float" office:value="0.0337908766041969" calcext:value-type="float">
            <text:p>0.0337908766041969</text:p>
          </table:table-cell>
          <table:table-cell office:value-type="float" office:value="0.715674531155475" calcext:value-type="float">
            <text:p>0.715674531155475</text:p>
          </table:table-cell>
          <table:table-cell office:value-type="float" office:value="0.0368558212122325" calcext:value-type="float">
            <text:p>0.0368558212122325</text:p>
          </table:table-cell>
          <table:table-cell office:value-type="float" office:value="0.712903811252269" calcext:value-type="float">
            <text:p>0.712903811252269</text:p>
          </table:table-cell>
          <table:table-cell office:value-type="float" office:value="0.0485233403880718" calcext:value-type="float">
            <text:p>0.0485233403880718</text:p>
          </table:table-cell>
          <table:table-cell office:value-type="float" office:value="0.709122807017544" calcext:value-type="float">
            <text:p>0.709122807017544</text:p>
          </table:table-cell>
          <table:table-cell office:value-type="float" office:value="0.0490836568412206" calcext:value-type="float">
            <text:p>0.0490836568412206</text:p>
          </table:table-cell>
          <table:table-cell office:value-type="float" office:value="0.715347852389595" calcext:value-type="float">
            <text:p>0.715347852389595</text:p>
          </table:table-cell>
          <table:table-cell office:value-type="float" office:value="0.0477171525770424" calcext:value-type="float">
            <text:p>0.0477171525770424</text:p>
          </table:table-cell>
          <table:table-cell office:value-type="float" office:value="0.724664246823956" calcext:value-type="float">
            <text:p>0.724664246823956</text:p>
          </table:table-cell>
          <table:table-cell office:value-type="float" office:value="0.0501928469798721" calcext:value-type="float">
            <text:p>0.0501928469798721</text:p>
          </table:table-cell>
          <table:table-cell office:value-type="float" office:value="0.719110707803993" calcext:value-type="float">
            <text:p>0.719110707803993</text:p>
          </table:table-cell>
          <table:table-cell office:value-type="float" office:value="0.0403422386144905" calcext:value-type="float">
            <text:p>0.0403422386144905</text:p>
          </table:table-cell>
          <table:table-cell office:value-type="float" office:value="0.701173623714459" calcext:value-type="float">
            <text:p>0.701173623714459</text:p>
          </table:table-cell>
          <table:table-cell office:value-type="float" office:value="0.0529285241165394" calcext:value-type="float">
            <text:p>0.0529285241165394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29304966883066" calcext:value-type="float">
            <text:p>0.0429304966883066</text:p>
          </table:table-cell>
          <table:table-cell office:value-type="float" office:value="0.708100423472474" calcext:value-type="float">
            <text:p>0.708100423472474</text:p>
          </table:table-cell>
          <table:table-cell office:value-type="float" office:value="0.0436374025829455" calcext:value-type="float">
            <text:p>0.0436374025829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67675187095533" calcext:value-type="float">
            <text:p>0.046767518709553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07166836139068" calcext:value-type="float">
            <text:p>0.0407166836139068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352518563148914" calcext:value-type="float">
            <text:p>0.035251856314891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30686772485079" calcext:value-type="float">
            <text:p>0.033068677248507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51649366672557" calcext:value-type="float">
            <text:p>0.0451649366672557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06245336426902" calcext:value-type="float">
            <text:p>0.0406245336426902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11587301587302" calcext:value-type="float">
            <text:p>0.911587301587302</text:p>
          </table:table-cell>
          <table:table-cell office:value-type="float" office:value="0.0436695486404204" calcext:value-type="float">
            <text:p>0.043669548640420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382305796906349" calcext:value-type="float">
            <text:p>0.038230579690634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15201505596298" calcext:value-type="float">
            <text:p>0.0415201505596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480299730051798" calcext:value-type="float">
            <text:p>0.048029973005179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77263889509773" calcext:value-type="float">
            <text:p>0.037726388950977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27835935617255" calcext:value-type="float">
            <text:p>0.0427835935617255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485679270446553" calcext:value-type="float">
            <text:p>0.0485679270446553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92708806370775" calcext:value-type="float">
            <text:p>0.0392708806370775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362386549261856" calcext:value-type="float">
            <text:p>0.0362386549261856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40205170048" calcext:value-type="float">
            <text:p>0.0424020517004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8" calcext:value-type="float">
            <text:p>0.037583366643020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22062566783252" calcext:value-type="float">
            <text:p>0.042206256678325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49" calcext:value-type="float">
            <text:p>0.0383095821782449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49062019235643" calcext:value-type="float">
            <text:p>0.034906201923564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362386549261856" calcext:value-type="float">
            <text:p>0.0362386549261856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440000458095457" calcext:value-type="float">
            <text:p>0.0440000458095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49" calcext:value-type="float">
            <text:p>0.0383095821782449</text:p>
          </table:table-cell>
          <table:table-cell office:value-type="float" office:value="0.906031746031746" calcext:value-type="float">
            <text:p>0.906031746031746</text:p>
          </table:table-cell>
          <table:table-cell office:value-type="float" office:value="0.0329302920124189" calcext:value-type="float">
            <text:p>0.0329302920124189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62273552002104" calcext:value-type="float">
            <text:p>0.036227355200210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9" calcext:value-type="float">
            <text:p>0.035706348324319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387842778275058" calcext:value-type="float">
            <text:p>0.03878427782750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62399505945905" calcext:value-type="float">
            <text:p>0.046239950594590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423663847503574" calcext:value-type="float">
            <text:p>0.04236638475035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359866160277925" calcext:value-type="float">
            <text:p>0.035986616027792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60644212377505" calcext:value-type="float">
            <text:p>0.036064421237750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9" calcext:value-type="float">
            <text:p>0.035706348324319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387842778275058" calcext:value-type="float">
            <text:p>0.038784277827505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62399505945905" calcext:value-type="float">
            <text:p>0.046239950594590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20730158730159" calcext:value-type="float">
            <text:p>0.920730158730159</text:p>
          </table:table-cell>
          <table:table-cell office:value-type="float" office:value="0.0403509602800838" calcext:value-type="float">
            <text:p>0.0403509602800838</text:p>
          </table:table-cell>
          <table:table-cell office:value-type="float" office:value="0.906031746031746" calcext:value-type="float">
            <text:p>0.906031746031746</text:p>
          </table:table-cell>
          <table:table-cell office:value-type="float" office:value="0.0385139533165725" calcext:value-type="float">
            <text:p>0.0385139533165725</text:p>
          </table:table-cell>
          <table:table-cell office:value-type="float" office:value="0.923587301587302" calcext:value-type="float">
            <text:p>0.923587301587302</text:p>
          </table:table-cell>
          <table:table-cell office:value-type="float" office:value="0.036299475380808" calcext:value-type="float">
            <text:p>0.036299475380808</text:p>
          </table:table-cell>
          <table:table-cell office:value-type="float" office:value="0.92531746031746" calcext:value-type="float">
            <text:p>0.92531746031746</text:p>
          </table:table-cell>
          <table:table-cell office:value-type="float" office:value="0.0378669932111231" calcext:value-type="float">
            <text:p>0.0378669932111231</text:p>
          </table:table-cell>
          <table:table-cell office:value-type="float" office:value="0.918492063492063" calcext:value-type="float">
            <text:p>0.918492063492063</text:p>
          </table:table-cell>
          <table:table-cell office:value-type="float" office:value="0.0436487259490174" calcext:value-type="float">
            <text:p>0.0436487259490174</text:p>
          </table:table-cell>
          <table:table-cell office:value-type="float" office:value="0.921904761904762" calcext:value-type="float">
            <text:p>0.921904761904762</text:p>
          </table:table-cell>
          <table:table-cell office:value-type="float" office:value="0.0391544766606931" calcext:value-type="float">
            <text:p>0.0391544766606931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381340798300146" calcext:value-type="float">
            <text:p>0.0381340798300146</text:p>
          </table:table-cell>
          <table:table-cell office:value-type="float" office:value="0.920761904761905" calcext:value-type="float">
            <text:p>0.920761904761905</text:p>
          </table:table-cell>
          <table:table-cell office:value-type="float" office:value="0.0442094921325259" calcext:value-type="float">
            <text:p>0.0442094921325259</text:p>
          </table:table-cell>
          <table:table-cell office:value-type="float" office:value="0.923619047619047" calcext:value-type="float">
            <text:p>0.923619047619047</text:p>
          </table:table-cell>
          <table:table-cell office:value-type="float" office:value="0.0427067370180274" calcext:value-type="float">
            <text:p>0.0427067370180274</text:p>
          </table:table-cell>
          <table:table-cell office:value-type="float" office:value="0.923079365079365" calcext:value-type="float">
            <text:p>0.923079365079365</text:p>
          </table:table-cell>
          <table:table-cell office:value-type="float" office:value="0.0417432057139527" calcext:value-type="float">
            <text:p>0.0417432057139527</text:p>
          </table:table-cell>
          <table:table-cell office:value-type="float" office:value="0.924746031746032" calcext:value-type="float">
            <text:p>0.924746031746032</text:p>
          </table:table-cell>
          <table:table-cell office:value-type="float" office:value="0.0411372348581869" calcext:value-type="float">
            <text:p>0.0411372348581869</text:p>
          </table:table-cell>
          <table:table-cell office:value-type="float" office:value="0.920746031746032" calcext:value-type="float">
            <text:p>0.920746031746032</text:p>
          </table:table-cell>
          <table:table-cell office:value-type="float" office:value="0.0401921626215879" calcext:value-type="float">
            <text:p>0.0401921626215879</text:p>
          </table:table-cell>
          <table:table-cell office:value-type="float" office:value="0.921365079365079" calcext:value-type="float">
            <text:p>0.921365079365079</text:p>
          </table:table-cell>
          <table:table-cell office:value-type="float" office:value="0.0405104310299275" calcext:value-type="float">
            <text:p>0.0405104310299275</text:p>
          </table:table-cell>
          <table:table-cell office:value-type="float" office:value="0.915095238095238" calcext:value-type="float">
            <text:p>0.915095238095238</text:p>
          </table:table-cell>
          <table:table-cell office:value-type="float" office:value="0.0420871387775508" calcext:value-type="float">
            <text:p>0.0420871387775508</text:p>
          </table:table-cell>
          <table:table-cell office:value-type="float" office:value="0.923619047619047" calcext:value-type="float">
            <text:p>0.923619047619047</text:p>
          </table:table-cell>
          <table:table-cell office:value-type="float" office:value="0.042211553043185" calcext:value-type="float">
            <text:p>0.042211553043185</text:p>
          </table:table-cell>
          <table:table-cell office:value-type="float" office:value="0.918603174603175" calcext:value-type="float">
            <text:p>0.918603174603175</text:p>
          </table:table-cell>
          <table:table-cell office:value-type="float" office:value="0.0394948438371103" calcext:value-type="float">
            <text:p>0.0394948438371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68343927345165" calcext:value-type="float">
            <text:p>0.068343927345165</text:p>
          </table:table-cell>
          <table:table-cell office:value-type="float" office:value="0.757831325301205" calcext:value-type="float">
            <text:p>0.757831325301205</text:p>
          </table:table-cell>
          <table:table-cell office:value-type="float" office:value="0.0422927987691591" calcext:value-type="float">
            <text:p>0.0422927987691591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646199589986115" calcext:value-type="float">
            <text:p>0.0646199589986115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66393218002079" calcext:value-type="float">
            <text:p>0.0566393218002079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618134784203049" calcext:value-type="float">
            <text:p>0.0618134784203049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11161528568588" calcext:value-type="float">
            <text:p>0.0511161528568588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9517172911425" calcext:value-type="float">
            <text:p>0.0559517172911425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99053569886598" calcext:value-type="float">
            <text:p>0.0599053569886598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96219873410301" calcext:value-type="float">
            <text:p>0.059621987341030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590921243757516" calcext:value-type="float">
            <text:p>0.059092124375751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57061554518866" calcext:value-type="float">
            <text:p>0.055706155451886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82596590708427" calcext:value-type="float">
            <text:p>0.0482596590708427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1269823545912" calcext:value-type="float">
            <text:p>0.04126982354591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75865485738108" calcext:value-type="float">
            <text:p>0.04758654857381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689196879587571" calcext:value-type="float">
            <text:p>0.0689196879587571</text:p>
          </table:table-cell>
          <table:table-cell office:value-type="float" office:value="0.751807228915663" calcext:value-type="float">
            <text:p>0.751807228915663</text:p>
          </table:table-cell>
          <table:table-cell office:value-type="float" office:value="0.0381843030490111" calcext:value-type="float">
            <text:p>0.0381843030490111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655492554637852" calcext:value-type="float">
            <text:p>0.0655492554637852</text:p>
          </table:table-cell>
          <table:table-cell office:value-type="float" office:value="0.820481927710843" calcext:value-type="float">
            <text:p>0.820481927710843</text:p>
          </table:table-cell>
          <table:table-cell office:value-type="float" office:value="0.0594187530693727" calcext:value-type="float">
            <text:p>0.059418753069372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26089088957841" calcext:value-type="float">
            <text:p>0.0526089088957841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50085967104318" calcext:value-type="float">
            <text:p>0.0450085967104318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38212548361476" calcext:value-type="float">
            <text:p>0.0538212548361476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13679580893798" calcext:value-type="float">
            <text:p>0.0513679580893798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60093400842624" calcext:value-type="float">
            <text:p>0.0560093400842624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77671442164155" calcext:value-type="float">
            <text:p>0.0577671442164155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21160745301472" calcext:value-type="float">
            <text:p>0.0521160745301472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486093109916072" calcext:value-type="float">
            <text:p>0.0486093109916072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8675626589962" calcext:value-type="float">
            <text:p>0.048675626589962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6639321800208" calcext:value-type="float">
            <text:p>0.056639321800208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08155135353787" calcext:value-type="float">
            <text:p>0.0508155135353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8" calcext:value-type="float">
            <text:p>0.8</text:p>
          </table:table-cell>
          <table:table-cell office:value-type="float" office:value="0.0729996322409751" calcext:value-type="float">
            <text:p>0.0729996322409751</text:p>
          </table:table-cell>
          <table:table-cell office:value-type="float" office:value="0.749397590361446" calcext:value-type="float">
            <text:p>0.749397590361446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615519989129869" calcext:value-type="float">
            <text:p>0.0615519989129869</text:p>
          </table:table-cell>
          <table:table-cell office:value-type="float" office:value="0.818072289156627" calcext:value-type="float">
            <text:p>0.818072289156627</text:p>
          </table:table-cell>
          <table:table-cell office:value-type="float" office:value="0.0591466877524509" calcext:value-type="float">
            <text:p>0.0591466877524509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54885807806875" calcext:value-type="float">
            <text:p>0.0554885807806875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372650946495166" calcext:value-type="float">
            <text:p>0.0372650946495166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04172042617677" calcext:value-type="float">
            <text:p>0.0504172042617677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526854978268517" calcext:value-type="float">
            <text:p>0.0526854978268517</text:p>
          </table:table-cell>
          <table:table-cell office:value-type="float" office:value="0.8" calcext:value-type="float">
            <text:p>0.8</text:p>
          </table:table-cell>
          <table:table-cell office:value-type="float" office:value="0.0505450047310916" calcext:value-type="float">
            <text:p>0.050545004731091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65110332508847" calcext:value-type="float">
            <text:p>0.0565110332508847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5151708666844" calcext:value-type="float">
            <text:p>0.045151708666844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59484087870315" calcext:value-type="float">
            <text:p>0.0459484087870315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41200980816804" calcext:value-type="float">
            <text:p>0.0541200980816804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05602607966348" calcext:value-type="float">
            <text:p>0.0405602607966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703098048193237" calcext:value-type="float">
            <text:p>0.0703098048193237</text:p>
          </table:table-cell>
          <table:table-cell office:value-type="float" office:value="0.749397590361446" calcext:value-type="float">
            <text:p>0.749397590361446</text:p>
          </table:table-cell>
          <table:table-cell office:value-type="float" office:value="0.0353778562980646" calcext:value-type="float">
            <text:p>0.0353778562980646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631940185149267" calcext:value-type="float">
            <text:p>0.0631940185149267</text:p>
          </table:table-cell>
          <table:table-cell office:value-type="float" office:value="0.814457831325301" calcext:value-type="float">
            <text:p>0.814457831325301</text:p>
          </table:table-cell>
          <table:table-cell office:value-type="float" office:value="0.0712101534435389" calcext:value-type="float">
            <text:p>0.0712101534435389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603746842504936" calcext:value-type="float">
            <text:p>0.0603746842504936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84597690891513" calcext:value-type="float">
            <text:p>0.0484597690891513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02248938180352" calcext:value-type="float">
            <text:p>0.0502248938180352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50085967104318" calcext:value-type="float">
            <text:p>0.0450085967104318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88740334990403" calcext:value-type="float">
            <text:p>0.0488740334990403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9983465274609" calcext:value-type="float">
            <text:p>0.049983465274609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02248938180353" calcext:value-type="float">
            <text:p>0.050224893818035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46096142117431" calcext:value-type="float">
            <text:p>0.0546096142117431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71096491521772" calcext:value-type="float">
            <text:p>0.04710964915217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8" calcext:value-type="float">
            <text:p>0.8</text:p>
          </table:table-cell>
          <table:table-cell office:value-type="float" office:value="0.0727783536711601" calcext:value-type="float">
            <text:p>0.0727783536711601</text:p>
          </table:table-cell>
          <table:table-cell office:value-type="float" office:value="0.750602409638554" calcext:value-type="float">
            <text:p>0.750602409638554</text:p>
          </table:table-cell>
          <table:table-cell office:value-type="float" office:value="0.0331416562823739" calcext:value-type="float">
            <text:p>0.0331416562823739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62423644105142" calcext:value-type="float">
            <text:p>0.062423644105142</text:p>
          </table:table-cell>
          <table:table-cell office:value-type="float" office:value="0.814457831325301" calcext:value-type="float">
            <text:p>0.814457831325301</text:p>
          </table:table-cell>
          <table:table-cell office:value-type="float" office:value="0.0682021838244298" calcext:value-type="float">
            <text:p>0.0682021838244298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83228774957688" calcext:value-type="float">
            <text:p>0.0583228774957688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465759578503742" calcext:value-type="float">
            <text:p>0.0465759578503742</text:p>
          </table:table-cell>
          <table:table-cell office:value-type="float" office:value="0.8" calcext:value-type="float">
            <text:p>0.8</text:p>
          </table:table-cell>
          <table:table-cell office:value-type="float" office:value="0.0508631010409238" calcext:value-type="float">
            <text:p>0.0508631010409238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17433683804221" calcext:value-type="float">
            <text:p>0.0517433683804221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88740334990403" calcext:value-type="float">
            <text:p>0.0488740334990403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41584482165572" calcext:value-type="float">
            <text:p>0.0441584482165572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42391743490253" calcext:value-type="float">
            <text:p>0.0542391743490253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75865485738108" calcext:value-type="float">
            <text:p>0.0475865485738108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50654987984019" calcext:value-type="float">
            <text:p>0.0550654987984019</text:p>
          </table:table-cell>
          <table:table-cell office:value-type="float" office:value="0.769879518072289" calcext:value-type="float">
            <text:p>0.769879518072289</text:p>
          </table:table-cell>
          <table:table-cell office:value-type="float" office:value="0.0515716445541911" calcext:value-type="float">
            <text:p>0.0515716445541911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26854978268518" calcext:value-type="float">
            <text:p>0.0526854978268518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19097039299423" calcext:value-type="float">
            <text:p>0.04190970392994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80144578313253" calcext:value-type="float">
            <text:p>0.80144578313253</text:p>
          </table:table-cell>
          <table:table-cell office:value-type="float" office:value="0.0706702812070762" calcext:value-type="float">
            <text:p>0.0706702812070762</text:p>
          </table:table-cell>
          <table:table-cell office:value-type="float" office:value="0.751807228915663" calcext:value-type="float">
            <text:p>0.751807228915663</text:p>
          </table:table-cell>
          <table:table-cell office:value-type="float" office:value="0.0373169832535676" calcext:value-type="float">
            <text:p>0.0373169832535676</text:p>
          </table:table-cell>
          <table:table-cell office:value-type="float" office:value="0.806265060240964" calcext:value-type="float">
            <text:p>0.806265060240964</text:p>
          </table:table-cell>
          <table:table-cell office:value-type="float" office:value="0.0634677751990905" calcext:value-type="float">
            <text:p>0.0634677751990905</text:p>
          </table:table-cell>
          <table:table-cell office:value-type="float" office:value="0.814698795180723" calcext:value-type="float">
            <text:p>0.814698795180723</text:p>
          </table:table-cell>
          <table:table-cell office:value-type="float" office:value="0.062923419978" calcext:value-type="float">
            <text:p>0.062923419978</text:p>
          </table:table-cell>
          <table:table-cell office:value-type="float" office:value="0.794939759036145" calcext:value-type="float">
            <text:p>0.794939759036145</text:p>
          </table:table-cell>
          <table:table-cell office:value-type="float" office:value="0.0577217059686078" calcext:value-type="float">
            <text:p>0.0577217059686078</text:p>
          </table:table-cell>
          <table:table-cell office:value-type="float" office:value="0.798072289156626" calcext:value-type="float">
            <text:p>0.798072289156626</text:p>
          </table:table-cell>
          <table:table-cell office:value-type="float" office:value="0.0456851142312665" calcext:value-type="float">
            <text:p>0.0456851142312665</text:p>
          </table:table-cell>
          <table:table-cell office:value-type="float" office:value="0.79710843373494" calcext:value-type="float">
            <text:p>0.79710843373494</text:p>
          </table:table-cell>
          <table:table-cell office:value-type="float" office:value="0.0515810895956123" calcext:value-type="float">
            <text:p>0.0515810895956123</text:p>
          </table:table-cell>
          <table:table-cell office:value-type="float" office:value="0.803855421686747" calcext:value-type="float">
            <text:p>0.803855421686747</text:p>
          </table:table-cell>
          <table:table-cell office:value-type="float" office:value="0.0531854150206697" calcext:value-type="float">
            <text:p>0.0531854150206697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20117924731712" calcext:value-type="float">
            <text:p>0.0520117924731712</text:p>
          </table:table-cell>
          <table:table-cell office:value-type="float" office:value="0.780963855421687" calcext:value-type="float">
            <text:p>0.780963855421687</text:p>
          </table:table-cell>
          <table:table-cell office:value-type="float" office:value="0.0513751491730679" calcext:value-type="float">
            <text:p>0.0513751491730679</text:p>
          </table:table-cell>
          <table:table-cell office:value-type="float" office:value="0.795421686746988" calcext:value-type="float">
            <text:p>0.795421686746988</text:p>
          </table:table-cell>
          <table:table-cell office:value-type="float" office:value="0.0547305159025694" calcext:value-type="float">
            <text:p>0.0547305159025694</text:p>
          </table:table-cell>
          <table:table-cell office:value-type="float" office:value="0.798313253012048" calcext:value-type="float">
            <text:p>0.798313253012048</text:p>
          </table:table-cell>
          <table:table-cell office:value-type="float" office:value="0.0471570538158738" calcext:value-type="float">
            <text:p>0.0471570538158738</text:p>
          </table:table-cell>
          <table:table-cell office:value-type="float" office:value="0.791807228915663" calcext:value-type="float">
            <text:p>0.791807228915663</text:p>
          </table:table-cell>
          <table:table-cell office:value-type="float" office:value="0.0481962661581661" calcext:value-type="float">
            <text:p>0.0481962661581661</text:p>
          </table:table-cell>
          <table:table-cell office:value-type="float" office:value="0.78" calcext:value-type="float">
            <text:p>0.78</text:p>
          </table:table-cell>
          <table:table-cell office:value-type="float" office:value="0.0475380794590264" calcext:value-type="float">
            <text:p>0.0475380794590264</text:p>
          </table:table-cell>
          <table:table-cell office:value-type="float" office:value="0.796626506024096" calcext:value-type="float">
            <text:p>0.796626506024096</text:p>
          </table:table-cell>
          <table:table-cell office:value-type="float" office:value="0.0550858920293926" calcext:value-type="float">
            <text:p>0.0550858920293926</text:p>
          </table:table-cell>
          <table:table-cell office:value-type="float" office:value="0.793734939759036" calcext:value-type="float">
            <text:p>0.793734939759036</text:p>
          </table:table-cell>
          <table:table-cell office:value-type="float" office:value="0.0455963351975888" calcext:value-type="float">
            <text:p>0.0455963351975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.874539946600945" calcext:value-type="float">
            <text:p>0.874539946600945</text:p>
          </table:table-cell>
          <table:table-cell office:value-type="float" office:value="0.0151122397369591" calcext:value-type="float">
            <text:p>0.0151122397369591</text:p>
          </table:table-cell>
          <table:table-cell office:value-type="float" office:value="0.907845895803382" calcext:value-type="float">
            <text:p>0.907845895803382</text:p>
          </table:table-cell>
          <table:table-cell office:value-type="float" office:value="0.009631652414332" calcext:value-type="float">
            <text:p>0.009631652414332</text:p>
          </table:table-cell>
          <table:table-cell office:value-type="float" office:value="0.89970801670432" calcext:value-type="float">
            <text:p>0.89970801670432</text:p>
          </table:table-cell>
          <table:table-cell office:value-type="float" office:value="0.0146104044263176" calcext:value-type="float">
            <text:p>0.0146104044263176</text:p>
          </table:table-cell>
          <table:table-cell office:value-type="float" office:value="0.891934688847813" calcext:value-type="float">
            <text:p>0.891934688847813</text:p>
          </table:table-cell>
          <table:table-cell office:value-type="float" office:value="0.0132381100838805" calcext:value-type="float">
            <text:p>0.0132381100838805</text:p>
          </table:table-cell>
          <table:table-cell office:value-type="float" office:value="0.901181967549805" calcext:value-type="float">
            <text:p>0.901181967549805</text:p>
          </table:table-cell>
          <table:table-cell office:value-type="float" office:value="0.0112993104780988" calcext:value-type="float">
            <text:p>0.0112993104780988</text:p>
          </table:table-cell>
          <table:table-cell office:value-type="float" office:value="0.89563086191552" calcext:value-type="float">
            <text:p>0.89563086191552</text:p>
          </table:table-cell>
          <table:table-cell office:value-type="float" office:value="0.0150304678512307" calcext:value-type="float">
            <text:p>0.0150304678512307</text:p>
          </table:table-cell>
          <table:table-cell office:value-type="float" office:value="0.903036900116382" calcext:value-type="float">
            <text:p>0.903036900116382</text:p>
          </table:table-cell>
          <table:table-cell office:value-type="float" office:value="0.0132439610669662" calcext:value-type="float">
            <text:p>0.0132439610669662</text:p>
          </table:table-cell>
          <table:table-cell office:value-type="float" office:value="0.897298213185459" calcext:value-type="float">
            <text:p>0.897298213185459</text:p>
          </table:table-cell>
          <table:table-cell office:value-type="float" office:value="0.0168524133183397" calcext:value-type="float">
            <text:p>0.0168524133183397</text:p>
          </table:table-cell>
          <table:table-cell office:value-type="float" office:value="0.900259806941877" calcext:value-type="float">
            <text:p>0.900259806941877</text:p>
          </table:table-cell>
          <table:table-cell office:value-type="float" office:value="0.0158463421961891" calcext:value-type="float">
            <text:p>0.0158463421961891</text:p>
          </table:table-cell>
          <table:table-cell office:value-type="float" office:value="0.90229718628055" calcext:value-type="float">
            <text:p>0.90229718628055</text:p>
          </table:table-cell>
          <table:table-cell office:value-type="float" office:value="0.0163594645499711" calcext:value-type="float">
            <text:p>0.0163594645499711</text:p>
          </table:table-cell>
          <table:table-cell office:value-type="float" office:value="0.90044704593688" calcext:value-type="float">
            <text:p>0.90044704593688</text:p>
          </table:table-cell>
          <table:table-cell office:value-type="float" office:value="0.0142502996639314" calcext:value-type="float">
            <text:p>0.0142502996639314</text:p>
          </table:table-cell>
          <table:table-cell office:value-type="float" office:value="0.898597932498117" calcext:value-type="float">
            <text:p>0.898597932498117</text:p>
          </table:table-cell>
          <table:table-cell office:value-type="float" office:value="0.0141059318047583" calcext:value-type="float">
            <text:p>0.0141059318047583</text:p>
          </table:table-cell>
          <table:table-cell office:value-type="float" office:value="0.899519066201136" calcext:value-type="float">
            <text:p>0.899519066201136</text:p>
          </table:table-cell>
          <table:table-cell office:value-type="float" office:value="0.007755059481521" calcext:value-type="float">
            <text:p>0.007755059481521</text:p>
          </table:table-cell>
          <table:table-cell office:value-type="float" office:value="0.904146299719313" calcext:value-type="float">
            <text:p>0.904146299719313</text:p>
          </table:table-cell>
          <table:table-cell office:value-type="float" office:value="0.01170937500509" calcext:value-type="float">
            <text:p>0.01170937500509</text:p>
          </table:table-cell>
          <table:table-cell office:value-type="float" office:value="0.90192681591018" calcext:value-type="float">
            <text:p>0.90192681591018</text:p>
          </table:table-cell>
          <table:table-cell office:value-type="float" office:value="0.0143613117719359" calcext:value-type="float">
            <text:p>0.0143613117719359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32936858802088" calcext:value-type="float">
            <text:p>0.0132936858802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.878243992606285" calcext:value-type="float">
            <text:p>0.878243992606285</text:p>
          </table:table-cell>
          <table:table-cell office:value-type="float" office:value="0.019227248682657" calcext:value-type="float">
            <text:p>0.019227248682657</text:p>
          </table:table-cell>
          <table:table-cell office:value-type="float" office:value="0.910806120353255" calcext:value-type="float">
            <text:p>0.910806120353255</text:p>
          </table:table-cell>
          <table:table-cell office:value-type="float" office:value="0.0084546242811258" calcext:value-type="float">
            <text:p>0.0084546242811258</text:p>
          </table:table-cell>
          <table:table-cell office:value-type="float" office:value="0.903594851783392" calcext:value-type="float">
            <text:p>0.903594851783392</text:p>
          </table:table-cell>
          <table:table-cell office:value-type="float" office:value="0.0165462357243278" calcext:value-type="float">
            <text:p>0.0165462357243278</text:p>
          </table:table-cell>
          <table:table-cell office:value-type="float" office:value="0.889530019853495" calcext:value-type="float">
            <text:p>0.889530019853495</text:p>
          </table:table-cell>
          <table:table-cell office:value-type="float" office:value="0.0163682343198455" calcext:value-type="float">
            <text:p>0.0163682343198455</text:p>
          </table:table-cell>
          <table:table-cell office:value-type="float" office:value="0.905996097761347" calcext:value-type="float">
            <text:p>0.905996097761347</text:p>
          </table:table-cell>
          <table:table-cell office:value-type="float" office:value="0.0122919241879065" calcext:value-type="float">
            <text:p>0.0122919241879065</text:p>
          </table:table-cell>
          <table:table-cell office:value-type="float" office:value="0.905627096597522" calcext:value-type="float">
            <text:p>0.905627096597522</text:p>
          </table:table-cell>
          <table:table-cell office:value-type="float" office:value="0.0128603996159863" calcext:value-type="float">
            <text:p>0.0128603996159863</text:p>
          </table:table-cell>
          <table:table-cell office:value-type="float" office:value="0.904888067364962" calcext:value-type="float">
            <text:p>0.904888067364962</text:p>
          </table:table-cell>
          <table:table-cell office:value-type="float" office:value="0.0136359044622552" calcext:value-type="float">
            <text:p>0.0136359044622552</text:p>
          </table:table-cell>
          <table:table-cell office:value-type="float" office:value="0.901185732867803" calcext:value-type="float">
            <text:p>0.901185732867803</text:p>
          </table:table-cell>
          <table:table-cell office:value-type="float" office:value="0.0141160194435863" calcext:value-type="float">
            <text:p>0.0141160194435863</text:p>
          </table:table-cell>
          <table:table-cell office:value-type="float" office:value="0.90581022797289" calcext:value-type="float">
            <text:p>0.90581022797289</text:p>
          </table:table-cell>
          <table:table-cell office:value-type="float" office:value="0.0124740045611368" calcext:value-type="float">
            <text:p>0.0124740045611368</text:p>
          </table:table-cell>
          <table:table-cell office:value-type="float" office:value="0.90710892038064" calcext:value-type="float">
            <text:p>0.90710892038064</text:p>
          </table:table-cell>
          <table:table-cell office:value-type="float" office:value="0.0148505791105146" calcext:value-type="float">
            <text:p>0.0148505791105146</text:p>
          </table:table-cell>
          <table:table-cell office:value-type="float" office:value="0.906369548846443" calcext:value-type="float">
            <text:p>0.906369548846443</text:p>
          </table:table-cell>
          <table:table-cell office:value-type="float" office:value="0.0142526239767986" calcext:value-type="float">
            <text:p>0.0142526239767986</text:p>
          </table:table-cell>
          <table:table-cell office:value-type="float" office:value="0.90340658588348" calcext:value-type="float">
            <text:p>0.90340658588348</text:p>
          </table:table-cell>
          <table:table-cell office:value-type="float" office:value="0.0131533935658626" calcext:value-type="float">
            <text:p>0.0131533935658626</text:p>
          </table:table-cell>
          <table:table-cell office:value-type="float" office:value="0.909698432258506" calcext:value-type="float">
            <text:p>0.909698432258506</text:p>
          </table:table-cell>
          <table:table-cell office:value-type="float" office:value="0.0112425889766011" calcext:value-type="float">
            <text:p>0.0112425889766011</text:p>
          </table:table-cell>
          <table:table-cell office:value-type="float" office:value="0.908588348052304" calcext:value-type="float">
            <text:p>0.908588348052304</text:p>
          </table:table-cell>
          <table:table-cell office:value-type="float" office:value="0.0145578001364092" calcext:value-type="float">
            <text:p>0.0145578001364092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2744915542703" calcext:value-type="float">
            <text:p>0.0142744915542703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9197787476962" calcext:value-type="float">
            <text:p>0.01491977874769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.877133908400082" calcext:value-type="float">
            <text:p>0.877133908400082</text:p>
          </table:table-cell>
          <table:table-cell office:value-type="float" office:value="0.0182791384538105" calcext:value-type="float">
            <text:p>0.018279138453810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096257876728669" calcext:value-type="float">
            <text:p>0.0096257876728669</text:p>
          </table:table-cell>
          <table:table-cell office:value-type="float" office:value="0.902484767577189" calcext:value-type="float">
            <text:p>0.902484767577189</text:p>
          </table:table-cell>
          <table:table-cell office:value-type="float" office:value="0.0146053193827924" calcext:value-type="float">
            <text:p>0.0146053193827924</text:p>
          </table:table-cell>
          <table:table-cell office:value-type="float" office:value="0.891379475593893" calcext:value-type="float">
            <text:p>0.891379475593893</text:p>
          </table:table-cell>
          <table:table-cell office:value-type="float" office:value="0.0160014510653845" calcext:value-type="float">
            <text:p>0.016001451065384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63253357933172" calcext:value-type="float">
            <text:p>0.0163253357933172</text:p>
          </table:table-cell>
          <table:table-cell office:value-type="float" office:value="0.905256726227151" calcext:value-type="float">
            <text:p>0.905256726227151</text:p>
          </table:table-cell>
          <table:table-cell office:value-type="float" office:value="0.013467068175644" calcext:value-type="float">
            <text:p>0.013467068175644</text:p>
          </table:table-cell>
          <table:table-cell office:value-type="float" office:value="0.905442938317245" calcext:value-type="float">
            <text:p>0.905442938317245</text:p>
          </table:table-cell>
          <table:table-cell office:value-type="float" office:value="0.0133923965939353" calcext:value-type="float">
            <text:p>0.0133923965939353</text:p>
          </table:table-cell>
          <table:table-cell office:value-type="float" office:value="0.904146299719313" calcext:value-type="float">
            <text:p>0.904146299719313</text:p>
          </table:table-cell>
          <table:table-cell office:value-type="float" office:value="0.0150207592722555" calcext:value-type="float">
            <text:p>0.0150207592722555</text:p>
          </table:table-cell>
          <table:table-cell office:value-type="float" office:value="0.907107893475731" calcext:value-type="float">
            <text:p>0.907107893475731</text:p>
          </table:table-cell>
          <table:table-cell office:value-type="float" office:value="0.0159208315360088" calcext:value-type="float">
            <text:p>0.0159208315360088</text:p>
          </table:table-cell>
          <table:table-cell office:value-type="float" office:value="0.908588005750667" calcext:value-type="float">
            <text:p>0.908588005750667</text:p>
          </table:table-cell>
          <table:table-cell office:value-type="float" office:value="0.0121094126103327" calcext:value-type="float">
            <text:p>0.0121094126103327</text:p>
          </table:table-cell>
          <table:table-cell office:value-type="float" office:value="0.909143903607859" calcext:value-type="float">
            <text:p>0.909143903607859</text:p>
          </table:table-cell>
          <table:table-cell office:value-type="float" office:value="0.0132186002413927" calcext:value-type="float">
            <text:p>0.0132186002413927</text:p>
          </table:table-cell>
          <table:table-cell office:value-type="float" office:value="0.907291709454371" calcext:value-type="float">
            <text:p>0.907291709454371</text:p>
          </table:table-cell>
          <table:table-cell office:value-type="float" office:value="0.0128282821316514" calcext:value-type="float">
            <text:p>0.0128282821316514</text:p>
          </table:table-cell>
          <table:table-cell office:value-type="float" office:value="0.909882248237147" calcext:value-type="float">
            <text:p>0.909882248237147</text:p>
          </table:table-cell>
          <table:table-cell office:value-type="float" office:value="0.0100536960541528" calcext:value-type="float">
            <text:p>0.0100536960541528</text:p>
          </table:table-cell>
          <table:table-cell office:value-type="float" office:value="0.90951427397823" calcext:value-type="float">
            <text:p>0.90951427397823</text:p>
          </table:table-cell>
          <table:table-cell office:value-type="float" office:value="0.0144246416954068" calcext:value-type="float">
            <text:p>0.0144246416954068</text:p>
          </table:table-cell>
          <table:table-cell office:value-type="float" office:value="0.909328404189772" calcext:value-type="float">
            <text:p>0.909328404189772</text:p>
          </table:table-cell>
          <table:table-cell office:value-type="float" office:value="0.0113823318311193" calcext:value-type="float">
            <text:p>0.0113823318311193</text:p>
          </table:table-cell>
          <table:table-cell office:value-type="float" office:value="0.907848976518108" calcext:value-type="float">
            <text:p>0.907848976518108</text:p>
          </table:table-cell>
          <table:table-cell office:value-type="float" office:value="0.0135396495733524" calcext:value-type="float">
            <text:p>0.0135396495733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.876949065516533" calcext:value-type="float">
            <text:p>0.876949065516533</text:p>
          </table:table-cell>
          <table:table-cell office:value-type="float" office:value="0.01577680676572" calcext:value-type="float">
            <text:p>0.01577680676572</text:p>
          </table:table-cell>
          <table:table-cell office:value-type="float" office:value="0.914878140617512" calcext:value-type="float">
            <text:p>0.914878140617512</text:p>
          </table:table-cell>
          <table:table-cell office:value-type="float" office:value="0.0103911283692443" calcext:value-type="float">
            <text:p>0.0103911283692443</text:p>
          </table:table-cell>
          <table:table-cell office:value-type="float" office:value="0.901928869719997" calcext:value-type="float">
            <text:p>0.901928869719997</text:p>
          </table:table-cell>
          <table:table-cell office:value-type="float" office:value="0.0152454819604948" calcext:value-type="float">
            <text:p>0.0152454819604948</text:p>
          </table:table-cell>
          <table:table-cell office:value-type="float" office:value="0.8911932635038" calcext:value-type="float">
            <text:p>0.8911932635038</text:p>
          </table:table-cell>
          <table:table-cell office:value-type="float" office:value="0.0141052256084568" calcext:value-type="float">
            <text:p>0.0141052256084568</text:p>
          </table:table-cell>
          <table:table-cell office:value-type="float" office:value="0.907847607311563" calcext:value-type="float">
            <text:p>0.907847607311563</text:p>
          </table:table-cell>
          <table:table-cell office:value-type="float" office:value="0.0145547582575735" calcext:value-type="float">
            <text:p>0.0145547582575735</text:p>
          </table:table-cell>
          <table:table-cell office:value-type="float" office:value="0.905997466967892" calcext:value-type="float">
            <text:p>0.905997466967892</text:p>
          </table:table-cell>
          <table:table-cell office:value-type="float" office:value="0.0133826695897773" calcext:value-type="float">
            <text:p>0.0133826695897773</text:p>
          </table:table-cell>
          <table:table-cell office:value-type="float" office:value="0.905812966385979" calcext:value-type="float">
            <text:p>0.905812966385979</text:p>
          </table:table-cell>
          <table:table-cell office:value-type="float" office:value="0.0136746586903603" calcext:value-type="float">
            <text:p>0.0136746586903603</text:p>
          </table:table-cell>
          <table:table-cell office:value-type="float" office:value="0.902851372629561" calcext:value-type="float">
            <text:p>0.902851372629561</text:p>
          </table:table-cell>
          <table:table-cell office:value-type="float" office:value="0.0136193139204767" calcext:value-type="float">
            <text:p>0.0136193139204767</text:p>
          </table:table-cell>
          <table:table-cell office:value-type="float" office:value="0.906182994454714" calcext:value-type="float">
            <text:p>0.906182994454714</text:p>
          </table:table-cell>
          <table:table-cell office:value-type="float" office:value="0.0157330344663431" calcext:value-type="float">
            <text:p>0.0157330344663431</text:p>
          </table:table-cell>
          <table:table-cell office:value-type="float" office:value="0.90729273635928" calcext:value-type="float">
            <text:p>0.90729273635928</text:p>
          </table:table-cell>
          <table:table-cell office:value-type="float" office:value="0.013111829832303" calcext:value-type="float">
            <text:p>0.013111829832303</text:p>
          </table:table-cell>
          <table:table-cell office:value-type="float" office:value="0.90895906072431" calcext:value-type="float">
            <text:p>0.90895906072431</text:p>
          </table:table-cell>
          <table:table-cell office:value-type="float" office:value="0.0126975628150978" calcext:value-type="float">
            <text:p>0.0126975628150978</text:p>
          </table:table-cell>
          <table:table-cell office:value-type="float" office:value="0.907476894639556" calcext:value-type="float">
            <text:p>0.907476894639556</text:p>
          </table:table-cell>
          <table:table-cell office:value-type="float" office:value="0.0138103338109221" calcext:value-type="float">
            <text:p>0.0138103338109221</text:p>
          </table:table-cell>
          <table:table-cell office:value-type="float" office:value="0.911178202231807" calcext:value-type="float">
            <text:p>0.911178202231807</text:p>
          </table:table-cell>
          <table:table-cell office:value-type="float" office:value="0.0098553708148422" calcext:value-type="float">
            <text:p>0.0098553708148422</text:p>
          </table:table-cell>
          <table:table-cell office:value-type="float" office:value="0.910622988977887" calcext:value-type="float">
            <text:p>0.910622988977887</text:p>
          </table:table-cell>
          <table:table-cell office:value-type="float" office:value="0.0138101203029646" calcext:value-type="float">
            <text:p>0.0138101203029646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22140659772888" calcext:value-type="float">
            <text:p>0.0122140659772888</text:p>
          </table:table-cell>
          <table:table-cell office:value-type="float" office:value="0.907478263846101" calcext:value-type="float">
            <text:p>0.907478263846101</text:p>
          </table:table-cell>
          <table:table-cell office:value-type="float" office:value="0.0132923688873943" calcext:value-type="float">
            <text:p>0.01329236888739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.876579037447799" calcext:value-type="float">
            <text:p>0.876579037447799</text:p>
          </table:table-cell>
          <table:table-cell office:value-type="float" office:value="0.0155288916401921" calcext:value-type="float">
            <text:p>0.015528891640192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10821989800223" calcext:value-type="float">
            <text:p>0.0110821989800223</text:p>
          </table:table-cell>
          <table:table-cell office:value-type="float" office:value="0.90359314027521" calcext:value-type="float">
            <text:p>0.90359314027521</text:p>
          </table:table-cell>
          <table:table-cell office:value-type="float" office:value="0.0142359070817783" calcext:value-type="float">
            <text:p>0.0142359070817783</text:p>
          </table:table-cell>
          <table:table-cell office:value-type="float" office:value="0.893042376942562" calcext:value-type="float">
            <text:p>0.893042376942562</text:p>
          </table:table-cell>
          <table:table-cell office:value-type="float" office:value="0.014697540047004" calcext:value-type="float">
            <text:p>0.014697540047004</text:p>
          </table:table-cell>
          <table:table-cell office:value-type="float" office:value="0.906922708290545" calcext:value-type="float">
            <text:p>0.906922708290545</text:p>
          </table:table-cell>
          <table:table-cell office:value-type="float" office:value="0.0130411716590575" calcext:value-type="float">
            <text:p>0.0130411716590575</text:p>
          </table:table-cell>
          <table:table-cell office:value-type="float" office:value="0.905626069692613" calcext:value-type="float">
            <text:p>0.905626069692613</text:p>
          </table:table-cell>
          <table:table-cell office:value-type="float" office:value="0.0128753817110897" calcext:value-type="float">
            <text:p>0.0128753817110897</text:p>
          </table:table-cell>
          <table:table-cell office:value-type="float" office:value="0.906185048264531" calcext:value-type="float">
            <text:p>0.906185048264531</text:p>
          </table:table-cell>
          <table:table-cell office:value-type="float" office:value="0.013841609487488" calcext:value-type="float">
            <text:p>0.013841609487488</text:p>
          </table:table-cell>
          <table:table-cell office:value-type="float" office:value="0.904702197576504" calcext:value-type="float">
            <text:p>0.904702197576504</text:p>
          </table:table-cell>
          <table:table-cell office:value-type="float" office:value="0.0145123384355123" calcext:value-type="float">
            <text:p>0.0145123384355123</text:p>
          </table:table-cell>
          <table:table-cell office:value-type="float" office:value="0.909142876702951" calcext:value-type="float">
            <text:p>0.909142876702951</text:p>
          </table:table-cell>
          <table:table-cell office:value-type="float" office:value="0.0153852859788194" calcext:value-type="float">
            <text:p>0.0153852859788194</text:p>
          </table:table-cell>
          <table:table-cell office:value-type="float" office:value="0.908033134798384" calcext:value-type="float">
            <text:p>0.908033134798384</text:p>
          </table:table-cell>
          <table:table-cell office:value-type="float" office:value="0.013666099573569" calcext:value-type="float">
            <text:p>0.013666099573569</text:p>
          </table:table-cell>
          <table:table-cell office:value-type="float" office:value="0.909514958581502" calcext:value-type="float">
            <text:p>0.909514958581502</text:p>
          </table:table-cell>
          <table:table-cell office:value-type="float" office:value="0.0136076542022941" calcext:value-type="float">
            <text:p>0.0136076542022941</text:p>
          </table:table-cell>
          <table:table-cell office:value-type="float" office:value="0.907291367152735" calcext:value-type="float">
            <text:p>0.907291367152735</text:p>
          </table:table-cell>
          <table:table-cell office:value-type="float" office:value="0.0145781882043389" calcext:value-type="float">
            <text:p>0.0145781882043389</text:p>
          </table:table-cell>
          <table:table-cell office:value-type="float" office:value="0.911733415485726" calcext:value-type="float">
            <text:p>0.911733415485726</text:p>
          </table:table-cell>
          <table:table-cell office:value-type="float" office:value="0.0113271943754842" calcext:value-type="float">
            <text:p>0.0113271943754842</text:p>
          </table:table-cell>
          <table:table-cell office:value-type="float" office:value="0.911363729718628" calcext:value-type="float">
            <text:p>0.911363729718628</text:p>
          </table:table-cell>
          <table:table-cell office:value-type="float" office:value="0.0130815651603738" calcext:value-type="float">
            <text:p>0.0130815651603738</text:p>
          </table:table-cell>
          <table:table-cell office:value-type="float" office:value="0.911180940644896" calcext:value-type="float">
            <text:p>0.911180940644896</text:p>
          </table:table-cell>
          <table:table-cell office:value-type="float" office:value="0.0128711681687868" calcext:value-type="float">
            <text:p>0.0128711681687868</text:p>
          </table:table-cell>
          <table:table-cell office:value-type="float" office:value="0.907664133634559" calcext:value-type="float">
            <text:p>0.907664133634559</text:p>
          </table:table-cell>
          <table:table-cell office:value-type="float" office:value="0.0131258286934841" calcext:value-type="float">
            <text:p>0.01312582869348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.876689190114329" calcext:value-type="float">
            <text:p>0.876689190114329</text:p>
          </table:table-cell>
          <table:table-cell office:value-type="float" office:value="0.0167848650558677" calcext:value-type="float">
            <text:p>0.0167848650558677</text:p>
          </table:table-cell>
          <table:table-cell office:value-type="float" office:value="0.911991853221058" calcext:value-type="float">
            <text:p>0.911991853221058</text:p>
          </table:table-cell>
          <table:table-cell office:value-type="float" office:value="0.00983707834351826" calcext:value-type="float">
            <text:p>0.00983707834351826</text:p>
          </table:table-cell>
          <table:table-cell office:value-type="float" office:value="0.902261929212022" calcext:value-type="float">
            <text:p>0.902261929212022</text:p>
          </table:table-cell>
          <table:table-cell office:value-type="float" office:value="0.0150486697151422" calcext:value-type="float">
            <text:p>0.0150486697151422</text:p>
          </table:table-cell>
          <table:table-cell office:value-type="float" office:value="0.891415964948312" calcext:value-type="float">
            <text:p>0.891415964948312</text:p>
          </table:table-cell>
          <table:table-cell office:value-type="float" office:value="0.0148821122249143" calcext:value-type="float">
            <text:p>0.0148821122249143</text:p>
          </table:table-cell>
          <table:table-cell office:value-type="float" office:value="0.905811186417471" calcext:value-type="float">
            <text:p>0.905811186417471</text:p>
          </table:table-cell>
          <table:table-cell office:value-type="float" office:value="0.0135025000751907" calcext:value-type="float">
            <text:p>0.0135025000751907</text:p>
          </table:table-cell>
          <table:table-cell office:value-type="float" office:value="0.90362764428014" calcext:value-type="float">
            <text:p>0.90362764428014</text:p>
          </table:table-cell>
          <table:table-cell office:value-type="float" office:value="0.0135231973887456" calcext:value-type="float">
            <text:p>0.0135231973887456</text:p>
          </table:table-cell>
          <table:table-cell office:value-type="float" office:value="0.90507318408982" calcext:value-type="float">
            <text:p>0.90507318408982</text:p>
          </table:table-cell>
          <table:table-cell office:value-type="float" office:value="0.013557706060201" calcext:value-type="float">
            <text:p>0.013557706060201</text:p>
          </table:table-cell>
          <table:table-cell office:value-type="float" office:value="0.902036763195728" calcext:value-type="float">
            <text:p>0.902036763195728</text:p>
          </table:table-cell>
          <table:table-cell office:value-type="float" office:value="0.0148241688780341" calcext:value-type="float">
            <text:p>0.0148241688780341</text:p>
          </table:table-cell>
          <table:table-cell office:value-type="float" office:value="0.905700759909633" calcext:value-type="float">
            <text:p>0.905700759909633</text:p>
          </table:table-cell>
          <table:table-cell office:value-type="float" office:value="0.0150718997476994" calcext:value-type="float">
            <text:p>0.0150718997476994</text:p>
          </table:table-cell>
          <table:table-cell office:value-type="float" office:value="0.906663996713904" calcext:value-type="float">
            <text:p>0.906663996713904</text:p>
          </table:table-cell>
          <table:table-cell office:value-type="float" office:value="0.0140194771353381" calcext:value-type="float">
            <text:p>0.0140194771353381</text:p>
          </table:table-cell>
          <table:table-cell office:value-type="float" office:value="0.906886903539399" calcext:value-type="float">
            <text:p>0.906886903539399</text:p>
          </table:table-cell>
          <table:table-cell office:value-type="float" office:value="0.0136053481799029" calcext:value-type="float">
            <text:p>0.0136053481799029</text:p>
          </table:table-cell>
          <table:table-cell office:value-type="float" office:value="0.904812897925652" calcext:value-type="float">
            <text:p>0.904812897925652</text:p>
          </table:table-cell>
          <table:table-cell office:value-type="float" office:value="0.0136952259035067" calcext:value-type="float">
            <text:p>0.0136952259035067</text:p>
          </table:table-cell>
          <table:table-cell office:value-type="float" office:value="0.908402272882864" calcext:value-type="float">
            <text:p>0.908402272882864</text:p>
          </table:table-cell>
          <table:table-cell office:value-type="float" office:value="0.0100467819405203" calcext:value-type="float">
            <text:p>0.0100467819405203</text:p>
          </table:table-cell>
          <table:table-cell office:value-type="float" office:value="0.908847128089272" calcext:value-type="float">
            <text:p>0.908847128089272</text:p>
          </table:table-cell>
          <table:table-cell office:value-type="float" office:value="0.0135167004600489" calcext:value-type="float">
            <text:p>0.0135167004600489</text:p>
          </table:table-cell>
          <table:table-cell office:value-type="float" office:value="0.90836639967139" calcext:value-type="float">
            <text:p>0.90836639967139</text:p>
          </table:table-cell>
          <table:table-cell office:value-type="float" office:value="0.0130206738606802" calcext:value-type="float">
            <text:p>0.0130206738606802</text:p>
          </table:table-cell>
          <table:table-cell office:value-type="float" office:value="0.906922982131854" calcext:value-type="float">
            <text:p>0.906922982131854</text:p>
          </table:table-cell>
          <table:table-cell office:value-type="float" office:value="0.0136342623564272" calcext:value-type="float">
            <text:p>0.0136342623564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04851568070982" calcext:value-type="float">
            <text:p>0.0404851568070982</text:p>
          </table:table-cell>
          <table:table-cell office:value-type="float" office:value="0.716131237183869" calcext:value-type="float">
            <text:p>0.716131237183869</text:p>
          </table:table-cell>
          <table:table-cell office:value-type="float" office:value="0.0458176854378978" calcext:value-type="float">
            <text:p>0.0458176854378978</text:p>
          </table:table-cell>
          <table:table-cell office:value-type="float" office:value="0.763072453861928" calcext:value-type="float">
            <text:p>0.763072453861928</text:p>
          </table:table-cell>
          <table:table-cell office:value-type="float" office:value="0.0276677494908903" calcext:value-type="float">
            <text:p>0.0276677494908903</text:p>
          </table:table-cell>
          <table:table-cell office:value-type="float" office:value="0.759176349965824" calcext:value-type="float">
            <text:p>0.759176349965824</text:p>
          </table:table-cell>
          <table:table-cell office:value-type="float" office:value="0.0439029806397908" calcext:value-type="float">
            <text:p>0.0439029806397908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376348535426819" calcext:value-type="float">
            <text:p>0.0376348535426819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66918243719954" calcext:value-type="float">
            <text:p>0.0566918243719954</text:p>
          </table:table-cell>
          <table:table-cell office:value-type="float" office:value="0.769548872180451" calcext:value-type="float">
            <text:p>0.769548872180451</text:p>
          </table:table-cell>
          <table:table-cell office:value-type="float" office:value="0.0386245006953238" calcext:value-type="float">
            <text:p>0.038624500695323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516812115738" calcext:value-type="float">
            <text:p>0.038516812115738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544376797201915" calcext:value-type="float">
            <text:p>0.0544376797201915</text:p>
          </table:table-cell>
          <table:table-cell office:value-type="float" office:value="0.774675324675325" calcext:value-type="float">
            <text:p>0.774675324675325</text:p>
          </table:table-cell>
          <table:table-cell office:value-type="float" office:value="0.0244502532405938" calcext:value-type="float">
            <text:p>0.0244502532405938</text:p>
          </table:table-cell>
          <table:table-cell office:value-type="float" office:value="0.749965823650034" calcext:value-type="float">
            <text:p>0.749965823650034</text:p>
          </table:table-cell>
          <table:table-cell office:value-type="float" office:value="0.0421416553533417" calcext:value-type="float">
            <text:p>0.0421416553533417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523254688082833" calcext:value-type="float">
            <text:p>0.0523254688082833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591525414204257" calcext:value-type="float">
            <text:p>0.0591525414204257</text:p>
          </table:table-cell>
          <table:table-cell office:value-type="float" office:value="0.756561859193438" calcext:value-type="float">
            <text:p>0.756561859193438</text:p>
          </table:table-cell>
          <table:table-cell office:value-type="float" office:value="0.0295870837528472" calcext:value-type="float">
            <text:p>0.0295870837528472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58042572413816" calcext:value-type="float">
            <text:p>0.0458042572413816</text:p>
          </table:table-cell>
          <table:table-cell office:value-type="float" office:value="0.755194805194805" calcext:value-type="float">
            <text:p>0.755194805194805</text:p>
          </table:table-cell>
          <table:table-cell office:value-type="float" office:value="0.052656243758305" calcext:value-type="float">
            <text:p>0.052656243758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490043918230089" calcext:value-type="float">
            <text:p>0.0490043918230089</text:p>
          </table:table-cell>
          <table:table-cell office:value-type="float" office:value="0.727853725222146" calcext:value-type="float">
            <text:p>0.727853725222146</text:p>
          </table:table-cell>
          <table:table-cell office:value-type="float" office:value="0.0349371534645046" calcext:value-type="float">
            <text:p>0.0349371534645046</text:p>
          </table:table-cell>
          <table:table-cell office:value-type="float" office:value="0.772129186602871" calcext:value-type="float">
            <text:p>0.772129186602871</text:p>
          </table:table-cell>
          <table:table-cell office:value-type="float" office:value="0.0373896878913" calcext:value-type="float">
            <text:p>0.0373896878913</text:p>
          </table:table-cell>
          <table:table-cell office:value-type="float" office:value="0.761722488038278" calcext:value-type="float">
            <text:p>0.761722488038278</text:p>
          </table:table-cell>
          <table:table-cell office:value-type="float" office:value="0.0401234812265304" calcext:value-type="float">
            <text:p>0.0401234812265304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533050060490135" calcext:value-type="float">
            <text:p>0.053305006049013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8855391351736" calcext:value-type="float">
            <text:p>0.0488855391351736</text:p>
          </table:table-cell>
          <table:table-cell office:value-type="float" office:value="0.770864661654135" calcext:value-type="float">
            <text:p>0.770864661654135</text:p>
          </table:table-cell>
          <table:table-cell office:value-type="float" office:value="0.0448910436753274" calcext:value-type="float">
            <text:p>0.0448910436753274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48665212380116" calcext:value-type="float">
            <text:p>0.0448665212380116</text:p>
          </table:table-cell>
          <table:table-cell office:value-type="float" office:value="0.74471975393028" calcext:value-type="float">
            <text:p>0.74471975393028</text:p>
          </table:table-cell>
          <table:table-cell office:value-type="float" office:value="0.034305071066824" calcext:value-type="float">
            <text:p>0.034305071066824</text:p>
          </table:table-cell>
          <table:table-cell office:value-type="float" office:value="0.768215994531784" calcext:value-type="float">
            <text:p>0.768215994531784</text:p>
          </table:table-cell>
          <table:table-cell office:value-type="float" office:value="0.0286759286568014" calcext:value-type="float">
            <text:p>0.0286759286568014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474460665551821" calcext:value-type="float">
            <text:p>0.0474460665551821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00089815095199" calcext:value-type="float">
            <text:p>0.0400089815095199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17889796489907" calcext:value-type="float">
            <text:p>0.0417889796489907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69296617474621" calcext:value-type="float">
            <text:p>0.046929661747462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00089815095199" calcext:value-type="float">
            <text:p>0.0400089815095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70813397129187" calcext:value-type="float">
            <text:p>0.770813397129187</text:p>
          </table:table-cell>
          <table:table-cell office:value-type="float" office:value="0.0499098108839438" calcext:value-type="float">
            <text:p>0.0499098108839438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0483906354750757" calcext:value-type="float">
            <text:p>0.0483906354750757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13307656478738" calcext:value-type="float">
            <text:p>0.0413307656478738</text:p>
          </table:table-cell>
          <table:table-cell office:value-type="float" office:value="0.77083048530417" calcext:value-type="float">
            <text:p>0.77083048530417</text:p>
          </table:table-cell>
          <table:table-cell office:value-type="float" office:value="0.043400708910092" calcext:value-type="float">
            <text:p>0.043400708910092</text:p>
          </table:table-cell>
          <table:table-cell office:value-type="float" office:value="0.748701298701299" calcext:value-type="float">
            <text:p>0.748701298701299</text:p>
          </table:table-cell>
          <table:table-cell office:value-type="float" office:value="0.0445487989859322" calcext:value-type="float">
            <text:p>0.0445487989859322</text:p>
          </table:table-cell>
          <table:table-cell office:value-type="float" office:value="0.753879015721121" calcext:value-type="float">
            <text:p>0.753879015721121</text:p>
          </table:table-cell>
          <table:table-cell office:value-type="float" office:value="0.048522397014193" calcext:value-type="float">
            <text:p>0.048522397014193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500638649898329" calcext:value-type="float">
            <text:p>0.0500638649898329</text:p>
          </table:table-cell>
          <table:table-cell office:value-type="float" office:value="0.7669002050581" calcext:value-type="float">
            <text:p>0.7669002050581</text:p>
          </table:table-cell>
          <table:table-cell office:value-type="float" office:value="0.0485142654035479" calcext:value-type="float">
            <text:p>0.0485142654035479</text:p>
          </table:table-cell>
          <table:table-cell office:value-type="float" office:value="0.747385509227614" calcext:value-type="float">
            <text:p>0.747385509227614</text:p>
          </table:table-cell>
          <table:table-cell office:value-type="float" office:value="0.0374750469467159" calcext:value-type="float">
            <text:p>0.0374750469467159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49268778599511" calcext:value-type="float">
            <text:p>0.0449268778599511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371335649274082" calcext:value-type="float">
            <text:p>0.0371335649274082</text:p>
          </table:table-cell>
          <table:table-cell office:value-type="float" office:value="0.760372522214627" calcext:value-type="float">
            <text:p>0.760372522214627</text:p>
          </table:table-cell>
          <table:table-cell office:value-type="float" office:value="0.0436451934476367" calcext:value-type="float">
            <text:p>0.0436451934476367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44474745363947" calcext:value-type="float">
            <text:p>0.044474745363947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43913965512125" calcext:value-type="float">
            <text:p>0.0443913965512125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73564445280218" calcext:value-type="float">
            <text:p>0.0473564445280218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72710523581197" calcext:value-type="float">
            <text:p>0.0472710523581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73444976076555" calcext:value-type="float">
            <text:p>0.773444976076555</text:p>
          </table:table-cell>
          <table:table-cell office:value-type="float" office:value="0.0482397831247951" calcext:value-type="float">
            <text:p>0.0482397831247951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543975180690901" calcext:value-type="float">
            <text:p>0.0543975180690901</text:p>
          </table:table-cell>
          <table:table-cell office:value-type="float" office:value="0.764302802460697" calcext:value-type="float">
            <text:p>0.764302802460697</text:p>
          </table:table-cell>
          <table:table-cell office:value-type="float" office:value="0.0404949327899039" calcext:value-type="float">
            <text:p>0.0404949327899039</text:p>
          </table:table-cell>
          <table:table-cell office:value-type="float" office:value="0.766917293233083" calcext:value-type="float">
            <text:p>0.766917293233083</text:p>
          </table:table-cell>
          <table:table-cell office:value-type="float" office:value="0.0413632679983794" calcext:value-type="float">
            <text:p>0.0413632679983794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43379658149588" calcext:value-type="float">
            <text:p>0.0443379658149588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17817274176229" calcext:value-type="float">
            <text:p>0.0417817274176229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574307577229481" calcext:value-type="float">
            <text:p>0.0574307577229481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483028432996134" calcext:value-type="float">
            <text:p>0.0483028432996134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358565672790707" calcext:value-type="float">
            <text:p>0.0358565672790707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450511188176225" calcext:value-type="float">
            <text:p>0.0450511188176225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367692102584873" calcext:value-type="float">
            <text:p>0.0367692102584873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389611888570224" calcext:value-type="float">
            <text:p>0.0389611888570224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7127855851578" calcext:value-type="float">
            <text:p>0.047127855851578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07370527283218" calcext:value-type="float">
            <text:p>0.0407370527283218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522109574090204" calcext:value-type="float">
            <text:p>0.052210957409020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557210337126593" calcext:value-type="float">
            <text:p>0.05572103371265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76042378673958" calcext:value-type="float">
            <text:p>0.776042378673958</text:p>
          </table:table-cell>
          <table:table-cell office:value-type="float" office:value="0.0496423950373295" calcext:value-type="float">
            <text:p>0.0496423950373295</text:p>
          </table:table-cell>
          <table:table-cell office:value-type="float" office:value="0.742224880382775" calcext:value-type="float">
            <text:p>0.742224880382775</text:p>
          </table:table-cell>
          <table:table-cell office:value-type="float" office:value="0.0454941614788726" calcext:value-type="float">
            <text:p>0.0454941614788726</text:p>
          </table:table-cell>
          <table:table-cell office:value-type="float" office:value="0.766917293233083" calcext:value-type="float">
            <text:p>0.766917293233083</text:p>
          </table:table-cell>
          <table:table-cell office:value-type="float" office:value="0.0385491452270903" calcext:value-type="float">
            <text:p>0.0385491452270903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419962311067587" calcext:value-type="float">
            <text:p>0.0419962311067587</text:p>
          </table:table-cell>
          <table:table-cell office:value-type="float" office:value="0.75" calcext:value-type="float">
            <text:p>0.75</text:p>
          </table:table-cell>
          <table:table-cell office:value-type="float" office:value="0.0461196444862825" calcext:value-type="float">
            <text:p>0.0461196444862825</text:p>
          </table:table-cell>
          <table:table-cell office:value-type="float" office:value="0.749965823650034" calcext:value-type="float">
            <text:p>0.749965823650034</text:p>
          </table:table-cell>
          <table:table-cell office:value-type="float" office:value="0.0471350667932379" calcext:value-type="float">
            <text:p>0.0471350667932379</text:p>
          </table:table-cell>
          <table:table-cell office:value-type="float" office:value="0.765618591934381" calcext:value-type="float">
            <text:p>0.765618591934381</text:p>
          </table:table-cell>
          <table:table-cell office:value-type="float" office:value="0.0486204675109352" calcext:value-type="float">
            <text:p>0.0486204675109352</text:p>
          </table:table-cell>
          <table:table-cell office:value-type="float" office:value="0.76825017088175" calcext:value-type="float">
            <text:p>0.76825017088175</text:p>
          </table:table-cell>
          <table:table-cell office:value-type="float" office:value="0.0430652749104466" calcext:value-type="float">
            <text:p>0.0430652749104466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362627554288825" calcext:value-type="float">
            <text:p>0.0362627554288825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93483816465927" calcext:value-type="float">
            <text:p>0.0393483816465927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29429346815576" calcext:value-type="float">
            <text:p>0.0429429346815576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387230135851006" calcext:value-type="float">
            <text:p>0.0387230135851006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426561413324776" calcext:value-type="float">
            <text:p>0.0426561413324776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31989454120357" calcext:value-type="float">
            <text:p>0.04319894541203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9531784005468" calcext:value-type="float">
            <text:p>0.769531784005468</text:p>
          </table:table-cell>
          <table:table-cell office:value-type="float" office:value="0.0474563075352351" calcext:value-type="float">
            <text:p>0.0474563075352351</text:p>
          </table:table-cell>
          <table:table-cell office:value-type="float" office:value="0.732047163362953" calcext:value-type="float">
            <text:p>0.732047163362953</text:p>
          </table:table-cell>
          <table:table-cell office:value-type="float" office:value="0.0458074307850882" calcext:value-type="float">
            <text:p>0.0458074307850882</text:p>
          </table:table-cell>
          <table:table-cell office:value-type="float" office:value="0.765362269309638" calcext:value-type="float">
            <text:p>0.765362269309638</text:p>
          </table:table-cell>
          <table:table-cell office:value-type="float" office:value="0.0370864562094117" calcext:value-type="float">
            <text:p>0.0370864562094117</text:p>
          </table:table-cell>
          <table:table-cell office:value-type="float" office:value="0.764586466165414" calcext:value-type="float">
            <text:p>0.764586466165414</text:p>
          </table:table-cell>
          <table:table-cell office:value-type="float" office:value="0.0421573339763103" calcext:value-type="float">
            <text:p>0.0421573339763103</text:p>
          </table:table-cell>
          <table:table-cell office:value-type="float" office:value="0.751828434723172" calcext:value-type="float">
            <text:p>0.751828434723172</text:p>
          </table:table-cell>
          <table:table-cell office:value-type="float" office:value="0.0451892537757738" calcext:value-type="float">
            <text:p>0.0451892537757738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86033109464446" calcext:value-type="float">
            <text:p>0.0486033109464446</text:p>
          </table:table-cell>
          <table:table-cell office:value-type="float" office:value="0.766934381408066" calcext:value-type="float">
            <text:p>0.766934381408066</text:p>
          </table:table-cell>
          <table:table-cell office:value-type="float" office:value="0.0479261269188735" calcext:value-type="float">
            <text:p>0.0479261269188735</text:p>
          </table:table-cell>
          <table:table-cell office:value-type="float" office:value="0.760157211209843" calcext:value-type="float">
            <text:p>0.760157211209843</text:p>
          </table:table-cell>
          <table:table-cell office:value-type="float" office:value="0.0446531433934715" calcext:value-type="float">
            <text:p>0.0446531433934715</text:p>
          </table:table-cell>
          <table:table-cell office:value-type="float" office:value="0.747904989747095" calcext:value-type="float">
            <text:p>0.747904989747095</text:p>
          </table:table-cell>
          <table:table-cell office:value-type="float" office:value="0.0403274545873352" calcext:value-type="float">
            <text:p>0.0403274545873352</text:p>
          </table:table-cell>
          <table:table-cell office:value-type="float" office:value="0.766144907723855" calcext:value-type="float">
            <text:p>0.766144907723855</text:p>
          </table:table-cell>
          <table:table-cell office:value-type="float" office:value="0.0362420927913318" calcext:value-type="float">
            <text:p>0.0362420927913318</text:p>
          </table:table-cell>
          <table:table-cell office:value-type="float" office:value="0.7573000683527" calcext:value-type="float">
            <text:p>0.7573000683527</text:p>
          </table:table-cell>
          <table:table-cell office:value-type="float" office:value="0.0399506505046604" calcext:value-type="float">
            <text:p>0.0399506505046604</text:p>
          </table:table-cell>
          <table:table-cell office:value-type="float" office:value="0.755707450444293" calcext:value-type="float">
            <text:p>0.755707450444293</text:p>
          </table:table-cell>
          <table:table-cell office:value-type="float" office:value="0.0444387061281748" calcext:value-type="float">
            <text:p>0.0444387061281748</text:p>
          </table:table-cell>
          <table:table-cell office:value-type="float" office:value="0.758581681476418" calcext:value-type="float">
            <text:p>0.758581681476418</text:p>
          </table:table-cell>
          <table:table-cell office:value-type="float" office:value="0.0467414117654056" calcext:value-type="float">
            <text:p>0.0467414117654056</text:p>
          </table:table-cell>
          <table:table-cell office:value-type="float" office:value="0.758861927546138" calcext:value-type="float">
            <text:p>0.758861927546138</text:p>
          </table:table-cell>
          <table:table-cell office:value-type="float" office:value="0.0390455052532946" calcext:value-type="float">
            <text:p>0.0390455052532946</text:p>
          </table:table-cell>
          <table:table-cell office:value-type="float" office:value="0.75444976076555" calcext:value-type="float">
            <text:p>0.75444976076555</text:p>
          </table:table-cell>
          <table:table-cell office:value-type="float" office:value="0.0469914924516727" calcext:value-type="float">
            <text:p>0.0469914924516727</text:p>
          </table:table-cell>
          <table:table-cell office:value-type="float" office:value="0.757047163362953" calcext:value-type="float">
            <text:p>0.757047163362953</text:p>
          </table:table-cell>
          <table:table-cell office:value-type="float" office:value="0.0477712513501279" calcext:value-type="float">
            <text:p>0.0477712513501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0110368387740103" calcext:value-type="float">
            <text:p>0.011036838774010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2527732844754" calcext:value-type="float">
            <text:p>0.0122527732844754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134206892047173" calcext:value-type="float">
            <text:p>0.0134206892047173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6042646014069" calcext:value-type="float">
            <text:p>0.0160426460140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44588456564217" calcext:value-type="float">
            <text:p>0.014458845656421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5530267828271" calcext:value-type="float">
            <text:p>0.011553026782827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79561608958673" calcext:value-type="float">
            <text:p>0.0079561608958673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27115241244128" calcext:value-type="float">
            <text:p>0.01271152412441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0730162559029" calcext:value-type="float">
            <text:p>0.0120730162559029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40572339139481" calcext:value-type="float">
            <text:p>0.0140572339139481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3213804049633" calcext:value-type="float">
            <text:p>0.014321380404963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9307359307359" calcext:value-type="float">
            <text:p>0.959307359307359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159645791468275" calcext:value-type="float">
            <text:p>0.0159645791468275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3987980710715" calcext:value-type="float">
            <text:p>0.011398798071071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9606194775732" calcext:value-type="float">
            <text:p>0.013960619477573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93961446442133" calcext:value-type="float">
            <text:p>0.009396144644213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99974072586948" calcext:value-type="float">
            <text:p>0.009997407258694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89419528916765" calcext:value-type="float">
            <text:p>0.0089419528916765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6540613381782" calcext:value-type="float">
            <text:p>0.012654061338178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1384469149668" calcext:value-type="float">
            <text:p>0.013138446914966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5466465334973" calcext:value-type="float">
            <text:p>0.0125466465334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8441558441558" calcext:value-type="float">
            <text:p>0.958441558441558</text:p>
          </table:table-cell>
          <table:table-cell office:value-type="float" office:value="0.0126128562097616" calcext:value-type="float">
            <text:p>0.012612856209761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5449964425444" calcext:value-type="float">
            <text:p>0.014544996442544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6971168543541" calcext:value-type="float">
            <text:p>0.0136971168543541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33896227528566" calcext:value-type="float">
            <text:p>0.013389622752856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0384725048278" calcext:value-type="float">
            <text:p>0.012038472504827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3" calcext:value-type="float">
            <text:p>0.011731876839352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4215522174068" calcext:value-type="float">
            <text:p>0.012421552217406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3655324652628" calcext:value-type="float">
            <text:p>0.010365532465262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1867517710327" calcext:value-type="float">
            <text:p>0.011186751771032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7524104446093" calcext:value-type="float">
            <text:p>0.0127524104446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0137274874389901" calcext:value-type="float">
            <text:p>0.01372748743899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36895136803826" calcext:value-type="float">
            <text:p>0.01368951368038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7" calcext:value-type="float">
            <text:p>0.013605598344961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8026580356008" calcext:value-type="float">
            <text:p>0.011802658035600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1401206727958" calcext:value-type="float">
            <text:p>0.01114012067279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6248970049771" calcext:value-type="float">
            <text:p>0.01162489700497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6017316017316" calcext:value-type="float">
            <text:p>0.96017316017316</text:p>
          </table:table-cell>
          <table:table-cell office:value-type="float" office:value="0.013659058662279" calcext:value-type="float">
            <text:p>0.01365905866227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5749550665416" calcext:value-type="float">
            <text:p>0.01357495506654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624897004977" calcext:value-type="float">
            <text:p>0.01162489700497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9" calcext:value-type="float">
            <text:p>0.011507879963853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1774411145957" calcext:value-type="float">
            <text:p>0.011177441114595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5530267828271" calcext:value-type="float">
            <text:p>0.011553026782827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91377432605988" calcext:value-type="float">
            <text:p>0.00913774326059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9134199134199" calcext:value-type="float">
            <text:p>0.959134199134199</text:p>
          </table:table-cell>
          <table:table-cell office:value-type="float" office:value="0.0125232542946692" calcext:value-type="float">
            <text:p>0.012523254294669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34084378524854" calcext:value-type="float">
            <text:p>0.0134084378524854</text:p>
          </table:table-cell>
          <table:table-cell office:value-type="float" office:value="0.972034632034632" calcext:value-type="float">
            <text:p>0.972034632034632</text:p>
          </table:table-cell>
          <table:table-cell office:value-type="float" office:value="0.0135032122392151" calcext:value-type="float">
            <text:p>0.0135032122392151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46235267566713" calcext:value-type="float">
            <text:p>0.0146235267566713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115321355494422" calcext:value-type="float">
            <text:p>0.0115321355494422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4886035884553" calcext:value-type="float">
            <text:p>0.0124886035884553</text:p>
          </table:table-cell>
          <table:table-cell office:value-type="float" office:value="0.974372294372294" calcext:value-type="float">
            <text:p>0.974372294372294</text:p>
          </table:table-cell>
          <table:table-cell office:value-type="float" office:value="0.0122890037044787" calcext:value-type="float">
            <text:p>0.0122890037044787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09228613711248" calcext:value-type="float">
            <text:p>0.0109228613711248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111544617629265" calcext:value-type="float">
            <text:p>0.0111544617629265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17984597149796" calcext:value-type="float">
            <text:p>0.0117984597149796</text:p>
          </table:table-cell>
          <table:table-cell office:value-type="float" office:value="0.974718614718615" calcext:value-type="float">
            <text:p>0.974718614718615</text:p>
          </table:table-cell>
          <table:table-cell office:value-type="float" office:value="0.0104905446352166" calcext:value-type="float">
            <text:p>0.0104905446352166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125988415266036" calcext:value-type="float">
            <text:p>0.0125988415266036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112829529815703" calcext:value-type="float">
            <text:p>0.0112829529815703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30867122680663" calcext:value-type="float">
            <text:p>0.0130867122680663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116580767726296" calcext:value-type="float">
            <text:p>0.0116580767726296</text:p>
          </table:table-cell>
          <table:table-cell office:value-type="float" office:value="0.974372294372294" calcext:value-type="float">
            <text:p>0.974372294372294</text:p>
          </table:table-cell>
          <table:table-cell office:value-type="float" office:value="0.0114645314273947" calcext:value-type="float">
            <text:p>0.0114645314273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6190476190476" calcext:value-type="float">
            <text:p>0.726190476190476</text:p>
          </table:table-cell>
          <table:table-cell office:value-type="float" office:value="0.0736001467896484" calcext:value-type="float">
            <text:p>0.0736001467896484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681657791284783" calcext:value-type="float">
            <text:p>0.0681657791284783</text:p>
          </table:table-cell>
          <table:table-cell office:value-type="float" office:value="0.735952380952381" calcext:value-type="float">
            <text:p>0.735952380952381</text:p>
          </table:table-cell>
          <table:table-cell office:value-type="float" office:value="0.0773265987371746" calcext:value-type="float">
            <text:p>0.0773265987371746</text:p>
          </table:table-cell>
          <table:table-cell office:value-type="float" office:value="0.716190476190476" calcext:value-type="float">
            <text:p>0.716190476190476</text:p>
          </table:table-cell>
          <table:table-cell office:value-type="float" office:value="0.062227486009939" calcext:value-type="float">
            <text:p>0.062227486009939</text:p>
          </table:table-cell>
          <table:table-cell office:value-type="float" office:value="0.74" calcext:value-type="float">
            <text:p>0.74</text:p>
          </table:table-cell>
          <table:table-cell office:value-type="float" office:value="0.0620145546518084" calcext:value-type="float">
            <text:p>0.0620145546518084</text:p>
          </table:table-cell>
          <table:table-cell office:value-type="float" office:value="0.754761904761905" calcext:value-type="float">
            <text:p>0.754761904761905</text:p>
          </table:table-cell>
          <table:table-cell office:value-type="float" office:value="0.0823257300310472" calcext:value-type="float">
            <text:p>0.0823257300310472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105014426296632" calcext:value-type="float">
            <text:p>0.105014426296632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96682173541848" calcext:value-type="float">
            <text:p>0.096682173541848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116555934924989" calcext:value-type="float">
            <text:p>0.116555934924989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7451534761007" calcext:value-type="float">
            <text:p>0.07745153476100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944891184191178" calcext:value-type="float">
            <text:p>0.0944891184191178</text:p>
          </table:table-cell>
          <table:table-cell office:value-type="float" office:value="0.701666666666667" calcext:value-type="float">
            <text:p>0.701666666666667</text:p>
          </table:table-cell>
          <table:table-cell office:value-type="float" office:value="0.0960550280055127" calcext:value-type="float">
            <text:p>0.0960550280055127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794031654647034" calcext:value-type="float">
            <text:p>0.0794031654647034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517573509871238" calcext:value-type="float">
            <text:p>0.0517573509871238</text:p>
          </table:table-cell>
          <table:table-cell office:value-type="float" office:value="0.739761904761905" calcext:value-type="float">
            <text:p>0.739761904761905</text:p>
          </table:table-cell>
          <table:table-cell office:value-type="float" office:value="0.0785036584435073" calcext:value-type="float">
            <text:p>0.0785036584435073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4634959335063" calcext:value-type="float">
            <text:p>0.084634959335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1428571428571" calcext:value-type="float">
            <text:p>0.721428571428571</text:p>
          </table:table-cell>
          <table:table-cell office:value-type="float" office:value="0.05240499688641" calcext:value-type="float">
            <text:p>0.05240499688641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970232820448543" calcext:value-type="float">
            <text:p>0.0970232820448543</text:p>
          </table:table-cell>
          <table:table-cell office:value-type="float" office:value="0.75" calcext:value-type="float">
            <text:p>0.75</text:p>
          </table:table-cell>
          <table:table-cell office:value-type="float" office:value="0.0538280157390894" calcext:value-type="float">
            <text:p>0.0538280157390894</text:p>
          </table:table-cell>
          <table:table-cell office:value-type="float" office:value="0.75" calcext:value-type="float">
            <text:p>0.75</text:p>
          </table:table-cell>
          <table:table-cell office:value-type="float" office:value="0.0372255219033605" calcext:value-type="float">
            <text:p>0.0372255219033605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85895221572555" calcext:value-type="float">
            <text:p>0.0685895221572555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439950351077771" calcext:value-type="float">
            <text:p>0.0439950351077771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582395856125842" calcext:value-type="float">
            <text:p>0.0582395856125842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74411737543137" calcext:value-type="float">
            <text:p>0.0674411737543137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393445927233769" calcext:value-type="float">
            <text:p>0.0393445927233769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817113503252936" calcext:value-type="float">
            <text:p>0.0817113503252936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528835912665323" calcext:value-type="float">
            <text:p>0.0528835912665323</text:p>
          </table:table-cell>
          <table:table-cell office:value-type="float" office:value="0.745238095238095" calcext:value-type="float">
            <text:p>0.745238095238095</text:p>
          </table:table-cell>
          <table:table-cell office:value-type="float" office:value="0.0591788948644674" calcext:value-type="float">
            <text:p>0.0591788948644674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446819053212744" calcext:value-type="float">
            <text:p>0.0446819053212744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673135658702149" calcext:value-type="float">
            <text:p>0.067313565870214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973861591601638" calcext:value-type="float">
            <text:p>0.0973861591601638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615624438461911" calcext:value-type="float">
            <text:p>0.06156244384619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6190476190476" calcext:value-type="float">
            <text:p>0.726190476190476</text:p>
          </table:table-cell>
          <table:table-cell office:value-type="float" office:value="0.0624921259842207" calcext:value-type="float">
            <text:p>0.0624921259842207</text:p>
          </table:table-cell>
          <table:table-cell office:value-type="float" office:value="0.826190476190476" calcext:value-type="float">
            <text:p>0.826190476190476</text:p>
          </table:table-cell>
          <table:table-cell office:value-type="float" office:value="0.089938530560686" calcext:value-type="float">
            <text:p>0.089938530560686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62562941315839" calcext:value-type="float">
            <text:p>0.0462562941315839</text:p>
          </table:table-cell>
          <table:table-cell office:value-type="float" office:value="0.75952380952381" calcext:value-type="float">
            <text:p>0.75952380952381</text:p>
          </table:table-cell>
          <table:table-cell office:value-type="float" office:value="0.0675303091624845" calcext:value-type="float">
            <text:p>0.0675303091624845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0583476388894252" calcext:value-type="float">
            <text:p>0.058347638889425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443564889317814" calcext:value-type="float">
            <text:p>0.0443564889317814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65885445375443" calcext:value-type="float">
            <text:p>0.065885445375443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542528676270167" calcext:value-type="float">
            <text:p>0.0542528676270167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451893360174182" calcext:value-type="float">
            <text:p>0.0451893360174182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691018761465565" calcext:value-type="float">
            <text:p>0.06910187614655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62500188964189" calcext:value-type="float">
            <text:p>0.062500188964189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635956496275453" calcext:value-type="float">
            <text:p>0.0635956496275453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664091777269479" calcext:value-type="float">
            <text:p>0.0664091777269479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587135326101626" calcext:value-type="float">
            <text:p>0.0587135326101626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0499993701144501" calcext:value-type="float">
            <text:p>0.0499993701144501</text:p>
          </table:table-cell>
          <table:table-cell office:value-type="float" office:value="0.75952380952381" calcext:value-type="float">
            <text:p>0.75952380952381</text:p>
          </table:table-cell>
          <table:table-cell office:value-type="float" office:value="0.059603121763551" calcext:value-type="float">
            <text:p>0.059603121763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6190476190476" calcext:value-type="float">
            <text:p>0.726190476190476</text:p>
          </table:table-cell>
          <table:table-cell office:value-type="float" office:value="0.0624921259842207" calcext:value-type="float">
            <text:p>0.0624921259842207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792892494882133" calcext:value-type="float">
            <text:p>0.0792892494882133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343101397416339" calcext:value-type="float">
            <text:p>0.0343101397416339</text:p>
          </table:table-cell>
          <table:table-cell office:value-type="float" office:value="0.754761904761905" calcext:value-type="float">
            <text:p>0.754761904761905</text:p>
          </table:table-cell>
          <table:table-cell office:value-type="float" office:value="0.0570104285589459" calcext:value-type="float">
            <text:p>0.0570104285589459</text:p>
          </table:table-cell>
          <table:table-cell office:value-type="float" office:value="0.764047619047619" calcext:value-type="float">
            <text:p>0.764047619047619</text:p>
          </table:table-cell>
          <table:table-cell office:value-type="float" office:value="0.0629585721647171" calcext:value-type="float">
            <text:p>0.0629585721647171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606969059054523" calcext:value-type="float">
            <text:p>0.0606969059054523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7117377724414" calcext:value-type="float">
            <text:p>0.077117377724414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528835912665323" calcext:value-type="float">
            <text:p>0.0528835912665323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451893360174183" calcext:value-type="float">
            <text:p>0.0451893360174183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684240221910345" calcext:value-type="float">
            <text:p>0.068424022191034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5843863768474" calcext:value-type="float">
            <text:p>0.0675843863768474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54965923054507" calcext:value-type="float">
            <text:p>0.0754965923054507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390497160360913" calcext:value-type="float">
            <text:p>0.0390497160360913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0630385589487585" calcext:value-type="float">
            <text:p>0.06303855894875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6190476190476" calcext:value-type="float">
            <text:p>0.726190476190476</text:p>
          </table:table-cell>
          <table:table-cell office:value-type="float" office:value="0.0538280157390894" calcext:value-type="float">
            <text:p>0.0538280157390894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726565520292841" calcext:value-type="float">
            <text:p>0.0726565520292841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0800592251561" calcext:value-type="float">
            <text:p>0.060800592251561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565049267969666" calcext:value-type="float">
            <text:p>0.056504926796966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408471948027673" calcext:value-type="float">
            <text:p>0.0408471948027673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537395949604711" calcext:value-type="float">
            <text:p>0.0537395949604711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528835912665323" calcext:value-type="float">
            <text:p>0.0528835912665323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11016107181715" calcext:value-type="float">
            <text:p>0.0411016107181715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09902778662283" calcext:value-type="float">
            <text:p>0.0709902778662283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62500188964189" calcext:value-type="float">
            <text:p>0.062500188964189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564156773159231" calcext:value-type="float">
            <text:p>0.0564156773159231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643635625053683" calcext:value-type="float">
            <text:p>0.0643635625053683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16442422098904" calcext:value-type="float">
            <text:p>0.0616442422098904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416950017033768" calcext:value-type="float">
            <text:p>0.041695001703376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5238095238095" calcext:value-type="float">
            <text:p>0.725238095238095</text:p>
          </table:table-cell>
          <table:table-cell office:value-type="float" office:value="0.0609634822767178" calcext:value-type="float">
            <text:p>0.0609634822767178</text:p>
          </table:table-cell>
          <table:table-cell office:value-type="float" office:value="0.814" calcext:value-type="float">
            <text:p>0.814</text:p>
          </table:table-cell>
          <table:table-cell office:value-type="float" office:value="0.0814146786503032" calcext:value-type="float">
            <text:p>0.08141467865030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545043281202086" calcext:value-type="float">
            <text:p>0.0545043281202086</text:p>
          </table:table-cell>
          <table:table-cell office:value-type="float" office:value="0.748952380952381" calcext:value-type="float">
            <text:p>0.748952380952381</text:p>
          </table:table-cell>
          <table:table-cell office:value-type="float" office:value="0.0562888831401865" calcext:value-type="float">
            <text:p>0.0562888831401865</text:p>
          </table:table-cell>
          <table:table-cell office:value-type="float" office:value="0.757523809523809" calcext:value-type="float">
            <text:p>0.757523809523809</text:p>
          </table:table-cell>
          <table:table-cell office:value-type="float" office:value="0.0616830429320346" calcext:value-type="float">
            <text:p>0.0616830429320346</text:p>
          </table:table-cell>
          <table:table-cell office:value-type="float" office:value="0.773095238095238" calcext:value-type="float">
            <text:p>0.773095238095238</text:p>
          </table:table-cell>
          <table:table-cell office:value-type="float" office:value="0.0544442709557651" calcext:value-type="float">
            <text:p>0.0544442709557651</text:p>
          </table:table-cell>
          <table:table-cell office:value-type="float" office:value="0.771380952380952" calcext:value-type="float">
            <text:p>0.771380952380952</text:p>
          </table:table-cell>
          <table:table-cell office:value-type="float" office:value="0.0719992859939088" calcext:value-type="float">
            <text:p>0.0719992859939088</text:p>
          </table:table-cell>
          <table:table-cell office:value-type="float" office:value="0.765333333333333" calcext:value-type="float">
            <text:p>0.765333333333333</text:p>
          </table:table-cell>
          <table:table-cell office:value-type="float" office:value="0.0648286794912486" calcext:value-type="float">
            <text:p>0.0648286794912486</text:p>
          </table:table-cell>
          <table:table-cell office:value-type="float" office:value="0.772952380952381" calcext:value-type="float">
            <text:p>0.772952380952381</text:p>
          </table:table-cell>
          <table:table-cell office:value-type="float" office:value="0.0574761620802748" calcext:value-type="float">
            <text:p>0.0574761620802748</text:p>
          </table:table-cell>
          <table:table-cell office:value-type="float" office:value="0.795" calcext:value-type="float">
            <text:p>0.795</text:p>
          </table:table-cell>
          <table:table-cell office:value-type="float" office:value="0.073535812258024" calcext:value-type="float">
            <text:p>0.073535812258024</text:p>
          </table:table-cell>
          <table:table-cell office:value-type="float" office:value="0.797142857142857" calcext:value-type="float">
            <text:p>0.797142857142857</text:p>
          </table:table-cell>
          <table:table-cell office:value-type="float" office:value="0.0679148541162432" calcext:value-type="float">
            <text:p>0.0679148541162432</text:p>
          </table:table-cell>
          <table:table-cell office:value-type="float" office:value="0.759571428571429" calcext:value-type="float">
            <text:p>0.759571428571429</text:p>
          </table:table-cell>
          <table:table-cell office:value-type="float" office:value="0.0685659272380592" calcext:value-type="float">
            <text:p>0.0685659272380592</text:p>
          </table:table-cell>
          <table:table-cell office:value-type="float" office:value="0.785619047619048" calcext:value-type="float">
            <text:p>0.785619047619048</text:p>
          </table:table-cell>
          <table:table-cell office:value-type="float" office:value="0.066070880664749" calcext:value-type="float">
            <text:p>0.066070880664749</text:p>
          </table:table-cell>
          <table:table-cell office:value-type="float" office:value="0.775047619047619" calcext:value-type="float">
            <text:p>0.775047619047619</text:p>
          </table:table-cell>
          <table:table-cell office:value-type="float" office:value="0.0500578317811019" calcext:value-type="float">
            <text:p>0.0500578317811019</text:p>
          </table:table-cell>
          <table:table-cell office:value-type="float" office:value="0.765142857142857" calcext:value-type="float">
            <text:p>0.765142857142857</text:p>
          </table:table-cell>
          <table:table-cell office:value-type="float" office:value="0.0668731104249242" calcext:value-type="float">
            <text:p>0.0668731104249242</text:p>
          </table:table-cell>
          <table:table-cell office:value-type="float" office:value="0.773952380952381" calcext:value-type="float">
            <text:p>0.773952380952381</text:p>
          </table:table-cell>
          <table:table-cell office:value-type="float" office:value="0.0621068171193881" calcext:value-type="float">
            <text:p>0.0621068171193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0.927990432888131" calcext:value-type="float">
            <text:p>0.927990432888131</text:p>
          </table:table-cell>
          <table:table-cell office:value-type="float" office:value="0.0143291057342585" calcext:value-type="float">
            <text:p>0.0143291057342585</text:p>
          </table:table-cell>
          <table:table-cell office:value-type="float" office:value="0.939090650753055" calcext:value-type="float">
            <text:p>0.939090650753055</text:p>
          </table:table-cell>
          <table:table-cell office:value-type="float" office:value="0.0119975411396823" calcext:value-type="float">
            <text:p>0.0119975411396823</text:p>
          </table:table-cell>
          <table:table-cell office:value-type="float" office:value="0.941476271668087" calcext:value-type="float">
            <text:p>0.941476271668087</text:p>
          </table:table-cell>
          <table:table-cell office:value-type="float" office:value="0.015928570169811" calcext:value-type="float">
            <text:p>0.015928570169811</text:p>
          </table:table-cell>
          <table:table-cell office:value-type="float" office:value="0.939739035710903" calcext:value-type="float">
            <text:p>0.939739035710903</text:p>
          </table:table-cell>
          <table:table-cell office:value-type="float" office:value="0.014262299085935" calcext:value-type="float">
            <text:p>0.014262299085935</text:p>
          </table:table-cell>
          <table:table-cell office:value-type="float" office:value="0.939521170787156" calcext:value-type="float">
            <text:p>0.939521170787156</text:p>
          </table:table-cell>
          <table:table-cell office:value-type="float" office:value="0.0107239277096256" calcext:value-type="float">
            <text:p>0.010723927709625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18542563552582" calcext:value-type="float">
            <text:p>0.0118542563552582</text:p>
          </table:table-cell>
          <table:table-cell office:value-type="float" office:value="0.941916264090177" calcext:value-type="float">
            <text:p>0.941916264090177</text:p>
          </table:table-cell>
          <table:table-cell office:value-type="float" office:value="0.0126509861516525" calcext:value-type="float">
            <text:p>0.0126509861516525</text:p>
          </table:table-cell>
          <table:table-cell office:value-type="float" office:value="0.939088756275457" calcext:value-type="float">
            <text:p>0.939088756275457</text:p>
          </table:table-cell>
          <table:table-cell office:value-type="float" office:value="0.0085292098894298" calcext:value-type="float">
            <text:p>0.0085292098894298</text:p>
          </table:table-cell>
          <table:table-cell office:value-type="float" office:value="0.94082788671024" calcext:value-type="float">
            <text:p>0.94082788671024</text:p>
          </table:table-cell>
          <table:table-cell office:value-type="float" office:value="0.0154509147678866" calcext:value-type="float">
            <text:p>0.0154509147678866</text:p>
          </table:table-cell>
          <table:table-cell office:value-type="float" office:value="0.941915316851378" calcext:value-type="float">
            <text:p>0.941915316851378</text:p>
          </table:table-cell>
          <table:table-cell office:value-type="float" office:value="0.0138129592773539" calcext:value-type="float">
            <text:p>0.0138129592773539</text:p>
          </table:table-cell>
          <table:table-cell office:value-type="float" office:value="0.944309462915601" calcext:value-type="float">
            <text:p>0.944309462915601</text:p>
          </table:table-cell>
          <table:table-cell office:value-type="float" office:value="0.0138806907272143" calcext:value-type="float">
            <text:p>0.0138806907272143</text:p>
          </table:table-cell>
          <table:table-cell office:value-type="float" office:value="0.939306147579805" calcext:value-type="float">
            <text:p>0.939306147579805</text:p>
          </table:table-cell>
          <table:table-cell office:value-type="float" office:value="0.0116742779686925" calcext:value-type="float">
            <text:p>0.0116742779686925</text:p>
          </table:table-cell>
          <table:table-cell office:value-type="float" office:value="0.938436108743014" calcext:value-type="float">
            <text:p>0.938436108743014</text:p>
          </table:table-cell>
          <table:table-cell office:value-type="float" office:value="0.0119251868563328" calcext:value-type="float">
            <text:p>0.0119251868563328</text:p>
          </table:table-cell>
          <table:table-cell office:value-type="float" office:value="0.941481007862082" calcext:value-type="float">
            <text:p>0.941481007862082</text:p>
          </table:table-cell>
          <table:table-cell office:value-type="float" office:value="0.0122472693898251" calcext:value-type="float">
            <text:p>0.0122472693898251</text:p>
          </table:table-cell>
          <table:table-cell office:value-type="float" office:value="0.938868523254712" calcext:value-type="float">
            <text:p>0.938868523254712</text:p>
          </table:table-cell>
          <table:table-cell office:value-type="float" office:value="0.0108515423165738" calcext:value-type="float">
            <text:p>0.0108515423165738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098606457436705" calcext:value-type="float">
            <text:p>0.00986064574367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0.929511698399166" calcext:value-type="float">
            <text:p>0.929511698399166</text:p>
          </table:table-cell>
          <table:table-cell office:value-type="float" office:value="0.014655698480046" calcext:value-type="float">
            <text:p>0.014655698480046</text:p>
          </table:table-cell>
          <table:table-cell office:value-type="float" office:value="0.941049066969783" calcext:value-type="float">
            <text:p>0.941049066969783</text:p>
          </table:table-cell>
          <table:table-cell office:value-type="float" office:value="0.0148652975742456" calcext:value-type="float">
            <text:p>0.0148652975742456</text:p>
          </table:table-cell>
          <table:table-cell office:value-type="float" office:value="0.942129866439329" calcext:value-type="float">
            <text:p>0.942129866439329</text:p>
          </table:table-cell>
          <table:table-cell office:value-type="float" office:value="0.0142054359341059" calcext:value-type="float">
            <text:p>0.0142054359341059</text:p>
          </table:table-cell>
          <table:table-cell office:value-type="float" office:value="0.938652079189164" calcext:value-type="float">
            <text:p>0.938652079189164</text:p>
          </table:table-cell>
          <table:table-cell office:value-type="float" office:value="0.0134572118095127" calcext:value-type="float">
            <text:p>0.0134572118095127</text:p>
          </table:table-cell>
          <table:table-cell office:value-type="float" office:value="0.942132708155726" calcext:value-type="float">
            <text:p>0.942132708155726</text:p>
          </table:table-cell>
          <table:table-cell office:value-type="float" office:value="0.012953317394397" calcext:value-type="float">
            <text:p>0.012953317394397</text:p>
          </table:table-cell>
          <table:table-cell office:value-type="float" office:value="0.944959268731647" calcext:value-type="float">
            <text:p>0.944959268731647</text:p>
          </table:table-cell>
          <table:table-cell office:value-type="float" office:value="0.0132332177776063" calcext:value-type="float">
            <text:p>0.0132332177776063</text:p>
          </table:table-cell>
          <table:table-cell office:value-type="float" office:value="0.943219191058066" calcext:value-type="float">
            <text:p>0.943219191058066</text:p>
          </table:table-cell>
          <table:table-cell office:value-type="float" office:value="0.0148547154098273" calcext:value-type="float">
            <text:p>0.0148547154098273</text:p>
          </table:table-cell>
          <table:table-cell office:value-type="float" office:value="0.943218717438666" calcext:value-type="float">
            <text:p>0.943218717438666</text:p>
          </table:table-cell>
          <table:table-cell office:value-type="float" office:value="0.0147871719607031" calcext:value-type="float">
            <text:p>0.0147871719607031</text:p>
          </table:table-cell>
          <table:table-cell office:value-type="float" office:value="0.94365539452496" calcext:value-type="float">
            <text:p>0.94365539452496</text:p>
          </table:table-cell>
          <table:table-cell office:value-type="float" office:value="0.0171204145082761" calcext:value-type="float">
            <text:p>0.0171204145082761</text:p>
          </table:table-cell>
          <table:table-cell office:value-type="float" office:value="0.944960689589846" calcext:value-type="float">
            <text:p>0.944960689589846</text:p>
          </table:table-cell>
          <table:table-cell office:value-type="float" office:value="0.0141822715715865" calcext:value-type="float">
            <text:p>0.0141822715715865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5079831286959" calcext:value-type="float">
            <text:p>0.015079831286959</text:p>
          </table:table-cell>
          <table:table-cell office:value-type="float" office:value="0.943001799753718" calcext:value-type="float">
            <text:p>0.943001799753718</text:p>
          </table:table-cell>
          <table:table-cell office:value-type="float" office:value="0.014216896868557" calcext:value-type="float">
            <text:p>0.014216896868557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20505156029997" calcext:value-type="float">
            <text:p>0.0120505156029997</text:p>
          </table:table-cell>
          <table:table-cell office:value-type="float" office:value="0.942567490764422" calcext:value-type="float">
            <text:p>0.942567490764422</text:p>
          </table:table-cell>
          <table:table-cell office:value-type="float" office:value="0.0147338670721487" calcext:value-type="float">
            <text:p>0.0147338670721487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5353467685936" calcext:value-type="float">
            <text:p>0.0125353467685936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08131260837052" calcext:value-type="float">
            <text:p>0.01081312608370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0.930164345931609" calcext:value-type="float">
            <text:p>0.930164345931609</text:p>
          </table:table-cell>
          <table:table-cell office:value-type="float" office:value="0.01415374619291" calcext:value-type="float">
            <text:p>0.01415374619291</text:p>
          </table:table-cell>
          <table:table-cell office:value-type="float" office:value="0.940830728426636" calcext:value-type="float">
            <text:p>0.940830728426636</text:p>
          </table:table-cell>
          <table:table-cell office:value-type="float" office:value="0.0131186488456804" calcext:value-type="float">
            <text:p>0.0131186488456804</text:p>
          </table:table-cell>
          <table:table-cell office:value-type="float" office:value="0.942130340058729" calcext:value-type="float">
            <text:p>0.942130340058729</text:p>
          </table:table-cell>
          <table:table-cell office:value-type="float" office:value="0.0134812269877603" calcext:value-type="float">
            <text:p>0.0134812269877603</text:p>
          </table:table-cell>
          <table:table-cell office:value-type="float" office:value="0.941263616557734" calcext:value-type="float">
            <text:p>0.941263616557734</text:p>
          </table:table-cell>
          <table:table-cell office:value-type="float" office:value="0.0124398455555358" calcext:value-type="float">
            <text:p>0.0124398455555358</text:p>
          </table:table-cell>
          <table:table-cell office:value-type="float" office:value="0.943218243819267" calcext:value-type="float">
            <text:p>0.943218243819267</text:p>
          </table:table-cell>
          <table:table-cell office:value-type="float" office:value="0.0144295160107942" calcext:value-type="float">
            <text:p>0.0144295160107942</text:p>
          </table:table-cell>
          <table:table-cell office:value-type="float" office:value="0.946483375959079" calcext:value-type="float">
            <text:p>0.946483375959079</text:p>
          </table:table-cell>
          <table:table-cell office:value-type="float" office:value="0.0113490666400271" calcext:value-type="float">
            <text:p>0.0113490666400271</text:p>
          </table:table-cell>
          <table:table-cell office:value-type="float" office:value="0.944089229894857" calcext:value-type="float">
            <text:p>0.944089229894857</text:p>
          </table:table-cell>
          <table:table-cell office:value-type="float" office:value="0.0148778999068478" calcext:value-type="float">
            <text:p>0.0148778999068478</text:p>
          </table:table-cell>
          <table:table-cell office:value-type="float" office:value="0.945177133655394" calcext:value-type="float">
            <text:p>0.945177133655394</text:p>
          </table:table-cell>
          <table:table-cell office:value-type="float" office:value="0.0150761199665256" calcext:value-type="float">
            <text:p>0.0150761199665256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61073799971345" calcext:value-type="float">
            <text:p>0.0161073799971345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4064147724389" calcext:value-type="float">
            <text:p>0.014064147724389</text:p>
          </table:table-cell>
          <table:table-cell office:value-type="float" office:value="0.944526380600549" calcext:value-type="float">
            <text:p>0.944526380600549</text:p>
          </table:table-cell>
          <table:table-cell office:value-type="float" office:value="0.0145163754528547" calcext:value-type="float">
            <text:p>0.0145163754528547</text:p>
          </table:table-cell>
          <table:table-cell office:value-type="float" office:value="0.944524959742351" calcext:value-type="float">
            <text:p>0.944524959742351</text:p>
          </table:table-cell>
          <table:table-cell office:value-type="float" office:value="0.0159370854985965" calcext:value-type="float">
            <text:p>0.0159370854985965</text:p>
          </table:table-cell>
          <table:table-cell office:value-type="float" office:value="0.94648290233968" calcext:value-type="float">
            <text:p>0.94648290233968</text:p>
          </table:table-cell>
          <table:table-cell office:value-type="float" office:value="0.015700397320961" calcext:value-type="float">
            <text:p>0.015700397320961</text:p>
          </table:table-cell>
          <table:table-cell office:value-type="float" office:value="0.945177133655394" calcext:value-type="float">
            <text:p>0.945177133655394</text:p>
          </table:table-cell>
          <table:table-cell office:value-type="float" office:value="0.0155898167504867" calcext:value-type="float">
            <text:p>0.0155898167504867</text:p>
          </table:table-cell>
          <table:table-cell office:value-type="float" office:value="0.944526380600549" calcext:value-type="float">
            <text:p>0.944526380600549</text:p>
          </table:table-cell>
          <table:table-cell office:value-type="float" office:value="0.013028426159897" calcext:value-type="float">
            <text:p>0.013028426159897</text:p>
          </table:table-cell>
          <table:table-cell office:value-type="float" office:value="0.944744719143696" calcext:value-type="float">
            <text:p>0.944744719143696</text:p>
          </table:table-cell>
          <table:table-cell office:value-type="float" office:value="0.0139937659129908" calcext:value-type="float">
            <text:p>0.0139937659129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0.929946954627262" calcext:value-type="float">
            <text:p>0.929946954627262</text:p>
          </table:table-cell>
          <table:table-cell office:value-type="float" office:value="0.0131663033653735" calcext:value-type="float">
            <text:p>0.0131663033653735</text:p>
          </table:table-cell>
          <table:table-cell office:value-type="float" office:value="0.942136023491522" calcext:value-type="float">
            <text:p>0.942136023491522</text:p>
          </table:table-cell>
          <table:table-cell office:value-type="float" office:value="0.0150358027555356" calcext:value-type="float">
            <text:p>0.0150358027555356</text:p>
          </table:table-cell>
          <table:table-cell office:value-type="float" office:value="0.942130813678129" calcext:value-type="float">
            <text:p>0.942130813678129</text:p>
          </table:table-cell>
          <table:table-cell office:value-type="float" office:value="0.0140885124687646" calcext:value-type="float">
            <text:p>0.0140885124687646</text:p>
          </table:table-cell>
          <table:table-cell office:value-type="float" office:value="0.942132708155726" calcext:value-type="float">
            <text:p>0.942132708155726</text:p>
          </table:table-cell>
          <table:table-cell office:value-type="float" office:value="0.0140030091699757" calcext:value-type="float">
            <text:p>0.0140030091699757</text:p>
          </table:table-cell>
          <table:table-cell office:value-type="float" office:value="0.943217770199867" calcext:value-type="float">
            <text:p>0.943217770199867</text:p>
          </table:table-cell>
          <table:table-cell office:value-type="float" office:value="0.0151094365684766" calcext:value-type="float">
            <text:p>0.0151094365684766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09341880742915" calcext:value-type="float">
            <text:p>0.0109341880742915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48094352246022" calcext:value-type="float">
            <text:p>0.0148094352246022</text:p>
          </table:table-cell>
          <table:table-cell office:value-type="float" office:value="0.945177133655394" calcext:value-type="float">
            <text:p>0.945177133655394</text:p>
          </table:table-cell>
          <table:table-cell office:value-type="float" office:value="0.013803513698902" calcext:value-type="float">
            <text:p>0.013803513698902</text:p>
          </table:table-cell>
          <table:table-cell office:value-type="float" office:value="0.945613810741688" calcext:value-type="float">
            <text:p>0.945613810741688</text:p>
          </table:table-cell>
          <table:table-cell office:value-type="float" office:value="0.015423652858022" calcext:value-type="float">
            <text:p>0.015423652858022</text:p>
          </table:table-cell>
          <table:table-cell office:value-type="float" office:value="0.946265037415933" calcext:value-type="float">
            <text:p>0.946265037415933</text:p>
          </table:table-cell>
          <table:table-cell office:value-type="float" office:value="0.015118824796324" calcext:value-type="float">
            <text:p>0.015118824796324</text:p>
          </table:table-cell>
          <table:table-cell office:value-type="float" office:value="0.946483849578479" calcext:value-type="float">
            <text:p>0.946483849578479</text:p>
          </table:table-cell>
          <table:table-cell office:value-type="float" office:value="0.0152562055044398" calcext:value-type="float">
            <text:p>0.0152562055044398</text:p>
          </table:table-cell>
          <table:table-cell office:value-type="float" office:value="0.945178080894194" calcext:value-type="float">
            <text:p>0.945178080894194</text:p>
          </table:table-cell>
          <table:table-cell office:value-type="float" office:value="0.0150373189625047" calcext:value-type="float">
            <text:p>0.0150373189625047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60027051483551" calcext:value-type="float">
            <text:p>0.0160027051483551</text:p>
          </table:table-cell>
          <table:table-cell office:value-type="float" office:value="0.947136970730321" calcext:value-type="float">
            <text:p>0.947136970730321</text:p>
          </table:table-cell>
          <table:table-cell office:value-type="float" office:value="0.0139150357978098" calcext:value-type="float">
            <text:p>0.0139150357978098</text:p>
          </table:table-cell>
          <table:table-cell office:value-type="float" office:value="0.946265984654731" calcext:value-type="float">
            <text:p>0.946265984654731</text:p>
          </table:table-cell>
          <table:table-cell office:value-type="float" office:value="0.0133829572150667" calcext:value-type="float">
            <text:p>0.0133829572150667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40389028204737" calcext:value-type="float">
            <text:p>0.01403890282047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0.930382210855357" calcext:value-type="float">
            <text:p>0.930382210855357</text:p>
          </table:table-cell>
          <table:table-cell office:value-type="float" office:value="0.0127676279844813" calcext:value-type="float">
            <text:p>0.0127676279844813</text:p>
          </table:table-cell>
          <table:table-cell office:value-type="float" office:value="0.943007483186511" calcext:value-type="float">
            <text:p>0.943007483186511</text:p>
          </table:table-cell>
          <table:table-cell office:value-type="float" office:value="0.0136609256300926" calcext:value-type="float">
            <text:p>0.0136609256300926</text:p>
          </table:table-cell>
          <table:table-cell office:value-type="float" office:value="0.942783934829971" calcext:value-type="float">
            <text:p>0.942783934829971</text:p>
          </table:table-cell>
          <table:table-cell office:value-type="float" office:value="0.014411719283583" calcext:value-type="float">
            <text:p>0.014411719283583</text:p>
          </table:table-cell>
          <table:table-cell office:value-type="float" office:value="0.941479587003884" calcext:value-type="float">
            <text:p>0.941479587003884</text:p>
          </table:table-cell>
          <table:table-cell office:value-type="float" office:value="0.0128419027524916" calcext:value-type="float">
            <text:p>0.0128419027524916</text:p>
          </table:table-cell>
          <table:table-cell office:value-type="float" office:value="0.942566543525623" calcext:value-type="float">
            <text:p>0.942566543525623</text:p>
          </table:table-cell>
          <table:table-cell office:value-type="float" office:value="0.0144916705265898" calcext:value-type="float">
            <text:p>0.0144916705265898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25181014970463" calcext:value-type="float">
            <text:p>0.0125181014970463</text:p>
          </table:table-cell>
          <table:table-cell office:value-type="float" office:value="0.945176660035995" calcext:value-type="float">
            <text:p>0.945176660035995</text:p>
          </table:table-cell>
          <table:table-cell office:value-type="float" office:value="0.0153577358125246" calcext:value-type="float">
            <text:p>0.0153577358125246</text:p>
          </table:table-cell>
          <table:table-cell office:value-type="float" office:value="0.944306147579805" calcext:value-type="float">
            <text:p>0.944306147579805</text:p>
          </table:table-cell>
          <table:table-cell office:value-type="float" office:value="0.0157756084929107" calcext:value-type="float">
            <text:p>0.0157756084929107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5134032326822" calcext:value-type="float">
            <text:p>0.0145134032326822</text:p>
          </table:table-cell>
          <table:table-cell office:value-type="float" office:value="0.946264563796533" calcext:value-type="float">
            <text:p>0.946264563796533</text:p>
          </table:table-cell>
          <table:table-cell office:value-type="float" office:value="0.0154643363885965" calcext:value-type="float">
            <text:p>0.0154643363885965</text:p>
          </table:table-cell>
          <table:table-cell office:value-type="float" office:value="0.946483849578479" calcext:value-type="float">
            <text:p>0.946483849578479</text:p>
          </table:table-cell>
          <table:table-cell office:value-type="float" office:value="0.0149092742665637" calcext:value-type="float">
            <text:p>0.0149092742665637</text:p>
          </table:table-cell>
          <table:table-cell office:value-type="float" office:value="0.947135549872123" calcext:value-type="float">
            <text:p>0.947135549872123</text:p>
          </table:table-cell>
          <table:table-cell office:value-type="float" office:value="0.0155961484785519" calcext:value-type="float">
            <text:p>0.0155961484785519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62600530767596" calcext:value-type="float">
            <text:p>0.0162600530767596</text:p>
          </table:table-cell>
          <table:table-cell office:value-type="float" office:value="0.946918158567775" calcext:value-type="float">
            <text:p>0.946918158567775</text:p>
          </table:table-cell>
          <table:table-cell office:value-type="float" office:value="0.0138510054415032" calcext:value-type="float">
            <text:p>0.01385100544150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8808815284777" calcext:value-type="float">
            <text:p>0.0148808815284777</text:p>
          </table:table-cell>
          <table:table-cell office:value-type="float" office:value="0.94648290233968" calcext:value-type="float">
            <text:p>0.94648290233968</text:p>
          </table:table-cell>
          <table:table-cell office:value-type="float" office:value="0.0142643535110225" calcext:value-type="float">
            <text:p>0.0142643535110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0.929599128540305" calcext:value-type="float">
            <text:p>0.929599128540305</text:p>
          </table:table-cell>
          <table:table-cell office:value-type="float" office:value="0.0138144963514139" calcext:value-type="float">
            <text:p>0.0138144963514139</text:p>
          </table:table-cell>
          <table:table-cell office:value-type="float" office:value="0.941222790565501" calcext:value-type="float">
            <text:p>0.941222790565501</text:p>
          </table:table-cell>
          <table:table-cell office:value-type="float" office:value="0.0137356431890473" calcext:value-type="float">
            <text:p>0.0137356431890473</text:p>
          </table:table-cell>
          <table:table-cell office:value-type="float" office:value="0.942130245334849" calcext:value-type="float">
            <text:p>0.942130245334849</text:p>
          </table:table-cell>
          <table:table-cell office:value-type="float" office:value="0.014423092968805" calcext:value-type="float">
            <text:p>0.014423092968805</text:p>
          </table:table-cell>
          <table:table-cell office:value-type="float" office:value="0.940653405323482" calcext:value-type="float">
            <text:p>0.940653405323482</text:p>
          </table:table-cell>
          <table:table-cell office:value-type="float" office:value="0.0134008536746902" calcext:value-type="float">
            <text:p>0.0134008536746902</text:p>
          </table:table-cell>
          <table:table-cell office:value-type="float" office:value="0.942131287297527" calcext:value-type="float">
            <text:p>0.942131287297527</text:p>
          </table:table-cell>
          <table:table-cell office:value-type="float" office:value="0.0135415736419766" calcext:value-type="float">
            <text:p>0.0135415736419766</text:p>
          </table:table-cell>
          <table:table-cell office:value-type="float" office:value="0.945569764137539" calcext:value-type="float">
            <text:p>0.945569764137539</text:p>
          </table:table-cell>
          <table:table-cell office:value-type="float" office:value="0.0119777660688459" calcext:value-type="float">
            <text:p>0.0119777660688459</text:p>
          </table:table-cell>
          <table:table-cell office:value-type="float" office:value="0.943828739225159" calcext:value-type="float">
            <text:p>0.943828739225159</text:p>
          </table:table-cell>
          <table:table-cell office:value-type="float" office:value="0.0145101545010909" calcext:value-type="float">
            <text:p>0.0145101545010909</text:p>
          </table:table-cell>
          <table:table-cell office:value-type="float" office:value="0.943393577720943" calcext:value-type="float">
            <text:p>0.943393577720943</text:p>
          </table:table-cell>
          <table:table-cell office:value-type="float" office:value="0.0135943248016942" calcext:value-type="float">
            <text:p>0.0135943248016942</text:p>
          </table:table-cell>
          <table:table-cell office:value-type="float" office:value="0.944221274983423" calcext:value-type="float">
            <text:p>0.944221274983423</text:p>
          </table:table-cell>
          <table:table-cell office:value-type="float" office:value="0.0157231530728003" calcext:value-type="float">
            <text:p>0.0157231530728003</text:p>
          </table:table-cell>
          <table:table-cell office:value-type="float" office:value="0.945439045183291" calcext:value-type="float">
            <text:p>0.945439045183291</text:p>
          </table:table-cell>
          <table:table-cell office:value-type="float" office:value="0.01452850795165" calcext:value-type="float">
            <text:p>0.01452850795165</text:p>
          </table:table-cell>
          <table:table-cell office:value-type="float" office:value="0.945178838685232" calcext:value-type="float">
            <text:p>0.945178838685232</text:p>
          </table:table-cell>
          <table:table-cell office:value-type="float" office:value="0.0147284754476063" calcext:value-type="float">
            <text:p>0.0147284754476063</text:p>
          </table:table-cell>
          <table:table-cell office:value-type="float" office:value="0.943829307568438" calcext:value-type="float">
            <text:p>0.943829307568438</text:p>
          </table:table-cell>
          <table:table-cell office:value-type="float" office:value="0.0144923455553805" calcext:value-type="float">
            <text:p>0.0144923455553805</text:p>
          </table:table-cell>
          <table:table-cell office:value-type="float" office:value="0.94452619115279" calcext:value-type="float">
            <text:p>0.94452619115279</text:p>
          </table:table-cell>
          <table:table-cell office:value-type="float" office:value="0.0143877716010816" calcext:value-type="float">
            <text:p>0.0143877716010816</text:p>
          </table:table-cell>
          <table:table-cell office:value-type="float" office:value="0.944656152315999" calcext:value-type="float">
            <text:p>0.944656152315999</text:p>
          </table:table-cell>
          <table:table-cell office:value-type="float" office:value="0.0140673988903547" calcext:value-type="float">
            <text:p>0.0140673988903547</text:p>
          </table:table-cell>
          <table:table-cell office:value-type="float" office:value="0.944177323103154" calcext:value-type="float">
            <text:p>0.944177323103154</text:p>
          </table:table-cell>
          <table:table-cell office:value-type="float" office:value="0.0129358307977218" calcext:value-type="float">
            <text:p>0.0129358307977218</text:p>
          </table:table-cell>
          <table:table-cell office:value-type="float" office:value="0.945613905465568" calcext:value-type="float">
            <text:p>0.945613905465568</text:p>
          </table:table-cell>
          <table:table-cell office:value-type="float" office:value="0.0125941588143725" calcext:value-type="float">
            <text:p>0.01259415881437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156581947669864" calcext:value-type="float">
            <text:p>0.156581947669864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63302127788686" calcext:value-type="float">
            <text:p>0.16330212778868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0.137807174209272" calcext:value-type="float">
            <text:p>0.137807174209272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685411407157426" calcext:value-type="float">
            <text:p>0.0685411407157426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113399753669183" calcext:value-type="float">
            <text:p>0.113399753669183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853018192497056" calcext:value-type="float">
            <text:p>0.0853018192497056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816552811538372" calcext:value-type="float">
            <text:p>0.081655281153837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115866995723062" calcext:value-type="float">
            <text:p>0.115866995723062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110283881121684" calcext:value-type="float">
            <text:p>0.110283881121684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103137199448158" calcext:value-type="float">
            <text:p>0.10313719944815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104222161526079" calcext:value-type="float">
            <text:p>0.10422216152607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28210828438653" calcext:value-type="float">
            <text:p>0.128210828438653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41424602787653" calcext:value-type="float">
            <text:p>0.141424602787653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0824554308194757" calcext:value-type="float">
            <text:p>0.082455430819475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123720262680017" calcext:value-type="float">
            <text:p>0.123720262680017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126334928793432" calcext:value-type="float">
            <text:p>0.12633492879343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28407638321989" calcext:value-type="float">
            <text:p>0.128407638321989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147473363768242" calcext:value-type="float">
            <text:p>0.147473363768242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08262850561741" calcext:value-type="float">
            <text:p>0.10826285056174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871758721811361" calcext:value-type="float">
            <text:p>0.08717587218113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651818181818182" calcext:value-type="float">
            <text:p>0.651818181818182</text:p>
          </table:table-cell>
          <table:table-cell office:value-type="float" office:value="0.160122198515072" calcext:value-type="float">
            <text:p>0.160122198515072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147473363768242" calcext:value-type="float">
            <text:p>0.147473363768242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0910302223297871" calcext:value-type="float">
            <text:p>0.091030222329787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729856521366665" calcext:value-type="float">
            <text:p>0.072985652136666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651818181818182" calcext:value-type="float">
            <text:p>0.651818181818182</text:p>
          </table:table-cell>
          <table:table-cell office:value-type="float" office:value="0.160122198515072" calcext:value-type="float">
            <text:p>0.160122198515072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149514058292794" calcext:value-type="float">
            <text:p>0.14951405829279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0910302223297871" calcext:value-type="float">
            <text:p>0.091030222329787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729856521366665" calcext:value-type="float">
            <text:p>0.072985652136666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666735533633088" calcext:value-type="float">
            <text:p>0.0666735533633088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656181818181818" calcext:value-type="float">
            <text:p>0.656181818181818</text:p>
          </table:table-cell>
          <table:table-cell office:value-type="float" office:value="0.14668896229213" calcext:value-type="float">
            <text:p>0.14668896229213</text:p>
          </table:table-cell>
          <table:table-cell office:value-type="float" office:value="0.623636363636364" calcext:value-type="float">
            <text:p>0.623636363636364</text:p>
          </table:table-cell>
          <table:table-cell office:value-type="float" office:value="0.149837503281123" calcext:value-type="float">
            <text:p>0.149837503281123</text:p>
          </table:table-cell>
          <table:table-cell office:value-type="float" office:value="0.664909090909091" calcext:value-type="float">
            <text:p>0.664909090909091</text:p>
          </table:table-cell>
          <table:table-cell office:value-type="float" office:value="0.073280746679531" calcext:value-type="float">
            <text:p>0.073280746679531</text:p>
          </table:table-cell>
          <table:table-cell office:value-type="float" office:value="0.611090909090909" calcext:value-type="float">
            <text:p>0.611090909090909</text:p>
          </table:table-cell>
          <table:table-cell office:value-type="float" office:value="0.102117180050013" calcext:value-type="float">
            <text:p>0.102117180050013</text:p>
          </table:table-cell>
          <table:table-cell office:value-type="float" office:value="0.681454545454545" calcext:value-type="float">
            <text:p>0.681454545454545</text:p>
          </table:table-cell>
          <table:table-cell office:value-type="float" office:value="0.0708411386592549" calcext:value-type="float">
            <text:p>0.0708411386592549</text:p>
          </table:table-cell>
          <table:table-cell office:value-type="float" office:value="0.659272727272727" calcext:value-type="float">
            <text:p>0.659272727272727</text:p>
          </table:table-cell>
          <table:table-cell office:value-type="float" office:value="0.0614788117935055" calcext:value-type="float">
            <text:p>0.0614788117935055</text:p>
          </table:table-cell>
          <table:table-cell office:value-type="float" office:value="0.688909090909091" calcext:value-type="float">
            <text:p>0.688909090909091</text:p>
          </table:table-cell>
          <table:table-cell office:value-type="float" office:value="0.0725972331808597" calcext:value-type="float">
            <text:p>0.0725972331808597</text:p>
          </table:table-cell>
          <table:table-cell office:value-type="float" office:value="0.671636363636364" calcext:value-type="float">
            <text:p>0.671636363636364</text:p>
          </table:table-cell>
          <table:table-cell office:value-type="float" office:value="0.0831209380492205" calcext:value-type="float">
            <text:p>0.0831209380492205</text:p>
          </table:table-cell>
          <table:table-cell office:value-type="float" office:value="0.673454545454545" calcext:value-type="float">
            <text:p>0.673454545454545</text:p>
          </table:table-cell>
          <table:table-cell office:value-type="float" office:value="0.077501351165325" calcext:value-type="float">
            <text:p>0.077501351165325</text:p>
          </table:table-cell>
          <table:table-cell office:value-type="float" office:value="0.645090909090909" calcext:value-type="float">
            <text:p>0.645090909090909</text:p>
          </table:table-cell>
          <table:table-cell office:value-type="float" office:value="0.0729724219622827" calcext:value-type="float">
            <text:p>0.0729724219622827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849461517114539" calcext:value-type="float">
            <text:p>0.0849461517114539</text:p>
          </table:table-cell>
          <table:table-cell office:value-type="float" office:value="0.667090909090909" calcext:value-type="float">
            <text:p>0.667090909090909</text:p>
          </table:table-cell>
          <table:table-cell office:value-type="float" office:value="0.0855509493163217" calcext:value-type="float">
            <text:p>0.0855509493163217</text:p>
          </table:table-cell>
          <table:table-cell office:value-type="float" office:value="0.678909090909091" calcext:value-type="float">
            <text:p>0.678909090909091</text:p>
          </table:table-cell>
          <table:table-cell office:value-type="float" office:value="0.0803839092382925" calcext:value-type="float">
            <text:p>0.0803839092382925</text:p>
          </table:table-cell>
          <table:table-cell office:value-type="float" office:value="0.655636363636364" calcext:value-type="float">
            <text:p>0.655636363636364</text:p>
          </table:table-cell>
          <table:table-cell office:value-type="float" office:value="0.0790546669860902" calcext:value-type="float">
            <text:p>0.0790546669860902</text:p>
          </table:table-cell>
          <table:table-cell office:value-type="float" office:value="0.685454545454545" calcext:value-type="float">
            <text:p>0.685454545454545</text:p>
          </table:table-cell>
          <table:table-cell office:value-type="float" office:value="0.0914421585504401" calcext:value-type="float">
            <text:p>0.0914421585504401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686441195140115" calcext:value-type="float">
            <text:p>0.0686441195140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04468082431495" calcext:value-type="float">
            <text:p>0.104468082431495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52712107098033" calcext:value-type="float">
            <text:p>0.152712107098033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33148019368402" calcext:value-type="float">
            <text:p>0.133148019368402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34439852997815" calcext:value-type="float">
            <text:p>0.134439852997815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3739193284133" calcext:value-type="float">
            <text:p>0.1373919328413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67036626426366" calcext:value-type="float">
            <text:p>0.167036626426366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0832221480492177" calcext:value-type="float">
            <text:p>0.0832221480492177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25166555703457" calcext:value-type="float">
            <text:p>0.12516655570345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00676722578438" calcext:value-type="float">
            <text:p>0.100676722578438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00921678469916" calcext:value-type="float">
            <text:p>0.10092167846991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006171569897" calcext:value-type="float">
            <text:p>0.15006171569897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05174751699549" calcext:value-type="float">
            <text:p>0.10517475169954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58269967827284" calcext:value-type="float">
            <text:p>0.15826996782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7167105440097" calcext:value-type="float">
            <text:p>0.137167105440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740370277731452" calcext:value-type="float">
            <text:p>0.074037027773145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134256066373273" calcext:value-type="float">
            <text:p>0.134256066373273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126880910432179" calcext:value-type="float">
            <text:p>0.12688091043217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2673487442319" calcext:value-type="float">
            <text:p>0.12673487442319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0958393717904347" calcext:value-type="float">
            <text:p>0.0958393717904347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52509866104653" calcext:value-type="float">
            <text:p>0.152509866104653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05174751699549" calcext:value-type="float">
            <text:p>0.10517475169954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0948683298050513" calcext:value-type="float">
            <text:p>0.0948683298050513</text:p>
          </table:table-cell>
          <table:table-cell office:value-type="float" office:value="0.614444444444444" calcext:value-type="float">
            <text:p>0.614444444444444</text:p>
          </table:table-cell>
          <table:table-cell office:value-type="float" office:value="0.121156973986969" calcext:value-type="float">
            <text:p>0.121156973986969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87770745147251" calcext:value-type="float">
            <text:p>0.087770745147251</text:p>
          </table:table-cell>
          <table:table-cell office:value-type="float" office:value="0.575555555555556" calcext:value-type="float">
            <text:p>0.575555555555556</text:p>
          </table:table-cell>
          <table:table-cell office:value-type="float" office:value="0.154919333848297" calcext:value-type="float">
            <text:p>0.15491933384829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2" calcext:value-type="float">
            <text:p>0.0974362723039722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00615390423749" calcext:value-type="float">
            <text:p>0.100615390423749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5470053837925" calcext:value-type="float">
            <text:p>0.115470053837925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23927497720877" calcext:value-type="float">
            <text:p>0.12392749772087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3528374308331" calcext:value-type="float">
            <text:p>0.123528374308331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25756967261519" calcext:value-type="float">
            <text:p>0.125756967261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87770745147251" calcext:value-type="float">
            <text:p>0.087770745147251</text:p>
          </table:table-cell>
          <table:table-cell office:value-type="float" office:value="0.596666666666667" calcext:value-type="float">
            <text:p>0.596666666666667</text:p>
          </table:table-cell>
          <table:table-cell office:value-type="float" office:value="0.139177477956638" calcext:value-type="float">
            <text:p>0.13917747795663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996289412064884" calcext:value-type="float">
            <text:p>0.09962894120648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5470053837925" calcext:value-type="float">
            <text:p>0.115470053837925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087770745147251" calcext:value-type="float">
            <text:p>0.087770745147251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15006171569897" calcext:value-type="float">
            <text:p>0.15006171569897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05174751699549" calcext:value-type="float">
            <text:p>0.10517475169954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2957670877434" calcext:value-type="float">
            <text:p>0.1295767087743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138108921051734" calcext:value-type="float">
            <text:p>0.13810892105173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0883634691292786" calcext:value-type="float">
            <text:p>0.0883634691292786</text:p>
          </table:table-cell>
          <table:table-cell office:value-type="float" office:value="0.58" calcext:value-type="float">
            <text:p>0.58</text:p>
          </table:table-cell>
          <table:table-cell office:value-type="float" office:value="0.146225340195042" calcext:value-type="float">
            <text:p>0.146225340195042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13002464618953" calcext:value-type="float">
            <text:p>0.113002464618953</text:p>
          </table:table-cell>
          <table:table-cell office:value-type="float" office:value="0.647777777777778" calcext:value-type="float">
            <text:p>0.647777777777778</text:p>
          </table:table-cell>
          <table:table-cell office:value-type="float" office:value="0.118010666925804" calcext:value-type="float">
            <text:p>0.118010666925804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15842899885941" calcext:value-type="float">
            <text:p>0.115842899885941</text:p>
          </table:table-cell>
          <table:table-cell office:value-type="float" office:value="0.647333333333333" calcext:value-type="float">
            <text:p>0.647333333333333</text:p>
          </table:table-cell>
          <table:table-cell office:value-type="float" office:value="0.137653238069387" calcext:value-type="float">
            <text:p>0.13765323806938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02146581551104" calcext:value-type="float">
            <text:p>0.102146581551104</text:p>
          </table:table-cell>
          <table:table-cell office:value-type="float" office:value="0.660666666666667" calcext:value-type="float">
            <text:p>0.660666666666667</text:p>
          </table:table-cell>
          <table:table-cell office:value-type="float" office:value="0.123084398946922" calcext:value-type="float">
            <text:p>0.123084398946922</text:p>
          </table:table-cell>
          <table:table-cell office:value-type="float" office:value="0.633555555555556" calcext:value-type="float">
            <text:p>0.633555555555556</text:p>
          </table:table-cell>
          <table:table-cell office:value-type="float" office:value="0.109233045956994" calcext:value-type="float">
            <text:p>0.109233045956994</text:p>
          </table:table-cell>
          <table:table-cell office:value-type="float" office:value="0.628222222222222" calcext:value-type="float">
            <text:p>0.628222222222222</text:p>
          </table:table-cell>
          <table:table-cell office:value-type="float" office:value="0.111402584445168" calcext:value-type="float">
            <text:p>0.111402584445168</text:p>
          </table:table-cell>
          <table:table-cell office:value-type="float" office:value="0.637777777777778" calcext:value-type="float">
            <text:p>0.637777777777778</text:p>
          </table:table-cell>
          <table:table-cell office:value-type="float" office:value="0.119945220353473" calcext:value-type="float">
            <text:p>0.119945220353473</text:p>
          </table:table-cell>
          <table:table-cell office:value-type="float" office:value="0.634" calcext:value-type="float">
            <text:p>0.634</text:p>
          </table:table-cell>
          <table:table-cell office:value-type="float" office:value="0.105457164524871" calcext:value-type="float">
            <text:p>0.105457164524871</text:p>
          </table:table-cell>
          <table:table-cell office:value-type="float" office:value="0.625333333333333" calcext:value-type="float">
            <text:p>0.625333333333333</text:p>
          </table:table-cell>
          <table:table-cell office:value-type="float" office:value="0.115503210971097" calcext:value-type="float">
            <text:p>0.115503210971097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122976031262701" calcext:value-type="float">
            <text:p>0.12297603126270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1140704596474" calcext:value-type="float">
            <text:p>0.131140704596474</text:p>
          </table:table-cell>
          <table:table-cell office:value-type="float" office:value="0.650444444444444" calcext:value-type="float">
            <text:p>0.650444444444444</text:p>
          </table:table-cell>
          <table:table-cell office:value-type="float" office:value="0.124123769826838" calcext:value-type="float">
            <text:p>0.124123769826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0.610909090909091" calcext:value-type="float">
            <text:p>0.610909090909091</text:p>
          </table:table-cell>
          <table:table-cell office:value-type="float" office:value="0.190682886670656" calcext:value-type="float">
            <text:p>0.190682886670656</text:p>
          </table:table-cell>
          <table:table-cell office:value-type="float" office:value="0.68" calcext:value-type="float">
            <text:p>0.68</text:p>
          </table:table-cell>
          <table:table-cell office:value-type="float" office:value="0.141473292102533" calcext:value-type="float">
            <text:p>0.141473292102533</text:p>
          </table:table-cell>
          <table:table-cell office:value-type="float" office:value="0.699090909090909" calcext:value-type="float">
            <text:p>0.699090909090909</text:p>
          </table:table-cell>
          <table:table-cell office:value-type="float" office:value="0.199376898967902" calcext:value-type="float">
            <text:p>0.199376898967902</text:p>
          </table:table-cell>
          <table:table-cell office:value-type="float" office:value="0.72" calcext:value-type="float">
            <text:p>0.72</text:p>
          </table:table-cell>
          <table:table-cell office:value-type="float" office:value="0.238790955217838" calcext:value-type="float">
            <text:p>0.238790955217838</text:p>
          </table:table-cell>
          <table:table-cell office:value-type="float" office:value="0.69" calcext:value-type="float">
            <text:p>0.69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41710007954462" calcext:value-type="float">
            <text:p>0.141710007954462</text:p>
          </table:table-cell>
          <table:table-cell office:value-type="float" office:value="0.691818181818182" calcext:value-type="float">
            <text:p>0.691818181818182</text:p>
          </table:table-cell>
          <table:table-cell office:value-type="float" office:value="0.229921933491477" calcext:value-type="float">
            <text:p>0.229921933491477</text:p>
          </table:table-cell>
          <table:table-cell office:value-type="float" office:value="0.661818181818182" calcext:value-type="float">
            <text:p>0.661818181818182</text:p>
          </table:table-cell>
          <table:table-cell office:value-type="float" office:value="0.203269872226566" calcext:value-type="float">
            <text:p>0.203269872226566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67272727272727" calcext:value-type="float">
            <text:p>0.767272727272727</text:p>
          </table:table-cell>
          <table:table-cell office:value-type="float" office:value="0.134512690523406" calcext:value-type="float">
            <text:p>0.134512690523406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221773881981421" calcext:value-type="float">
            <text:p>0.221773881981421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77341349059709" calcext:value-type="float">
            <text:p>0.17734134905970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76279267542412" calcext:value-type="float">
            <text:p>0.176279267542412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" calcext:value-type="float">
            <text:p>0.71</text:p>
          </table:table-cell>
          <table:table-cell office:value-type="float" office:value="0.186527397869875" calcext:value-type="float">
            <text:p>0.186527397869875</text:p>
          </table:table-cell>
          <table:table-cell office:value-type="float" office:value="0.7" calcext:value-type="float">
            <text:p>0.7</text:p>
          </table:table-cell>
          <table:table-cell office:value-type="float" office:value="0.181717143643212" calcext:value-type="float">
            <text:p>0.1817171436432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0.610909090909091" calcext:value-type="float">
            <text:p>0.610909090909091</text:p>
          </table:table-cell>
          <table:table-cell office:value-type="float" office:value="0.172317429769561" calcext:value-type="float">
            <text:p>0.172317429769561</text:p>
          </table:table-cell>
          <table:table-cell office:value-type="float" office:value="0.699090909090909" calcext:value-type="float">
            <text:p>0.699090909090909</text:p>
          </table:table-cell>
          <table:table-cell office:value-type="float" office:value="0.140538777004985" calcext:value-type="float">
            <text:p>0.140538777004985</text:p>
          </table:table-cell>
          <table:table-cell office:value-type="float" office:value="0.680909090909091" calcext:value-type="float">
            <text:p>0.680909090909091</text:p>
          </table:table-cell>
          <table:table-cell office:value-type="float" office:value="0.232582420198714" calcext:value-type="float">
            <text:p>0.232582420198714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257467000212352" calcext:value-type="float">
            <text:p>0.25746700021235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86527397869875" calcext:value-type="float">
            <text:p>0.18652739786987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43064325691568" calcext:value-type="float">
            <text:p>0.143064325691568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91626837399551" calcext:value-type="float">
            <text:p>0.19162683739955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61492692736119" calcext:value-type="float">
            <text:p>0.161492692736119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0.620909090909091" calcext:value-type="float">
            <text:p>0.620909090909091</text:p>
          </table:table-cell>
          <table:table-cell office:value-type="float" office:value="0.186802882216543" calcext:value-type="float">
            <text:p>0.186802882216543</text:p>
          </table:table-cell>
          <table:table-cell office:value-type="float" office:value="0.679090909090909" calcext:value-type="float">
            <text:p>0.679090909090909</text:p>
          </table:table-cell>
          <table:table-cell office:value-type="float" office:value="0.138803095632657" calcext:value-type="float">
            <text:p>0.138803095632657</text:p>
          </table:table-cell>
          <table:table-cell office:value-type="float" office:value="0.680909090909091" calcext:value-type="float">
            <text:p>0.680909090909091</text:p>
          </table:table-cell>
          <table:table-cell office:value-type="float" office:value="0.207324554923868" calcext:value-type="float">
            <text:p>0.207324554923868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221773881981421" calcext:value-type="float">
            <text:p>0.22177388198142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61492692736119" calcext:value-type="float">
            <text:p>0.161492692736119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0.61" calcext:value-type="float">
            <text:p>0.61</text:p>
          </table:table-cell>
          <table:table-cell office:value-type="float" office:value="0.143832496190931" calcext:value-type="float">
            <text:p>0.143832496190931</text:p>
          </table:table-cell>
          <table:table-cell office:value-type="float" office:value="0.688181818181818" calcext:value-type="float">
            <text:p>0.688181818181818</text:p>
          </table:table-cell>
          <table:table-cell office:value-type="float" office:value="0.131882603554426" calcext:value-type="float">
            <text:p>0.131882603554426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94270550603935" calcext:value-type="float">
            <text:p>0.194270550603935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201939630397475" calcext:value-type="float">
            <text:p>0.20193963039747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47272727272727" calcext:value-type="float">
            <text:p>0.747272727272727</text:p>
          </table:table-cell>
          <table:table-cell office:value-type="float" office:value="0.151199671558911" calcext:value-type="float">
            <text:p>0.15119967155891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61492692736119" calcext:value-type="float">
            <text:p>0.16149269273611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0.62" calcext:value-type="float">
            <text:p>0.62</text:p>
          </table:table-cell>
          <table:table-cell office:value-type="float" office:value="0.153908371963692" calcext:value-type="float">
            <text:p>0.153908371963692</text:p>
          </table:table-cell>
          <table:table-cell office:value-type="float" office:value="0.698181818181818" calcext:value-type="float">
            <text:p>0.698181818181818</text:p>
          </table:table-cell>
          <table:table-cell office:value-type="float" office:value="0.136585677810377" calcext:value-type="float">
            <text:p>0.136585677810377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94270550603935" calcext:value-type="float">
            <text:p>0.19427055060393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3170825593365" calcext:value-type="float">
            <text:p>0.1931708255933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47272727272727" calcext:value-type="float">
            <text:p>0.747272727272727</text:p>
          </table:table-cell>
          <table:table-cell office:value-type="float" office:value="0.151199671558911" calcext:value-type="float">
            <text:p>0.15119967155891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61492692736119" calcext:value-type="float">
            <text:p>0.16149269273611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0.614545454545454" calcext:value-type="float">
            <text:p>0.614545454545454</text:p>
          </table:table-cell>
          <table:table-cell office:value-type="float" office:value="0.169508813362277" calcext:value-type="float">
            <text:p>0.169508813362277</text:p>
          </table:table-cell>
          <table:table-cell office:value-type="float" office:value="0.688909090909091" calcext:value-type="float">
            <text:p>0.688909090909091</text:p>
          </table:table-cell>
          <table:table-cell office:value-type="float" office:value="0.137856689220996" calcext:value-type="float">
            <text:p>0.137856689220996</text:p>
          </table:table-cell>
          <table:table-cell office:value-type="float" office:value="0.688545454545454" calcext:value-type="float">
            <text:p>0.688545454545454</text:p>
          </table:table-cell>
          <table:table-cell office:value-type="float" office:value="0.205564995059671" calcext:value-type="float">
            <text:p>0.205564995059671</text:p>
          </table:table-cell>
          <table:table-cell office:value-type="float" office:value="0.710727272727273" calcext:value-type="float">
            <text:p>0.710727272727273</text:p>
          </table:table-cell>
          <table:table-cell office:value-type="float" office:value="0.22262845868049" calcext:value-type="float">
            <text:p>0.22262845868049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0265810905884" calcext:value-type="float">
            <text:p>0.190265810905884</text:p>
          </table:table-cell>
          <table:table-cell office:value-type="float" office:value="0.738" calcext:value-type="float">
            <text:p>0.738</text:p>
          </table:table-cell>
          <table:table-cell office:value-type="float" office:value="0.157160322413725" calcext:value-type="float">
            <text:p>0.157160322413725</text:p>
          </table:table-cell>
          <table:table-cell office:value-type="float" office:value="0.707090909090909" calcext:value-type="float">
            <text:p>0.707090909090909</text:p>
          </table:table-cell>
          <table:table-cell office:value-type="float" office:value="0.2013176136222" calcext:value-type="float">
            <text:p>0.2013176136222</text:p>
          </table:table-cell>
          <table:table-cell office:value-type="float" office:value="0.702545454545455" calcext:value-type="float">
            <text:p>0.702545454545455</text:p>
          </table:table-cell>
          <table:table-cell office:value-type="float" office:value="0.188157013875319" calcext:value-type="float">
            <text:p>0.18815701387531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45636363636364" calcext:value-type="float">
            <text:p>0.745636363636364</text:p>
          </table:table-cell>
          <table:table-cell office:value-type="float" office:value="0.149943322710555" calcext:value-type="float">
            <text:p>0.149943322710555</text:p>
          </table:table-cell>
          <table:table-cell office:value-type="float" office:value="0.718727272727273" calcext:value-type="float">
            <text:p>0.718727272727273</text:p>
          </table:table-cell>
          <table:table-cell office:value-type="float" office:value="0.198068774324558" calcext:value-type="float">
            <text:p>0.1980687743245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185672711277789" calcext:value-type="float">
            <text:p>0.185672711277789</text:p>
          </table:table-cell>
          <table:table-cell office:value-type="float" office:value="0.708727272727273" calcext:value-type="float">
            <text:p>0.708727272727273</text:p>
          </table:table-cell>
          <table:table-cell office:value-type="float" office:value="0.188278657328891" calcext:value-type="float">
            <text:p>0.188278657328891</text:p>
          </table:table-cell>
          <table:table-cell office:value-type="float" office:value="0.744727272727273" calcext:value-type="float">
            <text:p>0.744727272727273</text:p>
          </table:table-cell>
          <table:table-cell office:value-type="float" office:value="0.170877732024261" calcext:value-type="float">
            <text:p>0.170877732024261</text:p>
          </table:table-cell>
          <table:table-cell office:value-type="float" office:value="0.718363636363636" calcext:value-type="float">
            <text:p>0.718363636363636</text:p>
          </table:table-cell>
          <table:table-cell office:value-type="float" office:value="0.188709054398753" calcext:value-type="float">
            <text:p>0.188709054398753</text:p>
          </table:table-cell>
          <table:table-cell office:value-type="float" office:value="0.712363636363636" calcext:value-type="float">
            <text:p>0.712363636363636</text:p>
          </table:table-cell>
          <table:table-cell office:value-type="float" office:value="0.187055809445556" calcext:value-type="float">
            <text:p>0.187055809445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79300058719906" calcext:value-type="float">
            <text:p>0.79300058719906</text:p>
          </table:table-cell>
          <table:table-cell office:value-type="float" office:value="0.0330984108816633" calcext:value-type="float">
            <text:p>0.0330984108816633</text:p>
          </table:table-cell>
          <table:table-cell office:value-type="float" office:value="0.760857310628303" calcext:value-type="float">
            <text:p>0.760857310628303</text:p>
          </table:table-cell>
          <table:table-cell office:value-type="float" office:value="0.0293197898450793" calcext:value-type="float">
            <text:p>0.0293197898450793</text:p>
          </table:table-cell>
          <table:table-cell office:value-type="float" office:value="0.795267175572519" calcext:value-type="float">
            <text:p>0.795267175572519</text:p>
          </table:table-cell>
          <table:table-cell office:value-type="float" office:value="0.0295993398604478" calcext:value-type="float">
            <text:p>0.0295993398604478</text:p>
          </table:table-cell>
          <table:table-cell office:value-type="float" office:value="0.80062243100411" calcext:value-type="float">
            <text:p>0.80062243100411</text:p>
          </table:table-cell>
          <table:table-cell office:value-type="float" office:value="0.0299082642364083" calcext:value-type="float">
            <text:p>0.0299082642364083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6961323708573" calcext:value-type="float">
            <text:p>0.026961323708573</text:p>
          </table:table-cell>
          <table:table-cell office:value-type="float" office:value="0.792935995302408" calcext:value-type="float">
            <text:p>0.792935995302408</text:p>
          </table:table-cell>
          <table:table-cell office:value-type="float" office:value="0.0321813425894277" calcext:value-type="float">
            <text:p>0.0321813425894277</text:p>
          </table:table-cell>
          <table:table-cell office:value-type="float" office:value="0.788361714621257" calcext:value-type="float">
            <text:p>0.788361714621257</text:p>
          </table:table-cell>
          <table:table-cell office:value-type="float" office:value="0.0320117007147378" calcext:value-type="float">
            <text:p>0.0320117007147378</text:p>
          </table:table-cell>
          <table:table-cell office:value-type="float" office:value="0.802143276570757" calcext:value-type="float">
            <text:p>0.802143276570757</text:p>
          </table:table-cell>
          <table:table-cell office:value-type="float" office:value="0.0354947814234792" calcext:value-type="float">
            <text:p>0.035494781423479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24136458054195" calcext:value-type="float">
            <text:p>0.0324136458054195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341304561947415" calcext:value-type="float">
            <text:p>0.0341304561947415</text:p>
          </table:table-cell>
          <table:table-cell office:value-type="float" office:value="0.795255431591309" calcext:value-type="float">
            <text:p>0.795255431591309</text:p>
          </table:table-cell>
          <table:table-cell office:value-type="float" office:value="0.0307623668967331" calcext:value-type="float">
            <text:p>0.0307623668967331</text:p>
          </table:table-cell>
          <table:table-cell office:value-type="float" office:value="0.797557251908397" calcext:value-type="float">
            <text:p>0.797557251908397</text:p>
          </table:table-cell>
          <table:table-cell office:value-type="float" office:value="0.0396110556975999" calcext:value-type="float">
            <text:p>0.0396110556975999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234048252997358" calcext:value-type="float">
            <text:p>0.0234048252997358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317476303864051" calcext:value-type="float">
            <text:p>0.0317476303864051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26072646604748" calcext:value-type="float">
            <text:p>0.0226072646604748</text:p>
          </table:table-cell>
          <table:table-cell office:value-type="float" office:value="0.789130945390487" calcext:value-type="float">
            <text:p>0.789130945390487</text:p>
          </table:table-cell>
          <table:table-cell office:value-type="float" office:value="0.0323938378987534" calcext:value-type="float">
            <text:p>0.03239383789875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797580739870816" calcext:value-type="float">
            <text:p>0.797580739870816</text:p>
          </table:table-cell>
          <table:table-cell office:value-type="float" office:value="0.0411083407866422" calcext:value-type="float">
            <text:p>0.0411083407866422</text:p>
          </table:table-cell>
          <table:table-cell office:value-type="float" office:value="0.767745155607751" calcext:value-type="float">
            <text:p>0.767745155607751</text:p>
          </table:table-cell>
          <table:table-cell office:value-type="float" office:value="0.034117383308578" calcext:value-type="float">
            <text:p>0.034117383308578</text:p>
          </table:table-cell>
          <table:table-cell office:value-type="float" office:value="0.799078097475044" calcext:value-type="float">
            <text:p>0.799078097475044</text:p>
          </table:table-cell>
          <table:table-cell office:value-type="float" office:value="0.0249869135139288" calcext:value-type="float">
            <text:p>0.0249869135139288</text:p>
          </table:table-cell>
          <table:table-cell office:value-type="float" office:value="0.812066940692895" calcext:value-type="float">
            <text:p>0.812066940692895</text:p>
          </table:table-cell>
          <table:table-cell office:value-type="float" office:value="0.0297380398932903" calcext:value-type="float">
            <text:p>0.0297380398932903</text:p>
          </table:table-cell>
          <table:table-cell office:value-type="float" office:value="0.792207868467411" calcext:value-type="float">
            <text:p>0.792207868467411</text:p>
          </table:table-cell>
          <table:table-cell office:value-type="float" office:value="0.0302740971587408" calcext:value-type="float">
            <text:p>0.0302740971587408</text:p>
          </table:table-cell>
          <table:table-cell office:value-type="float" office:value="0.794462712859659" calcext:value-type="float">
            <text:p>0.794462712859659</text:p>
          </table:table-cell>
          <table:table-cell office:value-type="float" office:value="0.0325913293899632" calcext:value-type="float">
            <text:p>0.0325913293899632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307808387103387" calcext:value-type="float">
            <text:p>0.0307808387103387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308704892194119" calcext:value-type="float">
            <text:p>0.0308704892194119</text:p>
          </table:table-cell>
          <table:table-cell office:value-type="float" office:value="0.792190252495596" calcext:value-type="float">
            <text:p>0.792190252495596</text:p>
          </table:table-cell>
          <table:table-cell office:value-type="float" office:value="0.0279829087792178" calcext:value-type="float">
            <text:p>0.0279829087792178</text:p>
          </table:table-cell>
          <table:table-cell office:value-type="float" office:value="0.789119201409278" calcext:value-type="float">
            <text:p>0.789119201409278</text:p>
          </table:table-cell>
          <table:table-cell office:value-type="float" office:value="0.0355505919293358" calcext:value-type="float">
            <text:p>0.0355505919293358</text:p>
          </table:table-cell>
          <table:table-cell office:value-type="float" office:value="0.802906635349384" calcext:value-type="float">
            <text:p>0.802906635349384</text:p>
          </table:table-cell>
          <table:table-cell office:value-type="float" office:value="0.0336922571164783" calcext:value-type="float">
            <text:p>0.0336922571164783</text:p>
          </table:table-cell>
          <table:table-cell office:value-type="float" office:value="0.798314738696418" calcext:value-type="float">
            <text:p>0.798314738696418</text:p>
          </table:table-cell>
          <table:table-cell office:value-type="float" office:value="0.0297490244578247" calcext:value-type="float">
            <text:p>0.0297490244578247</text:p>
          </table:table-cell>
          <table:table-cell office:value-type="float" office:value="0.794497944803288" calcext:value-type="float">
            <text:p>0.794497944803288</text:p>
          </table:table-cell>
          <table:table-cell office:value-type="float" office:value="0.0245359604828334" calcext:value-type="float">
            <text:p>0.0245359604828334</text:p>
          </table:table-cell>
          <table:table-cell office:value-type="float" office:value="0.796764533176747" calcext:value-type="float">
            <text:p>0.796764533176747</text:p>
          </table:table-cell>
          <table:table-cell office:value-type="float" office:value="0.0334244659722555" calcext:value-type="float">
            <text:p>0.0334244659722555</text:p>
          </table:table-cell>
          <table:table-cell office:value-type="float" office:value="0.7952436876101" calcext:value-type="float">
            <text:p>0.7952436876101</text:p>
          </table:table-cell>
          <table:table-cell office:value-type="float" office:value="0.0314869279733566" calcext:value-type="float">
            <text:p>0.0314869279733566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255987064092012" calcext:value-type="float">
            <text:p>0.0255987064092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798332354668233" calcext:value-type="float">
            <text:p>0.798332354668233</text:p>
          </table:table-cell>
          <table:table-cell office:value-type="float" office:value="0.0387190509559259" calcext:value-type="float">
            <text:p>0.0387190509559259</text:p>
          </table:table-cell>
          <table:table-cell office:value-type="float" office:value="0.763165002935995" calcext:value-type="float">
            <text:p>0.763165002935995</text:p>
          </table:table-cell>
          <table:table-cell office:value-type="float" office:value="0.0300074749667492" calcext:value-type="float">
            <text:p>0.0300074749667492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289394093429583" calcext:value-type="float">
            <text:p>0.0289394093429583</text:p>
          </table:table-cell>
          <table:table-cell office:value-type="float" office:value="0.808220786846741" calcext:value-type="float">
            <text:p>0.808220786846741</text:p>
          </table:table-cell>
          <table:table-cell office:value-type="float" office:value="0.0295876859766926" calcext:value-type="float">
            <text:p>0.0295876859766926</text:p>
          </table:table-cell>
          <table:table-cell office:value-type="float" office:value="0.785331767469172" calcext:value-type="float">
            <text:p>0.785331767469172</text:p>
          </table:table-cell>
          <table:table-cell office:value-type="float" office:value="0.0277457172557237" calcext:value-type="float">
            <text:p>0.0277457172557237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202239564849928" calcext:value-type="float">
            <text:p>0.0202239564849928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308194652577643" calcext:value-type="float">
            <text:p>0.0308194652577643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300647505470221" calcext:value-type="float">
            <text:p>0.0300647505470221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2178650986618" calcext:value-type="float">
            <text:p>0.0252178650986618</text:p>
          </table:table-cell>
          <table:table-cell office:value-type="float" office:value="0.791409277745156" calcext:value-type="float">
            <text:p>0.791409277745156</text:p>
          </table:table-cell>
          <table:table-cell office:value-type="float" office:value="0.0336659434784018" calcext:value-type="float">
            <text:p>0.0336659434784018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303496788126751" calcext:value-type="float">
            <text:p>0.0303496788126751</text:p>
          </table:table-cell>
          <table:table-cell office:value-type="float" office:value="0.799835584263065" calcext:value-type="float">
            <text:p>0.799835584263065</text:p>
          </table:table-cell>
          <table:table-cell office:value-type="float" office:value="0.0267378011388784" calcext:value-type="float">
            <text:p>0.026737801138878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285488597209511" calcext:value-type="float">
            <text:p>0.0285488597209511</text:p>
          </table:table-cell>
          <table:table-cell office:value-type="float" office:value="0.800587199060482" calcext:value-type="float">
            <text:p>0.800587199060482</text:p>
          </table:table-cell>
          <table:table-cell office:value-type="float" office:value="0.0279606520444828" calcext:value-type="float">
            <text:p>0.0279606520444828</text:p>
          </table:table-cell>
          <table:table-cell office:value-type="float" office:value="0.7952436876101" calcext:value-type="float">
            <text:p>0.7952436876101</text:p>
          </table:table-cell>
          <table:table-cell office:value-type="float" office:value="0.0286894802130218" calcext:value-type="float">
            <text:p>0.0286894802130218</text:p>
          </table:table-cell>
          <table:table-cell office:value-type="float" office:value="0.795255431591309" calcext:value-type="float">
            <text:p>0.795255431591309</text:p>
          </table:table-cell>
          <table:table-cell office:value-type="float" office:value="0.0241607943539695" calcext:value-type="float">
            <text:p>0.0241607943539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80062243100411" calcext:value-type="float">
            <text:p>0.80062243100411</text:p>
          </table:table-cell>
          <table:table-cell office:value-type="float" office:value="0.0375829030662079" calcext:value-type="float">
            <text:p>0.0375829030662079</text:p>
          </table:table-cell>
          <table:table-cell office:value-type="float" office:value="0.765455079271873" calcext:value-type="float">
            <text:p>0.765455079271873</text:p>
          </table:table-cell>
          <table:table-cell office:value-type="float" office:value="0.0293808505259755" calcext:value-type="float">
            <text:p>0.0293808505259755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291807206214792" calcext:value-type="float">
            <text:p>0.0291807206214792</text:p>
          </table:table-cell>
          <table:table-cell office:value-type="float" office:value="0.808220786846741" calcext:value-type="float">
            <text:p>0.808220786846741</text:p>
          </table:table-cell>
          <table:table-cell office:value-type="float" office:value="0.0280140385010225" calcext:value-type="float">
            <text:p>0.0280140385010225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67409675628484" calcext:value-type="float">
            <text:p>0.026740967562848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200165212953503" calcext:value-type="float">
            <text:p>0.0200165212953503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295509647422422" calcext:value-type="float">
            <text:p>0.0295509647422422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315430305585967" calcext:value-type="float">
            <text:p>0.0315430305585967</text:p>
          </table:table-cell>
          <table:table-cell office:value-type="float" office:value="0.790657662947739" calcext:value-type="float">
            <text:p>0.790657662947739</text:p>
          </table:table-cell>
          <table:table-cell office:value-type="float" office:value="0.0274252688629513" calcext:value-type="float">
            <text:p>0.0274252688629513</text:p>
          </table:table-cell>
          <table:table-cell office:value-type="float" office:value="0.792947739283617" calcext:value-type="float">
            <text:p>0.792947739283617</text:p>
          </table:table-cell>
          <table:table-cell office:value-type="float" office:value="0.0316598320447283" calcext:value-type="float">
            <text:p>0.0316598320447283</text:p>
          </table:table-cell>
          <table:table-cell office:value-type="float" office:value="0.795255431591309" calcext:value-type="float">
            <text:p>0.795255431591309</text:p>
          </table:table-cell>
          <table:table-cell office:value-type="float" office:value="0.0283528018976202" calcext:value-type="float">
            <text:p>0.0283528018976202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273284577830639" calcext:value-type="float">
            <text:p>0.0273284577830639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310209661599451" calcext:value-type="float">
            <text:p>0.0310209661599451</text:p>
          </table:table-cell>
          <table:table-cell office:value-type="float" office:value="0.794480328831474" calcext:value-type="float">
            <text:p>0.794480328831474</text:p>
          </table:table-cell>
          <table:table-cell office:value-type="float" office:value="0.0272132257450609" calcext:value-type="float">
            <text:p>0.0272132257450609</text:p>
          </table:table-cell>
          <table:table-cell office:value-type="float" office:value="0.797551379917792" calcext:value-type="float">
            <text:p>0.797551379917792</text:p>
          </table:table-cell>
          <table:table-cell office:value-type="float" office:value="0.0245050870165197" calcext:value-type="float">
            <text:p>0.0245050870165197</text:p>
          </table:table-cell>
          <table:table-cell office:value-type="float" office:value="0.797533763945978" calcext:value-type="float">
            <text:p>0.797533763945978</text:p>
          </table:table-cell>
          <table:table-cell office:value-type="float" office:value="0.0246915478783077" calcext:value-type="float">
            <text:p>0.02469154787830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799864944216089" calcext:value-type="float">
            <text:p>0.799864944216089</text:p>
          </table:table-cell>
          <table:table-cell office:value-type="float" office:value="0.038965032524783" calcext:value-type="float">
            <text:p>0.038965032524783</text:p>
          </table:table-cell>
          <table:table-cell office:value-type="float" office:value="0.767745155607751" calcext:value-type="float">
            <text:p>0.767745155607751</text:p>
          </table:table-cell>
          <table:table-cell office:value-type="float" office:value="0.0346820359670265" calcext:value-type="float">
            <text:p>0.0346820359670265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310468086204661" calcext:value-type="float">
            <text:p>0.0310468086204661</text:p>
          </table:table-cell>
          <table:table-cell office:value-type="float" office:value="0.803640634174985" calcext:value-type="float">
            <text:p>0.803640634174985</text:p>
          </table:table-cell>
          <table:table-cell office:value-type="float" office:value="0.0309693928292275" calcext:value-type="float">
            <text:p>0.0309693928292275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67409675628484" calcext:value-type="float">
            <text:p>0.0267409675628484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19813053124919" calcext:value-type="float">
            <text:p>0.0219813053124919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328627060062" calcext:value-type="float">
            <text:p>0.024328627060062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260948815069678" calcext:value-type="float">
            <text:p>0.0260948815069678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277819562811106" calcext:value-type="float">
            <text:p>0.0277819562811106</text:p>
          </table:table-cell>
          <table:table-cell office:value-type="float" office:value="0.791409277745156" calcext:value-type="float">
            <text:p>0.791409277745156</text:p>
          </table:table-cell>
          <table:table-cell office:value-type="float" office:value="0.0318881235777504" calcext:value-type="float">
            <text:p>0.0318881235777504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298015263730293" calcext:value-type="float">
            <text:p>0.0298015263730293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214215604146363" calcext:value-type="float">
            <text:p>0.0214215604146363</text:p>
          </table:table-cell>
          <table:table-cell office:value-type="float" office:value="0.796782149148561" calcext:value-type="float">
            <text:p>0.796782149148561</text:p>
          </table:table-cell>
          <table:table-cell office:value-type="float" office:value="0.027292354265015" calcext:value-type="float">
            <text:p>0.027292354265015</text:p>
          </table:table-cell>
          <table:table-cell office:value-type="float" office:value="0.789900176159718" calcext:value-type="float">
            <text:p>0.789900176159718</text:p>
          </table:table-cell>
          <table:table-cell office:value-type="float" office:value="0.0251511980411489" calcext:value-type="float">
            <text:p>0.0251511980411489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50525795160861" calcext:value-type="float">
            <text:p>0.0250525795160861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50123894277316" calcext:value-type="float">
            <text:p>0.02501238942773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797880211391662" calcext:value-type="float">
            <text:p>0.797880211391662</text:p>
          </table:table-cell>
          <table:table-cell office:value-type="float" office:value="0.0378947476430445" calcext:value-type="float">
            <text:p>0.0378947476430445</text:p>
          </table:table-cell>
          <table:table-cell office:value-type="float" office:value="0.764993540810335" calcext:value-type="float">
            <text:p>0.764993540810335</text:p>
          </table:table-cell>
          <table:table-cell office:value-type="float" office:value="0.0315015069226817" calcext:value-type="float">
            <text:p>0.0315015069226817</text:p>
          </table:table-cell>
          <table:table-cell office:value-type="float" office:value="0.797852025836759" calcext:value-type="float">
            <text:p>0.797852025836759</text:p>
          </table:table-cell>
          <table:table-cell office:value-type="float" office:value="0.028750638391856" calcext:value-type="float">
            <text:p>0.028750638391856</text:p>
          </table:table-cell>
          <table:table-cell office:value-type="float" office:value="0.806554315913095" calcext:value-type="float">
            <text:p>0.806554315913095</text:p>
          </table:table-cell>
          <table:table-cell office:value-type="float" office:value="0.0296434842873282" calcext:value-type="float">
            <text:p>0.0296434842873282</text:p>
          </table:table-cell>
          <table:table-cell office:value-type="float" office:value="0.789760422783324" calcext:value-type="float">
            <text:p>0.789760422783324</text:p>
          </table:table-cell>
          <table:table-cell office:value-type="float" office:value="0.0276926146497469" calcext:value-type="float">
            <text:p>0.0276926146497469</text:p>
          </table:table-cell>
          <table:table-cell office:value-type="float" office:value="0.794629477392836" calcext:value-type="float">
            <text:p>0.794629477392836</text:p>
          </table:table-cell>
          <table:table-cell office:value-type="float" office:value="0.0253988910144452" calcext:value-type="float">
            <text:p>0.0253988910144452</text:p>
          </table:table-cell>
          <table:table-cell office:value-type="float" office:value="0.792651790957134" calcext:value-type="float">
            <text:p>0.792651790957134</text:p>
          </table:table-cell>
          <table:table-cell office:value-type="float" office:value="0.029498319297029" calcext:value-type="float">
            <text:p>0.029498319297029</text:p>
          </table:table-cell>
          <table:table-cell office:value-type="float" office:value="0.798002348796242" calcext:value-type="float">
            <text:p>0.798002348796242</text:p>
          </table:table-cell>
          <table:table-cell office:value-type="float" office:value="0.0308135866510955" calcext:value-type="float">
            <text:p>0.0308135866510955</text:p>
          </table:table-cell>
          <table:table-cell office:value-type="float" office:value="0.789900176159718" calcext:value-type="float">
            <text:p>0.789900176159718</text:p>
          </table:table-cell>
          <table:table-cell office:value-type="float" office:value="0.0281643289654722" calcext:value-type="float">
            <text:p>0.0281643289654722</text:p>
          </table:table-cell>
          <table:table-cell office:value-type="float" office:value="0.791261303581914" calcext:value-type="float">
            <text:p>0.791261303581914</text:p>
          </table:table-cell>
          <table:table-cell office:value-type="float" office:value="0.0333789894449916" calcext:value-type="float">
            <text:p>0.0333789894449916</text:p>
          </table:table-cell>
          <table:table-cell office:value-type="float" office:value="0.797091015854375" calcext:value-type="float">
            <text:p>0.797091015854375</text:p>
          </table:table-cell>
          <table:table-cell office:value-type="float" office:value="0.0305917262193072" calcext:value-type="float">
            <text:p>0.0305917262193072</text:p>
          </table:table-cell>
          <table:table-cell office:value-type="float" office:value="0.798769230769231" calcext:value-type="float">
            <text:p>0.798769230769231</text:p>
          </table:table-cell>
          <table:table-cell office:value-type="float" office:value="0.0289695798984006" calcext:value-type="float">
            <text:p>0.0289695798984006</text:p>
          </table:table-cell>
          <table:table-cell office:value-type="float" office:value="0.79556077510276" calcext:value-type="float">
            <text:p>0.79556077510276</text:p>
          </table:table-cell>
          <table:table-cell office:value-type="float" office:value="0.0269605931856961" calcext:value-type="float">
            <text:p>0.0269605931856961</text:p>
          </table:table-cell>
          <table:table-cell office:value-type="float" office:value="0.795547856723429" calcext:value-type="float">
            <text:p>0.795547856723429</text:p>
          </table:table-cell>
          <table:table-cell office:value-type="float" office:value="0.0290994344378706" calcext:value-type="float">
            <text:p>0.0290994344378706</text:p>
          </table:table-cell>
          <table:table-cell office:value-type="float" office:value="0.79509688784498" calcext:value-type="float">
            <text:p>0.79509688784498</text:p>
          </table:table-cell>
          <table:table-cell office:value-type="float" office:value="0.0264682678758918" calcext:value-type="float">
            <text:p>0.0264682678758918</text:p>
          </table:table-cell>
          <table:table-cell office:value-type="float" office:value="0.793108631826189" calcext:value-type="float">
            <text:p>0.793108631826189</text:p>
          </table:table-cell>
          <table:table-cell office:value-type="float" office:value="0.0263714551935927" calcext:value-type="float">
            <text:p>0.02637145519359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830118669488979" calcext:value-type="float">
            <text:p>0.083011866948897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748065683050584" calcext:value-type="float">
            <text:p>0.07480656830505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29282793884437" calcext:value-type="float">
            <text:p>0.0729282793884437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505933474449" calcext:value-type="float">
            <text:p>0.04150593347444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31143614418429" calcext:value-type="float">
            <text:p>0.0531143614418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62840215373008" calcext:value-type="float">
            <text:p>0.066284021537300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757282445662753" calcext:value-type="float">
            <text:p>0.075728244566275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0874833870922" calcext:value-type="float">
            <text:p>0.04808748338709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1449519306212" calcext:value-type="float">
            <text:p>0.043144951930621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05490721442716" calcext:value-type="float">
            <text:p>0.050549072144271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700164326713965" calcext:value-type="float">
            <text:p>0.070016432671396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830118669488979" calcext:value-type="float">
            <text:p>0.08301186694889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5110057985813" calcext:value-type="float">
            <text:p>0.045110057985813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761089822330597" calcext:value-type="float">
            <text:p>0.076108982233059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31577426046813" calcext:value-type="float">
            <text:p>0.063157742604681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57282445662752" calcext:value-type="float">
            <text:p>0.075728244566275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44968089276936" calcext:value-type="float">
            <text:p>0.07449680892769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31143614418428" calcext:value-type="float">
            <text:p>0.053114361441842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" calcext:value-type="float">
            <text:p>0.07205103470000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832899644345681" calcext:value-type="float">
            <text:p>0.083289964434568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3" calcext:value-type="float">
            <text:p>0.059771794020160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99739786607408" calcext:value-type="float">
            <text:p>0.0499739786607408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793079093100463" calcext:value-type="float">
            <text:p>0.07930790931004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3638252336619" calcext:value-type="float">
            <text:p>0.0736382523366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2051034700004" calcext:value-type="float">
            <text:p>0.0720510347000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41857561748831" calcext:value-type="float">
            <text:p>0.07418575617488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13252643087182" calcext:value-type="float">
            <text:p>0.071325264308718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812258064516129" calcext:value-type="float">
            <text:p>0.812258064516129</text:p>
          </table:table-cell>
          <table:table-cell office:value-type="float" office:value="0.0513808417415843" calcext:value-type="float">
            <text:p>0.0513808417415843</text:p>
          </table:table-cell>
          <table:table-cell office:value-type="float" office:value="0.843870967741936" calcext:value-type="float">
            <text:p>0.843870967741936</text:p>
          </table:table-cell>
          <table:table-cell office:value-type="float" office:value="0.0738603686587173" calcext:value-type="float">
            <text:p>0.07386036865871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1023186730851" calcext:value-type="float">
            <text:p>0.0561023186730851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625547989166387" calcext:value-type="float">
            <text:p>0.0625547989166387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698420526852776" calcext:value-type="float">
            <text:p>0.0698420526852776</text:p>
          </table:table-cell>
          <table:table-cell office:value-type="float" office:value="0.832903225806451" calcext:value-type="float">
            <text:p>0.832903225806451</text:p>
          </table:table-cell>
          <table:table-cell office:value-type="float" office:value="0.069055093478149" calcext:value-type="float">
            <text:p>0.069055093478149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551850752572184" calcext:value-type="float">
            <text:p>0.0551850752572184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721384408243114" calcext:value-type="float">
            <text:p>0.0721384408243114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572404923192552" calcext:value-type="float">
            <text:p>0.057240492319255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10105680496787" calcext:value-type="float">
            <text:p>0.0710105680496787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37225476582706" calcext:value-type="float">
            <text:p>0.0637225476582706</text:p>
          </table:table-cell>
          <table:table-cell office:value-type="float" office:value="0.827096774193548" calcext:value-type="float">
            <text:p>0.827096774193548</text:p>
          </table:table-cell>
          <table:table-cell office:value-type="float" office:value="0.0632052864607965" calcext:value-type="float">
            <text:p>0.0632052864607965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8031667161576" calcext:value-type="float">
            <text:p>0.068031667161576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656221732581895" calcext:value-type="float">
            <text:p>0.065622173258189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438667764944" calcext:value-type="float">
            <text:p>0.0585438667764944</text:p>
          </table:table-cell>
          <table:table-cell office:value-type="float" office:value="0.839354838709677" calcext:value-type="float">
            <text:p>0.839354838709677</text:p>
          </table:table-cell>
          <table:table-cell office:value-type="float" office:value="0.0581750782038321" calcext:value-type="float">
            <text:p>0.0581750782038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8997493734336" calcext:value-type="float">
            <text:p>0.948997493734336</text:p>
          </table:table-cell>
          <table:table-cell office:value-type="float" office:value="0.0325924300855944" calcext:value-type="float">
            <text:p>0.0325924300855944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50662243353185" calcext:value-type="float">
            <text:p>0.0250662243353185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38471177944862" calcext:value-type="float">
            <text:p>0.938471177944862</text:p>
          </table:table-cell>
          <table:table-cell office:value-type="float" office:value="0.0312611365379416" calcext:value-type="float">
            <text:p>0.0312611365379416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50662243353185" calcext:value-type="float">
            <text:p>0.025066224335318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82023564980638" calcext:value-type="float">
            <text:p>0.0182023564980638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07359939843512" calcext:value-type="float">
            <text:p>0.0307359939843512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88620580094733" calcext:value-type="float">
            <text:p>0.0288620580094733</text:p>
          </table:table-cell>
          <table:table-cell office:value-type="float" office:value="0.952474937343358" calcext:value-type="float">
            <text:p>0.952474937343358</text:p>
          </table:table-cell>
          <table:table-cell office:value-type="float" office:value="0.0289564573306536" calcext:value-type="float">
            <text:p>0.0289564573306536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237296032217763" calcext:value-type="float">
            <text:p>0.0237296032217763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307717371114931" calcext:value-type="float">
            <text:p>0.0307717371114931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53041279802745" calcext:value-type="float">
            <text:p>0.0353041279802745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251294883096481" calcext:value-type="float">
            <text:p>0.02512948830964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58704180964635" calcext:value-type="float">
            <text:p>0.0358704180964635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48115553991201" calcext:value-type="float">
            <text:p>0.024811555399120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321024007103382" calcext:value-type="float">
            <text:p>0.0321024007103382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89136433296943" calcext:value-type="float">
            <text:p>0.028913643329694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31628392691401" calcext:value-type="float">
            <text:p>0.0231628392691401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68114657145963" calcext:value-type="float">
            <text:p>0.0368114657145963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70112781954887" calcext:value-type="float">
            <text:p>0.970112781954887</text:p>
          </table:table-cell>
          <table:table-cell office:value-type="float" office:value="0.0219766179367909" calcext:value-type="float">
            <text:p>0.021976617936790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7243107769424" calcext:value-type="float">
            <text:p>0.947243107769424</text:p>
          </table:table-cell>
          <table:table-cell office:value-type="float" office:value="0.0351595020991372" calcext:value-type="float">
            <text:p>0.0351595020991372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62049122194659" calcext:value-type="float">
            <text:p>0.0262049122194659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89136433296943" calcext:value-type="float">
            <text:p>0.0289136433296943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22788311086349" calcext:value-type="float">
            <text:p>0.0322788311086349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42444007442778" calcext:value-type="float">
            <text:p>0.0342444007442778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18292073392957" calcext:value-type="float">
            <text:p>0.0318292073392957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1189629652825" calcext:value-type="float">
            <text:p>0.03118962965282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58704180964635" calcext:value-type="float">
            <text:p>0.0358704180964635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79810995913342" calcext:value-type="float">
            <text:p>0.027981099591334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39100673418896" calcext:value-type="float">
            <text:p>0.0339100673418896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12013753558713" calcext:value-type="float">
            <text:p>0.0312013753558713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51158800298011" calcext:value-type="float">
            <text:p>0.0251158800298011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345540790340281" calcext:value-type="float">
            <text:p>0.0345540790340281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84013494170423" calcext:value-type="float">
            <text:p>0.0284013494170423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39100673418896" calcext:value-type="float">
            <text:p>0.033910067341889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10424333801411" calcext:value-type="float">
            <text:p>0.031042433380141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7705625005673" calcext:value-type="float">
            <text:p>0.02770562500567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301360606753681" calcext:value-type="float">
            <text:p>0.030136060675368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93671679198" calcext:value-type="float">
            <text:p>0.9493671679198</text:p>
          </table:table-cell>
          <table:table-cell office:value-type="float" office:value="0.0348093694823373" calcext:value-type="float">
            <text:p>0.0348093694823373</text:p>
          </table:table-cell>
          <table:table-cell office:value-type="float" office:value="0.961334586466165" calcext:value-type="float">
            <text:p>0.961334586466165</text:p>
          </table:table-cell>
          <table:table-cell office:value-type="float" office:value="0.0259283607546629" calcext:value-type="float">
            <text:p>0.0259283607546629</text:p>
          </table:table-cell>
          <table:table-cell office:value-type="float" office:value="0.956754385964912" calcext:value-type="float">
            <text:p>0.956754385964912</text:p>
          </table:table-cell>
          <table:table-cell office:value-type="float" office:value="0.0269688335295472" calcext:value-type="float">
            <text:p>0.0269688335295472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1291349414541" calcext:value-type="float">
            <text:p>0.0301291349414541</text:p>
          </table:table-cell>
          <table:table-cell office:value-type="float" office:value="0.953233082706767" calcext:value-type="float">
            <text:p>0.953233082706767</text:p>
          </table:table-cell>
          <table:table-cell office:value-type="float" office:value="0.0315772354185854" calcext:value-type="float">
            <text:p>0.0315772354185854</text:p>
          </table:table-cell>
          <table:table-cell office:value-type="float" office:value="0.956040100250627" calcext:value-type="float">
            <text:p>0.956040100250627</text:p>
          </table:table-cell>
          <table:table-cell office:value-type="float" office:value="0.0281640874685428" calcext:value-type="float">
            <text:p>0.0281640874685428</text:p>
          </table:table-cell>
          <table:table-cell office:value-type="float" office:value="0.958502506265664" calcext:value-type="float">
            <text:p>0.958502506265664</text:p>
          </table:table-cell>
          <table:table-cell office:value-type="float" office:value="0.0227450695709894" calcext:value-type="float">
            <text:p>0.0227450695709894</text:p>
          </table:table-cell>
          <table:table-cell office:value-type="float" office:value="0.95218671679198" calcext:value-type="float">
            <text:p>0.95218671679198</text:p>
          </table:table-cell>
          <table:table-cell office:value-type="float" office:value="0.0314310935074025" calcext:value-type="float">
            <text:p>0.0314310935074025</text:p>
          </table:table-cell>
          <table:table-cell office:value-type="float" office:value="0.95780701754386" calcext:value-type="float">
            <text:p>0.95780701754386</text:p>
          </table:table-cell>
          <table:table-cell office:value-type="float" office:value="0.0269636443201827" calcext:value-type="float">
            <text:p>0.026963644320182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82613376040137" calcext:value-type="float">
            <text:p>0.0282613376040137</text:p>
          </table:table-cell>
          <table:table-cell office:value-type="float" office:value="0.960263157894737" calcext:value-type="float">
            <text:p>0.960263157894737</text:p>
          </table:table-cell>
          <table:table-cell office:value-type="float" office:value="0.0270989867464703" calcext:value-type="float">
            <text:p>0.0270989867464703</text:p>
          </table:table-cell>
          <table:table-cell office:value-type="float" office:value="0.958157894736842" calcext:value-type="float">
            <text:p>0.958157894736842</text:p>
          </table:table-cell>
          <table:table-cell office:value-type="float" office:value="0.0267885725609441" calcext:value-type="float">
            <text:p>0.0267885725609441</text:p>
          </table:table-cell>
          <table:table-cell office:value-type="float" office:value="0.959204260651629" calcext:value-type="float">
            <text:p>0.959204260651629</text:p>
          </table:table-cell>
          <table:table-cell office:value-type="float" office:value="0.0238254614174247" calcext:value-type="float">
            <text:p>0.0238254614174247</text:p>
          </table:table-cell>
          <table:table-cell office:value-type="float" office:value="0.964122807017544" calcext:value-type="float">
            <text:p>0.964122807017544</text:p>
          </table:table-cell>
          <table:table-cell office:value-type="float" office:value="0.0250162876698934" calcext:value-type="float">
            <text:p>0.0250162876698934</text:p>
          </table:table-cell>
          <table:table-cell office:value-type="float" office:value="0.959204260651629" calcext:value-type="float">
            <text:p>0.959204260651629</text:p>
          </table:table-cell>
          <table:table-cell office:value-type="float" office:value="0.0263615674550347" calcext:value-type="float">
            <text:p>0.0263615674550347</text:p>
          </table:table-cell>
          <table:table-cell office:value-type="float" office:value="0.960614035087719" calcext:value-type="float">
            <text:p>0.960614035087719</text:p>
          </table:table-cell>
          <table:table-cell office:value-type="float" office:value="0.0251329699574533" calcext:value-type="float">
            <text:p>0.0251329699574533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-0.0288399259773305" calcext:value-type="float">
            <text:p>-0.0288399259773305</text:p>
          </table:table-cell>
          <table:table-cell office:value-type="float" office:value="0.00150936849410133" calcext:value-type="float">
            <text:p>0.00150936849410133</text:p>
          </table:table-cell>
          <table:table-cell office:value-type="float" office:value="0.00833911635438356" calcext:value-type="float">
            <text:p>0.00833911635438356</text:p>
          </table:table-cell>
          <table:table-cell office:value-type="float" office:value="0.00226694425167706" calcext:value-type="float">
            <text:p>0.00226694425167706</text:p>
          </table:table-cell>
          <table:table-cell office:value-type="float" office:value="0.0144170714781402" calcext:value-type="float">
            <text:p>0.0144170714781402</text:p>
          </table:table-cell>
          <table:table-cell office:value-type="float" office:value="0.00608373814480689" calcext:value-type="float">
            <text:p>0.00608373814480689</text:p>
          </table:table-cell>
          <table:table-cell office:value-type="float" office:value="0.00754684247050663" calcext:value-type="float">
            <text:p>0.00754684247050663</text:p>
          </table:table-cell>
          <table:table-cell office:value-type="float" office:value="-0.00151515151515147" calcext:value-type="float">
            <text:p>-0.00151515151515147</text:p>
          </table:table-cell>
          <table:table-cell office:value-type="float" office:value="0.0136479296784641" calcext:value-type="float">
            <text:p>0.0136479296784641</text:p>
          </table:table-cell>
          <table:table-cell office:value-type="float" office:value="0.0144055054360398" calcext:value-type="float">
            <text:p>0.0144055054360398</text:p>
          </table:table-cell>
          <table:table-cell office:value-type="float" office:value="-0.00378209576682853" calcext:value-type="float">
            <text:p>-0.00378209576682853</text:p>
          </table:table-cell>
          <table:table-cell office:value-type="float" office:value="0.0242539902845246" calcext:value-type="float">
            <text:p>0.0242539902845246</text:p>
          </table:table-cell>
          <table:table-cell office:value-type="float" office:value="0.00532037936618091" calcext:value-type="float">
            <text:p>0.00532037936618091</text:p>
          </table:table-cell>
          <table:table-cell office:value-type="float" office:value="0.0121385611843627" calcext:value-type="float">
            <text:p>0.0121385611843627</text:p>
          </table:table-cell>
          <table:table-cell office:value-type="float" office:value="0.00755840851260703" calcext:value-type="float">
            <text:p>0.00755840851260703</text:p>
          </table:table-cell>
          <table:table-cell office:value-type="float" office:value="0.0136479296784641" calcext:value-type="float">
            <text:p>0.0136479296784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-0.038676844783715" calcext:value-type="float">
            <text:p>-0.038676844783715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0.00149201943095079" calcext:value-type="float">
            <text:p>0.00149201943095079</text:p>
          </table:table-cell>
          <table:table-cell office:value-type="float" office:value="-0.00381101087207958" calcext:value-type="float">
            <text:p>-0.00381101087207958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-0.000740226694425084" calcext:value-type="float">
            <text:p>-0.000740226694425084</text:p>
          </table:table-cell>
          <table:table-cell office:value-type="float" office:value="0.00299560490400175" calcext:value-type="float">
            <text:p>0.00299560490400175</text:p>
          </table:table-cell>
          <table:table-cell office:value-type="float" office:value="-0.00836803145963449" calcext:value-type="float">
            <text:p>-0.00836803145963449</text:p>
          </table:table-cell>
          <table:table-cell office:value-type="float" office:value="-0.0000289151052510483" calcext:value-type="float">
            <text:p>-2.89151052510483E-05</text:p>
          </table:table-cell>
          <table:table-cell office:value-type="float" office:value="0.000717094610224289" calcext:value-type="float">
            <text:p>0.000717094610224289</text:p>
          </table:table-cell>
          <table:table-cell office:value-type="float" office:value="-0.00529724728198011" calcext:value-type="float">
            <text:p>-0.00529724728198011</text:p>
          </table:table-cell>
          <table:table-cell office:value-type="float" office:value="-0.00229007633587786" calcext:value-type="float">
            <text:p>-0.00229007633587786</text:p>
          </table:table-cell>
          <table:table-cell office:value-type="float" office:value="-0.00608952116585704" calcext:value-type="float">
            <text:p>-0.00608952116585704</text:p>
          </table:table-cell>
          <table:table-cell office:value-type="float" office:value="-0.00988896599583622" calcext:value-type="float">
            <text:p>-0.00988896599583622</text:p>
          </table:table-cell>
          <table:table-cell office:value-type="float" office:value="0.00148623640990053" calcext:value-type="float">
            <text:p>0.00148623640990053</text:p>
          </table:table-cell>
          <table:table-cell office:value-type="float" office:value="0.00150358547305118" calcext:value-type="float">
            <text:p>0.00150358547305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-0.0401919962988665" calcext:value-type="float">
            <text:p>-0.0401919962988665</text:p>
          </table:table-cell>
          <table:table-cell office:value-type="float" office:value="-0.000757575757575846" calcext:value-type="float">
            <text:p>-0.000757575757575846</text:p>
          </table:table-cell>
          <table:table-cell office:value-type="float" office:value="-0.00381101087207958" calcext:value-type="float">
            <text:p>-0.00381101087207958</text:p>
          </table:table-cell>
          <table:table-cell office:value-type="float" office:value="0.00453388850335412" calcext:value-type="float">
            <text:p>0.00453388850335412</text:p>
          </table:table-cell>
          <table:table-cell office:value-type="float" office:value="0.00530303030303037" calcext:value-type="float">
            <text:p>0.00530303030303037</text:p>
          </table:table-cell>
          <table:table-cell office:value-type="float" office:value="0.010617626648161" calcext:value-type="float">
            <text:p>0.010617626648161</text:p>
          </table:table-cell>
          <table:table-cell office:value-type="float" office:value="0.00907934304880864" calcext:value-type="float">
            <text:p>0.00907934304880864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0.00679504973398104" calcext:value-type="float">
            <text:p>0.00679504973398104</text:p>
          </table:table-cell>
          <table:table-cell office:value-type="float" office:value="0.00452810548230398" calcext:value-type="float">
            <text:p>0.00452810548230398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0.00379366180892893" calcext:value-type="float">
            <text:p>0.00379366180892893</text:p>
          </table:table-cell>
          <table:table-cell office:value-type="float" office:value="0.0060490400185057" calcext:value-type="float">
            <text:p>0.0060490400185057</text:p>
          </table:table-cell>
          <table:table-cell office:value-type="float" office:value="0.000746009715475338" calcext:value-type="float">
            <text:p>0.000746009715475338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00756419153365706" calcext:value-type="float">
            <text:p>0.00756419153365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-0.037913486005089" calcext:value-type="float">
            <text:p>-0.037913486005089</text:p>
          </table:table-cell>
          <table:table-cell office:value-type="float" office:value="-0.00301873698820254" calcext:value-type="float">
            <text:p>-0.00301873698820254</text:p>
          </table:table-cell>
          <table:table-cell office:value-type="float" office:value="-0.00759310663890811" calcext:value-type="float">
            <text:p>-0.00759310663890811</text:p>
          </table:table-cell>
          <table:table-cell office:value-type="float" office:value="-0.00378787878787867" calcext:value-type="float">
            <text:p>-0.00378787878787867</text:p>
          </table:table-cell>
          <table:table-cell office:value-type="float" office:value="-0.00150936849410122" calcext:value-type="float">
            <text:p>-0.00150936849410122</text:p>
          </table:table-cell>
          <table:table-cell office:value-type="float" office:value="-0.00303608605135319" calcext:value-type="float">
            <text:p>-0.00303608605135319</text:p>
          </table:table-cell>
          <table:table-cell office:value-type="float" office:value="-0.00152093453620161" calcext:value-type="float">
            <text:p>-0.00152093453620161</text:p>
          </table:table-cell>
          <table:table-cell office:value-type="float" office:value="-0.00531459634513065" calcext:value-type="float">
            <text:p>-0.00531459634513065</text:p>
          </table:table-cell>
          <table:table-cell office:value-type="float" office:value="0.00680083275503129" calcext:value-type="float">
            <text:p>0.00680083275503129</text:p>
          </table:table-cell>
          <table:table-cell office:value-type="float" office:value="-0.00455702058755492" calcext:value-type="float">
            <text:p>-0.00455702058755492</text:p>
          </table:table-cell>
          <table:table-cell office:value-type="float" office:value="-0.00833911635438345" calcext:value-type="float">
            <text:p>-0.00833911635438345</text:p>
          </table:table-cell>
          <table:table-cell office:value-type="float" office:value="0.00226116123062692" calcext:value-type="float">
            <text:p>0.00226116123062692</text:p>
          </table:table-cell>
          <table:table-cell office:value-type="float" office:value="0.00757575757575768" calcext:value-type="float">
            <text:p>0.00757575757575768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0.00530881332408062" calcext:value-type="float">
            <text:p>0.00530881332408062</text:p>
          </table:table-cell>
          <table:table-cell office:value-type="float" office:value="-0.00455123756650466" calcext:value-type="float">
            <text:p>-0.004551237566504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-0.0424705065926441" calcext:value-type="float">
            <text:p>-0.0424705065926441</text:p>
          </table:table-cell>
          <table:table-cell office:value-type="float" office:value="0.00152671755725187" calcext:value-type="float">
            <text:p>0.00152671755725187</text:p>
          </table:table-cell>
          <table:table-cell office:value-type="float" office:value="-0.00456858662965542" calcext:value-type="float">
            <text:p>-0.00456858662965542</text:p>
          </table:table-cell>
          <table:table-cell office:value-type="float" office:value="0.00681239879713147" calcext:value-type="float">
            <text:p>0.00681239879713147</text:p>
          </table:table-cell>
          <table:table-cell office:value-type="float" office:value="-0.00000578302105025408" calcext:value-type="float">
            <text:p>-5.78302105025408E-06</text:p>
          </table:table-cell>
          <table:table-cell office:value-type="float" office:value="0.000746009715475338" calcext:value-type="float">
            <text:p>0.000746009715475338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0.000746009715475338" calcext:value-type="float">
            <text:p>0.000746009715475338</text:p>
          </table:table-cell>
          <table:table-cell office:value-type="float" office:value="0.00529724728198011" calcext:value-type="float">
            <text:p>0.00529724728198011</text:p>
          </table:table-cell>
          <table:table-cell office:value-type="float" office:value="0.000740226694425084" calcext:value-type="float">
            <text:p>0.000740226694425084</text:p>
          </table:table-cell>
          <table:table-cell office:value-type="float" office:value="-0.00682396483923209" calcext:value-type="float">
            <text:p>-0.00682396483923209</text:p>
          </table:table-cell>
          <table:table-cell office:value-type="float" office:value="0.00529146426092986" calcext:value-type="float">
            <text:p>0.00529146426092986</text:p>
          </table:table-cell>
          <table:table-cell office:value-type="float" office:value="0.00682396483923187" calcext:value-type="float">
            <text:p>0.00682396483923187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0.00379366180892893" calcext:value-type="float">
            <text:p>0.00379366180892893</text:p>
          </table:table-cell>
          <table:table-cell office:value-type="float" office:value="-0.000769141799676243" calcext:value-type="float">
            <text:p>-0.0007691417996762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-0.037618551931529" calcext:value-type="float">
            <text:p>-0.037618551931529</text:p>
          </table:table-cell>
          <table:table-cell office:value-type="float" office:value="-0.000303030303030249" calcext:value-type="float">
            <text:p>-0.000303030303030249</text:p>
          </table:table-cell>
          <table:table-cell office:value-type="float" office:value="-0.00122831367106169" calcext:value-type="float">
            <text:p>-0.00122831367106169</text:p>
          </table:table-cell>
          <table:table-cell office:value-type="float" office:value="0.00120286837844097" calcext:value-type="float">
            <text:p>0.00120286837844097</text:p>
          </table:table-cell>
          <table:table-cell office:value-type="float" office:value="0.00333564654175356" calcext:value-type="float">
            <text:p>0.00333564654175356</text:p>
          </table:table-cell>
          <table:table-cell office:value-type="float" office:value="0.00273421235253313" calcext:value-type="float">
            <text:p>0.00273421235253313</text:p>
          </table:table-cell>
          <table:table-cell office:value-type="float" office:value="0.0042262317834838" calcext:value-type="float">
            <text:p>0.0042262317834838</text:p>
          </table:table-cell>
          <table:table-cell office:value-type="float" office:value="-0.00304533888503344" calcext:value-type="float">
            <text:p>-0.00304533888503344</text:p>
          </table:table-cell>
          <table:table-cell office:value-type="float" office:value="0.00650242886884112" calcext:value-type="float">
            <text:p>0.00650242886884112</text:p>
          </table:table-cell>
          <table:table-cell office:value-type="float" office:value="0.00316678232708778" calcext:value-type="float">
            <text:p>0.00316678232708778</text:p>
          </table:table-cell>
          <table:table-cell office:value-type="float" office:value="-0.00500346981263" calcext:value-type="float">
            <text:p>-0.00500346981263</text:p>
          </table:table-cell>
          <table:table-cell office:value-type="float" office:value="0.00666204024982664" calcext:value-type="float">
            <text:p>0.00666204024982664</text:p>
          </table:table-cell>
          <table:table-cell office:value-type="float" office:value="0.00393592412676391" calcext:value-type="float">
            <text:p>0.00393592412676391</text:p>
          </table:table-cell>
          <table:table-cell office:value-type="float" office:value="0.000593337959750251" calcext:value-type="float">
            <text:p>0.000593337959750251</text:p>
          </table:table-cell>
          <table:table-cell office:value-type="float" office:value="0.00590215128383076" calcext:value-type="float">
            <text:p>0.00590215128383076</text:p>
          </table:table-cell>
          <table:table-cell office:value-type="float" office:value="0.00347906546379839" calcext:value-type="float">
            <text:p>0.00347906546379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0.0033832709113607" calcext:value-type="float">
            <text:p>0.0033832709113607</text:p>
          </table:table-cell>
          <table:table-cell office:value-type="float" office:value="-0.0256304619225968" calcext:value-type="float">
            <text:p>-0.0256304619225968</text:p>
          </table:table-cell>
          <table:table-cell office:value-type="float" office:value="0.00672908863920096" calcext:value-type="float">
            <text:p>0.00672908863920096</text:p>
          </table:table-cell>
          <table:table-cell office:value-type="float" office:value="-0.00118601747815228" calcext:value-type="float">
            <text:p>-0.00118601747815228</text:p>
          </table:table-cell>
          <table:table-cell office:value-type="float" office:value="0.0146566791510612" calcext:value-type="float">
            <text:p>0.0146566791510612</text:p>
          </table:table-cell>
          <table:table-cell office:value-type="float" office:value="-0.0089513108614232" calcext:value-type="float">
            <text:p>-0.0089513108614232</text:p>
          </table:table-cell>
          <table:table-cell office:value-type="float" office:value="0.00347066167290888" calcext:value-type="float">
            <text:p>0.00347066167290888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-0.00104868913857681" calcext:value-type="float">
            <text:p>-0.00104868913857681</text:p>
          </table:table-cell>
          <table:table-cell office:value-type="float" office:value="0.00454431960049939" calcext:value-type="float">
            <text:p>0.00454431960049939</text:p>
          </table:table-cell>
          <table:table-cell office:value-type="float" office:value="0.0202372034956304" calcext:value-type="float">
            <text:p>0.0202372034956304</text:p>
          </table:table-cell>
          <table:table-cell office:value-type="float" office:value="0.00569288389513101" calcext:value-type="float">
            <text:p>0.00569288389513101</text:p>
          </table:table-cell>
          <table:table-cell office:value-type="float" office:value="0.00454431960049939" calcext:value-type="float">
            <text:p>0.00454431960049939</text:p>
          </table:table-cell>
          <table:table-cell office:value-type="float" office:value="0.0191136079900125" calcext:value-type="float">
            <text:p>0.0191136079900125</text:p>
          </table:table-cell>
          <table:table-cell office:value-type="float" office:value="0.00676654182272152" calcext:value-type="float">
            <text:p>0.00676654182272152</text:p>
          </table:table-cell>
          <table:table-cell office:value-type="float" office:value="-0.0112484394506867" calcext:value-type="float">
            <text:p>-0.01124843945068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-0.0179151061173534" calcext:value-type="float">
            <text:p>-0.0179151061173534</text:p>
          </table:table-cell>
          <table:table-cell office:value-type="float" office:value="-0.0290511860174781" calcext:value-type="float">
            <text:p>-0.0290511860174781</text:p>
          </table:table-cell>
          <table:table-cell office:value-type="float" office:value="0.00454431960049939" calcext:value-type="float">
            <text:p>0.00454431960049939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0.00449438202247188" calcext:value-type="float">
            <text:p>0.00449438202247188</text:p>
          </table:table-cell>
          <table:table-cell office:value-type="float" office:value="-0.00670411985018726" calcext:value-type="float">
            <text:p>-0.00670411985018726</text:p>
          </table:table-cell>
          <table:table-cell office:value-type="float" office:value="0.00448189762796503" calcext:value-type="float">
            <text:p>0.00448189762796503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-0.00222222222222224" calcext:value-type="float">
            <text:p>-0.00222222222222224</text:p>
          </table:table-cell>
          <table:table-cell table:number-columns-repeated="2" office:value-type="float" office:value="0.00897627965043701" calcext:value-type="float">
            <text:p>0.00897627965043701</text:p>
          </table:table-cell>
          <table:table-cell office:value-type="float" office:value="-0.00338327091136081" calcext:value-type="float">
            <text:p>-0.00338327091136081</text:p>
          </table:table-cell>
          <table:table-cell office:value-type="float" office:value="0.0000249687890137018" calcext:value-type="float">
            <text:p>2.49687890137018E-05</text:p>
          </table:table-cell>
          <table:table-cell office:value-type="float" office:value="0.00116104868913858" calcext:value-type="float">
            <text:p>0.00116104868913858</text:p>
          </table:table-cell>
          <table:table-cell office:value-type="float" office:value="0.00107365792759051" calcext:value-type="float">
            <text:p>0.00107365792759051</text:p>
          </table:table-cell>
          <table:table-cell office:value-type="float" office:value="-0.00111111111111106" calcext:value-type="float">
            <text:p>-0.00111111111111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-0.017852684144819" calcext:value-type="float">
            <text:p>-0.017852684144819</text:p>
          </table:table-cell>
          <table:table-cell office:value-type="float" office:value="-0.0245568039950061" calcext:value-type="float">
            <text:p>-0.0245568039950061</text:p>
          </table:table-cell>
          <table:table-cell office:value-type="float" office:value="0.0201622971285893" calcext:value-type="float">
            <text:p>0.0201622971285893</text:p>
          </table:table-cell>
          <table:table-cell office:value-type="float" office:value="0.00672908863920108" calcext:value-type="float">
            <text:p>0.00672908863920108</text:p>
          </table:table-cell>
          <table:table-cell office:value-type="float" office:value="0.00898876404494386" calcext:value-type="float">
            <text:p>0.00898876404494386</text:p>
          </table:table-cell>
          <table:table-cell office:value-type="float" office:value="0.0101248439450687" calcext:value-type="float">
            <text:p>0.0101248439450687</text:p>
          </table:table-cell>
          <table:table-cell office:value-type="float" office:value="0.00227215980024975" calcext:value-type="float">
            <text:p>0.00227215980024975</text:p>
          </table:table-cell>
          <table:table-cell office:value-type="float" office:value="-0.0100124843945069" calcext:value-type="float">
            <text:p>-0.0100124843945069</text:p>
          </table:table-cell>
          <table:table-cell office:value-type="float" office:value="0.00901373283395757" calcext:value-type="float">
            <text:p>0.00901373283395757</text:p>
          </table:table-cell>
          <table:table-cell office:value-type="float" office:value="0.00114856429463173" calcext:value-type="float">
            <text:p>0.00114856429463173</text:p>
          </table:table-cell>
          <table:table-cell office:value-type="float" office:value="0.0157553058676655" calcext:value-type="float">
            <text:p>0.0157553058676655</text:p>
          </table:table-cell>
          <table:table-cell office:value-type="float" office:value="0.0000124843945069619" calcext:value-type="float">
            <text:p>1.24843945069619E-05</text:p>
          </table:table-cell>
          <table:table-cell table:number-columns-repeated="2" office:value-type="float" office:value="-0.00334581772784015" calcext:value-type="float">
            <text:p>-0.00334581772784015</text:p>
          </table:table-cell>
          <table:table-cell office:value-type="float" office:value="-0.0000249687890137018" calcext:value-type="float">
            <text:p>-2.49687890137018E-05</text:p>
          </table:table-cell>
          <table:table-cell office:value-type="float" office:value="-0.00225967540574279" calcext:value-type="float">
            <text:p>-0.00225967540574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-0.021223470661673" calcext:value-type="float">
            <text:p>-0.021223470661673</text:p>
          </table:table-cell>
          <table:table-cell office:value-type="float" office:value="-0.0323970037453184" calcext:value-type="float">
            <text:p>-0.0323970037453184</text:p>
          </table:table-cell>
          <table:table-cell office:value-type="float" office:value="0.0146317103620475" calcext:value-type="float">
            <text:p>0.0146317103620475</text:p>
          </table:table-cell>
          <table:table-cell office:value-type="float" office:value="-0.00222222222222224" calcext:value-type="float">
            <text:p>-0.00222222222222224</text:p>
          </table:table-cell>
          <table:table-cell office:value-type="float" office:value="0.0089762796504369" calcext:value-type="float">
            <text:p>0.0089762796504369</text:p>
          </table:table-cell>
          <table:table-cell office:value-type="float" office:value="0.0157178526841447" calcext:value-type="float">
            <text:p>0.0157178526841447</text:p>
          </table:table-cell>
          <table:table-cell office:value-type="float" office:value="0.0000249687890137018" calcext:value-type="float">
            <text:p>2.49687890137018E-05</text:p>
          </table:table-cell>
          <table:table-cell office:value-type="float" office:value="-0.0133832709113608" calcext:value-type="float">
            <text:p>-0.0133832709113608</text:p>
          </table:table-cell>
          <table:table-cell office:value-type="float" office:value="0.00118601747815228" calcext:value-type="float">
            <text:p>0.00118601747815228</text:p>
          </table:table-cell>
          <table:table-cell office:value-type="float" office:value="-0.0032833957553059" calcext:value-type="float">
            <text:p>-0.0032833957553059</text:p>
          </table:table-cell>
          <table:table-cell office:value-type="float" office:value="0.0146317103620475" calcext:value-type="float">
            <text:p>0.0146317103620475</text:p>
          </table:table-cell>
          <table:table-cell office:value-type="float" office:value="-0.00332084893882645" calcext:value-type="float">
            <text:p>-0.00332084893882645</text:p>
          </table:table-cell>
          <table:table-cell office:value-type="float" office:value="0.0000624219725342545" calcext:value-type="float">
            <text:p>6.24219725342545E-05</text:p>
          </table:table-cell>
          <table:table-cell office:value-type="float" office:value="-0.0123096129837703" calcext:value-type="float">
            <text:p>-0.0123096129837703</text:p>
          </table:table-cell>
          <table:table-cell office:value-type="float" office:value="-0.003358302122347" calcext:value-type="float">
            <text:p>-0.003358302122347</text:p>
          </table:table-cell>
          <table:table-cell office:value-type="float" office:value="-0.0033083645443196" calcext:value-type="float">
            <text:p>-0.00330836454431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-0.0246067415730336" calcext:value-type="float">
            <text:p>-0.0246067415730336</text:p>
          </table:table-cell>
          <table:table-cell office:value-type="float" office:value="-0.0324094881398251" calcext:value-type="float">
            <text:p>-0.0324094881398251</text:p>
          </table:table-cell>
          <table:table-cell office:value-type="float" office:value="0.00679151061173533" calcext:value-type="float">
            <text:p>0.00679151061173533</text:p>
          </table:table-cell>
          <table:table-cell office:value-type="float" office:value="-0.0066666666666666" calcext:value-type="float">
            <text:p>-0.0066666666666666</text:p>
          </table:table-cell>
          <table:table-cell office:value-type="float" office:value="0.00560549313358305" calcext:value-type="float">
            <text:p>0.00560549313358305</text:p>
          </table:table-cell>
          <table:table-cell office:value-type="float" office:value="0.0123720349563047" calcext:value-type="float">
            <text:p>0.0123720349563047</text:p>
          </table:table-cell>
          <table:table-cell office:value-type="float" office:value="0.00112359550561802" calcext:value-type="float">
            <text:p>0.00112359550561802</text:p>
          </table:table-cell>
          <table:table-cell office:value-type="float" office:value="-0.0190262172284643" calcext:value-type="float">
            <text:p>-0.0190262172284643</text:p>
          </table:table-cell>
          <table:table-cell office:value-type="float" office:value="-0.0066666666666666" calcext:value-type="float">
            <text:p>-0.0066666666666666</text:p>
          </table:table-cell>
          <table:table-cell office:value-type="float" office:value="-0.0066916354556803" calcext:value-type="float">
            <text:p>-0.0066916354556803</text:p>
          </table:table-cell>
          <table:table-cell office:value-type="float" office:value="0.0078776529338328" calcext:value-type="float">
            <text:p>0.0078776529338328</text:p>
          </table:table-cell>
          <table:table-cell office:value-type="float" office:value="-0.00337078651685385" calcext:value-type="float">
            <text:p>-0.00337078651685385</text:p>
          </table:table-cell>
          <table:table-cell office:value-type="float" office:value="-0.0066916354556803" calcext:value-type="float">
            <text:p>-0.0066916354556803</text:p>
          </table:table-cell>
          <table:table-cell office:value-type="float" office:value="-0.01458177278402" calcext:value-type="float">
            <text:p>-0.01458177278402</text:p>
          </table:table-cell>
          <table:table-cell office:value-type="float" office:value="-0.00334581772784015" calcext:value-type="float">
            <text:p>-0.00334581772784015</text:p>
          </table:table-cell>
          <table:table-cell office:value-type="float" office:value="-0.00446941323345806" calcext:value-type="float">
            <text:p>-0.004469413233458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-0.0156429463171037" calcext:value-type="float">
            <text:p>-0.0156429463171037</text:p>
          </table:table-cell>
          <table:table-cell office:value-type="float" office:value="-0.0288089887640449" calcext:value-type="float">
            <text:p>-0.0288089887640449</text:p>
          </table:table-cell>
          <table:table-cell office:value-type="float" office:value="0.0105717852684144" calcext:value-type="float">
            <text:p>0.0105717852684144</text:p>
          </table:table-cell>
          <table:table-cell office:value-type="float" office:value="-0.00156054931335825" calcext:value-type="float">
            <text:p>-0.00156054931335825</text:p>
          </table:table-cell>
          <table:table-cell office:value-type="float" office:value="0.00854431960049928" calcext:value-type="float">
            <text:p>0.00854431960049928</text:p>
          </table:table-cell>
          <table:table-cell office:value-type="float" office:value="0.00451186017478145" calcext:value-type="float">
            <text:p>0.00451186017478145</text:p>
          </table:table-cell>
          <table:table-cell office:value-type="float" office:value="0.00227465667915105" calcext:value-type="float">
            <text:p>0.00227465667915105</text:p>
          </table:table-cell>
          <table:table-cell office:value-type="float" office:value="-0.00959800249687903" calcext:value-type="float">
            <text:p>-0.00959800249687903</text:p>
          </table:table-cell>
          <table:table-cell office:value-type="float" office:value="0.0000524344569288182" calcext:value-type="float">
            <text:p>5.24344569288182E-05</text:p>
          </table:table-cell>
          <table:table-cell office:value-type="float" office:value="0.000938826466916343" calcext:value-type="float">
            <text:p>0.000938826466916343</text:p>
          </table:table-cell>
          <table:table-cell office:value-type="float" office:value="0.0134956304619226" calcext:value-type="float">
            <text:p>0.0134956304619226</text:p>
          </table:table-cell>
          <table:table-cell office:value-type="float" office:value="-0.000873907615480785" calcext:value-type="float">
            <text:p>-0.000873907615480785</text:p>
          </table:table-cell>
          <table:table-cell office:value-type="float" office:value="-0.00108114856429464" calcext:value-type="float">
            <text:p>-0.00108114856429464</text:p>
          </table:table-cell>
          <table:table-cell office:value-type="float" office:value="-0.00199250936329587" calcext:value-type="float">
            <text:p>-0.00199250936329587</text:p>
          </table:table-cell>
          <table:table-cell office:value-type="float" office:value="0.000222222222222124" calcext:value-type="float">
            <text:p>0.000222222222222124</text:p>
          </table:table-cell>
          <table:table-cell office:value-type="float" office:value="-0.00447940074906372" calcext:value-type="float">
            <text:p>-0.004479400749063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331400966183574" calcext:value-type="float">
            <text:p>-0.0331400966183574</text:p>
          </table:table-cell>
          <table:table-cell office:value-type="float" office:value="-0.0665217391304348" calcext:value-type="float">
            <text:p>-0.0665217391304348</text:p>
          </table:table-cell>
          <table:table-cell office:value-type="float" office:value="-0.0221739130434782" calcext:value-type="float">
            <text:p>-0.0221739130434782</text:p>
          </table:table-cell>
          <table:table-cell office:value-type="float" office:value="-0.0219323671497583" calcext:value-type="float">
            <text:p>-0.0219323671497583</text:p>
          </table:table-cell>
          <table:table-cell office:value-type="float" office:value="0.00671497584541081" calcext:value-type="float">
            <text:p>0.00671497584541081</text:p>
          </table:table-cell>
          <table:table-cell office:value-type="float" office:value="-0.0243478260869565" calcext:value-type="float">
            <text:p>-0.0243478260869565</text:p>
          </table:table-cell>
          <table:table-cell office:value-type="float" office:value="-0.0153623188405797" calcext:value-type="float">
            <text:p>-0.0153623188405797</text:p>
          </table:table-cell>
          <table:table-cell office:value-type="float" office:value="-0.0244927536231884" calcext:value-type="float">
            <text:p>-0.0244927536231884</text:p>
          </table:table-cell>
          <table:table-cell office:value-type="float" office:value="-0.0000483091787438772" calcext:value-type="float">
            <text:p>-4.83091787438772E-05</text:p>
          </table:table-cell>
          <table:table-cell office:value-type="float" office:value="-0.0507246376811593" calcext:value-type="float">
            <text:p>-0.0507246376811593</text:p>
          </table:table-cell>
          <table:table-cell office:value-type="float" office:value="-0.0265700483091787" calcext:value-type="float">
            <text:p>-0.0265700483091787</text:p>
          </table:table-cell>
          <table:table-cell office:value-type="float" office:value="-0.0244444444444445" calcext:value-type="float">
            <text:p>-0.0244444444444445</text:p>
          </table:table-cell>
          <table:table-cell office:value-type="float" office:value="-0.019903381642512" calcext:value-type="float">
            <text:p>-0.019903381642512</text:p>
          </table:table-cell>
          <table:table-cell office:value-type="float" office:value="-0.0219806763285024" calcext:value-type="float">
            <text:p>-0.0219806763285024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0439613526570049" calcext:value-type="float">
            <text:p>-0.00439613526570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220289855072463" calcext:value-type="float">
            <text:p>-0.0220289855072463</text:p>
          </table:table-cell>
          <table:table-cell office:value-type="float" office:value="-0.0419323671497583" calcext:value-type="float">
            <text:p>-0.0419323671497583</text:p>
          </table:table-cell>
          <table:table-cell office:value-type="float" office:value="0.00676328502415469" calcext:value-type="float">
            <text:p>0.00676328502415469</text:p>
          </table:table-cell>
          <table:table-cell office:value-type="float" office:value="-0.0176328502415458" calcext:value-type="float">
            <text:p>-0.0176328502415458</text:p>
          </table:table-cell>
          <table:table-cell office:value-type="float" office:value="-0.0000483091787438772" calcext:value-type="float">
            <text:p>-4.83091787438772E-05</text:p>
          </table:table-cell>
          <table:table-cell office:value-type="float" office:value="0.00671497584541081" calcext:value-type="float">
            <text:p>0.00671497584541081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0.00657004830917884" calcext:value-type="float">
            <text:p>0.00657004830917884</text:p>
          </table:table-cell>
          <table:table-cell office:value-type="float" office:value="0.0221739130434783" calcext:value-type="float">
            <text:p>0.0221739130434783</text:p>
          </table:table-cell>
          <table:table-cell office:value-type="float" office:value="-0.00652173913043475" calcext:value-type="float">
            <text:p>-0.00652173913043475</text:p>
          </table:table-cell>
          <table:table-cell office:value-type="float" office:value="0.0132850241545894" calcext:value-type="float">
            <text:p>0.0132850241545894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0.0156038647342996" calcext:value-type="float">
            <text:p>0.0156038647342996</text:p>
          </table:table-cell>
          <table:table-cell office:value-type="float" office:value="0.00458937198067633" calcext:value-type="float">
            <text:p>0.00458937198067633</text:p>
          </table:table-cell>
          <table:table-cell office:value-type="float" office:value="0.0132367149758456" calcext:value-type="float">
            <text:p>0.0132367149758456</text:p>
          </table:table-cell>
          <table:table-cell office:value-type="float" office:value="0.0177777777777779" calcext:value-type="float">
            <text:p>0.01777777777777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307729468599034" calcext:value-type="float">
            <text:p>-0.0307729468599034</text:p>
          </table:table-cell>
          <table:table-cell office:value-type="float" office:value="-0.0508212560386474" calcext:value-type="float">
            <text:p>-0.0508212560386474</text:p>
          </table:table-cell>
          <table:table-cell office:value-type="float" office:value="0.000144927536231854" calcext:value-type="float">
            <text:p>0.000144927536231854</text:p>
          </table:table-cell>
          <table:table-cell office:value-type="float" office:value="-0.0176811594202899" calcext:value-type="float">
            <text:p>-0.0176811594202899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155555555555555" calcext:value-type="float">
            <text:p>-0.0155555555555555</text:p>
          </table:table-cell>
          <table:table-cell table:number-columns-repeated="2" office:value-type="float" office:value="-0.00879227053140108" calcext:value-type="float">
            <text:p>-0.00879227053140108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109661835748792" calcext:value-type="float">
            <text:p>-0.0109661835748792</text:p>
          </table:table-cell>
          <table:table-cell office:value-type="float" office:value="0" calcext:value-type="float">
            <text:p>0</text:p>
          </table:table-cell>
          <table:table-cell office:value-type="float" office:value="-0.0176811594202899" calcext:value-type="float">
            <text:p>-0.0176811594202899</text:p>
          </table:table-cell>
          <table:table-cell office:value-type="float" office:value="0.00444444444444436" calcext:value-type="float">
            <text:p>0.00444444444444436</text:p>
          </table:table-cell>
          <table:table-cell office:value-type="float" office:value="-0.00434782608695672" calcext:value-type="float">
            <text:p>-0.00434782608695672</text:p>
          </table:table-cell>
          <table:table-cell office:value-type="float" office:value="-0.00444444444444447" calcext:value-type="float">
            <text:p>-0.00444444444444447</text:p>
          </table:table-cell>
          <table:table-cell office:value-type="float" office:value="0.000144927536231854" calcext:value-type="float">
            <text:p>0.000144927536231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352173913043478" calcext:value-type="float">
            <text:p>-0.0352173913043478</text:p>
          </table:table-cell>
          <table:table-cell office:value-type="float" office:value="-0.0464734299516909" calcext:value-type="float">
            <text:p>-0.0464734299516909</text:p>
          </table:table-cell>
          <table:table-cell office:value-type="float" office:value="-0.00652173913043475" calcext:value-type="float">
            <text:p>-0.00652173913043475</text:p>
          </table:table-cell>
          <table:table-cell office:value-type="float" office:value="-0.0398067632850242" calcext:value-type="float">
            <text:p>-0.0398067632850242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-0.0221256038647343" calcext:value-type="float">
            <text:p>-0.0221256038647343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-0.00217391304347825" calcext:value-type="float">
            <text:p>-0.00217391304347825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434782608695661" calcext:value-type="float">
            <text:p>-0.00434782608695661</text:p>
          </table:table-cell>
          <table:table-cell office:value-type="float" office:value="-0.00884057971014496" calcext:value-type="float">
            <text:p>-0.00884057971014496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-0.00217391304347825" calcext:value-type="float">
            <text:p>-0.00217391304347825</text:p>
          </table:table-cell>
          <table:table-cell office:value-type="float" office:value="0.00212560386473426" calcext:value-type="float">
            <text:p>0.00212560386473426</text:p>
          </table:table-cell>
          <table:table-cell office:value-type="float" office:value="0.011207729468599" calcext:value-type="float">
            <text:p>0.0112077294685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418357487922705" calcext:value-type="float">
            <text:p>-0.0418357487922705</text:p>
          </table:table-cell>
          <table:table-cell office:value-type="float" office:value="-0.0486473429951693" calcext:value-type="float">
            <text:p>-0.0486473429951693</text:p>
          </table:table-cell>
          <table:table-cell office:value-type="float" office:value="-0.0131884057971016" calcext:value-type="float">
            <text:p>-0.0131884057971016</text:p>
          </table:table-cell>
          <table:table-cell office:value-type="float" office:value="-0.0287439613526571" calcext:value-type="float">
            <text:p>-0.0287439613526571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879227053140108" calcext:value-type="float">
            <text:p>-0.00879227053140108</text:p>
          </table:table-cell>
          <table:table-cell office:value-type="float" office:value="-0.0109178743961353" calcext:value-type="float">
            <text:p>-0.0109178743961353</text:p>
          </table:table-cell>
          <table:table-cell office:value-type="float" office:value="-0.00429951690821273" calcext:value-type="float">
            <text:p>-0.00429951690821273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0.00231884057970999" calcext:value-type="float">
            <text:p>0.00231884057970999</text:p>
          </table:table-cell>
          <table:table-cell office:value-type="float" office:value="0.0000483091787438772" calcext:value-type="float">
            <text:p>4.83091787438772E-05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0.0000483091787438772" calcext:value-type="float">
            <text:p>4.83091787438772E-05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0.0111594202898549" calcext:value-type="float">
            <text:p>0.01115942028985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325990338164251" calcext:value-type="float">
            <text:p>-0.0325990338164251</text:p>
          </table:table-cell>
          <table:table-cell office:value-type="float" office:value="-0.0508792270531403" calcext:value-type="float">
            <text:p>-0.0508792270531403</text:p>
          </table:table-cell>
          <table:table-cell office:value-type="float" office:value="-0.00699516908212561" calcext:value-type="float">
            <text:p>-0.00699516908212561</text:p>
          </table:table-cell>
          <table:table-cell office:value-type="float" office:value="-0.0251594202898553" calcext:value-type="float">
            <text:p>-0.0251594202898553</text:p>
          </table:table-cell>
          <table:table-cell office:value-type="float" office:value="-0.00132367149758472" calcext:value-type="float">
            <text:p>-0.00132367149758472</text:p>
          </table:table-cell>
          <table:table-cell office:value-type="float" office:value="-0.0128212560386475" calcext:value-type="float">
            <text:p>-0.0128212560386475</text:p>
          </table:table-cell>
          <table:table-cell office:value-type="float" office:value="-0.00743961352657019" calcext:value-type="float">
            <text:p>-0.00743961352657019</text:p>
          </table:table-cell>
          <table:table-cell office:value-type="float" office:value="-0.0070821256038649" calcext:value-type="float">
            <text:p>-0.0070821256038649</text:p>
          </table:table-cell>
          <table:table-cell office:value-type="float" office:value="0.00314009661835735" calcext:value-type="float">
            <text:p>0.00314009661835735</text:p>
          </table:table-cell>
          <table:table-cell office:value-type="float" office:value="-0.0127246376811595" calcext:value-type="float">
            <text:p>-0.0127246376811595</text:p>
          </table:table-cell>
          <table:table-cell office:value-type="float" office:value="-0.00351690821256057" calcext:value-type="float">
            <text:p>-0.00351690821256057</text:p>
          </table:table-cell>
          <table:table-cell office:value-type="float" office:value="-0.0110531400966185" calcext:value-type="float">
            <text:p>-0.0110531400966185</text:p>
          </table:table-cell>
          <table:table-cell office:value-type="float" office:value="0.0000289855072462819" calcext:value-type="float">
            <text:p>2.89855072462819E-05</text:p>
          </table:table-cell>
          <table:table-cell office:value-type="float" office:value="-0.00477294685990359" calcext:value-type="float">
            <text:p>-0.00477294685990359</text:p>
          </table:table-cell>
          <table:table-cell office:value-type="float" office:value="0.000888888888888828" calcext:value-type="float">
            <text:p>0.000888888888888828</text:p>
          </table:table-cell>
          <table:table-cell office:value-type="float" office:value="0.00717874396135265" calcext:value-type="float">
            <text:p>0.007178743961352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-0.0218468468468469" calcext:value-type="float">
            <text:p>-0.0218468468468469</text:p>
          </table:table-cell>
          <table:table-cell office:value-type="float" office:value="-0.0105855855855855" calcext:value-type="float">
            <text:p>-0.0105855855855855</text:p>
          </table:table-cell>
          <table:table-cell office:value-type="float" office:value="-0.018993993993994" calcext:value-type="float">
            <text:p>-0.018993993993994</text:p>
          </table:table-cell>
          <table:table-cell office:value-type="float" office:value="-0.00533033033033026" calcext:value-type="float">
            <text:p>-0.00533033033033026</text:p>
          </table:table-cell>
          <table:table-cell office:value-type="float" office:value="-0.00780780780780788" calcext:value-type="float">
            <text:p>-0.00780780780780788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108108108108108" calcext:value-type="float">
            <text:p>-0.0108108108108108</text:p>
          </table:table-cell>
          <table:table-cell office:value-type="float" office:value="-0.0408408408408409" calcext:value-type="float">
            <text:p>-0.0408408408408409</text:p>
          </table:table-cell>
          <table:table-cell office:value-type="float" office:value="0.00563063063063063" calcext:value-type="float">
            <text:p>0.00563063063063063</text:p>
          </table:table-cell>
          <table:table-cell office:value-type="float" office:value="-0.0220720720720721" calcext:value-type="float">
            <text:p>-0.0220720720720721</text:p>
          </table:table-cell>
          <table:table-cell office:value-type="float" office:value="-0.0382132132132132" calcext:value-type="float">
            <text:p>-0.0382132132132132</text:p>
          </table:table-cell>
          <table:table-cell office:value-type="float" office:value="0.00540540540540546" calcext:value-type="float">
            <text:p>0.00540540540540546</text:p>
          </table:table-cell>
          <table:table-cell office:value-type="float" office:value="-0.00300300300300305" calcext:value-type="float">
            <text:p>-0.00300300300300305</text:p>
          </table:table-cell>
          <table:table-cell office:value-type="float" office:value="0.00855855855855858" calcext:value-type="float">
            <text:p>0.00855855855855858</text:p>
          </table:table-cell>
          <table:table-cell office:value-type="float" office:value="0.0216966966966967" calcext:value-type="float">
            <text:p>0.0216966966966967</text:p>
          </table:table-cell>
          <table:table-cell office:value-type="float" office:value="0.00292792792792795" calcext:value-type="float">
            <text:p>0.002927927927927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-0.013888888888889" calcext:value-type="float">
            <text:p>-0.013888888888889</text:p>
          </table:table-cell>
          <table:table-cell office:value-type="float" office:value="-0.0385135135135135" calcext:value-type="float">
            <text:p>-0.0385135135135135</text:p>
          </table:table-cell>
          <table:table-cell office:value-type="float" office:value="-0.0110360360360361" calcext:value-type="float">
            <text:p>-0.0110360360360361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-0.0110360360360361" calcext:value-type="float">
            <text:p>-0.0110360360360361</text:p>
          </table:table-cell>
          <table:table-cell office:value-type="float" office:value="0.00255255255255249" calcext:value-type="float">
            <text:p>0.00255255255255249</text:p>
          </table:table-cell>
          <table:table-cell office:value-type="float" office:value="0.0136636636636637" calcext:value-type="float">
            <text:p>0.0136636636636637</text:p>
          </table:table-cell>
          <table:table-cell office:value-type="float" office:value="-0.0110360360360361" calcext:value-type="float">
            <text:p>-0.0110360360360361</text:p>
          </table:table-cell>
          <table:table-cell office:value-type="float" office:value="0.00585585585585591" calcext:value-type="float">
            <text:p>0.00585585585585591</text:p>
          </table:table-cell>
          <table:table-cell office:value-type="float" office:value="0.00570570570570572" calcext:value-type="float">
            <text:p>0.00570570570570572</text:p>
          </table:table-cell>
          <table:table-cell office:value-type="float" office:value="0.0136636636636637" calcext:value-type="float">
            <text:p>0.0136636636636637</text:p>
          </table:table-cell>
          <table:table-cell office:value-type="float" office:value="-0.00825825825825832" calcext:value-type="float">
            <text:p>-0.00825825825825832</text:p>
          </table:table-cell>
          <table:table-cell office:value-type="float" office:value="-0.00818318318318323" calcext:value-type="float">
            <text:p>-0.00818318318318323</text:p>
          </table:table-cell>
          <table:table-cell office:value-type="float" office:value="0.0137387387387388" calcext:value-type="float">
            <text:p>0.0137387387387388</text:p>
          </table:table-cell>
          <table:table-cell office:value-type="float" office:value="-0.00533033033033037" calcext:value-type="float">
            <text:p>-0.00533033033033037</text:p>
          </table:table-cell>
          <table:table-cell office:value-type="float" office:value="-0.015990990990991" calcext:value-type="float">
            <text:p>-0.015990990990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-0.032957957957958" calcext:value-type="float">
            <text:p>-0.032957957957958</text:p>
          </table:table-cell>
          <table:table-cell office:value-type="float" office:value="-0.0466966966966967" calcext:value-type="float">
            <text:p>-0.0466966966966967</text:p>
          </table:table-cell>
          <table:table-cell office:value-type="float" office:value="-0.0137387387387388" calcext:value-type="float">
            <text:p>-0.0137387387387388</text:p>
          </table:table-cell>
          <table:table-cell office:value-type="float" office:value="-0.0355855855855857" calcext:value-type="float">
            <text:p>-0.0355855855855857</text:p>
          </table:table-cell>
          <table:table-cell office:value-type="float" office:value="-0.00818318318318323" calcext:value-type="float">
            <text:p>-0.00818318318318323</text:p>
          </table:table-cell>
          <table:table-cell office:value-type="float" office:value="-0.00270270270270267" calcext:value-type="float">
            <text:p>-0.00270270270270267</text:p>
          </table:table-cell>
          <table:table-cell office:value-type="float" office:value="0.011036036036036" calcext:value-type="float">
            <text:p>0.011036036036036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-0.00232732732732743" calcext:value-type="float">
            <text:p>-0.00232732732732743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0.000150150150150075" calcext:value-type="float">
            <text:p>0.000150150150150075</text:p>
          </table:table-cell>
          <table:table-cell office:value-type="float" office:value="0.0000750750750750928" calcext:value-type="float">
            <text:p>7.50750750750928E-05</text:p>
          </table:table-cell>
          <table:table-cell office:value-type="float" office:value="-0.00270270270270267" calcext:value-type="float">
            <text:p>-0.00270270270270267</text:p>
          </table:table-cell>
          <table:table-cell office:value-type="float" office:value="0.00548048048048044" calcext:value-type="float">
            <text:p>0.00548048048048044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-0.0271771771771772" calcext:value-type="float">
            <text:p>-0.0271771771771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-0.0385885885885885" calcext:value-type="float">
            <text:p>-0.0385885885885885</text:p>
          </table:table-cell>
          <table:table-cell office:value-type="float" office:value="-0.0358108108108107" calcext:value-type="float">
            <text:p>-0.0358108108108107</text:p>
          </table:table-cell>
          <table:table-cell office:value-type="float" office:value="-0.0139639639639639" calcext:value-type="float">
            <text:p>-0.0139639639639639</text:p>
          </table:table-cell>
          <table:table-cell office:value-type="float" office:value="-0.0193693693693693" calcext:value-type="float">
            <text:p>-0.0193693693693693</text:p>
          </table:table-cell>
          <table:table-cell office:value-type="float" office:value="-0.00825825825825821" calcext:value-type="float">
            <text:p>-0.00825825825825821</text:p>
          </table:table-cell>
          <table:table-cell office:value-type="float" office:value="-0.000225225225225167" calcext:value-type="float">
            <text:p>-0.000225225225225167</text:p>
          </table:table-cell>
          <table:table-cell office:value-type="float" office:value="0.00270270270270279" calcext:value-type="float">
            <text:p>0.00270270270270279</text:p>
          </table:table-cell>
          <table:table-cell office:value-type="float" office:value="-0.0136636636636636" calcext:value-type="float">
            <text:p>-0.0136636636636636</text:p>
          </table:table-cell>
          <table:table-cell office:value-type="float" office:value="-0.0108108108108108" calcext:value-type="float">
            <text:p>-0.0108108108108108</text:p>
          </table:table-cell>
          <table:table-cell office:value-type="float" office:value="-0.00818318318318312" calcext:value-type="float">
            <text:p>-0.00818318318318312</text:p>
          </table:table-cell>
          <table:table-cell office:value-type="float" office:value="-0.00270270270270256" calcext:value-type="float">
            <text:p>-0.00270270270270256</text:p>
          </table:table-cell>
          <table:table-cell office:value-type="float" office:value="0.0135135135135135" calcext:value-type="float">
            <text:p>0.0135135135135135</text:p>
          </table:table-cell>
          <table:table-cell office:value-type="float" office:value="-0.00563063063063052" calcext:value-type="float">
            <text:p>-0.00563063063063052</text:p>
          </table:table-cell>
          <table:table-cell office:value-type="float" office:value="0.00270270270270279" calcext:value-type="float">
            <text:p>0.00270270270270279</text:p>
          </table:table-cell>
          <table:table-cell office:value-type="float" office:value="-0.00255255255255249" calcext:value-type="float">
            <text:p>-0.00255255255255249</text:p>
          </table:table-cell>
          <table:table-cell office:value-type="float" office:value="-0.011036036036036" calcext:value-type="float">
            <text:p>-0.0110360360360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-0.0576576576576576" calcext:value-type="float">
            <text:p>-0.0576576576576576</text:p>
          </table:table-cell>
          <table:table-cell office:value-type="float" office:value="-0.0357357357357357" calcext:value-type="float">
            <text:p>-0.0357357357357357</text:p>
          </table:table-cell>
          <table:table-cell office:value-type="float" office:value="-0.0222222222222221" calcext:value-type="float">
            <text:p>-0.0222222222222221</text:p>
          </table:table-cell>
          <table:table-cell office:value-type="float" office:value="-0.0356606606606606" calcext:value-type="float">
            <text:p>-0.0356606606606606</text:p>
          </table:table-cell>
          <table:table-cell office:value-type="float" office:value="-0.0192942942942942" calcext:value-type="float">
            <text:p>-0.0192942942942942</text:p>
          </table:table-cell>
          <table:table-cell office:value-type="float" office:value="-0.0193693693693693" calcext:value-type="float">
            <text:p>-0.0193693693693693</text:p>
          </table:table-cell>
          <table:table-cell office:value-type="float" office:value="-0.0109609609609609" calcext:value-type="float">
            <text:p>-0.0109609609609609</text:p>
          </table:table-cell>
          <table:table-cell office:value-type="float" office:value="-0.0246246246246246" calcext:value-type="float">
            <text:p>-0.0246246246246246</text:p>
          </table:table-cell>
          <table:table-cell table:number-columns-repeated="2" office:value-type="float" office:value="-0.0162162162162162" calcext:value-type="float">
            <text:p>-0.0162162162162162</text:p>
          </table:table-cell>
          <table:table-cell office:value-type="float" office:value="-0.0138888888888888" calcext:value-type="float">
            <text:p>-0.0138888888888888</text:p>
          </table:table-cell>
          <table:table-cell office:value-type="float" office:value="0.00262762762762769" calcext:value-type="float">
            <text:p>0.00262762762762769</text:p>
          </table:table-cell>
          <table:table-cell office:value-type="float" office:value="-0.0193693693693693" calcext:value-type="float">
            <text:p>-0.0193693693693693</text:p>
          </table:table-cell>
          <table:table-cell office:value-type="float" office:value="-0.00825825825825821" calcext:value-type="float">
            <text:p>-0.00825825825825821</text:p>
          </table:table-cell>
          <table:table-cell office:value-type="float" office:value="-0.0163663663663662" calcext:value-type="float">
            <text:p>-0.0163663663663662</text:p>
          </table:table-cell>
          <table:table-cell office:value-type="float" office:value="-0.0328828828828828" calcext:value-type="float">
            <text:p>-0.032882882882882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office:value-type="float" office:value="-0.032987987987988" calcext:value-type="float">
            <text:p>-0.032987987987988</text:p>
          </table:table-cell>
          <table:table-cell office:value-type="float" office:value="-0.0334684684684684" calcext:value-type="float">
            <text:p>-0.0334684684684684</text:p>
          </table:table-cell>
          <table:table-cell office:value-type="float" office:value="-0.015990990990991" calcext:value-type="float">
            <text:p>-0.015990990990991</text:p>
          </table:table-cell>
          <table:table-cell office:value-type="float" office:value="-0.0213813813813812" calcext:value-type="float">
            <text:p>-0.0213813813813812</text:p>
          </table:table-cell>
          <table:table-cell office:value-type="float" office:value="-0.0109159159159159" calcext:value-type="float">
            <text:p>-0.0109159159159159</text:p>
          </table:table-cell>
          <table:table-cell office:value-type="float" office:value="-0.00393393393393393" calcext:value-type="float">
            <text:p>-0.00393393393393393</text:p>
          </table:table-cell>
          <table:table-cell office:value-type="float" office:value="0.00112612612612617" calcext:value-type="float">
            <text:p>0.00112612612612617</text:p>
          </table:table-cell>
          <table:table-cell office:value-type="float" office:value="-0.0202102102102102" calcext:value-type="float">
            <text:p>-0.0202102102102102</text:p>
          </table:table-cell>
          <table:table-cell office:value-type="float" office:value="-0.00357357357357357" calcext:value-type="float">
            <text:p>-0.00357357357357357</text:p>
          </table:table-cell>
          <table:table-cell office:value-type="float" office:value="-0.00870870870870866" calcext:value-type="float">
            <text:p>-0.00870870870870866</text:p>
          </table:table-cell>
          <table:table-cell office:value-type="float" office:value="-0.00819819819819811" calcext:value-type="float">
            <text:p>-0.00819819819819811</text:p>
          </table:table-cell>
          <table:table-cell office:value-type="float" office:value="0.00267267267267268" calcext:value-type="float">
            <text:p>0.00267267267267268</text:p>
          </table:table-cell>
          <table:table-cell office:value-type="float" office:value="-0.00777777777777777" calcext:value-type="float">
            <text:p>-0.00777777777777777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-0.00268768768768768" calcext:value-type="float">
            <text:p>-0.00268768768768768</text:p>
          </table:table-cell>
          <table:table-cell office:value-type="float" office:value="-0.0168318318318318" calcext:value-type="float">
            <text:p>-0.0168318318318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364963503649629" calcext:value-type="float">
            <text:p>-0.00364963503649629</text:p>
          </table:table-cell>
          <table:table-cell table:number-columns-repeated="2" office:value-type="float" office:value="0.000724637681159379" calcext:value-type="float">
            <text:p>0.000724637681159379</text:p>
          </table:table-cell>
          <table:table-cell office:value-type="float" office:value="0.00217920236961799" calcext:value-type="float">
            <text:p>0.00217920236961799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0.00145456468845873" calcext:value-type="float">
            <text:p>0.00145456468845873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0.0036496350364964" calcext:value-type="float">
            <text:p>0.0036496350364964</text:p>
          </table:table-cell>
          <table:table-cell office:value-type="float" office:value="-0.00219507034803768" calcext:value-type="float">
            <text:p>-0.00219507034803768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0.00217920236961799" calcext:value-type="float">
            <text:p>0.00217920236961799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217920236961799" calcext:value-type="float">
            <text:p>0.00217920236961799</text:p>
          </table:table-cell>
          <table:table-cell office:value-type="float" office:value="0.00145985401459836" calcext:value-type="float">
            <text:p>0.001459854014598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364963503649618" calcext:value-type="float">
            <text:p>-0.00364963503649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8449169575785" calcext:value-type="float">
            <text:p>-0.00218449169575785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" calcext:value-type="float">
            <text:p>0</text:p>
          </table:table-cell>
          <table:table-cell office:value-type="float" office:value="0.0000052893261399678" calcext:value-type="float">
            <text:p>5.2893261399678E-06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893261399678" calcext:value-type="float">
            <text:p>5.2893261399678E-06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145985401459858" calcext:value-type="float">
            <text:p>0.001459854014598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91970802919705" calcext:value-type="float">
            <text:p>-0.00291970802919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8449169575785" calcext:value-type="float">
            <text:p>-0.00218449169575785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-0.00145456468845862" calcext:value-type="float">
            <text:p>-0.0014545646884586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145456468845862" calcext:value-type="float">
            <text:p>-0.00145456468845862</text:p>
          </table:table-cell>
          <table:table-cell office:value-type="float" office:value="-0.000729927007299236" calcext:value-type="float">
            <text:p>-0.00072992700729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35216333438982" calcext:value-type="float">
            <text:p>0.000735216333438982</text:p>
          </table:table-cell>
          <table:table-cell office:value-type="float" office:value="-0.000729927007299236" calcext:value-type="float">
            <text:p>-0.000729927007299236</text:p>
          </table:table-cell>
          <table:table-cell table:number-columns-repeated="2" office:value-type="float" office:value="0.000729927007299347" calcext:value-type="float">
            <text:p>0.000729927007299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91970802919705" calcext:value-type="float">
            <text:p>-0.002919708029197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2893261399678" calcext:value-type="float">
            <text:p>5.2893261399678E-06</text:p>
          </table:table-cell>
          <table:table-cell office:value-type="float" office:value="0" calcext:value-type="float">
            <text:p>0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145985401459858" calcext:value-type="float">
            <text:p>-0.00145985401459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91970802919705" calcext:value-type="float">
            <text:p>-0.00291970802919705</text:p>
          </table:table-cell>
          <table:table-cell table:number-columns-repeated="2" office:value-type="float" office:value="0.000144927536231854" calcext:value-type="float">
            <text:p>0.000144927536231854</text:p>
          </table:table-cell>
          <table:table-cell office:value-type="float" office:value="-0.000437956204379586" calcext:value-type="float">
            <text:p>-0.000437956204379586</text:p>
          </table:table-cell>
          <table:table-cell office:value-type="float" office:value="0.00000105786522797136" calcext:value-type="float">
            <text:p>1.05786522797136E-06</text:p>
          </table:table-cell>
          <table:table-cell office:value-type="float" office:value="0.000145985401459825" calcext:value-type="float">
            <text:p>0.000145985401459825</text:p>
          </table:table-cell>
          <table:table-cell office:value-type="float" office:value="-0.000289855072463707" calcext:value-type="float">
            <text:p>-0.000289855072463707</text:p>
          </table:table-cell>
          <table:table-cell office:value-type="float" office:value="0.00116788321167882" calcext:value-type="float">
            <text:p>0.00116788321167882</text:p>
          </table:table-cell>
          <table:table-cell office:value-type="float" office:value="-0.00101978207976305" calcext:value-type="float">
            <text:p>-0.00101978207976305</text:p>
          </table:table-cell>
          <table:table-cell office:value-type="float" office:value="-0.000147043266687907" calcext:value-type="float">
            <text:p>-0.000147043266687907</text:p>
          </table:table-cell>
          <table:table-cell office:value-type="float" office:value="0.00029197080291965" calcext:value-type="float">
            <text:p>0.00029197080291965</text:p>
          </table:table-cell>
          <table:table-cell office:value-type="float" office:value="0.000435840473923643" calcext:value-type="float">
            <text:p>0.000435840473923643</text:p>
          </table:table-cell>
          <table:table-cell office:value-type="float" office:value="0.000150216862371821" calcext:value-type="float">
            <text:p>0.000150216862371821</text:p>
          </table:table-cell>
          <table:table-cell office:value-type="float" office:value="-0.000436898339151726" calcext:value-type="float">
            <text:p>-0.000436898339151726</text:p>
          </table:table-cell>
          <table:table-cell office:value-type="float" office:value="0.000873796678303229" calcext:value-type="float">
            <text:p>0.000873796678303229</text:p>
          </table:table-cell>
          <table:table-cell office:value-type="float" office:value="0.000584999471067493" calcext:value-type="float">
            <text:p>0.0005849994710674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.00718426501035196" calcext:value-type="float">
            <text:p>0.00718426501035196</text:p>
          </table:table-cell>
          <table:table-cell office:value-type="float" office:value="-0.00144927536231887" calcext:value-type="float">
            <text:p>-0.00144927536231887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" calcext:value-type="float">
            <text:p>0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-0.0000207039337476456" calcext:value-type="float">
            <text:p>-2.07039337476456E-05</text:p>
          </table:table-cell>
          <table:table-cell office:value-type="float" office:value="0.00430641821946154" calcext:value-type="float">
            <text:p>0.00430641821946154</text:p>
          </table:table-cell>
          <table:table-cell office:value-type="float" office:value="-0.00430641821946165" calcext:value-type="float">
            <text:p>-0.00430641821946165</text:p>
          </table:table-cell>
          <table:table-cell office:value-type="float" office:value="0.00573498964803298" calcext:value-type="float">
            <text:p>0.00573498964803298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028778467908902" calcext:value-type="float">
            <text:p>0.0028778467908902</text:p>
          </table:table-cell>
          <table:table-cell office:value-type="float" office:value="0.0100207039337473" calcext:value-type="float">
            <text:p>0.0100207039337473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428571428571434" calcext:value-type="float">
            <text:p>0.004285714285714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287784679089" calcext:value-type="float">
            <text:p>-0.01287784679089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281573498964804" calcext:value-type="float">
            <text:p>0.00281573498964804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-0.00287784679088998" calcext:value-type="float">
            <text:p>-0.00287784679088998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855072463768125" calcext:value-type="float">
            <text:p>0.00855072463768125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714285714285723" calcext:value-type="float">
            <text:p>0.00714285714285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00207039337472" calcext:value-type="float">
            <text:p>-0.0100207039337472</text:p>
          </table:table-cell>
          <table:table-cell office:value-type="float" office:value="0" calcext:value-type="float">
            <text:p>0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-0.00716356107660443" calcext:value-type="float">
            <text:p>-0.00716356107660443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-0.00430641821946143" calcext:value-type="float">
            <text:p>-0.00430641821946143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" calcext:value-type="float">
            <text:p>0</text:p>
          </table:table-cell>
          <table:table-cell office:value-type="float" office:value="-0.0028778467908902" calcext:value-type="float">
            <text:p>-0.0028778467908902</text:p>
          </table:table-cell>
          <table:table-cell office:value-type="float" office:value="-0.00430641821946143" calcext:value-type="float">
            <text:p>-0.00430641821946143</text:p>
          </table:table-cell>
          <table:table-cell office:value-type="float" office:value="0" calcext:value-type="float">
            <text:p>0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2857142857143" calcext:value-type="float">
            <text:p>0.002857142857143</text:p>
          </table:table-cell>
          <table:table-cell table:number-columns-repeated="2" office:value-type="float" office:value="0.00428571428571434" calcext:value-type="float">
            <text:p>0.00428571428571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287784679089" calcext:value-type="float">
            <text:p>-0.01287784679089</text:p>
          </table:table-cell>
          <table:table-cell office:value-type="float" office:value="0" calcext:value-type="float">
            <text:p>0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-0.00859213250517576" calcext:value-type="float">
            <text:p>-0.00859213250517576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-0.00573498964803276" calcext:value-type="float">
            <text:p>-0.00573498964803276</text:p>
          </table:table-cell>
          <table:table-cell table:number-columns-repeated="2" office:value-type="float" office:value="-0.00144927536231876" calcext:value-type="float">
            <text:p>-0.001449275362318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44927536231876" calcext:value-type="float">
            <text:p>-0.00144927536231876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571428571428567" calcext:value-type="float">
            <text:p>0.005714285714285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14285714285712" calcext:value-type="float">
            <text:p>-0.0114285714285712</text:p>
          </table:table-cell>
          <table:table-cell office:value-type="float" office:value="0.00289855072463796" calcext:value-type="float">
            <text:p>0.00289855072463796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-0.00571428571428556" calcext:value-type="float">
            <text:p>-0.00571428571428556</text:p>
          </table:table-cell>
          <table:table-cell office:value-type="float" office:value="0" calcext:value-type="float">
            <text:p>0</text:p>
          </table:table-cell>
          <table:table-cell office:value-type="float" office:value="-0.00142857142857122" calcext:value-type="float">
            <text:p>-0.00142857142857122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-0.00142857142857122" calcext:value-type="float">
            <text:p>-0.00142857142857122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-0.00142857142857122" calcext:value-type="float">
            <text:p>-0.00142857142857122</text:p>
          </table:table-cell>
          <table:table-cell table:number-columns-repeated="3" office:value-type="float" office:value="0.00430641821946176" calcext:value-type="float">
            <text:p>0.00430641821946176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142857142857156" calcext:value-type="float">
            <text:p>0.001428571428571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0972670807453391" calcext:value-type="float">
            <text:p>-0.00972670807453391</text:p>
          </table:table-cell>
          <table:table-cell office:value-type="float" office:value="0.00258799171842661" calcext:value-type="float">
            <text:p>0.00258799171842661</text:p>
          </table:table-cell>
          <table:table-cell office:value-type="float" office:value="0.000550724637681244" calcext:value-type="float">
            <text:p>0.000550724637681244</text:p>
          </table:table-cell>
          <table:table-cell office:value-type="float" office:value="-0.00486956521739113" calcext:value-type="float">
            <text:p>-0.00486956521739113</text:p>
          </table:table-cell>
          <table:table-cell office:value-type="float" office:value="0.0014161490683231" calcext:value-type="float">
            <text:p>0.0014161490683231</text:p>
          </table:table-cell>
          <table:table-cell office:value-type="float" office:value="-0.00258385093167668" calcext:value-type="float">
            <text:p>-0.00258385093167668</text:p>
          </table:table-cell>
          <table:table-cell office:value-type="float" office:value="0.00170186335403744" calcext:value-type="float">
            <text:p>0.00170186335403744</text:p>
          </table:table-cell>
          <table:table-cell office:value-type="float" office:value="-0.000587991718426273" calcext:value-type="float">
            <text:p>-0.000587991718426273</text:p>
          </table:table-cell>
          <table:table-cell office:value-type="float" office:value="0.0022939958592133" calcext:value-type="float">
            <text:p>0.0022939958592133</text:p>
          </table:table-cell>
          <table:table-cell office:value-type="float" office:value="-0.00201656314699772" calcext:value-type="float">
            <text:p>-0.00201656314699772</text:p>
          </table:table-cell>
          <table:table-cell office:value-type="float" office:value="-0.00029399585921297" calcext:value-type="float">
            <text:p>-0.00029399585921297</text:p>
          </table:table-cell>
          <table:table-cell office:value-type="float" office:value="0.00315113871635619" calcext:value-type="float">
            <text:p>0.00315113871635619</text:p>
          </table:table-cell>
          <table:table-cell office:value-type="float" office:value="0.00400414078674949" calcext:value-type="float">
            <text:p>0.00400414078674949</text:p>
          </table:table-cell>
          <table:table-cell office:value-type="float" office:value="0.00457971014492775" calcext:value-type="float">
            <text:p>0.00457971014492775</text:p>
          </table:table-cell>
          <table:table-cell office:value-type="float" office:value="0.00371842650103538" calcext:value-type="float">
            <text:p>0.00371842650103538</text:p>
          </table:table-cell>
          <table:table-cell office:value-type="float" office:value="0.00457142857142867" calcext:value-type="float">
            <text:p>0.004571428571428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025798319327731" calcext:value-type="float">
            <text:p>0.025798319327731</text:p>
          </table:table-cell>
          <table:table-cell office:value-type="float" office:value="0.0173949579831931" calcext:value-type="float">
            <text:p>0.0173949579831931</text:p>
          </table:table-cell>
          <table:table-cell office:value-type="float" office:value="0.0347058823529411" calcext:value-type="float">
            <text:p>0.0347058823529411</text:p>
          </table:table-cell>
          <table:table-cell office:value-type="float" office:value="0.0380672268907563" calcext:value-type="float">
            <text:p>0.0380672268907563</text:p>
          </table:table-cell>
          <table:table-cell office:value-type="float" office:value="0.0147058823529411" calcext:value-type="float">
            <text:p>0.0147058823529411</text:p>
          </table:table-cell>
          <table:table-cell office:value-type="float" office:value="0.0431932773109243" calcext:value-type="float">
            <text:p>0.0431932773109243</text:p>
          </table:table-cell>
          <table:table-cell office:value-type="float" office:value="0.0142016806722688" calcext:value-type="float">
            <text:p>0.0142016806722688</text:p>
          </table:table-cell>
          <table:table-cell office:value-type="float" office:value="0.00302521008403356" calcext:value-type="float">
            <text:p>0.00302521008403356</text:p>
          </table:table-cell>
          <table:table-cell office:value-type="float" office:value="0.0205882352941176" calcext:value-type="float">
            <text:p>0.0205882352941176</text:p>
          </table:table-cell>
          <table:table-cell office:value-type="float" office:value="0.0291596638655461" calcext:value-type="float">
            <text:p>0.0291596638655461</text:p>
          </table:table-cell>
          <table:table-cell office:value-type="float" office:value="0.00873949579831923" calcext:value-type="float">
            <text:p>0.00873949579831923</text:p>
          </table:table-cell>
          <table:table-cell office:value-type="float" office:value="0.0291596638655461" calcext:value-type="float">
            <text:p>0.0291596638655461</text:p>
          </table:table-cell>
          <table:table-cell office:value-type="float" office:value="0.0523529411764705" calcext:value-type="float">
            <text:p>0.0523529411764705</text:p>
          </table:table-cell>
          <table:table-cell office:value-type="float" office:value="0.00277310924369745" calcext:value-type="float">
            <text:p>0.00277310924369745</text:p>
          </table:table-cell>
          <table:table-cell office:value-type="float" office:value="0.0173109243697478" calcext:value-type="float">
            <text:p>0.0173109243697478</text:p>
          </table:table-cell>
          <table:table-cell office:value-type="float" office:value="0.0376470588235294" calcext:value-type="float">
            <text:p>0.03764705882352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-0.016890756302521" calcext:value-type="float">
            <text:p>-0.016890756302521</text:p>
          </table:table-cell>
          <table:table-cell office:value-type="float" office:value="0.0234453781512606" calcext:value-type="float">
            <text:p>0.0234453781512606</text:p>
          </table:table-cell>
          <table:table-cell office:value-type="float" office:value="0.0469747899159664" calcext:value-type="float">
            <text:p>0.0469747899159664</text:p>
          </table:table-cell>
          <table:table-cell office:value-type="float" office:value="0.029327731092437" calcext:value-type="float">
            <text:p>0.029327731092437</text:p>
          </table:table-cell>
          <table:table-cell office:value-type="float" office:value="0.0380672268907563" calcext:value-type="float">
            <text:p>0.0380672268907563</text:p>
          </table:table-cell>
          <table:table-cell office:value-type="float" office:value="0.00621848739495801" calcext:value-type="float">
            <text:p>0.00621848739495801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0.0151260504201681" calcext:value-type="float">
            <text:p>0.0151260504201681</text:p>
          </table:table-cell>
          <table:table-cell office:value-type="float" office:value="0.023109243697479" calcext:value-type="float">
            <text:p>0.023109243697479</text:p>
          </table:table-cell>
          <table:table-cell office:value-type="float" office:value="0.0180672268907563" calcext:value-type="float">
            <text:p>0.0180672268907563</text:p>
          </table:table-cell>
          <table:table-cell office:value-type="float" office:value="0.0382352941176471" calcext:value-type="float">
            <text:p>0.0382352941176471</text:p>
          </table:table-cell>
          <table:table-cell office:value-type="float" office:value="0.0439495798319328" calcext:value-type="float">
            <text:p>0.0439495798319328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-0.00546218487394956" calcext:value-type="float">
            <text:p>-0.00546218487394956</text:p>
          </table:table-cell>
          <table:table-cell office:value-type="float" office:value="0.0205042016806724" calcext:value-type="float">
            <text:p>0.02050420168067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-0.00882352941176467" calcext:value-type="float">
            <text:p>-0.00882352941176467</text:p>
          </table:table-cell>
          <table:table-cell office:value-type="float" office:value="-0.0231092436974789" calcext:value-type="float">
            <text:p>-0.0231092436974789</text:p>
          </table:table-cell>
          <table:table-cell office:value-type="float" office:value="0.0289075630252101" calcext:value-type="float">
            <text:p>0.0289075630252101</text:p>
          </table:table-cell>
          <table:table-cell office:value-type="float" office:value="0.0463025210084034" calcext:value-type="float">
            <text:p>0.0463025210084034</text:p>
          </table:table-cell>
          <table:table-cell office:value-type="float" office:value="0.0377310924369748" calcext:value-type="float">
            <text:p>0.0377310924369748</text:p>
          </table:table-cell>
          <table:table-cell office:value-type="float" office:value="0.0173949579831934" calcext:value-type="float">
            <text:p>0.0173949579831934</text:p>
          </table:table-cell>
          <table:table-cell office:value-type="float" office:value="0.000252100840336111" calcext:value-type="float">
            <text:p>0.000252100840336111</text:p>
          </table:table-cell>
          <table:table-cell office:value-type="float" office:value="0.0201680672268908" calcext:value-type="float">
            <text:p>0.0201680672268908</text:p>
          </table:table-cell>
          <table:table-cell office:value-type="float" office:value="-0.00268907563025211" calcext:value-type="float">
            <text:p>-0.00268907563025211</text:p>
          </table:table-cell>
          <table:table-cell office:value-type="float" office:value="0.0287394957983194" calcext:value-type="float">
            <text:p>0.0287394957983194</text:p>
          </table:table-cell>
          <table:table-cell office:value-type="float" office:value="0.0119327731092438" calcext:value-type="float">
            <text:p>0.0119327731092438</text:p>
          </table:table-cell>
          <table:table-cell office:value-type="float" office:value="0.040672268907563" calcext:value-type="float">
            <text:p>0.040672268907563</text:p>
          </table:table-cell>
          <table:table-cell office:value-type="float" office:value="0.0321008403361345" calcext:value-type="float">
            <text:p>0.0321008403361345</text:p>
          </table:table-cell>
          <table:table-cell office:value-type="float" office:value="0.0259663865546219" calcext:value-type="float">
            <text:p>0.0259663865546219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289915966386556" calcext:value-type="float">
            <text:p>0.0289915966386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-0.014453781512605" calcext:value-type="float">
            <text:p>-0.014453781512605</text:p>
          </table:table-cell>
          <table:table-cell office:value-type="float" office:value="-0.0173109243697479" calcext:value-type="float">
            <text:p>-0.0173109243697479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259663865546219" calcext:value-type="float">
            <text:p>0.0259663865546219</text:p>
          </table:table-cell>
          <table:table-cell office:value-type="float" office:value="0.0233613445378151" calcext:value-type="float">
            <text:p>0.0233613445378151</text:p>
          </table:table-cell>
          <table:table-cell office:value-type="float" office:value="0.0115126050420168" calcext:value-type="float">
            <text:p>0.0115126050420168</text:p>
          </table:table-cell>
          <table:table-cell office:value-type="float" office:value="0.0205042016806724" calcext:value-type="float">
            <text:p>0.0205042016806724</text:p>
          </table:table-cell>
          <table:table-cell office:value-type="float" office:value="0.0142857142857142" calcext:value-type="float">
            <text:p>0.0142857142857142</text:p>
          </table:table-cell>
          <table:table-cell office:value-type="float" office:value="0.00319327731092445" calcext:value-type="float">
            <text:p>0.00319327731092445</text:p>
          </table:table-cell>
          <table:table-cell office:value-type="float" office:value="0.0202521008403362" calcext:value-type="float">
            <text:p>0.0202521008403362</text:p>
          </table:table-cell>
          <table:table-cell office:value-type="float" office:value="0.000252100840336222" calcext:value-type="float">
            <text:p>0.000252100840336222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201680672268908" calcext:value-type="float">
            <text:p>0.0201680672268908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230252100840337" calcext:value-type="float">
            <text:p>0.02302521008403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-0.0143697478991597" calcext:value-type="float">
            <text:p>-0.0143697478991597</text:p>
          </table:table-cell>
          <table:table-cell office:value-type="float" office:value="-0.00848739495798323" calcext:value-type="float">
            <text:p>-0.00848739495798323</text:p>
          </table:table-cell>
          <table:table-cell office:value-type="float" office:value="0.0232773109243698" calcext:value-type="float">
            <text:p>0.0232773109243698</text:p>
          </table:table-cell>
          <table:table-cell office:value-type="float" office:value="0.0318487394957984" calcext:value-type="float">
            <text:p>0.0318487394957984</text:p>
          </table:table-cell>
          <table:table-cell office:value-type="float" office:value="0.0146218487394958" calcext:value-type="float">
            <text:p>0.0146218487394958</text:p>
          </table:table-cell>
          <table:table-cell office:value-type="float" office:value="0.0202521008403361" calcext:value-type="float">
            <text:p>0.0202521008403361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202521008403362" calcext:value-type="float">
            <text:p>0.0202521008403362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173949579831932" calcext:value-type="float">
            <text:p>0.0173949579831932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173949579831934" calcext:value-type="float">
            <text:p>0.0173949579831934</text:p>
          </table:table-cell>
          <table:table-cell office:value-type="float" office:value="0.0202521008403362" calcext:value-type="float">
            <text:p>0.0202521008403362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142857142857142" calcext:value-type="float">
            <text:p>0.01428571428571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0" calcext:value-type="float">
            <text:p>0</text:p>
          </table:table-cell>
          <table:table-cell office:value-type="float" office:value="-0.00968067226890756" calcext:value-type="float">
            <text:p>-0.00968067226890756</text:p>
          </table:table-cell>
          <table:table-cell office:value-type="float" office:value="0.0255798319327731" calcext:value-type="float">
            <text:p>0.0255798319327731</text:p>
          </table:table-cell>
          <table:table-cell office:value-type="float" office:value="0.0378319327731093" calcext:value-type="float">
            <text:p>0.0378319327731093</text:p>
          </table:table-cell>
          <table:table-cell office:value-type="float" office:value="0.0239495798319327" calcext:value-type="float">
            <text:p>0.0239495798319327</text:p>
          </table:table-cell>
          <table:table-cell office:value-type="float" office:value="0.0260840336134454" calcext:value-type="float">
            <text:p>0.0260840336134454</text:p>
          </table:table-cell>
          <table:table-cell office:value-type="float" office:value="0.0105714285714286" calcext:value-type="float">
            <text:p>0.0105714285714286</text:p>
          </table:table-cell>
          <table:table-cell office:value-type="float" office:value="0.0127563025210083" calcext:value-type="float">
            <text:p>0.0127563025210083</text:p>
          </table:table-cell>
          <table:table-cell office:value-type="float" office:value="0.0107394957983193" calcext:value-type="float">
            <text:p>0.0107394957983193</text:p>
          </table:table-cell>
          <table:table-cell office:value-type="float" office:value="0.0237310924369747" calcext:value-type="float">
            <text:p>0.0237310924369747</text:p>
          </table:table-cell>
          <table:table-cell office:value-type="float" office:value="0.0101344537815127" calcext:value-type="float">
            <text:p>0.0101344537815127</text:p>
          </table:table-cell>
          <table:table-cell office:value-type="float" office:value="0.0286050420168067" calcext:value-type="float">
            <text:p>0.0286050420168067</text:p>
          </table:table-cell>
          <table:table-cell office:value-type="float" office:value="0.032672268907563" calcext:value-type="float">
            <text:p>0.032672268907563</text:p>
          </table:table-cell>
          <table:table-cell office:value-type="float" office:value="0.0162016806722689" calcext:value-type="float">
            <text:p>0.0162016806722689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24890756302521" calcext:value-type="float">
            <text:p>0.024890756302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00232492997198885" calcext:value-type="float">
            <text:p>0.00232492997198885</text:p>
          </table:table-cell>
          <table:table-cell office:value-type="float" office:value="-0.0757563025210084" calcext:value-type="float">
            <text:p>-0.0757563025210084</text:p>
          </table:table-cell>
          <table:table-cell office:value-type="float" office:value="-0.00366946778711485" calcext:value-type="float">
            <text:p>-0.00366946778711485</text:p>
          </table:table-cell>
          <table:table-cell office:value-type="float" office:value="-0.0142577030812324" calcext:value-type="float">
            <text:p>-0.0142577030812324</text:p>
          </table:table-cell>
          <table:table-cell office:value-type="float" office:value="-0.0201400560224089" calcext:value-type="float">
            <text:p>-0.0201400560224089</text:p>
          </table:table-cell>
          <table:table-cell office:value-type="float" office:value="-0.0190196078431372" calcext:value-type="float">
            <text:p>-0.0190196078431372</text:p>
          </table:table-cell>
          <table:table-cell office:value-type="float" office:value="-0.00592436974789912" calcext:value-type="float">
            <text:p>-0.00592436974789912</text:p>
          </table:table-cell>
          <table:table-cell office:value-type="float" office:value="-0.0131512605042016" calcext:value-type="float">
            <text:p>-0.0131512605042016</text:p>
          </table:table-cell>
          <table:table-cell office:value-type="float" office:value="-0.0119747899159663" calcext:value-type="float">
            <text:p>-0.0119747899159663</text:p>
          </table:table-cell>
          <table:table-cell office:value-type="float" office:value="-0.0141736694677871" calcext:value-type="float">
            <text:p>-0.0141736694677871</text:p>
          </table:table-cell>
          <table:table-cell office:value-type="float" office:value="-0.029719887955182" calcext:value-type="float">
            <text:p>-0.029719887955182</text:p>
          </table:table-cell>
          <table:table-cell office:value-type="float" office:value="-0.00593837535013997" calcext:value-type="float">
            <text:p>-0.00593837535013997</text:p>
          </table:table-cell>
          <table:table-cell office:value-type="float" office:value="-0.015392156862745" calcext:value-type="float">
            <text:p>-0.015392156862745</text:p>
          </table:table-cell>
          <table:table-cell office:value-type="float" office:value="0.00351540616246504" calcext:value-type="float">
            <text:p>0.00351540616246504</text:p>
          </table:table-cell>
          <table:table-cell office:value-type="float" office:value="0.00355742296918782" calcext:value-type="float">
            <text:p>0.00355742296918782</text:p>
          </table:table-cell>
          <table:table-cell office:value-type="float" office:value="-0.040252100840336" calcext:value-type="float">
            <text:p>-0.040252100840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0166526610644258" calcext:value-type="float">
            <text:p>0.0166526610644258</text:p>
          </table:table-cell>
          <table:table-cell office:value-type="float" office:value="-0.0497058823529412" calcext:value-type="float">
            <text:p>-0.0497058823529412</text:p>
          </table:table-cell>
          <table:table-cell office:value-type="float" office:value="0.00596638655462178" calcext:value-type="float">
            <text:p>0.00596638655462178</text:p>
          </table:table-cell>
          <table:table-cell office:value-type="float" office:value="0.00114845938375352" calcext:value-type="float">
            <text:p>0.00114845938375352</text:p>
          </table:table-cell>
          <table:table-cell office:value-type="float" office:value="0.00240896358543419" calcext:value-type="float">
            <text:p>0.00240896358543419</text:p>
          </table:table-cell>
          <table:table-cell office:value-type="float" office:value="-0.0118627450980392" calcext:value-type="float">
            <text:p>-0.0118627450980392</text:p>
          </table:table-cell>
          <table:table-cell office:value-type="float" office:value="0.00469187675070026" calcext:value-type="float">
            <text:p>0.00469187675070026</text:p>
          </table:table-cell>
          <table:table-cell office:value-type="float" office:value="-0.00117647058823533" calcext:value-type="float">
            <text:p>-0.00117647058823533</text:p>
          </table:table-cell>
          <table:table-cell office:value-type="float" office:value="-0.0166526610644259" calcext:value-type="float">
            <text:p>-0.0166526610644259</text:p>
          </table:table-cell>
          <table:table-cell office:value-type="float" office:value="-0.00585434173669464" calcext:value-type="float">
            <text:p>-0.00585434173669464</text:p>
          </table:table-cell>
          <table:table-cell office:value-type="float" office:value="-0.0130392156862745" calcext:value-type="float">
            <text:p>-0.0130392156862745</text:p>
          </table:table-cell>
          <table:table-cell office:value-type="float" office:value="0.00114845938375352" calcext:value-type="float">
            <text:p>0.00114845938375352</text:p>
          </table:table-cell>
          <table:table-cell office:value-type="float" office:value="-0.0118207282913166" calcext:value-type="float">
            <text:p>-0.0118207282913166</text:p>
          </table:table-cell>
          <table:table-cell office:value-type="float" office:value="-0.00350140056022408" calcext:value-type="float">
            <text:p>-0.00350140056022408</text:p>
          </table:table-cell>
          <table:table-cell office:value-type="float" office:value="-0.00119047619047619" calcext:value-type="float">
            <text:p>-0.00119047619047619</text:p>
          </table:table-cell>
          <table:table-cell office:value-type="float" office:value="-0.0200560224089636" calcext:value-type="float">
            <text:p>-0.0200560224089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0130672268907563" calcext:value-type="float">
            <text:p>0.0130672268907563</text:p>
          </table:table-cell>
          <table:table-cell office:value-type="float" office:value="-0.0473109243697479" calcext:value-type="float">
            <text:p>-0.0473109243697479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0.00124649859943982" calcext:value-type="float">
            <text:p>0.00124649859943982</text:p>
          </table:table-cell>
          <table:table-cell office:value-type="float" office:value="0.0011204481792717" calcext:value-type="float">
            <text:p>0.0011204481792717</text:p>
          </table:table-cell>
          <table:table-cell office:value-type="float" office:value="-0.0153641456582634" calcext:value-type="float">
            <text:p>-0.0153641456582634</text:p>
          </table:table-cell>
          <table:table-cell office:value-type="float" office:value="0.00116246498599437" calcext:value-type="float">
            <text:p>0.00116246498599437</text:p>
          </table:table-cell>
          <table:table-cell office:value-type="float" office:value="0.00827731092436967" calcext:value-type="float">
            <text:p>0.00827731092436967</text:p>
          </table:table-cell>
          <table:table-cell office:value-type="float" office:value="-0.0130392156862745" calcext:value-type="float">
            <text:p>-0.0130392156862745</text:p>
          </table:table-cell>
          <table:table-cell office:value-type="float" office:value="-0.00705882352941178" calcext:value-type="float">
            <text:p>-0.00705882352941178</text:p>
          </table:table-cell>
          <table:table-cell office:value-type="float" office:value="-0.00824929971988797" calcext:value-type="float">
            <text:p>-0.00824929971988797</text:p>
          </table:table-cell>
          <table:table-cell office:value-type="float" office:value="-0.00354341736694674" calcext:value-type="float">
            <text:p>-0.00354341736694674</text:p>
          </table:table-cell>
          <table:table-cell office:value-type="float" office:value="-0.00471988795518208" calcext:value-type="float">
            <text:p>-0.00471988795518208</text:p>
          </table:table-cell>
          <table:table-cell office:value-type="float" office:value="-0.0200420168067227" calcext:value-type="float">
            <text:p>-0.0200420168067227</text:p>
          </table:table-cell>
          <table:table-cell office:value-type="float" office:value="0.00355742296918771" calcext:value-type="float">
            <text:p>0.00355742296918771</text:p>
          </table:table-cell>
          <table:table-cell office:value-type="float" office:value="-0.0165966386554622" calcext:value-type="float">
            <text:p>-0.0165966386554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0201680672268909" calcext:value-type="float">
            <text:p>0.0201680672268909</text:p>
          </table:table-cell>
          <table:table-cell office:value-type="float" office:value="-0.0449579831932773" calcext:value-type="float">
            <text:p>-0.0449579831932773</text:p>
          </table:table-cell>
          <table:table-cell office:value-type="float" office:value="0.0118207282913166" calcext:value-type="float">
            <text:p>0.0118207282913166</text:p>
          </table:table-cell>
          <table:table-cell office:value-type="float" office:value="0.0189915966386555" calcext:value-type="float">
            <text:p>0.0189915966386555</text:p>
          </table:table-cell>
          <table:table-cell office:value-type="float" office:value="0.0082072829131653" calcext:value-type="float">
            <text:p>0.0082072829131653</text:p>
          </table:table-cell>
          <table:table-cell office:value-type="float" office:value="-0.00359943977591037" calcext:value-type="float">
            <text:p>-0.00359943977591037</text:p>
          </table:table-cell>
          <table:table-cell office:value-type="float" office:value="0.00588235294117656" calcext:value-type="float">
            <text:p>0.00588235294117656</text:p>
          </table:table-cell>
          <table:table-cell office:value-type="float" office:value="0.014201680672269" calcext:value-type="float">
            <text:p>0.014201680672269</text:p>
          </table:table-cell>
          <table:table-cell office:value-type="float" office:value="0.00354341736694685" calcext:value-type="float">
            <text:p>0.00354341736694685</text:p>
          </table:table-cell>
          <table:table-cell office:value-type="float" office:value="-0.00352941176470589" calcext:value-type="float">
            <text:p>-0.00352941176470589</text:p>
          </table:table-cell>
          <table:table-cell office:value-type="float" office:value="0.00710084033613456" calcext:value-type="float">
            <text:p>0.00710084033613456</text:p>
          </table:table-cell>
          <table:table-cell office:value-type="float" office:value="0.0154061624649861" calcext:value-type="float">
            <text:p>0.0154061624649861</text:p>
          </table:table-cell>
          <table:table-cell office:value-type="float" office:value="-0.00471988795518208" calcext:value-type="float">
            <text:p>-0.00471988795518208</text:p>
          </table:table-cell>
          <table:table-cell office:value-type="float" office:value="-0.00351540616246482" calcext:value-type="float">
            <text:p>-0.00351540616246482</text:p>
          </table:table-cell>
          <table:table-cell office:value-type="float" office:value="0.0118347338935575" calcext:value-type="float">
            <text:p>0.0118347338935575</text:p>
          </table:table-cell>
          <table:table-cell office:value-type="float" office:value="1.11022302462516E-016" calcext:value-type="float">
            <text:p>1.11022302462516E-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0201400560224089" calcext:value-type="float">
            <text:p>0.0201400560224089</text:p>
          </table:table-cell>
          <table:table-cell office:value-type="float" office:value="-0.0402240896358543" calcext:value-type="float">
            <text:p>-0.0402240896358543</text:p>
          </table:table-cell>
          <table:table-cell office:value-type="float" office:value="0.0106442577030812" calcext:value-type="float">
            <text:p>0.0106442577030812</text:p>
          </table:table-cell>
          <table:table-cell office:value-type="float" office:value="0.0202240896358543" calcext:value-type="float">
            <text:p>0.0202240896358543</text:p>
          </table:table-cell>
          <table:table-cell office:value-type="float" office:value="0.0141596638655461" calcext:value-type="float">
            <text:p>0.0141596638655461</text:p>
          </table:table-cell>
          <table:table-cell office:value-type="float" office:value="-0.00117647058823533" calcext:value-type="float">
            <text:p>-0.00117647058823533</text:p>
          </table:table-cell>
          <table:table-cell office:value-type="float" office:value="0.0118487394957982" calcext:value-type="float">
            <text:p>0.0118487394957982</text:p>
          </table:table-cell>
          <table:table-cell office:value-type="float" office:value="0.0107142857142857" calcext:value-type="float">
            <text:p>0.0107142857142857</text:p>
          </table:table-cell>
          <table:table-cell office:value-type="float" office:value="0.00710084033613445" calcext:value-type="float">
            <text:p>0.00710084033613445</text:p>
          </table:table-cell>
          <table:table-cell office:value-type="float" office:value="-0.00357142857142867" calcext:value-type="float">
            <text:p>-0.00357142857142867</text:p>
          </table:table-cell>
          <table:table-cell office:value-type="float" office:value="0.00593837535014008" calcext:value-type="float">
            <text:p>0.00593837535014008</text:p>
          </table:table-cell>
          <table:table-cell office:value-type="float" office:value="0.0142016806722689" calcext:value-type="float">
            <text:p>0.0142016806722689</text:p>
          </table:table-cell>
          <table:table-cell office:value-type="float" office:value="-0.0011904761904763" calcext:value-type="float">
            <text:p>-0.0011904761904763</text:p>
          </table:table-cell>
          <table:table-cell office:value-type="float" office:value="0.0000140056022408519" calcext:value-type="float">
            <text:p>1.40056022408519E-05</text:p>
          </table:table-cell>
          <table:table-cell office:value-type="float" office:value="0.00945378151260501" calcext:value-type="float">
            <text:p>0.00945378151260501</text:p>
          </table:table-cell>
          <table:table-cell office:value-type="float" office:value="0.00474789915966389" calcext:value-type="float">
            <text:p>0.0047478991596638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0.0144705882352941" calcext:value-type="float">
            <text:p>0.0144705882352941</text:p>
          </table:table-cell>
          <table:table-cell office:value-type="float" office:value="-0.0515910364145658" calcext:value-type="float">
            <text:p>-0.0515910364145658</text:p>
          </table:table-cell>
          <table:table-cell office:value-type="float" office:value="0.00590476190476197" calcext:value-type="float">
            <text:p>0.00590476190476197</text:p>
          </table:table-cell>
          <table:table-cell office:value-type="float" office:value="0.00547058823529412" calcext:value-type="float">
            <text:p>0.00547058823529412</text:p>
          </table:table-cell>
          <table:table-cell office:value-type="float" office:value="0.00115126050420167" calcext:value-type="float">
            <text:p>0.00115126050420167</text:p>
          </table:table-cell>
          <table:table-cell office:value-type="float" office:value="-0.010204481792717" calcext:value-type="float">
            <text:p>-0.010204481792717</text:p>
          </table:table-cell>
          <table:table-cell office:value-type="float" office:value="0.00353221288515404" calcext:value-type="float">
            <text:p>0.00353221288515404</text:p>
          </table:table-cell>
          <table:table-cell office:value-type="float" office:value="0.00377310924369745" calcext:value-type="float">
            <text:p>0.00377310924369745</text:p>
          </table:table-cell>
          <table:table-cell office:value-type="float" office:value="-0.00620448179271715" calcext:value-type="float">
            <text:p>-0.00620448179271715</text:p>
          </table:table-cell>
          <table:table-cell office:value-type="float" office:value="-0.00683753501400552" calcext:value-type="float">
            <text:p>-0.00683753501400552</text:p>
          </table:table-cell>
          <table:table-cell office:value-type="float" office:value="-0.00759383753501397" calcext:value-type="float">
            <text:p>-0.00759383753501397</text:p>
          </table:table-cell>
          <table:table-cell office:value-type="float" office:value="0.00425490196078437" calcext:value-type="float">
            <text:p>0.00425490196078437</text:p>
          </table:table-cell>
          <table:table-cell office:value-type="float" office:value="-0.00756862745098041" calcext:value-type="float">
            <text:p>-0.00756862745098041</text:p>
          </table:table-cell>
          <table:table-cell office:value-type="float" office:value="-0.00470588235294112" calcext:value-type="float">
            <text:p>-0.00470588235294112</text:p>
          </table:table-cell>
          <table:table-cell office:value-type="float" office:value="0.00544257703081241" calcext:value-type="float">
            <text:p>0.00544257703081241</text:p>
          </table:table-cell>
          <table:table-cell office:value-type="float" office:value="-0.0144313725490196" calcext:value-type="float">
            <text:p>-0.0144313725490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0124785223367698" calcext:value-type="float">
            <text:p>0.0124785223367698</text:p>
          </table:table-cell>
          <table:table-cell office:value-type="float" office:value="-0.0280283505154639" calcext:value-type="float">
            <text:p>-0.0280283505154639</text:p>
          </table:table-cell>
          <table:table-cell office:value-type="float" office:value="-0.00107388316151202" calcext:value-type="float">
            <text:p>-0.00107388316151202</text:p>
          </table:table-cell>
          <table:table-cell office:value-type="float" office:value="0.014561855670103" calcext:value-type="float">
            <text:p>0.014561855670103</text:p>
          </table:table-cell>
          <table:table-cell office:value-type="float" office:value="-0.00103092783505154" calcext:value-type="float">
            <text:p>-0.00103092783505154</text:p>
          </table:table-cell>
          <table:table-cell office:value-type="float" office:value="0.0011168384879725" calcext:value-type="float">
            <text:p>0.0011168384879725</text:p>
          </table:table-cell>
          <table:table-cell office:value-type="float" office:value="0.00936426116838496" calcext:value-type="float">
            <text:p>0.00936426116838496</text:p>
          </table:table-cell>
          <table:table-cell office:value-type="float" office:value="0.00520833333333326" calcext:value-type="float">
            <text:p>0.00520833333333326</text:p>
          </table:table-cell>
          <table:table-cell office:value-type="float" office:value="-0.00519759450171819" calcext:value-type="float">
            <text:p>-0.00519759450171819</text:p>
          </table:table-cell>
          <table:table-cell office:value-type="float" office:value="0.00618556701030937" calcext:value-type="float">
            <text:p>0.00618556701030937</text:p>
          </table:table-cell>
          <table:table-cell office:value-type="float" office:value="0.0000322164948454162" calcext:value-type="float">
            <text:p>3.22164948454162E-05</text:p>
          </table:table-cell>
          <table:table-cell office:value-type="float" office:value="-0.0000107388316151757" calcext:value-type="float">
            <text:p>-1.07388316151757E-05</text:p>
          </table:table-cell>
          <table:table-cell office:value-type="float" office:value="0.0020940721649485" calcext:value-type="float">
            <text:p>0.0020940721649485</text:p>
          </table:table-cell>
          <table:table-cell office:value-type="float" office:value="-0.0000214776632302405" calcext:value-type="float">
            <text:p>-2.14776632302405E-05</text:p>
          </table:table-cell>
          <table:table-cell office:value-type="float" office:value="0.00732388316151211" calcext:value-type="float">
            <text:p>0.00732388316151211</text:p>
          </table:table-cell>
          <table:table-cell office:value-type="float" office:value="0.0104059278350516" calcext:value-type="float">
            <text:p>0.01040592783505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0239368556701031" calcext:value-type="float">
            <text:p>0.0239368556701031</text:p>
          </table:table-cell>
          <table:table-cell office:value-type="float" office:value="-0.0103844501718212" calcext:value-type="float">
            <text:p>-0.0103844501718212</text:p>
          </table:table-cell>
          <table:table-cell office:value-type="float" office:value="0.025966494845361" calcext:value-type="float">
            <text:p>0.025966494845361</text:p>
          </table:table-cell>
          <table:table-cell office:value-type="float" office:value="0.0259879725085911" calcext:value-type="float">
            <text:p>0.0259879725085911</text:p>
          </table:table-cell>
          <table:table-cell office:value-type="float" office:value="0.0197487113402063" calcext:value-type="float">
            <text:p>0.0197487113402063</text:p>
          </table:table-cell>
          <table:table-cell office:value-type="float" office:value="0.0124570446735396" calcext:value-type="float">
            <text:p>0.0124570446735396</text:p>
          </table:table-cell>
          <table:table-cell office:value-type="float" office:value="0.0145296391752578" calcext:value-type="float">
            <text:p>0.0145296391752578</text:p>
          </table:table-cell>
          <table:table-cell office:value-type="float" office:value="0.0197379725085911" calcext:value-type="float">
            <text:p>0.0197379725085911</text:p>
          </table:table-cell>
          <table:table-cell office:value-type="float" office:value="0.0156035223367698" calcext:value-type="float">
            <text:p>0.0156035223367698</text:p>
          </table:table-cell>
          <table:table-cell office:value-type="float" office:value="0.0166237113402062" calcext:value-type="float">
            <text:p>0.0166237113402062</text:p>
          </table:table-cell>
          <table:table-cell office:value-type="float" office:value="0.0124785223367698" calcext:value-type="float">
            <text:p>0.0124785223367698</text:p>
          </table:table-cell>
          <table:table-cell office:value-type="float" office:value="0.0207259450171823" calcext:value-type="float">
            <text:p>0.0207259450171823</text:p>
          </table:table-cell>
          <table:table-cell office:value-type="float" office:value="0.0155820446735396" calcext:value-type="float">
            <text:p>0.0155820446735396</text:p>
          </table:table-cell>
          <table:table-cell office:value-type="float" office:value="0.00831185567010317" calcext:value-type="float">
            <text:p>0.00831185567010317</text:p>
          </table:table-cell>
          <table:table-cell office:value-type="float" office:value="0.0208118556701032" calcext:value-type="float">
            <text:p>0.0208118556701032</text:p>
          </table:table-cell>
          <table:table-cell office:value-type="float" office:value="0.0145833333333334" calcext:value-type="float">
            <text:p>0.0145833333333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0156142611683848" calcext:value-type="float">
            <text:p>0.0156142611683848</text:p>
          </table:table-cell>
          <table:table-cell office:value-type="float" office:value="-0.0207474226804123" calcext:value-type="float">
            <text:p>-0.0207474226804123</text:p>
          </table:table-cell>
          <table:table-cell office:value-type="float" office:value="0.0155820446735395" calcext:value-type="float">
            <text:p>0.0155820446735395</text:p>
          </table:table-cell>
          <table:table-cell office:value-type="float" office:value="0.0176761168384879" calcext:value-type="float">
            <text:p>0.0176761168384879</text:p>
          </table:table-cell>
          <table:table-cell office:value-type="float" office:value="0.00933204467353954" calcext:value-type="float">
            <text:p>0.00933204467353954</text:p>
          </table:table-cell>
          <table:table-cell office:value-type="float" office:value="0.00621778350515467" calcext:value-type="float">
            <text:p>0.00621778350515467</text:p>
          </table:table-cell>
          <table:table-cell office:value-type="float" office:value="0.00934278350515461" calcext:value-type="float">
            <text:p>0.00934278350515461</text:p>
          </table:table-cell>
          <table:table-cell office:value-type="float" office:value="0.00831185567010306" calcext:value-type="float">
            <text:p>0.00831185567010306</text:p>
          </table:table-cell>
          <table:table-cell office:value-type="float" office:value="0.00518685567010313" calcext:value-type="float">
            <text:p>0.00518685567010313</text:p>
          </table:table-cell>
          <table:table-cell office:value-type="float" office:value="0.0104274054982818" calcext:value-type="float">
            <text:p>0.0104274054982818</text:p>
          </table:table-cell>
          <table:table-cell office:value-type="float" office:value="0.00829037800687293" calcext:value-type="float">
            <text:p>0.00829037800687293</text:p>
          </table:table-cell>
          <table:table-cell office:value-type="float" office:value="0.00825816151202752" calcext:value-type="float">
            <text:p>0.00825816151202752</text:p>
          </table:table-cell>
          <table:table-cell office:value-type="float" office:value="-0.00311426116838487" calcext:value-type="float">
            <text:p>-0.00311426116838487</text:p>
          </table:table-cell>
          <table:table-cell office:value-type="float" office:value="0.00520833333333337" calcext:value-type="float">
            <text:p>0.00520833333333337</text:p>
          </table:table-cell>
          <table:table-cell office:value-type="float" office:value="0.00516537800687289" calcext:value-type="float">
            <text:p>0.00516537800687289</text:p>
          </table:table-cell>
          <table:table-cell office:value-type="float" office:value="0.0124892611683849" calcext:value-type="float">
            <text:p>0.0124892611683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0104274054982817" calcext:value-type="float">
            <text:p>0.0104274054982817</text:p>
          </table:table-cell>
          <table:table-cell office:value-type="float" office:value="-0.0238724226804123" calcext:value-type="float">
            <text:p>-0.0238724226804123</text:p>
          </table:table-cell>
          <table:table-cell office:value-type="float" office:value="0.00727018900343635" calcext:value-type="float">
            <text:p>0.00727018900343635</text:p>
          </table:table-cell>
          <table:table-cell office:value-type="float" office:value="0.0187392611683849" calcext:value-type="float">
            <text:p>0.0187392611683849</text:p>
          </table:table-cell>
          <table:table-cell office:value-type="float" office:value="0.0103737113402063" calcext:value-type="float">
            <text:p>0.0103737113402063</text:p>
          </table:table-cell>
          <table:table-cell office:value-type="float" office:value="0.00518685567010302" calcext:value-type="float">
            <text:p>0.00518685567010302</text:p>
          </table:table-cell>
          <table:table-cell office:value-type="float" office:value="0.00308204467353956" calcext:value-type="float">
            <text:p>0.00308204467353956</text:p>
          </table:table-cell>
          <table:table-cell office:value-type="float" office:value="0.0135309278350515" calcext:value-type="float">
            <text:p>0.0135309278350515</text:p>
          </table:table-cell>
          <table:table-cell office:value-type="float" office:value="-0.00105240549828178" calcext:value-type="float">
            <text:p>-0.00105240549828178</text:p>
          </table:table-cell>
          <table:table-cell office:value-type="float" office:value="0.00622852233676974" calcext:value-type="float">
            <text:p>0.00622852233676974</text:p>
          </table:table-cell>
          <table:table-cell office:value-type="float" office:value="-0.00416666666666665" calcext:value-type="float">
            <text:p>-0.00416666666666665</text:p>
          </table:table-cell>
          <table:table-cell office:value-type="float" office:value="0.00622852233676974" calcext:value-type="float">
            <text:p>0.00622852233676974</text:p>
          </table:table-cell>
          <table:table-cell office:value-type="float" office:value="-0.00313573883161511" calcext:value-type="float">
            <text:p>-0.00313573883161511</text:p>
          </table:table-cell>
          <table:table-cell office:value-type="float" office:value="-0.00311426116838487" calcext:value-type="float">
            <text:p>-0.00311426116838487</text:p>
          </table:table-cell>
          <table:table-cell office:value-type="float" office:value="-0.0000107388316151757" calcext:value-type="float">
            <text:p>-1.07388316151757E-05</text:p>
          </table:table-cell>
          <table:table-cell office:value-type="float" office:value="0.00207259450171826" calcext:value-type="float">
            <text:p>0.002072594501718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00731314432989683" calcext:value-type="float">
            <text:p>0.00731314432989683</text:p>
          </table:table-cell>
          <table:table-cell office:value-type="float" office:value="-0.0290700171821306" calcext:value-type="float">
            <text:p>-0.0290700171821306</text:p>
          </table:table-cell>
          <table:table-cell office:value-type="float" office:value="0.00622852233676974" calcext:value-type="float">
            <text:p>0.00622852233676974</text:p>
          </table:table-cell>
          <table:table-cell office:value-type="float" office:value="0.0135201890034363" calcext:value-type="float">
            <text:p>0.0135201890034363</text:p>
          </table:table-cell>
          <table:table-cell office:value-type="float" office:value="0.00516537800687278" calcext:value-type="float">
            <text:p>0.00516537800687278</text:p>
          </table:table-cell>
          <table:table-cell office:value-type="float" office:value="0.00521907216494844" calcext:value-type="float">
            <text:p>0.00521907216494844</text:p>
          </table:table-cell>
          <table:table-cell office:value-type="float" office:value="-0.00313573883161522" calcext:value-type="float">
            <text:p>-0.00313573883161522</text:p>
          </table:table-cell>
          <table:table-cell office:value-type="float" office:value="0.00832259450171824" calcext:value-type="float">
            <text:p>0.00832259450171824</text:p>
          </table:table-cell>
          <table:table-cell office:value-type="float" office:value="-0.00625000000000009" calcext:value-type="float">
            <text:p>-0.00625000000000009</text:p>
          </table:table-cell>
          <table:table-cell office:value-type="float" office:value="0.00312499999999993" calcext:value-type="float">
            <text:p>0.00312499999999993</text:p>
          </table:table-cell>
          <table:table-cell office:value-type="float" office:value="-0.00416666666666676" calcext:value-type="float">
            <text:p>-0.00416666666666676</text:p>
          </table:table-cell>
          <table:table-cell office:value-type="float" office:value="-0.00208333333333344" calcext:value-type="float">
            <text:p>-0.00208333333333344</text:p>
          </table:table-cell>
          <table:table-cell office:value-type="float" office:value="-0.00313573883161522" calcext:value-type="float">
            <text:p>-0.00313573883161522</text:p>
          </table:table-cell>
          <table:table-cell office:value-type="float" office:value="-0.00208333333333344" calcext:value-type="float">
            <text:p>-0.00208333333333344</text:p>
          </table:table-cell>
          <table:table-cell office:value-type="float" office:value="-0.00207259450171826" calcext:value-type="float">
            <text:p>-0.00207259450171826</text:p>
          </table:table-cell>
          <table:table-cell office:value-type="float" office:value="-0.00520833333333348" calcext:value-type="float">
            <text:p>-0.005208333333333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0.0139540378006873" calcext:value-type="float">
            <text:p>0.0139540378006873</text:p>
          </table:table-cell>
          <table:table-cell office:value-type="float" office:value="-0.022420532646048" calcext:value-type="float">
            <text:p>-0.022420532646048</text:p>
          </table:table-cell>
          <table:table-cell office:value-type="float" office:value="0.0107946735395189" calcext:value-type="float">
            <text:p>0.0107946735395189</text:p>
          </table:table-cell>
          <table:table-cell office:value-type="float" office:value="0.0180970790378007" calcext:value-type="float">
            <text:p>0.0180970790378007</text:p>
          </table:table-cell>
          <table:table-cell office:value-type="float" office:value="0.00871778350515473" calcext:value-type="float">
            <text:p>0.00871778350515473</text:p>
          </table:table-cell>
          <table:table-cell office:value-type="float" office:value="0.00603951890034371" calcext:value-type="float">
            <text:p>0.00603951890034371</text:p>
          </table:table-cell>
          <table:table-cell office:value-type="float" office:value="0.00663659793814442" calcext:value-type="float">
            <text:p>0.00663659793814442</text:p>
          </table:table-cell>
          <table:table-cell office:value-type="float" office:value="0.0110223367697595" calcext:value-type="float">
            <text:p>0.0110223367697595</text:p>
          </table:table-cell>
          <table:table-cell office:value-type="float" office:value="0.00165807560137465" calcext:value-type="float">
            <text:p>0.00165807560137465</text:p>
          </table:table-cell>
          <table:table-cell office:value-type="float" office:value="0.00851804123711342" calcext:value-type="float">
            <text:p>0.00851804123711342</text:p>
          </table:table-cell>
          <table:table-cell office:value-type="float" office:value="0.00249355670103102" calcext:value-type="float">
            <text:p>0.00249355670103102</text:p>
          </table:table-cell>
          <table:table-cell office:value-type="float" office:value="0.00662371134020623" calcext:value-type="float">
            <text:p>0.00662371134020623</text:p>
          </table:table-cell>
          <table:table-cell office:value-type="float" office:value="0.00165807560137465" calcext:value-type="float">
            <text:p>0.00165807560137465</text:p>
          </table:table-cell>
          <table:table-cell office:value-type="float" office:value="0.00166022336769767" calcext:value-type="float">
            <text:p>0.00166022336769767</text:p>
          </table:table-cell>
          <table:table-cell office:value-type="float" office:value="0.00624355670103094" calcext:value-type="float">
            <text:p>0.00624355670103094</text:p>
          </table:table-cell>
          <table:table-cell office:value-type="float" office:value="0.00686855670103093" calcext:value-type="float">
            <text:p>0.00686855670103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236842105263158" calcext:value-type="float">
            <text:p>-0.0236842105263158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-0.000877192982456254" calcext:value-type="float">
            <text:p>-0.000877192982456254</text:p>
          </table:table-cell>
          <table:table-cell office:value-type="float" office:value="0" calcext:value-type="float">
            <text:p>0</text:p>
          </table:table-cell>
          <table:table-cell office:value-type="float" office:value="-0.0149122807017544" calcext:value-type="float">
            <text:p>-0.0149122807017544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-0.00964912280701757" calcext:value-type="float">
            <text:p>-0.00964912280701757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0964912280701757" calcext:value-type="float">
            <text:p>-0.00964912280701757</text:p>
          </table:table-cell>
          <table:table-cell table:number-columns-repeated="2" office:value-type="float" office:value="0.00350877192982457" calcext:value-type="float">
            <text:p>0.00350877192982457</text:p>
          </table:table-cell>
          <table:table-cell office:value-type="float" office:value="-0.0114035087719299" calcext:value-type="float">
            <text:p>-0.0114035087719299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0.00175438596491218" calcext:value-type="float">
            <text:p>0.00175438596491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-0.0149122807017544" calcext:value-type="float">
            <text:p>-0.0149122807017544</text:p>
          </table:table-cell>
          <table:table-cell office:value-type="float" office:value="0.0131578947368421" calcext:value-type="float">
            <text:p>0.0131578947368421</text:p>
          </table:table-cell>
          <table:table-cell office:value-type="float" office:value="0.00614035087719289" calcext:value-type="float">
            <text:p>0.00614035087719289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964912280701757" calcext:value-type="float">
            <text:p>0.00964912280701757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0.006140350877193" calcext:value-type="float">
            <text:p>0.006140350877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-0.0307017543859649" calcext:value-type="float">
            <text:p>-0.0307017543859649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201754385964912" calcext:value-type="float">
            <text:p>-0.0201754385964912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175438596491228" calcext:value-type="float">
            <text:p>-0.0175438596491228</text:p>
          </table:table-cell>
          <table:table-cell office:value-type="float" office:value="-0.0105263157894736" calcext:value-type="float">
            <text:p>-0.0105263157894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-0.0175438596491228" calcext:value-type="float">
            <text:p>-0.0175438596491228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0263157894736854" calcext:value-type="float">
            <text:p>0.00263157894736854</text:p>
          </table:table-cell>
          <table:table-cell office:value-type="float" office:value="0.00526315789473697" calcext:value-type="float">
            <text:p>0.00526315789473697</text:p>
          </table:table-cell>
          <table:table-cell office:value-type="float" office:value="0" calcext:value-type="float">
            <text:p>0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0877192982456132" calcext:value-type="float">
            <text:p>-0.008771929824561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789473684210529" calcext:value-type="float">
            <text:p>0.00789473684210529</text:p>
          </table:table-cell>
          <table:table-cell table:number-columns-repeated="2" office:value-type="float" office:value="0.00350877192982457" calcext:value-type="float">
            <text:p>0.00350877192982457</text:p>
          </table:table-cell>
          <table:table-cell office:value-type="float" office:value="0.00964912280701746" calcext:value-type="float">
            <text:p>0.00964912280701746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" calcext:value-type="float">
            <text:p>0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0877192982456143" calcext:value-type="float">
            <text:p>-0.0008771929824561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0.00649122807017544" calcext:value-type="float">
            <text:p>0.00649122807017544</text:p>
          </table:table-cell>
          <table:table-cell office:value-type="float" office:value="-0.0194736842105263" calcext:value-type="float">
            <text:p>-0.0194736842105263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-0.00333333333333341" calcext:value-type="float">
            <text:p>-0.00333333333333341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192982456140345" calcext:value-type="float">
            <text:p>-0.00192982456140345</text:p>
          </table:table-cell>
          <table:table-cell office:value-type="float" office:value="0.000350877192982546" calcext:value-type="float">
            <text:p>0.000350877192982546</text:p>
          </table:table-cell>
          <table:table-cell office:value-type="float" office:value="0.000526315789473708" calcext:value-type="float">
            <text:p>0.000526315789473708</text:p>
          </table:table-cell>
          <table:table-cell office:value-type="float" office:value="0.00122807017543858" calcext:value-type="float">
            <text:p>0.00122807017543858</text:p>
          </table:table-cell>
          <table:table-cell office:value-type="float" office:value="-0.00122807017543858" calcext:value-type="float">
            <text:p>-0.00122807017543858</text:p>
          </table:table-cell>
          <table:table-cell office:value-type="float" office:value="0.0028070175438597" calcext:value-type="float">
            <text:p>0.0028070175438597</text:p>
          </table:table-cell>
          <table:table-cell office:value-type="float" office:value="-0.00228070175438588" calcext:value-type="float">
            <text:p>-0.00228070175438588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140350877192985" calcext:value-type="float">
            <text:p>-0.00140350877192985</text:p>
          </table:table-cell>
          <table:table-cell office:value-type="float" office:value="-0.00859649122807016" calcext:value-type="float">
            <text:p>-0.00859649122807016</text:p>
          </table:table-cell>
          <table:table-cell office:value-type="float" office:value="-0.00245614035087727" calcext:value-type="float">
            <text:p>-0.00245614035087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179999999999999" calcext:value-type="float">
            <text:p>0.0179999999999999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0.00640000000000007" calcext:value-type="float">
            <text:p>0.00640000000000007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156000000000001" calcext:value-type="float">
            <text:p>0.0156000000000001</text:p>
          </table:table-cell>
          <table:table-cell office:value-type="float" office:value="-0.00559999999999983" calcext:value-type="float">
            <text:p>-0.00559999999999983</text:p>
          </table:table-cell>
          <table:table-cell office:value-type="float" office:value="0.00780000000000003" calcext:value-type="float">
            <text:p>0.00780000000000003</text:p>
          </table:table-cell>
          <table:table-cell office:value-type="float" office:value="-0.000199999999999978" calcext:value-type="float">
            <text:p>-0.000199999999999978</text:p>
          </table:table-cell>
          <table:table-cell office:value-type="float" office:value="0.00620000000000009" calcext:value-type="float">
            <text:p>0.00620000000000009</text:p>
          </table:table-cell>
          <table:table-cell office:value-type="float" office:value="0.0106000000000002" calcext:value-type="float">
            <text:p>0.0106000000000002</text:p>
          </table:table-cell>
          <table:table-cell office:value-type="float" office:value="0.00560000000000016" calcext:value-type="float">
            <text:p>0.00560000000000016</text:p>
          </table:table-cell>
          <table:table-cell office:value-type="float" office:value="-0.00139999999999985" calcext:value-type="float">
            <text:p>-0.00139999999999985</text:p>
          </table:table-cell>
          <table:table-cell office:value-type="float" office:value="0.0082000000000001" calcext:value-type="float">
            <text:p>0.0082000000000001</text:p>
          </table:table-cell>
          <table:table-cell office:value-type="float" office:value="-0.00139999999999985" calcext:value-type="float">
            <text:p>-0.00139999999999985</text:p>
          </table:table-cell>
          <table:table-cell office:value-type="float" office:value="0.00760000000000005" calcext:value-type="float">
            <text:p>0.00760000000000005</text:p>
          </table:table-cell>
          <table:table-cell office:value-type="float" office:value="0.00700000000000012" calcext:value-type="float">
            <text:p>0.00700000000000012</text:p>
          </table:table-cell>
          <table:table-cell office:value-type="float" office:value="0.00540000000000007" calcext:value-type="float">
            <text:p>0.00540000000000007</text:p>
          </table:table-cell>
          <table:table-cell office:value-type="float" office:value="0.00420000000000009" calcext:value-type="float">
            <text:p>0.00420000000000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219924812030075" calcext:value-type="float">
            <text:p>0.0219924812030075</text:p>
          </table:table-cell>
          <table:table-cell office:value-type="float" office:value="-0.0325017088174983" calcext:value-type="float">
            <text:p>-0.0325017088174983</text:p>
          </table:table-cell>
          <table:table-cell office:value-type="float" office:value="0.0194634313055366" calcext:value-type="float">
            <text:p>0.0194634313055366</text:p>
          </table:table-cell>
          <table:table-cell office:value-type="float" office:value="0.00770676691729322" calcext:value-type="float">
            <text:p>0.00770676691729322</text:p>
          </table:table-cell>
          <table:table-cell office:value-type="float" office:value="0.0168318523581682" calcext:value-type="float">
            <text:p>0.0168318523581682</text:p>
          </table:table-cell>
          <table:table-cell office:value-type="float" office:value="-0.0156356801093642" calcext:value-type="float">
            <text:p>-0.0156356801093642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0194463431305537" calcext:value-type="float">
            <text:p>0.0194463431305537</text:p>
          </table:table-cell>
          <table:table-cell office:value-type="float" office:value="0.0324504442925495" calcext:value-type="float">
            <text:p>0.0324504442925495</text:p>
          </table:table-cell>
          <table:table-cell office:value-type="float" office:value="0.0115857826384143" calcext:value-type="float">
            <text:p>0.0115857826384143</text:p>
          </table:table-cell>
          <table:table-cell office:value-type="float" office:value="0.0194463431305537" calcext:value-type="float">
            <text:p>0.0194463431305537</text:p>
          </table:table-cell>
          <table:table-cell office:value-type="float" office:value="0.00645933014354072" calcext:value-type="float">
            <text:p>0.00645933014354072</text:p>
          </table:table-cell>
          <table:table-cell office:value-type="float" office:value="0.00123034859876969" calcext:value-type="float">
            <text:p>0.00123034859876969</text:p>
          </table:table-cell>
          <table:table-cell office:value-type="float" office:value="0.0103383458646616" calcext:value-type="float">
            <text:p>0.0103383458646616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0.00119617224880386" calcext:value-type="float">
            <text:p>0.001196172248803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130041011619958" calcext:value-type="float">
            <text:p>0.0130041011619958</text:p>
          </table:table-cell>
          <table:table-cell office:value-type="float" office:value="-0.020745044429255" calcext:value-type="float">
            <text:p>-0.020745044429255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-0.00652768284347238" calcext:value-type="float">
            <text:p>-0.00652768284347238</text:p>
          </table:table-cell>
          <table:table-cell office:value-type="float" office:value="0.0155844155844155" calcext:value-type="float">
            <text:p>0.0155844155844155</text:p>
          </table:table-cell>
          <table:table-cell office:value-type="float" office:value="-0.0103896103896104" calcext:value-type="float">
            <text:p>-0.0103896103896104</text:p>
          </table:table-cell>
          <table:table-cell table:number-columns-repeated="2" office:value-type="float" office:value="0.00909090909090904" calcext:value-type="float">
            <text:p>0.00909090909090904</text:p>
          </table:table-cell>
          <table:table-cell office:value-type="float" office:value="0.0142857142857142" calcext:value-type="float">
            <text:p>0.0142857142857142</text:p>
          </table:table-cell>
          <table:table-cell office:value-type="float" office:value="0.00254613807245385" calcext:value-type="float">
            <text:p>0.00254613807245385</text:p>
          </table:table-cell>
          <table:table-cell office:value-type="float" office:value="0.00777511961722488" calcext:value-type="float">
            <text:p>0.00777511961722488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-0.00256322624743677" calcext:value-type="float">
            <text:p>-0.00256322624743677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-0.0013499658236501" calcext:value-type="float">
            <text:p>-0.0013499658236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-0.0259911141490089" calcext:value-type="float">
            <text:p>-0.0259911141490089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-0.00131578947368427" calcext:value-type="float">
            <text:p>-0.00131578947368427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103554340396447" calcext:value-type="float">
            <text:p>0.0103554340396447</text:p>
          </table:table-cell>
          <table:table-cell office:value-type="float" office:value="-0.00134996582364999" calcext:value-type="float">
            <text:p>-0.00134996582364999</text:p>
          </table:table-cell>
          <table:table-cell office:value-type="float" office:value="0.0117224880382775" calcext:value-type="float">
            <text:p>0.0117224880382775</text:p>
          </table:table-cell>
          <table:table-cell office:value-type="float" office:value="0.00128161312371844" calcext:value-type="float">
            <text:p>0.00128161312371844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0.00387901572112104" calcext:value-type="float">
            <text:p>0.00387901572112104</text:p>
          </table:table-cell>
          <table:table-cell office:value-type="float" office:value="-0.00133287764866707" calcext:value-type="float">
            <text:p>-0.00133287764866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233766233766233" calcext:value-type="float">
            <text:p>-0.0233766233766233</text:p>
          </table:table-cell>
          <table:table-cell office:value-type="float" office:value="0.00522898154477103" calcext:value-type="float">
            <text:p>0.00522898154477103</text:p>
          </table:table-cell>
          <table:table-cell office:value-type="float" office:value="-0.00128161312371833" calcext:value-type="float">
            <text:p>-0.00128161312371833</text:p>
          </table:table-cell>
          <table:table-cell office:value-type="float" office:value="0.0104237867395762" calcext:value-type="float">
            <text:p>0.0104237867395762</text:p>
          </table:table-cell>
          <table:table-cell office:value-type="float" office:value="-0.00649350649350644" calcext:value-type="float">
            <text:p>-0.00649350649350644</text:p>
          </table:table-cell>
          <table:table-cell office:value-type="float" office:value="-0.00391319207108676" calcext:value-type="float">
            <text:p>-0.00391319207108676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0.0130041011619959" calcext:value-type="float">
            <text:p>0.0130041011619959</text:p>
          </table:table-cell>
          <table:table-cell office:value-type="float" office:value="-0.00391319207108676" calcext:value-type="float">
            <text:p>-0.00391319207108676</text:p>
          </table:table-cell>
          <table:table-cell office:value-type="float" office:value="0.0143198906356801" calcext:value-type="float">
            <text:p>0.0143198906356801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0.0000170881749829155" calcext:value-type="float">
            <text:p>1.70881749829155E-05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0.0130211893369788" calcext:value-type="float">
            <text:p>0.0130211893369788</text:p>
          </table:table-cell>
          <table:table-cell office:value-type="float" office:value="-0.00391319207108676" calcext:value-type="float">
            <text:p>-0.003913192071086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0034176349965831" calcext:value-type="float">
            <text:p>3.4176349965831E-05</text:p>
          </table:table-cell>
          <table:table-cell office:value-type="float" office:value="-0.0259740259740259" calcext:value-type="float">
            <text:p>-0.0259740259740259</text:p>
          </table:table-cell>
          <table:table-cell office:value-type="float" office:value="-0.00256322624743677" calcext:value-type="float">
            <text:p>-0.00256322624743677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0.00133287764866719" calcext:value-type="float">
            <text:p>0.00133287764866719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-0.00387901572112093" calcext:value-type="float">
            <text:p>-0.00387901572112093</text:p>
          </table:table-cell>
          <table:table-cell office:value-type="float" office:value="-0.0077922077922078" calcext:value-type="float">
            <text:p>-0.0077922077922078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-0.00910799726589195" calcext:value-type="float">
            <text:p>-0.00910799726589195</text:p>
          </table:table-cell>
          <table:table-cell office:value-type="float" office:value="0.00391319207108687" calcext:value-type="float">
            <text:p>0.00391319207108687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116712235133287" calcext:value-type="float">
            <text:p>-0.0116712235133287</text:p>
          </table:table-cell>
          <table:table-cell office:value-type="float" office:value="0.00649350649350655" calcext:value-type="float">
            <text:p>0.00649350649350655</text:p>
          </table:table-cell>
          <table:table-cell office:value-type="float" office:value="-0.00651059466848936" calcext:value-type="float">
            <text:p>-0.006510594668489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90943267259056" calcext:value-type="float">
            <text:p>0.0090943267259056</text:p>
          </table:table-cell>
          <table:table-cell office:value-type="float" office:value="-0.0257177033492821" calcext:value-type="float">
            <text:p>-0.0257177033492821</text:p>
          </table:table-cell>
          <table:table-cell office:value-type="float" office:value="0.00598427887901576" calcext:value-type="float">
            <text:p>0.00598427887901576</text:p>
          </table:table-cell>
          <table:table-cell office:value-type="float" office:value="-0.000799726589200245" calcext:value-type="float">
            <text:p>-0.000799726589200245</text:p>
          </table:table-cell>
          <table:table-cell office:value-type="float" office:value="0.00986671223513325" calcext:value-type="float">
            <text:p>0.00986671223513325</text:p>
          </table:table-cell>
          <table:table-cell office:value-type="float" office:value="-0.00703349282296639" calcext:value-type="float">
            <text:p>-0.00703349282296639</text:p>
          </table:table-cell>
          <table:table-cell office:value-type="float" office:value="0.0036329460013671" calcext:value-type="float">
            <text:p>0.0036329460013671</text:p>
          </table:table-cell>
          <table:table-cell office:value-type="float" office:value="0.00440533151059475" calcext:value-type="float">
            <text:p>0.00440533151059475</text:p>
          </table:table-cell>
          <table:table-cell office:value-type="float" office:value="0.0153212576896787" calcext:value-type="float">
            <text:p>0.0153212576896787</text:p>
          </table:table-cell>
          <table:table-cell office:value-type="float" office:value="-0.0000478468899520745" calcext:value-type="float">
            <text:p>-4.78468899520745E-05</text:p>
          </table:table-cell>
          <table:table-cell office:value-type="float" office:value="0.0114354066985647" calcext:value-type="float">
            <text:p>0.0114354066985647</text:p>
          </table:table-cell>
          <table:table-cell office:value-type="float" office:value="0.000252904989747171" calcext:value-type="float">
            <text:p>0.000252904989747171</text:p>
          </table:table-cell>
          <table:table-cell office:value-type="float" office:value="0.00493164730006845" calcext:value-type="float">
            <text:p>0.00493164730006845</text:p>
          </table:table-cell>
          <table:table-cell office:value-type="float" office:value="-0.00129186602870801" calcext:value-type="float">
            <text:p>-0.00129186602870801</text:p>
          </table:table-cell>
          <table:table-cell office:value-type="float" office:value="0.00260082023239927" calcext:value-type="float">
            <text:p>0.00260082023239927</text:p>
          </table:table-cell>
          <table:table-cell office:value-type="float" office:value="-0.00238209159261782" calcext:value-type="float">
            <text:p>-0.00238209159261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0432533733133422" calcext:value-type="float">
            <text:p>0.00432533733133422</text:p>
          </table:table-cell>
          <table:table-cell office:value-type="float" office:value="-0.033920539730135" calcext:value-type="float">
            <text:p>-0.033920539730135</text:p>
          </table:table-cell>
          <table:table-cell office:value-type="float" office:value="0.00437031484257877" calcext:value-type="float">
            <text:p>0.00437031484257877</text:p>
          </table:table-cell>
          <table:table-cell office:value-type="float" office:value="0.0286131934032983" calcext:value-type="float">
            <text:p>0.0286131934032983</text:p>
          </table:table-cell>
          <table:table-cell office:value-type="float" office:value="0.00696401799100443" calcext:value-type="float">
            <text:p>0.00696401799100443</text:p>
          </table:table-cell>
          <table:table-cell office:value-type="float" office:value="-0.00349325337331341" calcext:value-type="float">
            <text:p>-0.00349325337331341</text:p>
          </table:table-cell>
          <table:table-cell office:value-type="float" office:value="0.0155922038980509" calcext:value-type="float">
            <text:p>0.0155922038980509</text:p>
          </table:table-cell>
          <table:table-cell office:value-type="float" office:value="0.020839580209895" calcext:value-type="float">
            <text:p>0.020839580209895</text:p>
          </table:table-cell>
          <table:table-cell office:value-type="float" office:value="0.0130134932533732" calcext:value-type="float">
            <text:p>0.0130134932533732</text:p>
          </table:table-cell>
          <table:table-cell office:value-type="float" office:value="0.0121739130434783" calcext:value-type="float">
            <text:p>0.0121739130434783</text:p>
          </table:table-cell>
          <table:table-cell office:value-type="float" office:value="0.0104197901049474" calcext:value-type="float">
            <text:p>0.0104197901049474</text:p>
          </table:table-cell>
          <table:table-cell office:value-type="float" office:value="0.0121364317841079" calcext:value-type="float">
            <text:p>0.0121364317841079</text:p>
          </table:table-cell>
          <table:table-cell office:value-type="float" office:value="-0.000862068965517326" calcext:value-type="float">
            <text:p>-0.000862068965517326</text:p>
          </table:table-cell>
          <table:table-cell office:value-type="float" office:value="0.0269340329835082" calcext:value-type="float">
            <text:p>0.0269340329835082</text:p>
          </table:table-cell>
          <table:table-cell office:value-type="float" office:value="0.0130209895052473" calcext:value-type="float">
            <text:p>0.0130209895052473</text:p>
          </table:table-cell>
          <table:table-cell office:value-type="float" office:value="-0.00433283358320846" calcext:value-type="float">
            <text:p>-0.0043328335832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0175412293853072" calcext:value-type="float">
            <text:p>0.00175412293853072</text:p>
          </table:table-cell>
          <table:table-cell office:value-type="float" office:value="-0.0503748125937031" calcext:value-type="float">
            <text:p>-0.0503748125937031</text:p>
          </table:table-cell>
          <table:table-cell office:value-type="float" office:value="-0.0121289355322339" calcext:value-type="float">
            <text:p>-0.0121289355322339</text:p>
          </table:table-cell>
          <table:table-cell office:value-type="float" office:value="0.00260869565217392" calcext:value-type="float">
            <text:p>0.00260869565217392</text:p>
          </table:table-cell>
          <table:table-cell office:value-type="float" office:value="0.00176161919040485" calcext:value-type="float">
            <text:p>0.00176161919040485</text:p>
          </table:table-cell>
          <table:table-cell office:value-type="float" office:value="-0.00784107946026991" calcext:value-type="float">
            <text:p>-0.00784107946026991</text:p>
          </table:table-cell>
          <table:table-cell office:value-type="float" office:value="0.00867316341829083" calcext:value-type="float">
            <text:p>0.00867316341829083</text:p>
          </table:table-cell>
          <table:table-cell office:value-type="float" office:value="0.00261619190404794" calcext:value-type="float">
            <text:p>0.00261619190404794</text:p>
          </table:table-cell>
          <table:table-cell office:value-type="float" office:value="0.00870314842578712" calcext:value-type="float">
            <text:p>0.00870314842578712</text:p>
          </table:table-cell>
          <table:table-cell office:value-type="float" office:value="0.0121364317841079" calcext:value-type="float">
            <text:p>0.0121364317841079</text:p>
          </table:table-cell>
          <table:table-cell office:value-type="float" office:value="0.0113118440779609" calcext:value-type="float">
            <text:p>0.0113118440779609</text:p>
          </table:table-cell>
          <table:table-cell office:value-type="float" office:value="0.000854572713643087" calcext:value-type="float">
            <text:p>0.000854572713643087</text:p>
          </table:table-cell>
          <table:table-cell office:value-type="float" office:value="-0.0026011994002999" calcext:value-type="float">
            <text:p>-0.0026011994002999</text:p>
          </table:table-cell>
          <table:table-cell office:value-type="float" office:value="-0.0086581709145428" calcext:value-type="float">
            <text:p>-0.0086581709145428</text:p>
          </table:table-cell>
          <table:table-cell office:value-type="float" office:value="0.00263118440779608" calcext:value-type="float">
            <text:p>0.00263118440779608</text:p>
          </table:table-cell>
          <table:table-cell office:value-type="float" office:value="-0.00432533733133433" calcext:value-type="float">
            <text:p>-0.004325337331334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156296851574212" calcext:value-type="float">
            <text:p>0.0156296851574212</text:p>
          </table:table-cell>
          <table:table-cell office:value-type="float" office:value="-0.0347376311844079" calcext:value-type="float">
            <text:p>-0.0347376311844079</text:p>
          </table:table-cell>
          <table:table-cell office:value-type="float" office:value="0.00347826086956515" calcext:value-type="float">
            <text:p>0.00347826086956515</text:p>
          </table:table-cell>
          <table:table-cell office:value-type="float" office:value="0.0113043478260869" calcext:value-type="float">
            <text:p>0.0113043478260869</text:p>
          </table:table-cell>
          <table:table-cell office:value-type="float" office:value="0.0104197901049474" calcext:value-type="float">
            <text:p>0.0104197901049474</text:p>
          </table:table-cell>
          <table:table-cell office:value-type="float" office:value="0.00780359820089949" calcext:value-type="float">
            <text:p>0.00780359820089949</text:p>
          </table:table-cell>
          <table:table-cell office:value-type="float" office:value="0.0182308845577212" calcext:value-type="float">
            <text:p>0.0182308845577212</text:p>
          </table:table-cell>
          <table:table-cell office:value-type="float" office:value="0.0130284857571215" calcext:value-type="float">
            <text:p>0.0130284857571215</text:p>
          </table:table-cell>
          <table:table-cell office:value-type="float" office:value="0.0234632683658171" calcext:value-type="float">
            <text:p>0.0234632683658171</text:p>
          </table:table-cell>
          <table:table-cell office:value-type="float" office:value="0.0208470764617691" calcext:value-type="float">
            <text:p>0.0208470764617691</text:p>
          </table:table-cell>
          <table:table-cell office:value-type="float" office:value="0.0217316341829085" calcext:value-type="float">
            <text:p>0.0217316341829085</text:p>
          </table:table-cell>
          <table:table-cell office:value-type="float" office:value="0.00607196401799093" calcext:value-type="float">
            <text:p>0.00607196401799093</text:p>
          </table:table-cell>
          <table:table-cell office:value-type="float" office:value="0.00521739130434773" calcext:value-type="float">
            <text:p>0.00521739130434773</text:p>
          </table:table-cell>
          <table:table-cell office:value-type="float" office:value="0.0165217391304346" calcext:value-type="float">
            <text:p>0.0165217391304346</text:p>
          </table:table-cell>
          <table:table-cell office:value-type="float" office:value="0.00957271364317835" calcext:value-type="float">
            <text:p>0.00957271364317835</text:p>
          </table:table-cell>
          <table:table-cell office:value-type="float" office:value="0.0147976011994002" calcext:value-type="float">
            <text:p>0.0147976011994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173463268365817" calcext:value-type="float">
            <text:p>0.0173463268365817</text:p>
          </table:table-cell>
          <table:table-cell office:value-type="float" office:value="-0.0312893553223389" calcext:value-type="float">
            <text:p>-0.0312893553223389</text:p>
          </table:table-cell>
          <table:table-cell office:value-type="float" office:value="0.00259370314842577" calcext:value-type="float">
            <text:p>0.00259370314842577</text:p>
          </table:table-cell>
          <table:table-cell office:value-type="float" office:value="-0.0000149925037482568" calcext:value-type="float">
            <text:p>-1.49925037482568E-05</text:p>
          </table:table-cell>
          <table:table-cell office:value-type="float" office:value="0.00255622188905535" calcext:value-type="float">
            <text:p>0.00255622188905535</text:p>
          </table:table-cell>
          <table:table-cell office:value-type="float" office:value="0.00778860569715134" calcext:value-type="float">
            <text:p>0.00778860569715134</text:p>
          </table:table-cell>
          <table:table-cell office:value-type="float" office:value="0.0129985007496251" calcext:value-type="float">
            <text:p>0.0129985007496251</text:p>
          </table:table-cell>
          <table:table-cell office:value-type="float" office:value="0.0112668665667166" calcext:value-type="float">
            <text:p>0.0112668665667166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0.0121214392803597" calcext:value-type="float">
            <text:p>0.0121214392803597</text:p>
          </table:table-cell>
          <table:table-cell office:value-type="float" office:value="0.0164917541229385" calcext:value-type="float">
            <text:p>0.0164917541229385</text:p>
          </table:table-cell>
          <table:table-cell office:value-type="float" office:value="0.00868815592203887" calcext:value-type="float">
            <text:p>0.00868815592203887</text:p>
          </table:table-cell>
          <table:table-cell office:value-type="float" office:value="-0.000854572713643309" calcext:value-type="float">
            <text:p>-0.000854572713643309</text:p>
          </table:table-cell>
          <table:table-cell office:value-type="float" office:value="0.00953523238380805" calcext:value-type="float">
            <text:p>0.00953523238380805</text:p>
          </table:table-cell>
          <table:table-cell office:value-type="float" office:value="0.00868065967016485" calcext:value-type="float">
            <text:p>0.00868065967016485</text:p>
          </table:table-cell>
          <table:table-cell office:value-type="float" office:value="0.0121439280359819" calcext:value-type="float">
            <text:p>0.01214392803598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147376311844077" calcext:value-type="float">
            <text:p>0.0147376311844077</text:p>
          </table:table-cell>
          <table:table-cell office:value-type="float" office:value="-0.0208545727136432" calcext:value-type="float">
            <text:p>-0.0208545727136432</text:p>
          </table:table-cell>
          <table:table-cell office:value-type="float" office:value="0.00869565217391299" calcext:value-type="float">
            <text:p>0.00869565217391299</text:p>
          </table:table-cell>
          <table:table-cell office:value-type="float" office:value="0.00259370314842566" calcext:value-type="float">
            <text:p>0.00259370314842566</text:p>
          </table:table-cell>
          <table:table-cell office:value-type="float" office:value="0.00954272863568206" calcext:value-type="float">
            <text:p>0.00954272863568206</text:p>
          </table:table-cell>
          <table:table-cell office:value-type="float" office:value="0.0112818590704648" calcext:value-type="float">
            <text:p>0.0112818590704648</text:p>
          </table:table-cell>
          <table:table-cell office:value-type="float" office:value="0.0182083958020989" calcext:value-type="float">
            <text:p>0.0182083958020989</text:p>
          </table:table-cell>
          <table:table-cell office:value-type="float" office:value="0.0147751124437782" calcext:value-type="float">
            <text:p>0.0147751124437782</text:p>
          </table:table-cell>
          <table:table-cell office:value-type="float" office:value="0.00346326836581701" calcext:value-type="float">
            <text:p>0.00346326836581701</text:p>
          </table:table-cell>
          <table:table-cell office:value-type="float" office:value="0.0130059970014992" calcext:value-type="float">
            <text:p>0.0130059970014992</text:p>
          </table:table-cell>
          <table:table-cell office:value-type="float" office:value="0.0147601199400299" calcext:value-type="float">
            <text:p>0.0147601199400299</text:p>
          </table:table-cell>
          <table:table-cell office:value-type="float" office:value="0.0156671664167916" calcext:value-type="float">
            <text:p>0.0156671664167916</text:p>
          </table:table-cell>
          <table:table-cell office:value-type="float" office:value="0.00523238380809599" calcext:value-type="float">
            <text:p>0.00523238380809599</text:p>
          </table:table-cell>
          <table:table-cell office:value-type="float" office:value="0.0112818590704648" calcext:value-type="float">
            <text:p>0.0112818590704648</text:p>
          </table:table-cell>
          <table:table-cell office:value-type="float" office:value="0.00957271364317835" calcext:value-type="float">
            <text:p>0.00957271364317835</text:p>
          </table:table-cell>
          <table:table-cell office:value-type="float" office:value="0.0165217391304348" calcext:value-type="float">
            <text:p>0.01652173913043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107586206896552" calcext:value-type="float">
            <text:p>0.0107586206896552</text:p>
          </table:table-cell>
          <table:table-cell office:value-type="float" office:value="-0.0342353823088456" calcext:value-type="float">
            <text:p>-0.0342353823088456</text:p>
          </table:table-cell>
          <table:table-cell office:value-type="float" office:value="0.0014017991004498" calcext:value-type="float">
            <text:p>0.0014017991004498</text:p>
          </table:table-cell>
          <table:table-cell office:value-type="float" office:value="0.00902098950524732" calcext:value-type="float">
            <text:p>0.00902098950524732</text:p>
          </table:table-cell>
          <table:table-cell office:value-type="float" office:value="0.00624887556221876" calcext:value-type="float">
            <text:p>0.00624887556221876</text:p>
          </table:table-cell>
          <table:table-cell office:value-type="float" office:value="0.0031079460269865" calcext:value-type="float">
            <text:p>0.0031079460269865</text:p>
          </table:table-cell>
          <table:table-cell office:value-type="float" office:value="0.0147406296851573" calcext:value-type="float">
            <text:p>0.0147406296851573</text:p>
          </table:table-cell>
          <table:table-cell office:value-type="float" office:value="0.0125052473763119" calcext:value-type="float">
            <text:p>0.0125052473763119</text:p>
          </table:table-cell>
          <table:table-cell office:value-type="float" office:value="0.0112848575712143" calcext:value-type="float">
            <text:p>0.0112848575712143</text:p>
          </table:table-cell>
          <table:table-cell office:value-type="float" office:value="0.0140569715142429" calcext:value-type="float">
            <text:p>0.0140569715142429</text:p>
          </table:table-cell>
          <table:table-cell office:value-type="float" office:value="0.014943028485757" calcext:value-type="float">
            <text:p>0.014943028485757</text:p>
          </table:table-cell>
          <table:table-cell office:value-type="float" office:value="0.00868365817091443" calcext:value-type="float">
            <text:p>0.00868365817091443</text:p>
          </table:table-cell>
          <table:table-cell office:value-type="float" office:value="0.0012263868065967" calcext:value-type="float">
            <text:p>0.0012263868065967</text:p>
          </table:table-cell>
          <table:table-cell office:value-type="float" office:value="0.0111229385307345" calcext:value-type="float">
            <text:p>0.0111229385307345</text:p>
          </table:table-cell>
          <table:table-cell office:value-type="float" office:value="0.00869565217391299" calcext:value-type="float">
            <text:p>0.00869565217391299</text:p>
          </table:table-cell>
          <table:table-cell office:value-type="float" office:value="0.00696101949025485" calcext:value-type="float">
            <text:p>0.00696101949025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71291152960304" calcext:value-type="float">
            <text:p>-0.0371291152960304</text:p>
          </table:table-cell>
          <table:table-cell office:value-type="float" office:value="0.00829155940929416" calcext:value-type="float">
            <text:p>0.00829155940929416</text:p>
          </table:table-cell>
          <table:table-cell office:value-type="float" office:value="0.00413223140495866" calcext:value-type="float">
            <text:p>0.00413223140495866</text:p>
          </table:table-cell>
          <table:table-cell office:value-type="float" office:value="0.00166644086167189" calcext:value-type="float">
            <text:p>0.00166644086167189</text:p>
          </table:table-cell>
          <table:table-cell office:value-type="float" office:value="0.00990380707221239" calcext:value-type="float">
            <text:p>0.00990380707221239</text:p>
          </table:table-cell>
          <table:table-cell office:value-type="float" office:value="0.00751253217721171" calcext:value-type="float">
            <text:p>0.00751253217721171</text:p>
          </table:table-cell>
          <table:table-cell office:value-type="float" office:value="0.00253353204172868" calcext:value-type="float">
            <text:p>0.00253353204172868</text:p>
          </table:table-cell>
          <table:table-cell office:value-type="float" office:value="-0.0016257959626067" calcext:value-type="float">
            <text:p>-0.0016257959626067</text:p>
          </table:table-cell>
          <table:table-cell office:value-type="float" office:value="0.0313778620783092" calcext:value-type="float">
            <text:p>0.0313778620783092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0159869936322987" calcext:value-type="float">
            <text:p>0.00159869936322987</text:p>
          </table:table-cell>
          <table:table-cell office:value-type="float" office:value="0.00161224766291823" calcext:value-type="float">
            <text:p>0.00161224766291823</text:p>
          </table:table-cell>
          <table:table-cell office:value-type="float" office:value="0.000846768730524361" calcext:value-type="float">
            <text:p>0.000846768730524361</text:p>
          </table:table-cell>
          <table:table-cell office:value-type="float" office:value="0.00829155940929405" calcext:value-type="float">
            <text:p>0.00829155940929405</text:p>
          </table:table-cell>
          <table:table-cell office:value-type="float" office:value="-0.00079934968161488" calcext:value-type="float">
            <text:p>-0.00079934968161488</text:p>
          </table:table-cell>
          <table:table-cell office:value-type="float" office:value="0.00661834439777798" calcext:value-type="float">
            <text:p>0.006618344397777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445400352255791" calcext:value-type="float">
            <text:p>-0.0445400352255791</text:p>
          </table:table-cell>
          <table:table-cell office:value-type="float" office:value="0.00991735537190086" calcext:value-type="float">
            <text:p>0.00991735537190086</text:p>
          </table:table-cell>
          <table:table-cell office:value-type="float" office:value="0.00411190895542612" calcext:value-type="float">
            <text:p>0.00411190895542612</text:p>
          </table:table-cell>
          <table:table-cell office:value-type="float" office:value="0.0140360384771712" calcext:value-type="float">
            <text:p>0.0140360384771712</text:p>
          </table:table-cell>
          <table:table-cell office:value-type="float" office:value="0.0272388565235063" calcext:value-type="float">
            <text:p>0.0272388565235063</text:p>
          </table:table-cell>
          <table:table-cell office:value-type="float" office:value="0.0156821568893104" calcext:value-type="float">
            <text:p>0.0156821568893104</text:p>
          </table:table-cell>
          <table:table-cell office:value-type="float" office:value="0.0049519035361062" calcext:value-type="float">
            <text:p>0.0049519035361062</text:p>
          </table:table-cell>
          <table:table-cell office:value-type="float" office:value="0.00742446822923726" calcext:value-type="float">
            <text:p>0.00742446822923726</text:p>
          </table:table-cell>
          <table:table-cell office:value-type="float" office:value="0.0206205121257282" calcext:value-type="float">
            <text:p>0.0206205121257282</text:p>
          </table:table-cell>
          <table:table-cell office:value-type="float" office:value="0.00580544641647474" calcext:value-type="float">
            <text:p>0.00580544641647474</text:p>
          </table:table-cell>
          <table:table-cell office:value-type="float" office:value="0.00577157566725373" calcext:value-type="float">
            <text:p>0.00577157566725373</text:p>
          </table:table-cell>
          <table:table-cell office:value-type="float" office:value="0.0206408345752608" calcext:value-type="float">
            <text:p>0.0206408345752608</text:p>
          </table:table-cell>
          <table:table-cell office:value-type="float" office:value="0.0164747324210812" calcext:value-type="float">
            <text:p>0.0164747324210812</text:p>
          </table:table-cell>
          <table:table-cell table:number-columns-repeated="2" office:value-type="float" office:value="0.0173689202005148" calcext:value-type="float">
            <text:p>0.0173689202005148</text:p>
          </table:table-cell>
          <table:table-cell office:value-type="float" office:value="0.0206272862755724" calcext:value-type="float">
            <text:p>0.02062728627557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634873323397913" calcext:value-type="float">
            <text:p>-0.0634873323397913</text:p>
          </table:table-cell>
          <table:table-cell office:value-type="float" office:value="0.00996477442081023" calcext:value-type="float">
            <text:p>0.00996477442081023</text:p>
          </table:table-cell>
          <table:table-cell office:value-type="float" office:value="-0.00659802194824544" calcext:value-type="float">
            <text:p>-0.00659802194824544</text:p>
          </table:table-cell>
          <table:table-cell office:value-type="float" office:value="-0.00161224766291823" calcext:value-type="float">
            <text:p>-0.00161224766291823</text:p>
          </table:table-cell>
          <table:table-cell office:value-type="float" office:value="0.00995122612112187" calcext:value-type="float">
            <text:p>0.00995122612112187</text:p>
          </table:table-cell>
          <table:table-cell office:value-type="float" office:value="0.00249966129250778" calcext:value-type="float">
            <text:p>0.00249966129250778</text:p>
          </table:table-cell>
          <table:table-cell office:value-type="float" office:value="0.00333965587318796" calcext:value-type="float">
            <text:p>0.00333965587318796</text:p>
          </table:table-cell>
          <table:table-cell office:value-type="float" office:value="-0.00575802736756537" calcext:value-type="float">
            <text:p>-0.00575802736756537</text:p>
          </table:table-cell>
          <table:table-cell office:value-type="float" office:value="0.00663189269746645" calcext:value-type="float">
            <text:p>0.00663189269746645</text:p>
          </table:table-cell>
          <table:table-cell office:value-type="float" office:value="0.00169353746104861" calcext:value-type="float">
            <text:p>0.00169353746104861</text:p>
          </table:table-cell>
          <table:table-cell office:value-type="float" office:value="0.00248611299281942" calcext:value-type="float">
            <text:p>0.00248611299281942</text:p>
          </table:table-cell>
          <table:table-cell office:value-type="float" office:value="0.00417287630402385" calcext:value-type="float">
            <text:p>0.00417287630402385</text:p>
          </table:table-cell>
          <table:table-cell office:value-type="float" office:value="0.00331933342365531" calcext:value-type="float">
            <text:p>0.00331933342365531</text:p>
          </table:table-cell>
          <table:table-cell office:value-type="float" office:value="0.0090705866413765" calcext:value-type="float">
            <text:p>0.0090705866413765</text:p>
          </table:table-cell>
          <table:table-cell office:value-type="float" office:value="0.00580544641647474" calcext:value-type="float">
            <text:p>0.00580544641647474</text:p>
          </table:table-cell>
          <table:table-cell office:value-type="float" office:value="0.00989703292236821" calcext:value-type="float">
            <text:p>0.009897032922368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601883213656687" calcext:value-type="float">
            <text:p>-0.0601883213656687</text:p>
          </table:table-cell>
          <table:table-cell office:value-type="float" office:value="0.0206611570247933" calcext:value-type="float">
            <text:p>0.0206611570247933</text:p>
          </table:table-cell>
          <table:table-cell office:value-type="float" office:value="-0.00577157566725373" calcext:value-type="float">
            <text:p>-0.00577157566725373</text:p>
          </table:table-cell>
          <table:table-cell office:value-type="float" office:value="-0.00573770491803272" calcext:value-type="float">
            <text:p>-0.00573770491803272</text:p>
          </table:table-cell>
          <table:table-cell office:value-type="float" office:value="0.0124102425145645" calcext:value-type="float">
            <text:p>0.0124102425145645</text:p>
          </table:table-cell>
          <table:table-cell office:value-type="float" office:value="-0.000785801381926521" calcext:value-type="float">
            <text:p>-0.000785801381926521</text:p>
          </table:table-cell>
          <table:table-cell office:value-type="float" office:value="0.0000474190489093695" calcext:value-type="float">
            <text:p>4.74190489093695E-05</text:p>
          </table:table-cell>
          <table:table-cell office:value-type="float" office:value="-0.00740414577970461" calcext:value-type="float">
            <text:p>-0.00740414577970461</text:p>
          </table:table-cell>
          <table:table-cell office:value-type="float" office:value="0.0082780111096058" calcext:value-type="float">
            <text:p>0.0082780111096058</text:p>
          </table:table-cell>
          <table:table-cell office:value-type="float" office:value="0.00827123695976151" calcext:value-type="float">
            <text:p>0.00827123695976151</text:p>
          </table:table-cell>
          <table:table-cell office:value-type="float" office:value="0.00909768324075322" calcext:value-type="float">
            <text:p>0.00909768324075322</text:p>
          </table:table-cell>
          <table:table-cell office:value-type="float" office:value="0.00663866684731063" calcext:value-type="float">
            <text:p>0.00663866684731063</text:p>
          </table:table-cell>
          <table:table-cell office:value-type="float" office:value="0.00000677414984429081" calcext:value-type="float">
            <text:p>6.77414984429081E-06</text:p>
          </table:table-cell>
          <table:table-cell office:value-type="float" office:value="0.00167321501151607" calcext:value-type="float">
            <text:p>0.00167321501151607</text:p>
          </table:table-cell>
          <table:table-cell office:value-type="float" office:value="0.00087386532990108" calcext:value-type="float">
            <text:p>0.00087386532990108</text:p>
          </table:table-cell>
          <table:table-cell office:value-type="float" office:value="0.00661834439777809" calcext:value-type="float">
            <text:p>0.006618344397778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626337894594229" calcext:value-type="float">
            <text:p>-0.0626337894594229</text:p>
          </table:table-cell>
          <table:table-cell office:value-type="float" office:value="0.0256401571602763" calcext:value-type="float">
            <text:p>0.0256401571602763</text:p>
          </table:table-cell>
          <table:table-cell office:value-type="float" office:value="-0.00243869394391005" calcext:value-type="float">
            <text:p>-0.00243869394391005</text:p>
          </table:table-cell>
          <table:table-cell office:value-type="float" office:value="-0.0106760601544507" calcext:value-type="float">
            <text:p>-0.0106760601544507</text:p>
          </table:table-cell>
          <table:table-cell office:value-type="float" office:value="0.0116041186831053" calcext:value-type="float">
            <text:p>0.0116041186831053</text:p>
          </table:table-cell>
          <table:table-cell office:value-type="float" office:value="-0.00405771575667258" calcext:value-type="float">
            <text:p>-0.00405771575667258</text:p>
          </table:table-cell>
          <table:table-cell office:value-type="float" office:value="0.00336675247256468" calcext:value-type="float">
            <text:p>0.00336675247256468</text:p>
          </table:table-cell>
          <table:table-cell office:value-type="float" office:value="0.00168676331120443" calcext:value-type="float">
            <text:p>0.00168676331120443</text:p>
          </table:table-cell>
          <table:table-cell office:value-type="float" office:value="0.00665221514699899" calcext:value-type="float">
            <text:p>0.00665221514699899</text:p>
          </table:table-cell>
          <table:table-cell office:value-type="float" office:value="0.0124237908142528" calcext:value-type="float">
            <text:p>0.0124237908142528</text:p>
          </table:table-cell>
          <table:table-cell office:value-type="float" office:value="0.00663189269746645" calcext:value-type="float">
            <text:p>0.00663189269746645</text:p>
          </table:table-cell>
          <table:table-cell office:value-type="float" office:value="0.0066522151469991" calcext:value-type="float">
            <text:p>0.0066522151469991</text:p>
          </table:table-cell>
          <table:table-cell table:number-columns-repeated="2" office:value-type="float" office:value="0.00251998374204032" calcext:value-type="float">
            <text:p>0.00251998374204032</text:p>
          </table:table-cell>
          <table:table-cell office:value-type="float" office:value="0.00500609673485974" calcext:value-type="float">
            <text:p>0.00500609673485974</text:p>
          </table:table-cell>
          <table:table-cell office:value-type="float" office:value="0.013263785394933" calcext:value-type="float">
            <text:p>0.0132637853949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35957187372985" calcext:value-type="float">
            <text:p>-0.0535957187372985</text:p>
          </table:table-cell>
          <table:table-cell office:value-type="float" office:value="0.014895000677415" calcext:value-type="float">
            <text:p>0.014895000677415</text:p>
          </table:table-cell>
          <table:table-cell office:value-type="float" office:value="-0.00131283023980477" calcext:value-type="float">
            <text:p>-0.00131283023980477</text:p>
          </table:table-cell>
          <table:table-cell office:value-type="float" office:value="-0.000464706679311755" calcext:value-type="float">
            <text:p>-0.000464706679311755</text:p>
          </table:table-cell>
          <table:table-cell office:value-type="float" office:value="0.0142216501829021" calcext:value-type="float">
            <text:p>0.0142216501829021</text:p>
          </table:table-cell>
          <table:table-cell office:value-type="float" office:value="0.0041701666440862" calcext:value-type="float">
            <text:p>0.0041701666440862</text:p>
          </table:table-cell>
          <table:table-cell office:value-type="float" office:value="0.00284785259449938" calcext:value-type="float">
            <text:p>0.00284785259449938</text:p>
          </table:table-cell>
          <table:table-cell office:value-type="float" office:value="-0.001135347513887" calcext:value-type="float">
            <text:p>-0.001135347513887</text:p>
          </table:table-cell>
          <table:table-cell office:value-type="float" office:value="0.0147120986316217" calcext:value-type="float">
            <text:p>0.0147120986316217</text:p>
          </table:table-cell>
          <table:table-cell office:value-type="float" office:value="0.00745698414848939" calcext:value-type="float">
            <text:p>0.00745698414848939</text:p>
          </table:table-cell>
          <table:table-cell office:value-type="float" office:value="0.0051171927923046" calcext:value-type="float">
            <text:p>0.0051171927923046</text:p>
          </table:table-cell>
          <table:table-cell office:value-type="float" office:value="0.00794336810730256" calcext:value-type="float">
            <text:p>0.00794336810730256</text:p>
          </table:table-cell>
          <table:table-cell office:value-type="float" office:value="0.00463351849342908" calcext:value-type="float">
            <text:p>0.00463351849342908</text:p>
          </table:table-cell>
          <table:table-cell office:value-type="float" office:value="0.00778485300094833" calcext:value-type="float">
            <text:p>0.00778485300094833</text:p>
          </table:table-cell>
          <table:table-cell office:value-type="float" office:value="0.00565099580002715" calcext:value-type="float">
            <text:p>0.00565099580002715</text:p>
          </table:table-cell>
          <table:table-cell office:value-type="float" office:value="0.011404958677686" calcext:value-type="float">
            <text:p>0.011404958677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17211131276467" calcext:value-type="float">
            <text:p>0.017211131276467</text:p>
          </table:table-cell>
          <table:table-cell office:value-type="float" office:value="0.00160314579552334" calcext:value-type="float">
            <text:p>0.00160314579552334</text:p>
          </table:table-cell>
          <table:table-cell office:value-type="float" office:value="-0.00344827586206897" calcext:value-type="float">
            <text:p>-0.00344827586206897</text:p>
          </table:table-cell>
          <table:table-cell office:value-type="float" office:value="0.0344222625529341" calcext:value-type="float">
            <text:p>0.0344222625529341</text:p>
          </table:table-cell>
          <table:table-cell office:value-type="float" office:value="-0.00347852389594672" calcext:value-type="float">
            <text:p>-0.00347852389594672</text:p>
          </table:table-cell>
          <table:table-cell office:value-type="float" office:value="0.0138233514821536" calcext:value-type="float">
            <text:p>0.0138233514821536</text:p>
          </table:table-cell>
          <table:table-cell office:value-type="float" office:value="0.0120084694494859" calcext:value-type="float">
            <text:p>0.0120084694494859</text:p>
          </table:table-cell>
          <table:table-cell office:value-type="float" office:value="0.0154869933454326" calcext:value-type="float">
            <text:p>0.0154869933454326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0511191772534791" calcext:value-type="float">
            <text:p>0.00511191772534791</text:p>
          </table:table-cell>
          <table:table-cell office:value-type="float" office:value="0.0327283726557773" calcext:value-type="float">
            <text:p>0.0327283726557773</text:p>
          </table:table-cell>
          <table:table-cell office:value-type="float" office:value="0.0223835450695705" calcext:value-type="float">
            <text:p>0.0223835450695705</text:p>
          </table:table-cell>
          <table:table-cell office:value-type="float" office:value="-0.0000604960677555999" calcext:value-type="float">
            <text:p>-0.0000604960677555999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-0.00689655172413783" calcext:value-type="float">
            <text:p>-0.00689655172413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0862068965517249" calcext:value-type="float">
            <text:p>0.00862068965517249</text:p>
          </table:table-cell>
          <table:table-cell office:value-type="float" office:value="-0.00353901996370232" calcext:value-type="float">
            <text:p>-0.00353901996370232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0689655172413806" calcext:value-type="float">
            <text:p>0.00689655172413806</text:p>
          </table:table-cell>
          <table:table-cell office:value-type="float" office:value="0.0103750756200848" calcext:value-type="float">
            <text:p>0.0103750756200848</text:p>
          </table:table-cell>
          <table:table-cell office:value-type="float" office:value="0.00689655172413806" calcext:value-type="float">
            <text:p>0.00689655172413806</text:p>
          </table:table-cell>
          <table:table-cell office:value-type="float" office:value="-0.00347852389594661" calcext:value-type="float">
            <text:p>-0.00347852389594661</text:p>
          </table:table-cell>
          <table:table-cell office:value-type="float" office:value="0.0103145795523292" calcext:value-type="float">
            <text:p>0.0103145795523292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-0.0000302480338777444" calcext:value-type="float">
            <text:p>-3.02480338777444E-05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0.0156079854809438" calcext:value-type="float">
            <text:p>0.0156079854809438</text:p>
          </table:table-cell>
          <table:table-cell office:value-type="float" office:value="0.00514216575922566" calcext:value-type="float">
            <text:p>0.00514216575922566</text:p>
          </table:table-cell>
          <table:table-cell office:value-type="float" office:value="-0.00865093768905012" calcext:value-type="float">
            <text:p>-0.00865093768905012</text:p>
          </table:table-cell>
          <table:table-cell office:value-type="float" office:value="0.0069872958257714" calcext:value-type="float">
            <text:p>0.0069872958257714</text:p>
          </table:table-cell>
          <table:table-cell office:value-type="float" office:value="0.00517241379310351" calcext:value-type="float">
            <text:p>0.00517241379310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293708408953418" calcext:value-type="float">
            <text:p>0.0293708408953418</text:p>
          </table:table-cell>
          <table:table-cell office:value-type="float" office:value="-0.005232909860859" calcext:value-type="float">
            <text:p>-0.005232909860859</text:p>
          </table:table-cell>
          <table:table-cell office:value-type="float" office:value="0.0207501512401694" calcext:value-type="float">
            <text:p>0.0207501512401694</text:p>
          </table:table-cell>
          <table:table-cell office:value-type="float" office:value="0.0173018753781005" calcext:value-type="float">
            <text:p>0.0173018753781005</text:p>
          </table:table-cell>
          <table:table-cell office:value-type="float" office:value="0.0120387174833636" calcext:value-type="float">
            <text:p>0.0120387174833636</text:p>
          </table:table-cell>
          <table:table-cell office:value-type="float" office:value="0.0207803992740472" calcext:value-type="float">
            <text:p>0.0207803992740472</text:p>
          </table:table-cell>
          <table:table-cell office:value-type="float" office:value="0.0120992135511192" calcext:value-type="float">
            <text:p>0.0120992135511192</text:p>
          </table:table-cell>
          <table:table-cell office:value-type="float" office:value="0.0189957652752571" calcext:value-type="float">
            <text:p>0.0189957652752571</text:p>
          </table:table-cell>
          <table:table-cell office:value-type="float" office:value="0.00859044162129463" calcext:value-type="float">
            <text:p>0.00859044162129463</text:p>
          </table:table-cell>
          <table:table-cell office:value-type="float" office:value="0.00347852389594672" calcext:value-type="float">
            <text:p>0.00347852389594672</text:p>
          </table:table-cell>
          <table:table-cell office:value-type="float" office:value="0.0241984271022384" calcext:value-type="float">
            <text:p>0.0241984271022384</text:p>
          </table:table-cell>
          <table:table-cell office:value-type="float" office:value="0.0241379310344827" calcext:value-type="float">
            <text:p>0.0241379310344827</text:p>
          </table:table-cell>
          <table:table-cell office:value-type="float" office:value="0.0154869933454326" calcext:value-type="float">
            <text:p>0.0154869933454326</text:p>
          </table:table-cell>
          <table:table-cell office:value-type="float" office:value="0" calcext:value-type="float">
            <text:p>0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0.0120992135511192" calcext:value-type="float">
            <text:p>0.0120992135511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224742891712038" calcext:value-type="float">
            <text:p>0.0224742891712038</text:p>
          </table:table-cell>
          <table:table-cell office:value-type="float" office:value="-0.0156079854809438" calcext:value-type="float">
            <text:p>-0.0156079854809438</text:p>
          </table:table-cell>
          <table:table-cell office:value-type="float" office:value="0.0138233514821535" calcext:value-type="float">
            <text:p>0.0138233514821535</text:p>
          </table:table-cell>
          <table:table-cell office:value-type="float" office:value="0.00695704779189343" calcext:value-type="float">
            <text:p>0.00695704779189343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138535995160314" calcext:value-type="float">
            <text:p>0.0138535995160314</text:p>
          </table:table-cell>
          <table:table-cell office:value-type="float" office:value="0.00692679975801569" calcext:value-type="float">
            <text:p>0.00692679975801569</text:p>
          </table:table-cell>
          <table:table-cell office:value-type="float" office:value="0.00517241379310329" calcext:value-type="float">
            <text:p>0.00517241379310329</text:p>
          </table:table-cell>
          <table:table-cell office:value-type="float" office:value="0.0103448275862068" calcext:value-type="float">
            <text:p>0.0103448275862068</text:p>
          </table:table-cell>
          <table:table-cell office:value-type="float" office:value="0.00862068965517226" calcext:value-type="float">
            <text:p>0.00862068965517226</text:p>
          </table:table-cell>
          <table:table-cell office:value-type="float" office:value="0.0103750756200847" calcext:value-type="float">
            <text:p>0.0103750756200847</text:p>
          </table:table-cell>
          <table:table-cell table:number-columns-repeated="2" office:value-type="float" office:value="0.0172413793103448" calcext:value-type="float">
            <text:p>0.0172413793103448</text:p>
          </table:table-cell>
          <table:table-cell office:value-type="float" office:value="-0.00172413793103454" calcext:value-type="float">
            <text:p>-0.00172413793103454</text:p>
          </table:table-cell>
          <table:table-cell office:value-type="float" office:value="0.0172716273442225" calcext:value-type="float">
            <text:p>0.0172716273442225</text:p>
          </table:table-cell>
          <table:table-cell office:value-type="float" office:value="0.00172413793103443" calcext:value-type="float">
            <text:p>0.001724137931034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25892316999395" calcext:value-type="float">
            <text:p>0.025892316999395</text:p>
          </table:table-cell>
          <table:table-cell office:value-type="float" office:value="-0.00178463399879003" calcext:value-type="float">
            <text:p>-0.00178463399879003</text:p>
          </table:table-cell>
          <table:table-cell office:value-type="float" office:value="0.0138233514821536" calcext:value-type="float">
            <text:p>0.0138233514821536</text:p>
          </table:table-cell>
          <table:table-cell office:value-type="float" office:value="0.00865093768905023" calcext:value-type="float">
            <text:p>0.00865093768905023</text:p>
          </table:table-cell>
          <table:table-cell office:value-type="float" office:value="0.0224137931034482" calcext:value-type="float">
            <text:p>0.0224137931034482</text:p>
          </table:table-cell>
          <table:table-cell office:value-type="float" office:value="0.0138233514821536" calcext:value-type="float">
            <text:p>0.0138233514821536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103448275862068" calcext:value-type="float">
            <text:p>0.0103448275862068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0.00341802782819112" calcext:value-type="float">
            <text:p>0.00341802782819112</text:p>
          </table:table-cell>
          <table:table-cell office:value-type="float" office:value="0.0138233514821536" calcext:value-type="float">
            <text:p>0.0138233514821536</text:p>
          </table:table-cell>
          <table:table-cell office:value-type="float" office:value="0.0155474894131881" calcext:value-type="float">
            <text:p>0.0155474894131881</text:p>
          </table:table-cell>
          <table:table-cell office:value-type="float" office:value="0.0172413793103449" calcext:value-type="float">
            <text:p>0.0172413793103449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103448275862069" calcext:value-type="float">
            <text:p>0.01034482758620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207138535995161" calcext:value-type="float">
            <text:p>0.0207138535995161</text:p>
          </table:table-cell>
          <table:table-cell office:value-type="float" office:value="-0.00491228070175431" calcext:value-type="float">
            <text:p>-0.00491228070175431</text:p>
          </table:table-cell>
          <table:table-cell office:value-type="float" office:value="0.0100302480338778" calcext:value-type="float">
            <text:p>0.0100302480338778</text:p>
          </table:table-cell>
          <table:table-cell office:value-type="float" office:value="0.0148457350272233" calcext:value-type="float">
            <text:p>0.0148457350272233</text:p>
          </table:table-cell>
          <table:table-cell office:value-type="float" office:value="0.0113732607380521" calcext:value-type="float">
            <text:p>0.0113732607380521</text:p>
          </table:table-cell>
          <table:table-cell office:value-type="float" office:value="0.0138354506957048" calcext:value-type="float">
            <text:p>0.0138354506957048</text:p>
          </table:table-cell>
          <table:table-cell office:value-type="float" office:value="0.00792498487598314" calcext:value-type="float">
            <text:p>0.00792498487598314</text:p>
          </table:table-cell>
          <table:table-cell office:value-type="float" office:value="0.0120629159104658" calcext:value-type="float">
            <text:p>0.0120629159104658</text:p>
          </table:table-cell>
          <table:table-cell office:value-type="float" office:value="0.0092921960072595" calcext:value-type="float">
            <text:p>0.0092921960072595</text:p>
          </table:table-cell>
          <table:table-cell office:value-type="float" office:value="0.00551119177253479" calcext:value-type="float">
            <text:p>0.00551119177253479</text:p>
          </table:table-cell>
          <table:table-cell office:value-type="float" office:value="0.0117362371445856" calcext:value-type="float">
            <text:p>0.0117362371445856</text:p>
          </table:table-cell>
          <table:table-cell office:value-type="float" office:value="0.0210526315789473" calcext:value-type="float">
            <text:p>0.0210526315789473</text:p>
          </table:table-cell>
          <table:table-cell office:value-type="float" office:value="0.0154990925589836" calcext:value-type="float">
            <text:p>0.0154990925589836</text:p>
          </table:table-cell>
          <table:table-cell office:value-type="float" office:value="-0.00243799153055047" calcext:value-type="float">
            <text:p>-0.00243799153055047</text:p>
          </table:table-cell>
          <table:table-cell office:value-type="float" office:value="0.0096733212341199" calcext:value-type="float">
            <text:p>0.0096733212341199</text:p>
          </table:table-cell>
          <table:table-cell office:value-type="float" office:value="0.00448880822746522" calcext:value-type="float">
            <text:p>0.00448880822746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00277777777777755" calcext:value-type="float">
            <text:p>0.00277777777777755</text:p>
          </table:table-cell>
          <table:table-cell office:value-type="float" office:value="-0.00849206349206366" calcext:value-type="float">
            <text:p>-0.00849206349206366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0.0114285714285711" calcext:value-type="float">
            <text:p>0.0114285714285711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14126984126984" calcext:value-type="float">
            <text:p>0.014126984126984</text:p>
          </table:table-cell>
          <table:table-cell office:value-type="float" office:value="0.0112698412698412" calcext:value-type="float">
            <text:p>0.0112698412698412</text:p>
          </table:table-cell>
          <table:table-cell table:number-columns-repeated="2" office:value-type="float" office:value="0.0113492063492061" calcext:value-type="float">
            <text:p>0.0113492063492061</text:p>
          </table:table-cell>
          <table:table-cell office:value-type="float" office:value="0.00293650793650757" calcext:value-type="float">
            <text:p>0.00293650793650757</text:p>
          </table:table-cell>
          <table:table-cell office:value-type="float" office:value="0.0113492063492061" calcext:value-type="float">
            <text:p>0.0113492063492061</text:p>
          </table:table-cell>
          <table:table-cell office:value-type="float" office:value="-0.0000793650793652345" calcext:value-type="float">
            <text:p>-7.93650793652345E-05</text:p>
          </table:table-cell>
          <table:table-cell office:value-type="float" office:value="0.0114285714285711" calcext:value-type="float">
            <text:p>0.0114285714285711</text:p>
          </table:table-cell>
          <table:table-cell office:value-type="float" office:value="0.00277777777777755" calcext:value-type="float">
            <text:p>0.00277777777777755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873015873015859" calcext:value-type="float">
            <text:p>0.008730158730158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70634920634922" calcext:value-type="float">
            <text:p>-0.0170634920634922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171428571428571" calcext:value-type="float">
            <text:p>-0.0171428571428571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857142857142856" calcext:value-type="float">
            <text:p>-0.008571428571428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70634920634922" calcext:value-type="float">
            <text:p>-0.0170634920634922</text:p>
          </table:table-cell>
          <table:table-cell table:number-columns-repeated="2" office:value-type="float" office:value="-0.0000793650793653455" calcext:value-type="float">
            <text:p>-7.93650793653455E-05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table:number-columns-repeated="2" office:value-type="float" office:value="0.00277777777777766" calcext:value-type="float">
            <text:p>0.0027777777777776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63492063492077" calcext:value-type="float">
            <text:p>-0.00563492063492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9920634920635" calcext:value-type="float">
            <text:p>-0.019920634920635</text:p>
          </table:table-cell>
          <table:table-cell table:number-columns-repeated="2" office:value-type="float" office:value="-0.0000793650793653455" calcext:value-type="float">
            <text:p>-7.93650793653455E-05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571428571428578" calcext:value-type="float">
            <text:p>-0.00571428571428578</text:p>
          </table:table-cell>
          <table:table-cell table:number-columns-repeated="2" office:value-type="float" office:value="-0.0000793650793653455" calcext:value-type="float">
            <text:p>-7.93650793653455E-0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3492063492066" calcext:value-type="float">
            <text:p>-0.01134920634920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849206349206355" calcext:value-type="float">
            <text:p>-0.008492063492063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227777777777778" calcext:value-type="float">
            <text:p>-0.022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849206349206355" calcext:value-type="float">
            <text:p>-0.008492063492063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236507936507946" calcext:value-type="float">
            <text:p>-0.00236507936507946</text:p>
          </table:table-cell>
          <table:table-cell office:value-type="float" office:value="-0.0170634920634921" calcext:value-type="float">
            <text:p>-0.0170634920634921</text:p>
          </table:table-cell>
          <table:table-cell office:value-type="float" office:value="0.000492063492063433" calcext:value-type="float">
            <text:p>0.000492063492063433</text:p>
          </table:table-cell>
          <table:table-cell office:value-type="float" office:value="0.00222222222222201" calcext:value-type="float">
            <text:p>0.00222222222222201</text:p>
          </table:table-cell>
          <table:table-cell office:value-type="float" office:value="-0.00460317460317461" calcext:value-type="float">
            <text:p>-0.00460317460317461</text:p>
          </table:table-cell>
          <table:table-cell office:value-type="float" office:value="-0.0011904761904763" calcext:value-type="float">
            <text:p>-0.0011904761904763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-0.0023333333333333" calcext:value-type="float">
            <text:p>-0.0023333333333333</text:p>
          </table:table-cell>
          <table:table-cell office:value-type="float" office:value="0.000523809523809371" calcext:value-type="float">
            <text:p>0.000523809523809371</text:p>
          </table:table-cell>
          <table:table-cell office:value-type="float" office:value="-0.0000158730158730247" calcext:value-type="float">
            <text:p>-1.58730158730247E-05</text:p>
          </table:table-cell>
          <table:table-cell office:value-type="float" office:value="0.00165079365079357" calcext:value-type="float">
            <text:p>0.00165079365079357</text:p>
          </table:table-cell>
          <table:table-cell office:value-type="float" office:value="-0.00234920634920643" calcext:value-type="float">
            <text:p>-0.00234920634920643</text:p>
          </table:table-cell>
          <table:table-cell office:value-type="float" office:value="-0.0017301587301588" calcext:value-type="float">
            <text:p>-0.0017301587301588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0523809523809371" calcext:value-type="float">
            <text:p>0.000523809523809371</text:p>
          </table:table-cell>
          <table:table-cell office:value-type="float" office:value="-0.00449206349206344" calcext:value-type="float">
            <text:p>-0.00449206349206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0301204819277109" calcext:value-type="float">
            <text:p>0.0301204819277109</text:p>
          </table:table-cell>
          <table:table-cell office:value-type="float" office:value="-0.0168674698795182" calcext:value-type="float">
            <text:p>-0.0168674698795182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313253012048194" calcext:value-type="float">
            <text:p>0.0313253012048194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265060240963855" calcext:value-type="float">
            <text:p>0.0265060240963855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0240963855421683" calcext:value-type="float">
            <text:p>0.00240963855421683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32530120481927" calcext:value-type="float">
            <text:p>0.0132530120481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-0.0277108433734939" calcext:value-type="float">
            <text:p>-0.0277108433734939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409638554216869" calcext:value-type="float">
            <text:p>0.0409638554216869</text:p>
          </table:table-cell>
          <table:table-cell office:value-type="float" office:value="0.0132530120481928" calcext:value-type="float">
            <text:p>0.0132530120481928</text:p>
          </table:table-cell>
          <table:table-cell table:number-columns-repeated="2" office:value-type="float" office:value="0.0180722891566265" calcext:value-type="float">
            <text:p>0.0180722891566265</text:p>
          </table:table-cell>
          <table:table-cell office:value-type="float" office:value="0.0253012048192772" calcext:value-type="float">
            <text:p>0.0253012048192772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0240963855421694" calcext:value-type="float">
            <text:p>0.00240963855421694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0240963855421683" calcext:value-type="float">
            <text:p>0.00240963855421683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20481927710844" calcext:value-type="float">
            <text:p>0.0120481927710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-0.0253012048192771" calcext:value-type="float">
            <text:p>-0.0253012048192771</text:p>
          </table:table-cell>
          <table:table-cell office:value-type="float" office:value="0.0313253012048194" calcext:value-type="float">
            <text:p>0.0313253012048194</text:p>
          </table:table-cell>
          <table:table-cell office:value-type="float" office:value="0.0433734939759036" calcext:value-type="float">
            <text:p>0.0433734939759036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0481927710843366" calcext:value-type="float">
            <text:p>0.00481927710843366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0963855421686743" calcext:value-type="float">
            <text:p>0.00963855421686743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204819277108433" calcext:value-type="float">
            <text:p>0.020481927710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-0.0265060240963855" calcext:value-type="float">
            <text:p>-0.0265060240963855</text:p>
          </table:table-cell>
          <table:table-cell office:value-type="float" office:value="0.0289156626506025" calcext:value-type="float">
            <text:p>0.0289156626506025</text:p>
          </table:table-cell>
          <table:table-cell office:value-type="float" office:value="0.03855421686747" calcext:value-type="float">
            <text:p>0.03855421686747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0843373493975907" calcext:value-type="float">
            <text:p>0.00843373493975907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277108433734941" calcext:value-type="float">
            <text:p>0.0277108433734941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0240963855421694" calcext:value-type="float">
            <text:p>0.00240963855421694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16867469879518" calcext:value-type="float">
            <text:p>0.02168674698795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-0.0277108433734941" calcext:value-type="float">
            <text:p>-0.0277108433734941</text:p>
          </table:table-cell>
          <table:table-cell office:value-type="float" office:value="0.0313253012048191" calcext:value-type="float">
            <text:p>0.0313253012048191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0.0180722891566264" calcext:value-type="float">
            <text:p>0.0180722891566264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036144578313253" calcext:value-type="float">
            <text:p>0.0036144578313253</text:p>
          </table:table-cell>
          <table:table-cell table:number-columns-repeated="2" office:value-type="float" office:value="0.0240963855421686" calcext:value-type="float">
            <text:p>0.0240963855421686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-0.00843373493975907" calcext:value-type="float">
            <text:p>-0.00843373493975907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80722891566265" calcext:value-type="float">
            <text:p>0.01807228915662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0.0248192771084338" calcext:value-type="float">
            <text:p>0.0248192771084338</text:p>
          </table:table-cell>
          <table:table-cell office:value-type="float" office:value="-0.0248192771084338" calcext:value-type="float">
            <text:p>-0.0248192771084338</text:p>
          </table:table-cell>
          <table:table-cell office:value-type="float" office:value="0.0296385542168673" calcext:value-type="float">
            <text:p>0.0296385542168673</text:p>
          </table:table-cell>
          <table:table-cell office:value-type="float" office:value="0.0380722891566265" calcext:value-type="float">
            <text:p>0.0380722891566265</text:p>
          </table:table-cell>
          <table:table-cell office:value-type="float" office:value="0.0183132530120482" calcext:value-type="float">
            <text:p>0.0183132530120482</text:p>
          </table:table-cell>
          <table:table-cell office:value-type="float" office:value="0.02144578313253" calcext:value-type="float">
            <text:p>0.02144578313253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272289156626506" calcext:value-type="float">
            <text:p>0.0272289156626506</text:p>
          </table:table-cell>
          <table:table-cell office:value-type="float" office:value="0.0209638554216867" calcext:value-type="float">
            <text:p>0.0209638554216867</text:p>
          </table:table-cell>
          <table:table-cell office:value-type="float" office:value="0.00433734939759034" calcext:value-type="float">
            <text:p>0.00433734939759034</text:p>
          </table:table-cell>
          <table:table-cell office:value-type="float" office:value="0.0187951807228915" calcext:value-type="float">
            <text:p>0.0187951807228915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51807228915662" calcext:value-type="float">
            <text:p>0.0151807228915662</text:p>
          </table:table-cell>
          <table:table-cell office:value-type="float" office:value="0.00337349397590359" calcext:value-type="float">
            <text:p>0.00337349397590359</text:p>
          </table:table-cell>
          <table:table-cell office:value-type="float" office:value="0.02" calcext:value-type="float">
            <text:p>0.02</text:p>
          </table:table-cell>
          <table:table-cell office:value-type="float" office:value="0.0171084337349398" calcext:value-type="float">
            <text:p>0.0171084337349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-0.0314568357636749" calcext:value-type="float">
            <text:p>-0.0314568357636749</text:p>
          </table:table-cell>
          <table:table-cell office:value-type="float" office:value="0.00184911343876248" calcext:value-type="float">
            <text:p>0.00184911343876248</text:p>
          </table:table-cell>
          <table:table-cell office:value-type="float" office:value="-0.00628876566029968" calcext:value-type="float">
            <text:p>-0.00628876566029968</text:p>
          </table:table-cell>
          <table:table-cell office:value-type="float" office:value="-0.0140620935168068" calcext:value-type="float">
            <text:p>-0.0140620935168068</text:p>
          </table:table-cell>
          <table:table-cell office:value-type="float" office:value="-0.00481481481481461" calcext:value-type="float">
            <text:p>-0.00481481481481461</text:p>
          </table:table-cell>
          <table:table-cell office:value-type="float" office:value="-0.0103659204490996" calcext:value-type="float">
            <text:p>-0.0103659204490996</text:p>
          </table:table-cell>
          <table:table-cell office:value-type="float" office:value="-0.00295988224823718" calcext:value-type="float">
            <text:p>-0.00295988224823718</text:p>
          </table:table-cell>
          <table:table-cell office:value-type="float" office:value="-0.00869856917916056" calcext:value-type="float">
            <text:p>-0.00869856917916056</text:p>
          </table:table-cell>
          <table:table-cell office:value-type="float" office:value="-0.00573697542274232" calcext:value-type="float">
            <text:p>-0.00573697542274232</text:p>
          </table:table-cell>
          <table:table-cell office:value-type="float" office:value="-0.00369959608406911" calcext:value-type="float">
            <text:p>-0.00369959608406911</text:p>
          </table:table-cell>
          <table:table-cell office:value-type="float" office:value="-0.00554973642774004" calcext:value-type="float">
            <text:p>-0.00554973642774004</text:p>
          </table:table-cell>
          <table:table-cell office:value-type="float" office:value="-0.0073988498665023" calcext:value-type="float">
            <text:p>-0.0073988498665023</text:p>
          </table:table-cell>
          <table:table-cell office:value-type="float" office:value="-0.00647771616348314" calcext:value-type="float">
            <text:p>-0.00647771616348314</text:p>
          </table:table-cell>
          <table:table-cell office:value-type="float" office:value="-0.00185048264530674" calcext:value-type="float">
            <text:p>-0.00185048264530674</text:p>
          </table:table-cell>
          <table:table-cell office:value-type="float" office:value="-0.00406996645443958" calcext:value-type="float">
            <text:p>-0.00406996645443958</text:p>
          </table:table-cell>
          <table:table-cell office:value-type="float" office:value="-0.00296227835969054" calcext:value-type="float">
            <text:p>-0.00296227835969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-0.0321948380913262" calcext:value-type="float">
            <text:p>-0.0321948380913262</text:p>
          </table:table-cell>
          <table:table-cell office:value-type="float" office:value="0.000367289655644587" calcext:value-type="float">
            <text:p>0.000367289655644587</text:p>
          </table:table-cell>
          <table:table-cell office:value-type="float" office:value="-0.00684397891421917" calcext:value-type="float">
            <text:p>-0.00684397891421917</text:p>
          </table:table-cell>
          <table:table-cell office:value-type="float" office:value="-0.0209088108441159" calcext:value-type="float">
            <text:p>-0.0209088108441159</text:p>
          </table:table-cell>
          <table:table-cell office:value-type="float" office:value="-0.00444273293626363" calcext:value-type="float">
            <text:p>-0.00444273293626363</text:p>
          </table:table-cell>
          <table:table-cell office:value-type="float" office:value="-0.00481173410008917" calcext:value-type="float">
            <text:p>-0.00481173410008917</text:p>
          </table:table-cell>
          <table:table-cell office:value-type="float" office:value="-0.00555076333264881" calcext:value-type="float">
            <text:p>-0.00555076333264881</text:p>
          </table:table-cell>
          <table:table-cell office:value-type="float" office:value="-0.00925309782980754" calcext:value-type="float">
            <text:p>-0.00925309782980754</text:p>
          </table:table-cell>
          <table:table-cell office:value-type="float" office:value="-0.00462860272472099" calcext:value-type="float">
            <text:p>-0.00462860272472099</text:p>
          </table:table-cell>
          <table:table-cell office:value-type="float" office:value="-0.00332991031697116" calcext:value-type="float">
            <text:p>-0.00332991031697116</text:p>
          </table:table-cell>
          <table:table-cell office:value-type="float" office:value="-0.00406928185116739" calcext:value-type="float">
            <text:p>-0.00406928185116739</text:p>
          </table:table-cell>
          <table:table-cell office:value-type="float" office:value="-0.00703224481413023" calcext:value-type="float">
            <text:p>-0.00703224481413023</text:p>
          </table:table-cell>
          <table:table-cell office:value-type="float" office:value="-0.000740398439104562" calcext:value-type="float">
            <text:p>-0.000740398439104562</text:p>
          </table:table-cell>
          <table:table-cell office:value-type="float" office:value="-0.00185048264530718" calcext:value-type="float">
            <text:p>-0.00185048264530718</text:p>
          </table:table-cell>
          <table:table-cell office:value-type="float" office:value="-0.00185185185185177" calcext:value-type="float">
            <text:p>-0.00185185185185177</text:p>
          </table:table-cell>
          <table:table-cell office:value-type="float" office:value="-0.00184979804203478" calcext:value-type="float">
            <text:p>-0.001849798042034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-0.033858766344903" calcext:value-type="float">
            <text:p>-0.033858766344903</text:p>
          </table:table-cell>
          <table:table-cell office:value-type="float" office:value="0.00185185185185199" calcext:value-type="float">
            <text:p>0.00185185185185199</text:p>
          </table:table-cell>
          <table:table-cell office:value-type="float" office:value="-0.00850790716779626" calcext:value-type="float">
            <text:p>-0.00850790716779626</text:p>
          </table:table-cell>
          <table:table-cell office:value-type="float" office:value="-0.0196131991510918" calcext:value-type="float">
            <text:p>-0.0196131991510918</text:p>
          </table:table-cell>
          <table:table-cell office:value-type="float" office:value="-0.00388512357089044" calcext:value-type="float">
            <text:p>-0.00388512357089044</text:p>
          </table:table-cell>
          <table:table-cell office:value-type="float" office:value="-0.00573594851783366" calcext:value-type="float">
            <text:p>-0.00573594851783366</text:p>
          </table:table-cell>
          <table:table-cell office:value-type="float" office:value="-0.00554973642774004" calcext:value-type="float">
            <text:p>-0.00554973642774004</text:p>
          </table:table-cell>
          <table:table-cell office:value-type="float" office:value="-0.00684637502567242" calcext:value-type="float">
            <text:p>-0.00684637502567242</text:p>
          </table:table-cell>
          <table:table-cell office:value-type="float" office:value="-0.0038847812692544" calcext:value-type="float">
            <text:p>-0.0038847812692544</text:p>
          </table:table-cell>
          <table:table-cell office:value-type="float" office:value="-0.00240466899431779" calcext:value-type="float">
            <text:p>-0.00240466899431779</text:p>
          </table:table-cell>
          <table:table-cell office:value-type="float" office:value="-0.001848771137126" calcext:value-type="float">
            <text:p>-0.001848771137126</text:p>
          </table:table-cell>
          <table:table-cell office:value-type="float" office:value="-0.00370096529061403" calcext:value-type="float">
            <text:p>-0.00370096529061403</text:p>
          </table:table-cell>
          <table:table-cell office:value-type="float" office:value="-0.00111042650783866" calcext:value-type="float">
            <text:p>-0.00111042650783866</text:p>
          </table:table-cell>
          <table:table-cell office:value-type="float" office:value="-0.00147840076675565" calcext:value-type="float">
            <text:p>-0.00147840076675565</text:p>
          </table:table-cell>
          <table:table-cell office:value-type="float" office:value="-0.00166427055521323" calcext:value-type="float">
            <text:p>-0.00166427055521323</text:p>
          </table:table-cell>
          <table:table-cell office:value-type="float" office:value="-0.00314369822687766" calcext:value-type="float">
            <text:p>-0.00314369822687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-0.0346005339905525" calcext:value-type="float">
            <text:p>-0.0346005339905525</text:p>
          </table:table-cell>
          <table:table-cell office:value-type="float" office:value="0.00332854111042657" calcext:value-type="float">
            <text:p>0.00332854111042657</text:p>
          </table:table-cell>
          <table:table-cell office:value-type="float" office:value="-0.00962072978708839" calcext:value-type="float">
            <text:p>-0.00962072978708839</text:p>
          </table:table-cell>
          <table:table-cell office:value-type="float" office:value="-0.020356336003286" calcext:value-type="float">
            <text:p>-0.020356336003286</text:p>
          </table:table-cell>
          <table:table-cell office:value-type="float" office:value="-0.00370199219552281" calcext:value-type="float">
            <text:p>-0.00370199219552281</text:p>
          </table:table-cell>
          <table:table-cell office:value-type="float" office:value="-0.00555213253919362" calcext:value-type="float">
            <text:p>-0.00555213253919362</text:p>
          </table:table-cell>
          <table:table-cell office:value-type="float" office:value="-0.00573663312110639" calcext:value-type="float">
            <text:p>-0.00573663312110639</text:p>
          </table:table-cell>
          <table:table-cell office:value-type="float" office:value="-0.00869822687752442" calcext:value-type="float">
            <text:p>-0.00869822687752442</text:p>
          </table:table-cell>
          <table:table-cell office:value-type="float" office:value="-0.00536660505237196" calcext:value-type="float">
            <text:p>-0.00536660505237196</text:p>
          </table:table-cell>
          <table:table-cell office:value-type="float" office:value="-0.0042568631478056" calcext:value-type="float">
            <text:p>-0.0042568631478056</text:p>
          </table:table-cell>
          <table:table-cell office:value-type="float" office:value="-0.00259053878277515" calcext:value-type="float">
            <text:p>-0.00259053878277515</text:p>
          </table:table-cell>
          <table:table-cell office:value-type="float" office:value="-0.0040727048675292" calcext:value-type="float">
            <text:p>-0.0040727048675292</text:p>
          </table:table-cell>
          <table:table-cell office:value-type="float" office:value="-0.000371397275278795" calcext:value-type="float">
            <text:p>-0.000371397275278795</text:p>
          </table:table-cell>
          <table:table-cell office:value-type="float" office:value="-0.00092661052919818" calcext:value-type="float">
            <text:p>-0.00092661052919818</text:p>
          </table:table-cell>
          <table:table-cell office:value-type="float" office:value="-0.00074074074074082" calcext:value-type="float">
            <text:p>-0.00074074074074082</text:p>
          </table:table-cell>
          <table:table-cell office:value-type="float" office:value="-0.00407133566098439" calcext:value-type="float">
            <text:p>-0.004071335660984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-0.0355247484082973" calcext:value-type="float">
            <text:p>-0.0355247484082973</text:p>
          </table:table-cell>
          <table:table-cell office:value-type="float" office:value="0.00148079687820901" calcext:value-type="float">
            <text:p>0.00148079687820901</text:p>
          </table:table-cell>
          <table:table-cell office:value-type="float" office:value="-0.00851064558088599" calcext:value-type="float">
            <text:p>-0.00851064558088599</text:p>
          </table:table-cell>
          <table:table-cell office:value-type="float" office:value="-0.0190614089135347" calcext:value-type="float">
            <text:p>-0.0190614089135347</text:p>
          </table:table-cell>
          <table:table-cell office:value-type="float" office:value="-0.00518107756555086" calcext:value-type="float">
            <text:p>-0.00518107756555086</text:p>
          </table:table-cell>
          <table:table-cell office:value-type="float" office:value="-0.00647771616348325" calcext:value-type="float">
            <text:p>-0.00647771616348325</text:p>
          </table:table-cell>
          <table:table-cell office:value-type="float" office:value="-0.0059187375915658" calcext:value-type="float">
            <text:p>-0.0059187375915658</text:p>
          </table:table-cell>
          <table:table-cell office:value-type="float" office:value="-0.00740158827959203" calcext:value-type="float">
            <text:p>-0.00740158827959203</text:p>
          </table:table-cell>
          <table:table-cell office:value-type="float" office:value="-0.00296090915314562" calcext:value-type="float">
            <text:p>-0.00296090915314562</text:p>
          </table:table-cell>
          <table:table-cell office:value-type="float" office:value="-0.00407065105771198" calcext:value-type="float">
            <text:p>-0.00407065105771198</text:p>
          </table:table-cell>
          <table:table-cell office:value-type="float" office:value="-0.00258882727459442" calcext:value-type="float">
            <text:p>-0.00258882727459442</text:p>
          </table:table-cell>
          <table:table-cell office:value-type="float" office:value="-0.00481241870336124" calcext:value-type="float">
            <text:p>-0.00481241870336124</text:p>
          </table:table-cell>
          <table:table-cell office:value-type="float" office:value="-0.000370370370370465" calcext:value-type="float">
            <text:p>-0.000370370370370465</text:p>
          </table:table-cell>
          <table:table-cell office:value-type="float" office:value="-0.000740056137468415" calcext:value-type="float">
            <text:p>-0.000740056137468415</text:p>
          </table:table-cell>
          <table:table-cell office:value-type="float" office:value="-0.000922845211200007" calcext:value-type="float">
            <text:p>-0.000922845211200007</text:p>
          </table:table-cell>
          <table:table-cell office:value-type="float" office:value="-0.00443965222153764" calcext:value-type="float">
            <text:p>-0.0044396522215376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-0.0335271445197507" calcext:value-type="float">
            <text:p>-0.0335271445197507</text:p>
          </table:table-cell>
          <table:table-cell office:value-type="float" office:value="0.001775518586979" calcext:value-type="float">
            <text:p>0.001775518586979</text:p>
          </table:table-cell>
          <table:table-cell office:value-type="float" office:value="-0.00795440542205783" calcext:value-type="float">
            <text:p>-0.00795440542205783</text:p>
          </table:table-cell>
          <table:table-cell office:value-type="float" office:value="-0.018800369685767" calcext:value-type="float">
            <text:p>-0.018800369685767</text:p>
          </table:table-cell>
          <table:table-cell office:value-type="float" office:value="-0.00440514821660842" calcext:value-type="float">
            <text:p>-0.00440514821660842</text:p>
          </table:table-cell>
          <table:table-cell office:value-type="float" office:value="-0.00658869035393983" calcext:value-type="float">
            <text:p>-0.00658869035393983</text:p>
          </table:table-cell>
          <table:table-cell office:value-type="float" office:value="-0.00514315054425962" calcext:value-type="float">
            <text:p>-0.00514315054425962</text:p>
          </table:table-cell>
          <table:table-cell office:value-type="float" office:value="-0.00817957143835135" calcext:value-type="float">
            <text:p>-0.00817957143835135</text:p>
          </table:table-cell>
          <table:table-cell office:value-type="float" office:value="-0.00451557472444697" calcext:value-type="float">
            <text:p>-0.00451557472444697</text:p>
          </table:table-cell>
          <table:table-cell office:value-type="float" office:value="-0.00355233792017517" calcext:value-type="float">
            <text:p>-0.00355233792017517</text:p>
          </table:table-cell>
          <table:table-cell office:value-type="float" office:value="-0.00332943109468053" calcext:value-type="float">
            <text:p>-0.00332943109468053</text:p>
          </table:table-cell>
          <table:table-cell office:value-type="float" office:value="-0.00540343670842736" calcext:value-type="float">
            <text:p>-0.00540343670842736</text:p>
          </table:table-cell>
          <table:table-cell office:value-type="float" office:value="-0.00181406175121501" calcext:value-type="float">
            <text:p>-0.00181406175121501</text:p>
          </table:table-cell>
          <table:table-cell office:value-type="float" office:value="-0.00136920654480721" calcext:value-type="float">
            <text:p>-0.00136920654480721</text:p>
          </table:table-cell>
          <table:table-cell office:value-type="float" office:value="-0.00184993496268904" calcext:value-type="float">
            <text:p>-0.00184993496268904</text:p>
          </table:table-cell>
          <table:table-cell office:value-type="float" office:value="-0.00329335250222496" calcext:value-type="float">
            <text:p>-0.00329335250222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69856459330142" calcext:value-type="float">
            <text:p>0.0169856459330142</text:p>
          </table:table-cell>
          <table:table-cell office:value-type="float" office:value="-0.0286226930963774" calcext:value-type="float">
            <text:p>-0.0286226930963774</text:p>
          </table:table-cell>
          <table:table-cell office:value-type="float" office:value="0.0183185235816814" calcext:value-type="float">
            <text:p>0.0183185235816814</text:p>
          </table:table-cell>
          <table:table-cell office:value-type="float" office:value="0.0144224196855776" calcext:value-type="float">
            <text:p>0.0144224196855776</text:p>
          </table:table-cell>
          <table:table-cell office:value-type="float" office:value="0.0117737525632262" calcext:value-type="float">
            <text:p>0.0117737525632262</text:p>
          </table:table-cell>
          <table:table-cell office:value-type="float" office:value="0.0182672590567327" calcext:value-type="float">
            <text:p>0.0182672590567327</text:p>
          </table:table-cell>
          <table:table-cell office:value-type="float" office:value="0.0247949419002049" calcext:value-type="float">
            <text:p>0.0247949419002049</text:p>
          </table:table-cell>
          <table:table-cell office:value-type="float" office:value="0.00268284347231706" calcext:value-type="float">
            <text:p>0.00268284347231706</text:p>
          </table:table-cell>
          <table:table-cell office:value-type="float" office:value="-0.00258031442241968" calcext:value-type="float">
            <text:p>-0.00258031442241968</text:p>
          </table:table-cell>
          <table:table-cell office:value-type="float" office:value="0.0299213943950786" calcext:value-type="float">
            <text:p>0.0299213943950786</text:p>
          </table:table-cell>
          <table:table-cell office:value-type="float" office:value="0.005211893369788" calcext:value-type="float">
            <text:p>0.005211893369788</text:p>
          </table:table-cell>
          <table:table-cell office:value-type="float" office:value="0.00784347231715643" calcext:value-type="float">
            <text:p>0.00784347231715643</text:p>
          </table:table-cell>
          <table:table-cell office:value-type="float" office:value="0.0156527682843471" calcext:value-type="float">
            <text:p>0.0156527682843471</text:p>
          </table:table-cell>
          <table:table-cell office:value-type="float" office:value="0.0118079289131919" calcext:value-type="float">
            <text:p>0.0118079289131919</text:p>
          </table:table-cell>
          <table:table-cell office:value-type="float" office:value="-0.00644224196855792" calcext:value-type="float">
            <text:p>-0.00644224196855792</text:p>
          </table:table-cell>
          <table:table-cell office:value-type="float" office:value="0.010440874914559" calcext:value-type="float">
            <text:p>0.0104408749145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95488721804511" calcext:value-type="float">
            <text:p>0.0195488721804511</text:p>
          </table:table-cell>
          <table:table-cell office:value-type="float" office:value="-0.018215994531784" calcext:value-type="float">
            <text:p>-0.018215994531784</text:p>
          </table:table-cell>
          <table:table-cell office:value-type="float" office:value="0.0260594668489404" calcext:value-type="float">
            <text:p>0.0260594668489404</text:p>
          </table:table-cell>
          <table:table-cell office:value-type="float" office:value="0.0156527682843473" calcext:value-type="float">
            <text:p>0.0156527682843473</text:p>
          </table:table-cell>
          <table:table-cell office:value-type="float" office:value="0.00654477101845519" calcext:value-type="float">
            <text:p>0.00654477101845519</text:p>
          </table:table-cell>
          <table:table-cell office:value-type="float" office:value="0.00914217361585778" calcext:value-type="float">
            <text:p>0.00914217361585778</text:p>
          </table:table-cell>
          <table:table-cell office:value-type="float" office:value="0.024794941900205" calcext:value-type="float">
            <text:p>0.024794941900205</text:p>
          </table:table-cell>
          <table:table-cell office:value-type="float" office:value="0.0091421736158579" calcext:value-type="float">
            <text:p>0.0091421736158579</text:p>
          </table:table-cell>
          <table:table-cell office:value-type="float" office:value="-0.0013499658236501" calcext:value-type="float">
            <text:p>-0.0013499658236501</text:p>
          </table:table-cell>
          <table:table-cell office:value-type="float" office:value="0.0221462747778537" calcext:value-type="float">
            <text:p>0.0221462747778537</text:p>
          </table:table-cell>
          <table:table-cell office:value-type="float" office:value="0.00919343814080653" calcext:value-type="float">
            <text:p>0.00919343814080653</text:p>
          </table:table-cell>
          <table:table-cell office:value-type="float" office:value="0.0169172932330827" calcext:value-type="float">
            <text:p>0.0169172932330827</text:p>
          </table:table-cell>
          <table:table-cell office:value-type="float" office:value="0.0091421736158579" calcext:value-type="float">
            <text:p>0.0091421736158579</text:p>
          </table:table-cell>
          <table:table-cell office:value-type="float" office:value="0.0195830485304169" calcext:value-type="float">
            <text:p>0.0195830485304169</text:p>
          </table:table-cell>
          <table:table-cell table:number-columns-repeated="2" office:value-type="float" office:value="0.00914217361585778" calcext:value-type="float">
            <text:p>0.009142173615857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69002050580998" calcext:value-type="float">
            <text:p>0.0169002050580998</text:p>
          </table:table-cell>
          <table:table-cell office:value-type="float" office:value="-0.0181989063568011" calcext:value-type="float">
            <text:p>-0.0181989063568011</text:p>
          </table:table-cell>
          <table:table-cell office:value-type="float" office:value="0.00647641831852353" calcext:value-type="float">
            <text:p>0.00647641831852353</text:p>
          </table:table-cell>
          <table:table-cell office:value-type="float" office:value="0.0169172932330827" calcext:value-type="float">
            <text:p>0.0169172932330827</text:p>
          </table:table-cell>
          <table:table-cell office:value-type="float" office:value="-0.00521189336978822" calcext:value-type="float">
            <text:p>-0.00521189336978822</text:p>
          </table:table-cell>
          <table:table-cell office:value-type="float" office:value="-0.000034176349965831" calcext:value-type="float">
            <text:p>-3.4176349965831E-05</text:p>
          </table:table-cell>
          <table:table-cell office:value-type="float" office:value="0.0117224880382775" calcext:value-type="float">
            <text:p>0.0117224880382775</text:p>
          </table:table-cell>
          <table:table-cell office:value-type="float" office:value="0.0129870129870129" calcext:value-type="float">
            <text:p>0.0129870129870129</text:p>
          </table:table-cell>
          <table:table-cell office:value-type="float" office:value="-0.00652768284347238" calcext:value-type="float">
            <text:p>-0.00652768284347238</text:p>
          </table:table-cell>
          <table:table-cell office:value-type="float" office:value="0.0104579630895421" calcext:value-type="float">
            <text:p>0.0104579630895421</text:p>
          </table:table-cell>
          <table:table-cell office:value-type="float" office:value="0.00261449077238551" calcext:value-type="float">
            <text:p>0.00261449077238551</text:p>
          </table:table-cell>
          <table:table-cell office:value-type="float" office:value="0.00645933014354061" calcext:value-type="float">
            <text:p>0.00645933014354061</text:p>
          </table:table-cell>
          <table:table-cell office:value-type="float" office:value="0.00386192754613801" calcext:value-type="float">
            <text:p>0.00386192754613801</text:p>
          </table:table-cell>
          <table:table-cell office:value-type="float" office:value="0.00517771701982217" calcext:value-type="float">
            <text:p>0.00517771701982217</text:p>
          </table:table-cell>
          <table:table-cell office:value-type="float" office:value="0.00652768284347227" calcext:value-type="float">
            <text:p>0.00652768284347227</text:p>
          </table:table-cell>
          <table:table-cell office:value-type="float" office:value="0.00524606971975383" calcext:value-type="float">
            <text:p>0.00524606971975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16712235133287" calcext:value-type="float">
            <text:p>0.0116712235133287</text:p>
          </table:table-cell>
          <table:table-cell office:value-type="float" office:value="-0.0234620642515381" calcext:value-type="float">
            <text:p>-0.0234620642515381</text:p>
          </table:table-cell>
          <table:table-cell office:value-type="float" office:value="0.00252904989747083" calcext:value-type="float">
            <text:p>0.00252904989747083</text:p>
          </table:table-cell>
          <table:table-cell office:value-type="float" office:value="0.00514354066985645" calcext:value-type="float">
            <text:p>0.00514354066985645</text:p>
          </table:table-cell>
          <table:table-cell office:value-type="float" office:value="-0.010475051264525" calcext:value-type="float">
            <text:p>-0.010475051264525</text:p>
          </table:table-cell>
          <table:table-cell office:value-type="float" office:value="-0.00138414217361593" calcext:value-type="float">
            <text:p>-0.00138414217361593</text:p>
          </table:table-cell>
          <table:table-cell office:value-type="float" office:value="0.00123034859876958" calcext:value-type="float">
            <text:p>0.00123034859876958</text:p>
          </table:table-cell>
          <table:table-cell office:value-type="float" office:value="0.00121326042378667" calcext:value-type="float">
            <text:p>0.00121326042378667</text:p>
          </table:table-cell>
          <table:table-cell office:value-type="float" office:value="-0.0117395762132605" calcext:value-type="float">
            <text:p>-0.0117395762132605</text:p>
          </table:table-cell>
          <table:table-cell table:number-columns-repeated="2" office:value-type="float" office:value="0.0038448393711551" calcext:value-type="float">
            <text:p>0.0038448393711551</text:p>
          </table:table-cell>
          <table:table-cell office:value-type="float" office:value="-0.0131066302118934" calcext:value-type="float">
            <text:p>-0.0131066302118934</text:p>
          </table:table-cell>
          <table:table-cell office:value-type="float" office:value="-0.00396445659603561" calcext:value-type="float">
            <text:p>-0.00396445659603561</text:p>
          </table:table-cell>
          <table:table-cell office:value-type="float" office:value="-0.00528024606971977" calcext:value-type="float">
            <text:p>-0.00528024606971977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-0.00263157894736854" calcext:value-type="float">
            <text:p>-0.002631578947368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56015037593985" calcext:value-type="float">
            <text:p>0.0156015037593985</text:p>
          </table:table-cell>
          <table:table-cell office:value-type="float" office:value="-0.018215994531784" calcext:value-type="float">
            <text:p>-0.018215994531784</text:p>
          </table:table-cell>
          <table:table-cell office:value-type="float" office:value="0.00647641831852364" calcext:value-type="float">
            <text:p>0.00647641831852364</text:p>
          </table:table-cell>
          <table:table-cell office:value-type="float" office:value="0.00384483937115521" calcext:value-type="float">
            <text:p>0.00384483937115521</text:p>
          </table:table-cell>
          <table:table-cell office:value-type="float" office:value="-0.0104408749145591" calcext:value-type="float">
            <text:p>-0.0104408749145591</text:p>
          </table:table-cell>
          <table:table-cell office:value-type="float" office:value="-0.010475051264525" calcext:value-type="float">
            <text:p>-0.010475051264525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-0.00522898154477103" calcext:value-type="float">
            <text:p>-0.00522898154477103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-0.00652768284347227" calcext:value-type="float">
            <text:p>-0.00652768284347227</text:p>
          </table:table-cell>
          <table:table-cell office:value-type="float" office:value="0.00126452494873552" calcext:value-type="float">
            <text:p>0.00126452494873552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-0.00391319207108676" calcext:value-type="float">
            <text:p>-0.003913192071086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61414900888585" calcext:value-type="float">
            <text:p>0.0161414900888585</text:p>
          </table:table-cell>
          <table:table-cell office:value-type="float" office:value="-0.0213431305536569" calcext:value-type="float">
            <text:p>-0.0213431305536569</text:p>
          </table:table-cell>
          <table:table-cell office:value-type="float" office:value="0.011971975393028" calcext:value-type="float">
            <text:p>0.011971975393028</text:p>
          </table:table-cell>
          <table:table-cell office:value-type="float" office:value="0.0111961722488039" calcext:value-type="float">
            <text:p>0.0111961722488039</text:p>
          </table:table-cell>
          <table:table-cell office:value-type="float" office:value="-0.0015618591934381" calcext:value-type="float">
            <text:p>-0.0015618591934381</text:p>
          </table:table-cell>
          <table:table-cell office:value-type="float" office:value="0.00310321257689683" calcext:value-type="float">
            <text:p>0.00310321257689683</text:p>
          </table:table-cell>
          <table:table-cell office:value-type="float" office:value="0.013544087491456" calcext:value-type="float">
            <text:p>0.013544087491456</text:p>
          </table:table-cell>
          <table:table-cell office:value-type="float" office:value="0.00676691729323309" calcext:value-type="float">
            <text:p>0.00676691729323309</text:p>
          </table:table-cell>
          <table:table-cell office:value-type="float" office:value="-0.00548530416951465" calcext:value-type="float">
            <text:p>-0.00548530416951465</text:p>
          </table:table-cell>
          <table:table-cell office:value-type="float" office:value="0.0127546138072454" calcext:value-type="float">
            <text:p>0.0127546138072454</text:p>
          </table:table-cell>
          <table:table-cell office:value-type="float" office:value="0.00390977443609031" calcext:value-type="float">
            <text:p>0.00390977443609031</text:p>
          </table:table-cell>
          <table:table-cell office:value-type="float" office:value="0.00231715652768283" calcext:value-type="float">
            <text:p>0.00231715652768283</text:p>
          </table:table-cell>
          <table:table-cell office:value-type="float" office:value="0.00519138755980864" calcext:value-type="float">
            <text:p>0.00519138755980864</text:p>
          </table:table-cell>
          <table:table-cell office:value-type="float" office:value="0.00547163362952829" calcext:value-type="float">
            <text:p>0.00547163362952829</text:p>
          </table:table-cell>
          <table:table-cell office:value-type="float" office:value="0.00105946684894054" calcext:value-type="float">
            <text:p>0.00105946684894054</text:p>
          </table:table-cell>
          <table:table-cell office:value-type="float" office:value="0.00365686944634314" calcext:value-type="float">
            <text:p>0.00365686944634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47186147186148" calcext:value-type="float">
            <text:p>-0.0147186147186148</text:p>
          </table:table-cell>
          <table:table-cell office:value-type="float" office:value="0.00173160173160158" calcext:value-type="float">
            <text:p>0.00173160173160158</text:p>
          </table:table-cell>
          <table:table-cell office:value-type="float" office:value="-0.00606060606060599" calcext:value-type="float">
            <text:p>-0.00606060606060599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346320346320361" calcext:value-type="float">
            <text:p>-0.00346320346320361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55844155844156" calcext:value-type="float">
            <text:p>-0.0155844155844156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692640692640678" calcext:value-type="float">
            <text:p>-0.00692640692640678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0" calcext:value-type="float">
            <text:p>0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129870129870124" calcext:value-type="float">
            <text:p>-0.00129870129870124</text:p>
          </table:table-cell>
          <table:table-cell table:number-columns-repeated="2" office:value-type="float" office:value="-0.000432900432900452" calcext:value-type="float">
            <text:p>-0.000432900432900452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173160173160158" calcext:value-type="float">
            <text:p>-0.00173160173160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60173160173159" calcext:value-type="float">
            <text:p>-0.0160173160173159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346320346320317" calcext:value-type="float">
            <text:p>-0.00346320346320317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table:number-columns-repeated="2" office:value-type="float" office:value="0.000432900432900452" calcext:value-type="float">
            <text:p>0.000432900432900452</text:p>
          </table:table-cell>
          <table:table-cell table:number-columns-repeated="2" office:value-type="float" office:value="0.000865800865800792" calcext:value-type="float">
            <text:p>0.000865800865800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64502164502164" calcext:value-type="float">
            <text:p>-0.0164502164502164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432900432900396" calcext:value-type="float">
            <text:p>-0.00432900432900396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  <table:table-cell table:number-columns-repeated="2" office:value-type="float" office:value="-0.000432900432900341" calcext:value-type="float">
            <text:p>-0.000432900432900341</text:p>
          </table:table-cell>
          <table:table-cell office:value-type="float" office:value="0" calcext:value-type="float">
            <text:p>0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-0.00129870129870113" calcext:value-type="float">
            <text:p>-0.00129870129870113</text:p>
          </table:table-cell>
          <table:table-cell table:number-columns-repeated="2" office:value-type="float" office:value="0.000432900432900674" calcext:value-type="float">
            <text:p>0.000432900432900674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60173160173158" calcext:value-type="float">
            <text:p>-0.0160173160173158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432900432900407" calcext:value-type="float">
            <text:p>-0.00432900432900407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129870129870124" calcext:value-type="float">
            <text:p>-0.00129870129870124</text:p>
          </table:table-cell>
          <table:table-cell table:number-columns-repeated="2" office:value-type="float" office:value="-0.000865800865800903" calcext:value-type="float">
            <text:p>-0.000865800865800903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-0.000865800865800903" calcext:value-type="float">
            <text:p>-0.0008658008658009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57575757575756" calcext:value-type="float">
            <text:p>-0.0157575757575756</text:p>
          </table:table-cell>
          <table:table-cell office:value-type="float" office:value="-0.00060606060606061" calcext:value-type="float">
            <text:p>-0.00060606060606061</text:p>
          </table:table-cell>
          <table:table-cell office:value-type="float" office:value="-0.00285714285714267" calcext:value-type="float">
            <text:p>-0.00285714285714267</text:p>
          </table:table-cell>
          <table:table-cell office:value-type="float" office:value="-0.00476190476190463" calcext:value-type="float">
            <text:p>-0.00476190476190463</text:p>
          </table:table-cell>
          <table:table-cell office:value-type="float" office:value="-0.00121212121212122" calcext:value-type="float">
            <text:p>-0.00121212121212122</text:p>
          </table:table-cell>
          <table:table-cell office:value-type="float" office:value="-0.000779220779220657" calcext:value-type="float">
            <text:p>-0.000779220779220657</text:p>
          </table:table-cell>
          <table:table-cell office:value-type="float" office:value="-0.000519480519480475" calcext:value-type="float">
            <text:p>-0.000519480519480475</text:p>
          </table:table-cell>
          <table:table-cell office:value-type="float" office:value="-0.00060606060606061" calcext:value-type="float">
            <text:p>-0.00060606060606061</text:p>
          </table:table-cell>
          <table:table-cell office:value-type="float" office:value="-0.000259740259740293" calcext:value-type="float">
            <text:p>-0.000259740259740293</text:p>
          </table:table-cell>
          <table:table-cell office:value-type="float" office:value="-0.0014718614718614" calcext:value-type="float">
            <text:p>-0.0014718614718614</text:p>
          </table:table-cell>
          <table:table-cell office:value-type="float" office:value="-0.000173160173160158" calcext:value-type="float">
            <text:p>-0.000173160173160158</text:p>
          </table:table-cell>
          <table:table-cell office:value-type="float" office:value="-0.00207792207792201" calcext:value-type="float">
            <text:p>-0.00207792207792201</text:p>
          </table:table-cell>
          <table:table-cell office:value-type="float" office:value="-0.000259740259740293" calcext:value-type="float">
            <text:p>-0.000259740259740293</text:p>
          </table:table-cell>
          <table:table-cell office:value-type="float" office:value="-0.000779220779220657" calcext:value-type="float">
            <text:p>-0.000779220779220657</text:p>
          </table:table-cell>
          <table:table-cell office:value-type="float" office:value="-0.00121212121212122" calcext:value-type="float">
            <text:p>-0.00121212121212122</text:p>
          </table:table-cell>
          <table:table-cell office:value-type="float" office:value="-0.000519480519480475" calcext:value-type="float">
            <text:p>-0.000519480519480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673809523809523" calcext:value-type="float">
            <text:p>-0.0673809523809523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576190476190476" calcext:value-type="float">
            <text:p>-0.0576190476190476</text:p>
          </table:table-cell>
          <table:table-cell office:value-type="float" office:value="-0.0773809523809523" calcext:value-type="float">
            <text:p>-0.0773809523809523</text:p>
          </table:table-cell>
          <table:table-cell office:value-type="float" office:value="-0.0535714285714285" calcext:value-type="float">
            <text:p>-0.0535714285714285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292857142857141" calcext:value-type="float">
            <text:p>-0.0292857142857141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0.0145238095238096" calcext:value-type="float">
            <text:p>0.0145238095238096</text:p>
          </table:table-cell>
          <table:table-cell office:value-type="float" office:value="-0.0919047619047618" calcext:value-type="float">
            <text:p>-0.0919047619047618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538095238095238" calcext:value-type="float">
            <text:p>-0.0538095238095238</text:p>
          </table:table-cell>
          <table:table-cell office:value-type="float" office:value="-0.0285714285714285" calcext:value-type="float">
            <text:p>-0.02857142857142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861904761904762" calcext:value-type="float">
            <text:p>-0.0861904761904762</text:p>
          </table:table-cell>
          <table:table-cell office:value-type="float" office:value="0.0140476190476191" calcext:value-type="float">
            <text:p>0.0140476190476191</text:p>
          </table:table-cell>
          <table:table-cell table:number-columns-repeated="2" office:value-type="float" office:value="-0.0576190476190476" calcext:value-type="float">
            <text:p>-0.0576190476190476</text:p>
          </table:table-cell>
          <table:table-cell office:value-type="float" office:value="-0.0430952380952381" calcext:value-type="float">
            <text:p>-0.0430952380952381</text:p>
          </table:table-cell>
          <table:table-cell office:value-type="float" office:value="-0.0478571428571428" calcext:value-type="float">
            <text:p>-0.0478571428571428</text:p>
          </table:table-cell>
          <table:table-cell office:value-type="float" office:value="-0.0383333333333332" calcext:value-type="float">
            <text:p>-0.0383333333333332</text:p>
          </table:table-cell>
          <table:table-cell office:value-type="float" office:value="-0.0335714285714285" calcext:value-type="float">
            <text:p>-0.0335714285714285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623809523809523" calcext:value-type="float">
            <text:p>-0.0623809523809523</text:p>
          </table:table-cell>
          <table:table-cell office:value-type="float" office:value="-0.0142857142857142" calcext:value-type="float">
            <text:p>-0.0142857142857142</text:p>
          </table:table-cell>
          <table:table-cell office:value-type="float" office:value="-0.0285714285714286" calcext:value-type="float">
            <text:p>-0.0285714285714286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24047619047619" calcext:value-type="float">
            <text:p>-0.024047619047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673809523809523" calcext:value-type="float">
            <text:p>-0.0673809523809523</text:p>
          </table:table-cell>
          <table:table-cell office:value-type="float" office:value="0.0326190476190477" calcext:value-type="float">
            <text:p>0.0326190476190477</text:p>
          </table:table-cell>
          <table:table-cell office:value-type="float" office:value="-0.0385714285714285" calcext:value-type="float">
            <text:p>-0.0385714285714285</text:p>
          </table:table-cell>
          <table:table-cell office:value-type="float" office:value="-0.034047619047619" calcext:value-type="float">
            <text:p>-0.034047619047619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0.0280952380952382" calcext:value-type="float">
            <text:p>0.0280952380952382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34047619047619" calcext:value-type="float">
            <text:p>-0.034047619047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673809523809523" calcext:value-type="float">
            <text:p>-0.0673809523809523</text:p>
          </table:table-cell>
          <table:table-cell office:value-type="float" office:value="0.0280952380952382" calcext:value-type="float">
            <text:p>0.0280952380952382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295238095238095" calcext:value-type="float">
            <text:p>-0.0295238095238095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0.0138095238095239" calcext:value-type="float">
            <text:p>0.0138095238095239</text:p>
          </table:table-cell>
          <table:table-cell table:number-columns-repeated="2" office:value-type="float" office:value="-0.000238095238095148" calcext:value-type="float">
            <text:p>-0.000238095238095148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104761904761904" calcext:value-type="float">
            <text:p>-0.01047619047619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769047619047618" calcext:value-type="float">
            <text:p>-0.0769047619047618</text:p>
          </table:table-cell>
          <table:table-cell office:value-type="float" office:value="0.0185714285714287" calcext:value-type="float">
            <text:p>0.0185714285714287</text:p>
          </table:table-cell>
          <table:table-cell office:value-type="float" office:value="-0.0385714285714285" calcext:value-type="float">
            <text:p>-0.0385714285714285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385714285714284" calcext:value-type="float">
            <text:p>-0.0385714285714284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338095238095236" calcext:value-type="float">
            <text:p>-0.0338095238095236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292857142857141" calcext:value-type="float">
            <text:p>-0.0292857142857141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-0.0195238095238094" calcext:value-type="float">
            <text:p>-0.0195238095238094</text:p>
          </table:table-cell>
          <table:table-cell table:number-columns-repeated="2" office:value-type="float" office:value="-0.0242857142857141" calcext:value-type="float">
            <text:p>-0.0242857142857141</text:p>
          </table:table-cell>
          <table:table-cell office:value-type="float" office:value="-0.0385714285714284" calcext:value-type="float">
            <text:p>-0.0385714285714284</text:p>
          </table:table-cell>
          <table:table-cell office:value-type="float" office:value="-0.0245238095238094" calcext:value-type="float">
            <text:p>-0.024523809523809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73047619047619" calcext:value-type="float">
            <text:p>-0.073047619047619</text:p>
          </table:table-cell>
          <table:table-cell office:value-type="float" office:value="0.0157142857142858" calcext:value-type="float">
            <text:p>0.0157142857142858</text:p>
          </table:table-cell>
          <table:table-cell office:value-type="float" office:value="-0.0442857142857143" calcext:value-type="float">
            <text:p>-0.0442857142857143</text:p>
          </table:table-cell>
          <table:table-cell office:value-type="float" office:value="-0.0493333333333333" calcext:value-type="float">
            <text:p>-0.0493333333333333</text:p>
          </table:table-cell>
          <table:table-cell office:value-type="float" office:value="-0.0407619047619048" calcext:value-type="float">
            <text:p>-0.0407619047619048</text:p>
          </table:table-cell>
          <table:table-cell office:value-type="float" office:value="-0.0251904761904762" calcext:value-type="float">
            <text:p>-0.0251904761904762</text:p>
          </table:table-cell>
          <table:table-cell office:value-type="float" office:value="-0.0269047619047619" calcext:value-type="float">
            <text:p>-0.0269047619047619</text:p>
          </table:table-cell>
          <table:table-cell office:value-type="float" office:value="-0.032952380952381" calcext:value-type="float">
            <text:p>-0.032952380952381</text:p>
          </table:table-cell>
          <table:table-cell office:value-type="float" office:value="-0.0253333333333332" calcext:value-type="float">
            <text:p>-0.0253333333333332</text:p>
          </table:table-cell>
          <table:table-cell office:value-type="float" office:value="-0.00328571428571423" calcext:value-type="float">
            <text:p>-0.00328571428571423</text:p>
          </table:table-cell>
          <table:table-cell office:value-type="float" office:value="-0.00114285714285711" calcext:value-type="float">
            <text:p>-0.00114285714285711</text:p>
          </table:table-cell>
          <table:table-cell office:value-type="float" office:value="-0.0387142857142857" calcext:value-type="float">
            <text:p>-0.0387142857142857</text:p>
          </table:table-cell>
          <table:table-cell office:value-type="float" office:value="-0.0126666666666666" calcext:value-type="float">
            <text:p>-0.0126666666666666</text:p>
          </table:table-cell>
          <table:table-cell office:value-type="float" office:value="-0.0232380952380953" calcext:value-type="float">
            <text:p>-0.0232380952380953</text:p>
          </table:table-cell>
          <table:table-cell office:value-type="float" office:value="-0.0331428571428571" calcext:value-type="float">
            <text:p>-0.0331428571428571</text:p>
          </table:table-cell>
          <table:table-cell office:value-type="float" office:value="-0.0243333333333333" calcext:value-type="float">
            <text:p>-0.0243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-0.0158823529411763" calcext:value-type="float">
            <text:p>-0.0158823529411763</text:p>
          </table:table-cell>
          <table:table-cell office:value-type="float" office:value="-0.0047821350762528" calcext:value-type="float">
            <text:p>-0.0047821350762528</text:p>
          </table:table-cell>
          <table:table-cell office:value-type="float" office:value="-0.00239651416122" calcext:value-type="float">
            <text:p>-0.00239651416122</text:p>
          </table:table-cell>
          <table:table-cell office:value-type="float" office:value="-0.00413375011840478" calcext:value-type="float">
            <text:p>-0.00413375011840478</text:p>
          </table:table-cell>
          <table:table-cell office:value-type="float" office:value="-0.00435161504215198" calcext:value-type="float">
            <text:p>-0.00435161504215198</text:p>
          </table:table-cell>
          <table:table-cell office:value-type="float" office:value="0.00152363360803265" calcext:value-type="float">
            <text:p>0.00152363360803265</text:p>
          </table:table-cell>
          <table:table-cell office:value-type="float" office:value="-0.00195652173913052" calcext:value-type="float">
            <text:p>-0.00195652173913052</text:p>
          </table:table-cell>
          <table:table-cell office:value-type="float" office:value="-0.00478402955385038" calcext:value-type="float">
            <text:p>-0.00478402955385038</text:p>
          </table:table-cell>
          <table:table-cell office:value-type="float" office:value="-0.00304489911906791" calcext:value-type="float">
            <text:p>-0.00304489911906791</text:p>
          </table:table-cell>
          <table:table-cell office:value-type="float" office:value="-0.00195746897792937" calcext:value-type="float">
            <text:p>-0.00195746897792937</text:p>
          </table:table-cell>
          <table:table-cell office:value-type="float" office:value="0.000436677086293247" calcext:value-type="float">
            <text:p>0.000436677086293247</text:p>
          </table:table-cell>
          <table:table-cell office:value-type="float" office:value="-0.00456663824950276" calcext:value-type="float">
            <text:p>-0.00456663824950276</text:p>
          </table:table-cell>
          <table:table-cell office:value-type="float" office:value="-0.00543667708629336" calcext:value-type="float">
            <text:p>-0.00543667708629336</text:p>
          </table:table-cell>
          <table:table-cell office:value-type="float" office:value="-0.00239177796722556" calcext:value-type="float">
            <text:p>-0.00239177796722556</text:p>
          </table:table-cell>
          <table:table-cell office:value-type="float" office:value="-0.00500426257459519" calcext:value-type="float">
            <text:p>-0.00500426257459519</text:p>
          </table:table-cell>
          <table:table-cell office:value-type="float" office:value="0.000436203466893992" calcext:value-type="float">
            <text:p>0.000436203466893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-0.0158842474187743" calcext:value-type="float">
            <text:p>-0.0158842474187743</text:p>
          </table:table-cell>
          <table:table-cell office:value-type="float" office:value="-0.00434687884815743" calcext:value-type="float">
            <text:p>-0.00434687884815743</text:p>
          </table:table-cell>
          <table:table-cell office:value-type="float" office:value="-0.00326607937861123" calcext:value-type="float">
            <text:p>-0.00326607937861123</text:p>
          </table:table-cell>
          <table:table-cell office:value-type="float" office:value="-0.00674386662877702" calcext:value-type="float">
            <text:p>-0.00674386662877702</text:p>
          </table:table-cell>
          <table:table-cell office:value-type="float" office:value="-0.00326323766221459" calcext:value-type="float">
            <text:p>-0.00326323766221459</text:p>
          </table:table-cell>
          <table:table-cell office:value-type="float" office:value="-0.000436677086293469" calcext:value-type="float">
            <text:p>-0.000436677086293469</text:p>
          </table:table-cell>
          <table:table-cell office:value-type="float" office:value="-0.002176754759875" calcext:value-type="float">
            <text:p>-0.002176754759875</text:p>
          </table:table-cell>
          <table:table-cell office:value-type="float" office:value="-0.00217722837927425" calcext:value-type="float">
            <text:p>-0.00217722837927425</text:p>
          </table:table-cell>
          <table:table-cell office:value-type="float" office:value="-0.00174055129298101" calcext:value-type="float">
            <text:p>-0.00174055129298101</text:p>
          </table:table-cell>
          <table:table-cell office:value-type="float" office:value="-0.000435256228095038" calcext:value-type="float">
            <text:p>-0.000435256228095038</text:p>
          </table:table-cell>
          <table:table-cell office:value-type="float" office:value="-0.00130529506488586" calcext:value-type="float">
            <text:p>-0.00130529506488586</text:p>
          </table:table-cell>
          <table:table-cell office:value-type="float" office:value="-0.00239414606422261" calcext:value-type="float">
            <text:p>-0.00239414606422261</text:p>
          </table:table-cell>
          <table:table-cell office:value-type="float" office:value="0.000218812162546156" calcext:value-type="float">
            <text:p>0.000218812162546156</text:p>
          </table:table-cell>
          <table:table-cell office:value-type="float" office:value="-0.00282845505351903" calcext:value-type="float">
            <text:p>-0.00282845505351903</text:p>
          </table:table-cell>
          <table:table-cell office:value-type="float" office:value="-0.000652647532442985" calcext:value-type="float">
            <text:p>-0.000652647532442985</text:p>
          </table:table-cell>
          <table:table-cell office:value-type="float" office:value="0.000218338543147012" calcext:value-type="float">
            <text:p>0.000218338543147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-0.014579425973288" calcext:value-type="float">
            <text:p>-0.014579425973288</text:p>
          </table:table-cell>
          <table:table-cell office:value-type="float" office:value="-0.00391304347826082" calcext:value-type="float">
            <text:p>-0.00391304347826082</text:p>
          </table:table-cell>
          <table:table-cell office:value-type="float" office:value="-0.00261343184616847" calcext:value-type="float">
            <text:p>-0.00261343184616847</text:p>
          </table:table-cell>
          <table:table-cell office:value-type="float" office:value="-0.00348015534716306" calcext:value-type="float">
            <text:p>-0.00348015534716306</text:p>
          </table:table-cell>
          <table:table-cell office:value-type="float" office:value="-0.00152552808563045" calcext:value-type="float">
            <text:p>-0.00152552808563045</text:p>
          </table:table-cell>
          <table:table-cell office:value-type="float" office:value="0.00173960405418194" calcext:value-type="float">
            <text:p>0.00173960405418194</text:p>
          </table:table-cell>
          <table:table-cell office:value-type="float" office:value="-0.000654542010040671" calcext:value-type="float">
            <text:p>-0.000654542010040671</text:p>
          </table:table-cell>
          <table:table-cell office:value-type="float" office:value="0.00043336175049713" calcext:value-type="float">
            <text:p>0.00043336175049713</text:p>
          </table:table-cell>
          <table:table-cell office:value-type="float" office:value="0.000652173913043397" calcext:value-type="float">
            <text:p>0.000652173913043397</text:p>
          </table:table-cell>
          <table:table-cell office:value-type="float" office:value="0.00304584635786675" calcext:value-type="float">
            <text:p>0.00304584635786675</text:p>
          </table:table-cell>
          <table:table-cell office:value-type="float" office:value="-0.000217391304347836" calcext:value-type="float">
            <text:p>-0.000217391304347836</text:p>
          </table:table-cell>
          <table:table-cell office:value-type="float" office:value="-0.000218812162546045" calcext:value-type="float">
            <text:p>-0.000218812162546045</text:p>
          </table:table-cell>
          <table:table-cell office:value-type="float" office:value="0.0017391304347828" calcext:value-type="float">
            <text:p>0.0017391304347828</text:p>
          </table:table-cell>
          <table:table-cell office:value-type="float" office:value="0.00043336175049713" calcext:value-type="float">
            <text:p>0.00043336175049713</text:p>
          </table:table-cell>
          <table:table-cell office:value-type="float" office:value="-0.000217391304347836" calcext:value-type="float">
            <text:p>-0.000217391304347836</text:p>
          </table:table-cell>
          <table:table-cell office:value-type="float" office:value="0.00000094723879873193" calcext:value-type="float">
            <text:p>9.47238798731931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-0.0152315998863312" calcext:value-type="float">
            <text:p>-0.0152315998863312</text:p>
          </table:table-cell>
          <table:table-cell office:value-type="float" office:value="-0.00304253102207075" calcext:value-type="float">
            <text:p>-0.00304253102207075</text:p>
          </table:table-cell>
          <table:table-cell office:value-type="float" office:value="-0.00304774083546433" calcext:value-type="float">
            <text:p>-0.00304774083546433</text:p>
          </table:table-cell>
          <table:table-cell office:value-type="float" office:value="-0.00304584635786675" calcext:value-type="float">
            <text:p>-0.00304584635786675</text:p>
          </table:table-cell>
          <table:table-cell office:value-type="float" office:value="-0.00196078431372537" calcext:value-type="float">
            <text:p>-0.00196078431372537</text:p>
          </table:table-cell>
          <table:table-cell office:value-type="float" office:value="0.000652647532442985" calcext:value-type="float">
            <text:p>0.000652647532442985</text:p>
          </table:table-cell>
          <table:table-cell office:value-type="float" office:value="-0.000436203466893992" calcext:value-type="float">
            <text:p>-0.000436203466893992</text:p>
          </table:table-cell>
          <table:table-cell office:value-type="float" office:value="-0.00000142085819843096" calcext:value-type="float">
            <text:p>-1.42085819843096E-06</text:p>
          </table:table-cell>
          <table:table-cell office:value-type="float" office:value="0.00043525622809526" calcext:value-type="float">
            <text:p>0.00043525622809526</text:p>
          </table:table-cell>
          <table:table-cell office:value-type="float" office:value="0.00108648290233981" calcext:value-type="float">
            <text:p>0.00108648290233981</text:p>
          </table:table-cell>
          <table:table-cell office:value-type="float" office:value="0.00130529506488597" calcext:value-type="float">
            <text:p>0.00130529506488597</text:p>
          </table:table-cell>
          <table:table-cell office:value-type="float" office:value="-0.00000047361939914392" calcext:value-type="float">
            <text:p>-4.73619399143921E-07</text:p>
          </table:table-cell>
          <table:table-cell office:value-type="float" office:value="0.000217864923747424" calcext:value-type="float">
            <text:p>0.000217864923747424</text:p>
          </table:table-cell>
          <table:table-cell office:value-type="float" office:value="0.00195841621672843" calcext:value-type="float">
            <text:p>0.00195841621672843</text:p>
          </table:table-cell>
          <table:table-cell office:value-type="float" office:value="0.00108743014113866" calcext:value-type="float">
            <text:p>0.00108743014113866</text:p>
          </table:table-cell>
          <table:table-cell office:value-type="float" office:value="0.00174007767358164" calcext:value-type="float">
            <text:p>0.001740077673581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-0.014360140191342" calcext:value-type="float">
            <text:p>-0.014360140191342</text:p>
          </table:table-cell>
          <table:table-cell office:value-type="float" office:value="-0.00173486786018762" calcext:value-type="float">
            <text:p>-0.00173486786018762</text:p>
          </table:table-cell>
          <table:table-cell office:value-type="float" office:value="-0.00195841621672821" calcext:value-type="float">
            <text:p>-0.00195841621672821</text:p>
          </table:table-cell>
          <table:table-cell office:value-type="float" office:value="-0.00326276404281522" calcext:value-type="float">
            <text:p>-0.00326276404281522</text:p>
          </table:table-cell>
          <table:table-cell office:value-type="float" office:value="-0.00217580752107605" calcext:value-type="float">
            <text:p>-0.00217580752107605</text:p>
          </table:table-cell>
          <table:table-cell office:value-type="float" office:value="0.000436203466893992" calcext:value-type="float">
            <text:p>0.000436203466893992</text:p>
          </table:table-cell>
          <table:table-cell office:value-type="float" office:value="0.000434308989296417" calcext:value-type="float">
            <text:p>0.000434308989296417</text:p>
          </table:table-cell>
          <table:table-cell office:value-type="float" office:value="-0.000436203466893992" calcext:value-type="float">
            <text:p>-0.000436203466893992</text:p>
          </table:table-cell>
          <table:table-cell office:value-type="float" office:value="0.000870986075589664" calcext:value-type="float">
            <text:p>0.000870986075589664</text:p>
          </table:table-cell>
          <table:table-cell office:value-type="float" office:value="0.00152221274983422" calcext:value-type="float">
            <text:p>0.00152221274983422</text:p>
          </table:table-cell>
          <table:table-cell office:value-type="float" office:value="0.00174149853177996" calcext:value-type="float">
            <text:p>0.00174149853177996</text:p>
          </table:table-cell>
          <table:table-cell office:value-type="float" office:value="0.00239319882542399" calcext:value-type="float">
            <text:p>0.00239319882542399</text:p>
          </table:table-cell>
          <table:table-cell office:value-type="float" office:value="0.00195841621672843" calcext:value-type="float">
            <text:p>0.00195841621672843</text:p>
          </table:table-cell>
          <table:table-cell office:value-type="float" office:value="0.00217580752107605" calcext:value-type="float">
            <text:p>0.00217580752107605</text:p>
          </table:table-cell>
          <table:table-cell office:value-type="float" office:value="0.00174007767358164" calcext:value-type="float">
            <text:p>0.00174007767358164</text:p>
          </table:table-cell>
          <table:table-cell office:value-type="float" office:value="0.00174055129298123" calcext:value-type="float">
            <text:p>0.001740551292981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office:value-type="float" office:value="-0.0151875532821822" calcext:value-type="float">
            <text:p>-0.0151875532821822</text:p>
          </table:table-cell>
          <table:table-cell office:value-type="float" office:value="-0.00356389125698586" calcext:value-type="float">
            <text:p>-0.00356389125698586</text:p>
          </table:table-cell>
          <table:table-cell office:value-type="float" office:value="-0.00265643648763836" calcext:value-type="float">
            <text:p>-0.00265643648763836</text:p>
          </table:table-cell>
          <table:table-cell office:value-type="float" office:value="-0.00413327649900541" calcext:value-type="float">
            <text:p>-0.00413327649900541</text:p>
          </table:table-cell>
          <table:table-cell office:value-type="float" office:value="-0.00265539452495978" calcext:value-type="float">
            <text:p>-0.00265539452495978</text:p>
          </table:table-cell>
          <table:table-cell office:value-type="float" office:value="0.000783082315051753" calcext:value-type="float">
            <text:p>0.000783082315051753</text:p>
          </table:table-cell>
          <table:table-cell office:value-type="float" office:value="-0.000957942597328731" calcext:value-type="float">
            <text:p>-0.000957942597328731</text:p>
          </table:table-cell>
          <table:table-cell office:value-type="float" office:value="-0.00139310410154392" calcext:value-type="float">
            <text:p>-0.00139310410154392</text:p>
          </table:table-cell>
          <table:table-cell office:value-type="float" office:value="-0.000565406839064031" calcext:value-type="float">
            <text:p>-0.000565406839064031</text:p>
          </table:table-cell>
          <table:table-cell office:value-type="float" office:value="0.000652363360803321" calcext:value-type="float">
            <text:p>0.000652363360803321</text:p>
          </table:table-cell>
          <table:table-cell office:value-type="float" office:value="0.000392156862745074" calcext:value-type="float">
            <text:p>0.000392156862745074</text:p>
          </table:table-cell>
          <table:table-cell office:value-type="float" office:value="-0.000957374254049292" calcext:value-type="float">
            <text:p>-0.000957374254049292</text:p>
          </table:table-cell>
          <table:table-cell office:value-type="float" office:value="-0.000260490669697688" calcext:value-type="float">
            <text:p>-0.000260490669697688</text:p>
          </table:table-cell>
          <table:table-cell office:value-type="float" office:value="-0.000130529506488619" calcext:value-type="float">
            <text:p>-0.000130529506488619</text:p>
          </table:table-cell>
          <table:table-cell office:value-type="float" office:value="-0.000609358719333208" calcext:value-type="float">
            <text:p>-0.000609358719333208</text:p>
          </table:table-cell>
          <table:table-cell office:value-type="float" office:value="0.000827223643080521" calcext:value-type="float">
            <text:p>0.000827223643080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790909090909091" calcext:value-type="float">
            <text:p>-0.0790909090909091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-0.0290909090909092" calcext:value-type="float">
            <text:p>-0.0290909090909092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590909090909091" calcext:value-type="float">
            <text:p>-0.0590909090909091</text:p>
          </table:table-cell>
          <table:table-cell office:value-type="float" office:value="-0.0490909090909091" calcext:value-type="float">
            <text:p>-0.0490909090909091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09090909090915" calcext:value-type="float">
            <text:p>-0.00909090909090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-0.0109090909090908" calcext:value-type="float">
            <text:p>-0.01090909090909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90909090909091" calcext:value-type="float">
            <text:p>0.039090909090909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390909090909091" calcext:value-type="float">
            <text:p>0.039090909090909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-0.0218181818181817" calcext:value-type="float">
            <text:p>-0.0218181818181817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-0.0609090909090909" calcext:value-type="float">
            <text:p>-0.06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0309090909090909" calcext:value-type="float">
            <text:p>-0.03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-0.0218181818181817" calcext:value-type="float">
            <text:p>-0.021818181818181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-0.0609090909090909" calcext:value-type="float">
            <text:p>-0.06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0309090909090909" calcext:value-type="float">
            <text:p>-0.03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-0.00927272727272721" calcext:value-type="float">
            <text:p>-0.00927272727272721</text:p>
          </table:table-cell>
          <table:table-cell office:value-type="float" office:value="-0.0418181818181818" calcext:value-type="float">
            <text:p>-0.0418181818181818</text:p>
          </table:table-cell>
          <table:table-cell office:value-type="float" office:value="-0.000545454545454516" calcext:value-type="float">
            <text:p>-0.000545454545454516</text:p>
          </table:table-cell>
          <table:table-cell office:value-type="float" office:value="-0.0543636363636364" calcext:value-type="float">
            <text:p>-0.05436363636363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618181818181818" calcext:value-type="float">
            <text:p>-0.00618181818181818</text:p>
          </table:table-cell>
          <table:table-cell office:value-type="float" office:value="0.0234545454545455" calcext:value-type="float">
            <text:p>0.0234545454545455</text:p>
          </table:table-cell>
          <table:table-cell office:value-type="float" office:value="0.00618181818181818" calcext:value-type="float">
            <text:p>0.00618181818181818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203636363636364" calcext:value-type="float">
            <text:p>-0.0203636363636364</text:p>
          </table:table-cell>
          <table:table-cell office:value-type="float" office:value="0.0101818181818182" calcext:value-type="float">
            <text:p>0.0101818181818182</text:p>
          </table:table-cell>
          <table:table-cell office:value-type="float" office:value="0.00163636363636366" calcext:value-type="float">
            <text:p>0.00163636363636366</text:p>
          </table:table-cell>
          <table:table-cell office:value-type="float" office:value="0.0134545454545454" calcext:value-type="float">
            <text:p>0.0134545454545454</text:p>
          </table:table-cell>
          <table:table-cell office:value-type="float" office:value="-0.00981818181818184" calcext:value-type="float">
            <text:p>-0.00981818181818184</text:p>
          </table:table-cell>
          <table:table-cell office:value-type="float" office:value="0.02" calcext:value-type="float">
            <text:p>0.02</text:p>
          </table:table-cell>
          <table:table-cell office:value-type="float" office:value="0.00218181818181817" calcext:value-type="float">
            <text:p>0.00218181818181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0688888888888889" calcext:value-type="float">
            <text:p>-0.0688888888888889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-0.0688888888888889" calcext:value-type="float">
            <text:p>-0.0688888888888889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177777777777778" calcext:value-type="float">
            <text:p>-0.0177777777777778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488888888888889" calcext:value-type="float">
            <text:p>-0.0488888888888889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-0.0388888888888889" calcext:value-type="float">
            <text:p>-0.0388888888888889</text:p>
          </table:table-cell>
          <table:table-cell table:number-columns-repeated="2" office:value-type="float" office:value="-0.0177777777777778" calcext:value-type="float">
            <text:p>-0.0177777777777778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-0.0188888888888888" calcext:value-type="float">
            <text:p>-0.01888888888888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711111111111111" calcext:value-type="float">
            <text:p>-0.0711111111111111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0.0488888888888889" calcext:value-type="float">
            <text:p>0.0488888888888889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277777777777777" calcext:value-type="float">
            <text:p>0.0277777777777777</text:p>
          </table:table-cell>
          <table:table-cell office:value-type="float" office:value="0.02" calcext:value-type="float">
            <text:p>0.02</text:p>
          </table:table-cell>
          <table:table-cell office:value-type="float" office:value="0.0600000000000001" calcext:value-type="float">
            <text:p>0.0600000000000001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-0.0122222222222224" calcext:value-type="float">
            <text:p>-0.0122222222222224</text:p>
          </table:table-cell>
          <table:table-cell office:value-type="float" office:value="-0.0100000000000001" calcext:value-type="float">
            <text:p>-0.0100000000000001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299999999999999" calcext:value-type="float">
            <text:p>0.0299999999999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411111111111111" calcext:value-type="float">
            <text:p>0.04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11111111111111" calcext:value-type="float">
            <text:p>0.031111111111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288888888888889" calcext:value-type="float">
            <text:p>-0.0288888888888889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411111111111111" calcext:value-type="float">
            <text:p>0.04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1" calcext:value-type="float">
            <text:p>0.01</text:p>
          </table:table-cell>
          <table:table-cell office:value-type="float" office:value="0.0311111111111111" calcext:value-type="float">
            <text:p>0.0311111111111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01" calcext:value-type="float">
            <text:p>0.01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0888888888888895" calcext:value-type="float">
            <text:p>-0.00888888888888895</text:p>
          </table:table-cell>
          <table:table-cell office:value-type="float" office:value="0.02" calcext:value-type="float">
            <text:p>0.02</text:p>
          </table:table-cell>
          <table:table-cell office:value-type="float" office:value="0.0211111111111112" calcext:value-type="float">
            <text:p>0.02111111111111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0.00177777777777777" calcext:value-type="float">
            <text:p>0.00177777777777777</text:p>
          </table:table-cell>
          <table:table-cell office:value-type="float" office:value="-0.0515555555555556" calcext:value-type="float">
            <text:p>-0.0515555555555556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62222222222222" calcext:value-type="float">
            <text:p>0.016222222222222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57777777777778" calcext:value-type="float">
            <text:p>0.0157777777777778</text:p>
          </table:table-cell>
          <table:table-cell office:value-type="float" office:value="0.012888888888889" calcext:value-type="float">
            <text:p>0.012888888888889</text:p>
          </table:table-cell>
          <table:table-cell office:value-type="float" office:value="0.0291111111111111" calcext:value-type="float">
            <text:p>0.02911111111111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0.00622222222222224" calcext:value-type="float">
            <text:p>0.00622222222222224</text:p>
          </table:table-cell>
          <table:table-cell office:value-type="float" office:value="0.00244444444444447" calcext:value-type="float">
            <text:p>0.00244444444444447</text:p>
          </table:table-cell>
          <table:table-cell office:value-type="float" office:value="-0.00622222222222224" calcext:value-type="float">
            <text:p>-0.00622222222222224</text:p>
          </table:table-cell>
          <table:table-cell office:value-type="float" office:value="-0.00288888888888894" calcext:value-type="float">
            <text:p>-0.0028888888888889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8888888888888" calcext:value-type="float">
            <text:p>0.0188888888888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-0.109090909090909" calcext:value-type="float">
            <text:p>-0.1090909090909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0909090909091" calcext:value-type="float">
            <text:p>-0.02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172727272727273" calcext:value-type="float">
            <text:p>0.0172727272727273</text:p>
          </table:table-cell>
          <table:table-cell office:value-type="float" office:value="-0.0281818181818182" calcext:value-type="float">
            <text:p>-0.0281818181818182</text:p>
          </table:table-cell>
          <table:table-cell office:value-type="float" office:value="-0.0581818181818181" calcext:value-type="float">
            <text:p>-0.058181818181818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472727272727274" calcext:value-type="float">
            <text:p>0.0472727272727274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.00818181818181829" calcext:value-type="float">
            <text:p>0.00818181818181829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0.0109090909090909" calcext:value-type="float">
            <text:p>0.0109090909090909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-0.109090909090909" calcext:value-type="float">
            <text:p>-0.109090909090909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-0.0390909090909091" calcext:value-type="float">
            <text:p>-0.0390909090909091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72727272727273" calcext:value-type="float">
            <text:p>0.017272727272727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281818181818183" calcext:value-type="float">
            <text:p>0.0281818181818183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0909090909090904" calcext:value-type="float">
            <text:p>-0.00909090909090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-0.0900000000000001" calcext:value-type="float">
            <text:p>-0.0900000000000001</text:p>
          </table:table-cell>
          <table:table-cell office:value-type="float" office:value="-0.0318181818181819" calcext:value-type="float">
            <text:p>-0.031818181818181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72727272727272" calcext:value-type="float">
            <text:p>0.0272727272727272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" calcext:value-type="float">
            <text:p>0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727272727273" calcext:value-type="float">
            <text:p>0.0372727272727273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04" calcext:value-type="float">
            <text:p>0.00909090909090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18181818181817" calcext:value-type="float">
            <text:p>-0.0318181818181817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272727272727273" calcext:value-type="float">
            <text:p>0.0272727272727273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281818181818183" calcext:value-type="float">
            <text:p>0.0281818181818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-0.1" calcext:value-type="float">
            <text:p>-0.1</text:p>
          </table:table-cell>
          <table:table-cell office:value-type="float" office:value="-0.0218181818181817" calcext:value-type="float">
            <text:p>-0.0218181818181817</text:p>
          </table:table-cell>
          <table:table-cell office:value-type="float" office:value="-0.0290909090909091" calcext:value-type="float">
            <text:p>-0.0290909090909091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.0181818181818182" calcext:value-type="float">
            <text:p>0.0181818181818182</text:p>
          </table:table-cell>
          <table:table-cell table:number-columns-repeated="3" office:value-type="float" office:value="-0.00909090909090904" calcext:value-type="float">
            <text:p>-0.00909090909090904</text:p>
          </table:table-cell>
          <table:table-cell office:value-type="float" office:value="0.0272727272727273" calcext:value-type="float">
            <text:p>0.0272727272727273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818181818183" calcext:value-type="float">
            <text:p>0.0281818181818183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office:value-type="float" office:value="-0.103636363636364" calcext:value-type="float">
            <text:p>-0.103636363636364</text:p>
          </table:table-cell>
          <table:table-cell office:value-type="float" office:value="-0.0292727272727272" calcext:value-type="float">
            <text:p>-0.0292727272727272</text:p>
          </table:table-cell>
          <table:table-cell office:value-type="float" office:value="-0.0296363636363637" calcext:value-type="float">
            <text:p>-0.0296363636363637</text:p>
          </table:table-cell>
          <table:table-cell office:value-type="float" office:value="-0.00745454545454538" calcext:value-type="float">
            <text:p>-0.00745454545454538</text:p>
          </table:table-cell>
          <table:table-cell office:value-type="float" office:value="-0.0114545454545454" calcext:value-type="float">
            <text:p>-0.0114545454545454</text:p>
          </table:table-cell>
          <table:table-cell office:value-type="float" office:value="0.0198181818181818" calcext:value-type="float">
            <text:p>0.0198181818181818</text:p>
          </table:table-cell>
          <table:table-cell office:value-type="float" office:value="-0.011090909090909" calcext:value-type="float">
            <text:p>-0.011090909090909</text:p>
          </table:table-cell>
          <table:table-cell office:value-type="float" office:value="-0.0156363636363636" calcext:value-type="float">
            <text:p>-0.0156363636363636</text:p>
          </table:table-cell>
          <table:table-cell office:value-type="float" office:value="-0.00727272727272721" calcext:value-type="float">
            <text:p>-0.00727272727272721</text:p>
          </table:table-cell>
          <table:table-cell office:value-type="float" office:value="0.0274545454545455" calcext:value-type="float">
            <text:p>0.0274545454545455</text:p>
          </table:table-cell>
          <table:table-cell office:value-type="float" office:value="0.000545454545454627" calcext:value-type="float">
            <text:p>0.000545454545454627</text:p>
          </table:table-cell>
          <table:table-cell office:value-type="float" office:value="-0.00218181818181817" calcext:value-type="float">
            <text:p>-0.00218181818181817</text:p>
          </table:table-cell>
          <table:table-cell office:value-type="float" office:value="-0.00945454545454538" calcext:value-type="float">
            <text:p>-0.00945454545454538</text:p>
          </table:table-cell>
          <table:table-cell office:value-type="float" office:value="0.0265454545454546" calcext:value-type="float">
            <text:p>0.0265454545454546</text:p>
          </table:table-cell>
          <table:table-cell office:value-type="float" office:value="0.000181818181818172" calcext:value-type="float">
            <text:p>0.000181818181818172</text:p>
          </table:table-cell>
          <table:table-cell office:value-type="float" office:value="-0.00581818181818183" calcext:value-type="float">
            <text:p>-0.005818181818181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-0.001491485613623" calcext:value-type="float">
            <text:p>-0.001491485613623</text:p>
          </table:table-cell>
          <table:table-cell office:value-type="float" office:value="-0.0336347621843805" calcext:value-type="float">
            <text:p>-0.0336347621843805</text:p>
          </table:table-cell>
          <table:table-cell office:value-type="float" office:value="0.0007751027598355" calcext:value-type="float">
            <text:p>0.0007751027598355</text:p>
          </table:table-cell>
          <table:table-cell office:value-type="float" office:value="0.00613035819142682" calcext:value-type="float">
            <text:p>0.00613035819142682</text:p>
          </table:table-cell>
          <table:table-cell office:value-type="float" office:value="-0.00610687022900769" calcext:value-type="float">
            <text:p>-0.00610687022900769</text:p>
          </table:table-cell>
          <table:table-cell office:value-type="float" office:value="-0.00155607751027598" calcext:value-type="float">
            <text:p>-0.00155607751027598</text:p>
          </table:table-cell>
          <table:table-cell office:value-type="float" office:value="-0.00613035819142693" calcext:value-type="float">
            <text:p>-0.00613035819142693</text:p>
          </table:table-cell>
          <table:table-cell office:value-type="float" office:value="0.00765120375807393" calcext:value-type="float">
            <text:p>0.00765120375807393</text:p>
          </table:table-cell>
          <table:table-cell office:value-type="float" office:value="-0.00610687022900769" calcext:value-type="float">
            <text:p>-0.00610687022900769</text:p>
          </table:table-cell>
          <table:table-cell office:value-type="float" office:value="-0.00307105108631833" calcext:value-type="float">
            <text:p>-0.00307105108631833</text:p>
          </table:table-cell>
          <table:table-cell office:value-type="float" office:value="0.000763358778625878" calcext:value-type="float">
            <text:p>0.000763358778625878</text:p>
          </table:table-cell>
          <table:table-cell office:value-type="float" office:value="0.00306517909571336" calcext:value-type="float">
            <text:p>0.00306517909571336</text:p>
          </table:table-cell>
          <table:table-cell office:value-type="float" office:value="0.00229594832648261" calcext:value-type="float">
            <text:p>0.00229594832648261</text:p>
          </table:table-cell>
          <table:table-cell office:value-type="float" office:value="0.00151497357604224" calcext:value-type="float">
            <text:p>0.00151497357604224</text:p>
          </table:table-cell>
          <table:table-cell office:value-type="float" office:value="-0.000769230769230744" calcext:value-type="float">
            <text:p>-0.000769230769230744</text:p>
          </table:table-cell>
          <table:table-cell office:value-type="float" office:value="-0.00536112742219619" calcext:value-type="float">
            <text:p>-0.00536112742219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011491485613623" calcext:value-type="float">
            <text:p>0.011491485613623</text:p>
          </table:table-cell>
          <table:table-cell office:value-type="float" office:value="-0.0183440986494422" calcext:value-type="float">
            <text:p>-0.0183440986494422</text:p>
          </table:table-cell>
          <table:table-cell office:value-type="float" office:value="0.0129888432178508" calcext:value-type="float">
            <text:p>0.0129888432178508</text:p>
          </table:table-cell>
          <table:table-cell office:value-type="float" office:value="0.0259776864357016" calcext:value-type="float">
            <text:p>0.0259776864357016</text:p>
          </table:table-cell>
          <table:table-cell office:value-type="float" office:value="0.00611861421021731" calcext:value-type="float">
            <text:p>0.00611861421021731</text:p>
          </table:table-cell>
          <table:table-cell office:value-type="float" office:value="0.00837345860246619" calcext:value-type="float">
            <text:p>0.00837345860246619</text:p>
          </table:table-cell>
          <table:table-cell office:value-type="float" office:value="-0.000775102759835611" calcext:value-type="float">
            <text:p>-0.000775102759835611</text:p>
          </table:table-cell>
          <table:table-cell office:value-type="float" office:value="0.011456253669994" calcext:value-type="float">
            <text:p>0.011456253669994</text:p>
          </table:table-cell>
          <table:table-cell office:value-type="float" office:value="0.00610099823840271" calcext:value-type="float">
            <text:p>0.00610099823840271</text:p>
          </table:table-cell>
          <table:table-cell office:value-type="float" office:value="0.0030299471520846" calcext:value-type="float">
            <text:p>0.0030299471520846</text:p>
          </table:table-cell>
          <table:table-cell office:value-type="float" office:value="0.0168173810921903" calcext:value-type="float">
            <text:p>0.0168173810921903</text:p>
          </table:table-cell>
          <table:table-cell office:value-type="float" office:value="0.0122254844392248" calcext:value-type="float">
            <text:p>0.0122254844392248</text:p>
          </table:table-cell>
          <table:table-cell office:value-type="float" office:value="0.00840869054609505" calcext:value-type="float">
            <text:p>0.00840869054609505</text:p>
          </table:table-cell>
          <table:table-cell office:value-type="float" office:value="0.0106752789195538" calcext:value-type="float">
            <text:p>0.0106752789195538</text:p>
          </table:table-cell>
          <table:table-cell office:value-type="float" office:value="0.00915443335290667" calcext:value-type="float">
            <text:p>0.00915443335290667</text:p>
          </table:table-cell>
          <table:table-cell office:value-type="float" office:value="0.00228420434527299" calcext:value-type="float">
            <text:p>0.00228420434527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0137756899588961" calcext:value-type="float">
            <text:p>0.0137756899588961</text:p>
          </table:table-cell>
          <table:table-cell office:value-type="float" office:value="-0.0213916617733412" calcext:value-type="float">
            <text:p>-0.0213916617733412</text:p>
          </table:table-cell>
          <table:table-cell office:value-type="float" office:value="0.0145096887844979" calcext:value-type="float">
            <text:p>0.0145096887844979</text:p>
          </table:table-cell>
          <table:table-cell office:value-type="float" office:value="0.0236641221374045" calcext:value-type="float">
            <text:p>0.0236641221374045</text:p>
          </table:table-cell>
          <table:table-cell office:value-type="float" office:value="0.000775102759835611" calcext:value-type="float">
            <text:p>0.000775102759835611</text:p>
          </table:table-cell>
          <table:table-cell office:value-type="float" office:value="0.0114562536699941" calcext:value-type="float">
            <text:p>0.0114562536699941</text:p>
          </table:table-cell>
          <table:table-cell office:value-type="float" office:value="0.0114621256605989" calcext:value-type="float">
            <text:p>0.0114621256605989</text:p>
          </table:table-cell>
          <table:table-cell office:value-type="float" office:value="0.013746330005872" calcext:value-type="float">
            <text:p>0.013746330005872</text:p>
          </table:table-cell>
          <table:table-cell office:value-type="float" office:value="0.00533763945977683" calcext:value-type="float">
            <text:p>0.00533763945977683</text:p>
          </table:table-cell>
          <table:table-cell office:value-type="float" office:value="0.00685261303581908" calcext:value-type="float">
            <text:p>0.00685261303581908</text:p>
          </table:table-cell>
          <table:table-cell office:value-type="float" office:value="0.0114679976512038" calcext:value-type="float">
            <text:p>0.0114679976512038</text:p>
          </table:table-cell>
          <table:table-cell office:value-type="float" office:value="0.0152789195537286" calcext:value-type="float">
            <text:p>0.0152789195537286</text:p>
          </table:table-cell>
          <table:table-cell office:value-type="float" office:value="0.00992953611274228" calcext:value-type="float">
            <text:p>0.00992953611274228</text:p>
          </table:table-cell>
          <table:table-cell office:value-type="float" office:value="0.016030534351145" calcext:value-type="float">
            <text:p>0.016030534351145</text:p>
          </table:table-cell>
          <table:table-cell office:value-type="float" office:value="0.0106870229007634" calcext:value-type="float">
            <text:p>0.0106870229007634</text:p>
          </table:table-cell>
          <table:table-cell office:value-type="float" office:value="0.0106987668819729" calcext:value-type="float">
            <text:p>0.0106987668819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0091779213153258" calcext:value-type="float">
            <text:p>0.0091779213153258</text:p>
          </table:table-cell>
          <table:table-cell office:value-type="float" office:value="-0.0259894304169114" calcext:value-type="float">
            <text:p>-0.0259894304169114</text:p>
          </table:table-cell>
          <table:table-cell office:value-type="float" office:value="0.00533176746917197" calcext:value-type="float">
            <text:p>0.00533176746917197</text:p>
          </table:table-cell>
          <table:table-cell office:value-type="float" office:value="0.0167762771579565" calcext:value-type="float">
            <text:p>0.0167762771579565</text:p>
          </table:table-cell>
          <table:table-cell office:value-type="float" office:value="-0.00000587199060486654" calcext:value-type="float">
            <text:p>-5.87199060486654E-06</text:p>
          </table:table-cell>
          <table:table-cell office:value-type="float" office:value="0.00304169113329422" calcext:value-type="float">
            <text:p>0.00304169113329422</text:p>
          </table:table-cell>
          <table:table-cell office:value-type="float" office:value="0.00762771579565469" calcext:value-type="float">
            <text:p>0.00762771579565469</text:p>
          </table:table-cell>
          <table:table-cell office:value-type="float" office:value="0.00456253669994122" calcext:value-type="float">
            <text:p>0.00456253669994122</text:p>
          </table:table-cell>
          <table:table-cell office:value-type="float" office:value="-0.000786846741045344" calcext:value-type="float">
            <text:p>-0.000786846741045344</text:p>
          </table:table-cell>
          <table:table-cell office:value-type="float" office:value="0.00150322959483251" calcext:value-type="float">
            <text:p>0.00150322959483251</text:p>
          </table:table-cell>
          <table:table-cell office:value-type="float" office:value="0.00381092190252486" calcext:value-type="float">
            <text:p>0.00381092190252486</text:p>
          </table:table-cell>
          <table:table-cell office:value-type="float" office:value="0.00762184380504982" calcext:value-type="float">
            <text:p>0.00762184380504982</text:p>
          </table:table-cell>
          <table:table-cell office:value-type="float" office:value="0.0038050499119201" calcext:value-type="float">
            <text:p>0.0038050499119201</text:p>
          </table:table-cell>
          <table:table-cell office:value-type="float" office:value="0.00303581914268936" calcext:value-type="float">
            <text:p>0.00303581914268936</text:p>
          </table:table-cell>
          <table:table-cell office:value-type="float" office:value="0.00610687022900758" calcext:value-type="float">
            <text:p>0.00610687022900758</text:p>
          </table:table-cell>
          <table:table-cell office:value-type="float" office:value="0.0060892542571932" calcext:value-type="float">
            <text:p>0.00608925425719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00994715208455676" calcext:value-type="float">
            <text:p>0.00994715208455676</text:p>
          </table:table-cell>
          <table:table-cell office:value-type="float" office:value="-0.0221726365237815" calcext:value-type="float">
            <text:p>-0.0221726365237815</text:p>
          </table:table-cell>
          <table:table-cell office:value-type="float" office:value="0.00915443335290667" calcext:value-type="float">
            <text:p>0.00915443335290667</text:p>
          </table:table-cell>
          <table:table-cell office:value-type="float" office:value="0.0137228420434528" calcext:value-type="float">
            <text:p>0.0137228420434528</text:p>
          </table:table-cell>
          <table:table-cell office:value-type="float" office:value="0.00152084556664711" calcext:value-type="float">
            <text:p>0.00152084556664711</text:p>
          </table:table-cell>
          <table:table-cell office:value-type="float" office:value="0.00533176746917208" calcext:value-type="float">
            <text:p>0.00533176746917208</text:p>
          </table:table-cell>
          <table:table-cell office:value-type="float" office:value="0.00457428068115096" calcext:value-type="float">
            <text:p>0.00457428068115096</text:p>
          </table:table-cell>
          <table:table-cell office:value-type="float" office:value="0.00609512624779807" calcext:value-type="float">
            <text:p>0.00609512624779807</text:p>
          </table:table-cell>
          <table:table-cell office:value-type="float" office:value="-0.00154433352906636" calcext:value-type="float">
            <text:p>-0.00154433352906636</text:p>
          </table:table-cell>
          <table:table-cell office:value-type="float" office:value="0.001491485613623" calcext:value-type="float">
            <text:p>0.001491485613623</text:p>
          </table:table-cell>
          <table:table-cell office:value-type="float" office:value="0.00609512624779807" calcext:value-type="float">
            <text:p>0.00609512624779807</text:p>
          </table:table-cell>
          <table:table-cell office:value-type="float" office:value="0.00915443335290667" calcext:value-type="float">
            <text:p>0.00915443335290667</text:p>
          </table:table-cell>
          <table:table-cell office:value-type="float" office:value="0.00686435701702881" calcext:value-type="float">
            <text:p>0.00686435701702881</text:p>
          </table:table-cell>
          <table:table-cell office:value-type="float" office:value="-0.0000176159718144886" calcext:value-type="float">
            <text:p>-1.76159718144886E-05</text:p>
          </table:table-cell>
          <table:table-cell office:value-type="float" office:value="0.00380504991192021" calcext:value-type="float">
            <text:p>0.00380504991192021</text:p>
          </table:table-cell>
          <table:table-cell office:value-type="float" office:value="0.00533176746917208" calcext:value-type="float">
            <text:p>0.005331767469172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0.00858015267175582" calcext:value-type="float">
            <text:p>0.00858015267175582</text:p>
          </table:table-cell>
          <table:table-cell office:value-type="float" office:value="-0.0243065179095714" calcext:value-type="float">
            <text:p>-0.0243065179095714</text:p>
          </table:table-cell>
          <table:table-cell office:value-type="float" office:value="0.00855196711685258" calcext:value-type="float">
            <text:p>0.00855196711685258</text:p>
          </table:table-cell>
          <table:table-cell office:value-type="float" office:value="0.0172542571931884" calcext:value-type="float">
            <text:p>0.0172542571931884</text:p>
          </table:table-cell>
          <table:table-cell office:value-type="float" office:value="0.00046036406341754" calcext:value-type="float">
            <text:p>0.00046036406341754</text:p>
          </table:table-cell>
          <table:table-cell office:value-type="float" office:value="0.00532941867293013" calcext:value-type="float">
            <text:p>0.00532941867293013</text:p>
          </table:table-cell>
          <table:table-cell office:value-type="float" office:value="0.0033517322372284" calcext:value-type="float">
            <text:p>0.0033517322372284</text:p>
          </table:table-cell>
          <table:table-cell office:value-type="float" office:value="0.00870229007633583" calcext:value-type="float">
            <text:p>0.00870229007633583</text:p>
          </table:table-cell>
          <table:table-cell office:value-type="float" office:value="0.000600117439812031" calcext:value-type="float">
            <text:p>0.000600117439812031</text:p>
          </table:table-cell>
          <table:table-cell office:value-type="float" office:value="0.00196124486200822" calcext:value-type="float">
            <text:p>0.00196124486200822</text:p>
          </table:table-cell>
          <table:table-cell office:value-type="float" office:value="0.00779095713446865" calcext:value-type="float">
            <text:p>0.00779095713446865</text:p>
          </table:table-cell>
          <table:table-cell office:value-type="float" office:value="0.00946917204932463" calcext:value-type="float">
            <text:p>0.00946917204932463</text:p>
          </table:table-cell>
          <table:table-cell office:value-type="float" office:value="0.00626071638285375" calcext:value-type="float">
            <text:p>0.00626071638285375</text:p>
          </table:table-cell>
          <table:table-cell office:value-type="float" office:value="0.00624779800352326" calcext:value-type="float">
            <text:p>0.00624779800352326</text:p>
          </table:table-cell>
          <table:table-cell office:value-type="float" office:value="0.00579682912507351" calcext:value-type="float">
            <text:p>0.00579682912507351</text:p>
          </table:table-cell>
          <table:table-cell office:value-type="float" office:value="0.00380857310628302" calcext:value-type="float">
            <text:p>0.00380857310628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35483870967742" calcext:value-type="float">
            <text:p>-0.035483870967742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29032258064515" calcext:value-type="float">
            <text:p>-0.01290322580645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258064516129033" calcext:value-type="float">
            <text:p>-0.0258064516129033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290322580645163" calcext:value-type="float">
            <text:p>-0.0290322580645163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322580645161308" calcext:value-type="float">
            <text:p>-0.003225806451613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" calcext:value-type="float">
            <text:p>0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2" office:value-type="float" office:value="-0.00322580645161297" calcext:value-type="float">
            <text:p>-0.00322580645161297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0.00645161290322582" calcext:value-type="float">
            <text:p>0.00645161290322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290322580645163" calcext:value-type="float">
            <text:p>-0.0290322580645163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322580645161274" calcext:value-type="float">
            <text:p>0.003225806451612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32258064516129" calcext:value-type="float">
            <text:p>-0.032258064516129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29032258064515" calcext:value-type="float">
            <text:p>-0.0129032258064515</text:p>
          </table:table-cell>
          <table:table-cell table:number-columns-repeated="2" office:value-type="float" office:value="-0.00967741935483857" calcext:value-type="float">
            <text:p>-0.00967741935483857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283870967741935" calcext:value-type="float">
            <text:p>-0.0283870967741935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212903225806451" calcext:value-type="float">
            <text:p>-0.0212903225806451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-0.00451612903225795" calcext:value-type="float">
            <text:p>-0.00451612903225795</text:p>
          </table:table-cell>
          <table:table-cell office:value-type="float" office:value="-0.00774193548387103" calcext:value-type="float">
            <text:p>-0.00774193548387103</text:p>
          </table:table-cell>
          <table:table-cell office:value-type="float" office:value="-0.0122580645161289" calcext:value-type="float">
            <text:p>-0.0122580645161289</text:p>
          </table:table-cell>
          <table:table-cell office:value-type="float" office:value="-0.00709677419354826" calcext:value-type="float">
            <text:p>-0.00709677419354826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0193548387096776" calcext:value-type="float">
            <text:p>-0.00193548387096776</text:p>
          </table:table-cell>
          <table:table-cell office:value-type="float" office:value="-0.00774193548387081" calcext:value-type="float">
            <text:p>-0.00774193548387081</text:p>
          </table:table-cell>
          <table:table-cell office:value-type="float" office:value="-0.0135483870967741" calcext:value-type="float">
            <text:p>-0.0135483870967741</text:p>
          </table:table-cell>
          <table:table-cell office:value-type="float" office:value="0" calcext:value-type="float">
            <text:p>0</text:p>
          </table:table-cell>
          <table:table-cell office:value-type="float" office:value="-0.00387096774193552" calcext:value-type="float">
            <text:p>-0.00387096774193552</text:p>
          </table:table-cell>
          <table:table-cell office:value-type="float" office:value="-0.00838709677419347" calcext:value-type="float">
            <text:p>-0.00838709677419347</text:p>
          </table:table-cell>
          <table:table-cell office:value-type="float" office:value="-0.00129032258064521" calcext:value-type="float">
            <text:p>-0.00129032258064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05576441102757" calcext:value-type="float">
            <text:p>-0.0105576441102757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0" calcext:value-type="float">
            <text:p>0</text:p>
          </table:table-cell>
          <table:table-cell office:value-type="float" office:value="-0.0210839598997493" calcext:value-type="float">
            <text:p>-0.0210839598997493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-0.00523182957393475" calcext:value-type="float">
            <text:p>-0.00523182957393475</text:p>
          </table:table-cell>
          <table:table-cell office:value-type="float" office:value="-0.00708020050125313" calcext:value-type="float">
            <text:p>-0.00708020050125313</text:p>
          </table:table-cell>
          <table:table-cell office:value-type="float" office:value="0.0000313283208018822" calcext:value-type="float">
            <text:p>3.13283208018822E-05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-0.00347744360902258" calcext:value-type="float">
            <text:p>-0.00347744360902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57581453634086" calcext:value-type="float">
            <text:p>-0.0157581453634086</text:p>
          </table:table-cell>
          <table:table-cell office:value-type="float" office:value="-0.00169172932330819" calcext:value-type="float">
            <text:p>-0.00169172932330819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140037593984962" calcext:value-type="float">
            <text:p>-0.0140037593984962</text:p>
          </table:table-cell>
          <table:table-cell office:value-type="float" office:value="-0.0122493734335838" calcext:value-type="float">
            <text:p>-0.0122493734335838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157581453634086" calcext:value-type="float">
            <text:p>-0.0157581453634086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0.00357142857142856" calcext:value-type="float">
            <text:p>0.0035714285714285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523182957393498" calcext:value-type="float">
            <text:p>-0.00523182957393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75751879699249" calcext:value-type="float">
            <text:p>-0.0175751879699249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2312030075188" calcext:value-type="float">
            <text:p>-0.012312030075188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140350877192984" calcext:value-type="float">
            <text:p>-0.014035087719298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017543859649124" calcext:value-type="float">
            <text:p>-0.0017543859649124</text:p>
          </table:table-cell>
          <table:table-cell table:number-columns-repeated="2" office:value-type="float" office:value="-0.00350877192982479" calcext:value-type="float">
            <text:p>-0.003508771929824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704887218045103" calcext:value-type="float">
            <text:p>-0.00704887218045103</text:p>
          </table:table-cell>
          <table:table-cell table:number-columns-repeated="2" office:value-type="float" office:value="-0.00877192982456121" calcext:value-type="float">
            <text:p>-0.00877192982456121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40350877192984" calcext:value-type="float">
            <text:p>-0.0140350877192984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2280701754386" calcext:value-type="float">
            <text:p>-0.012280701754386</text:p>
          </table:table-cell>
          <table:table-cell table:number-columns-repeated="3" office:value-type="float" office:value="-0.00350877192982446" calcext:value-type="float">
            <text:p>-0.00350877192982446</text:p>
          </table:table-cell>
          <table:table-cell office:value-type="float" office:value="-0.00877192982456121" calcext:value-type="float">
            <text:p>-0.00877192982456121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" calcext:value-type="float">
            <text:p>0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40413533834586" calcext:value-type="float">
            <text:p>-0.0140413533834586</text:p>
          </table:table-cell>
          <table:table-cell office:value-type="float" office:value="-0.00207393483709273" calcext:value-type="float">
            <text:p>-0.00207393483709273</text:p>
          </table:table-cell>
          <table:table-cell office:value-type="float" office:value="-0.0066541353383458" calcext:value-type="float">
            <text:p>-0.0066541353383458</text:p>
          </table:table-cell>
          <table:table-cell office:value-type="float" office:value="-0.00911654135338347" calcext:value-type="float">
            <text:p>-0.00911654135338347</text:p>
          </table:table-cell>
          <table:table-cell office:value-type="float" office:value="-0.0101754385964911" calcext:value-type="float">
            <text:p>-0.0101754385964911</text:p>
          </table:table-cell>
          <table:table-cell office:value-type="float" office:value="-0.00736842105263147" calcext:value-type="float">
            <text:p>-0.00736842105263147</text:p>
          </table:table-cell>
          <table:table-cell office:value-type="float" office:value="-0.00490601503759403" calcext:value-type="float">
            <text:p>-0.00490601503759403</text:p>
          </table:table-cell>
          <table:table-cell office:value-type="float" office:value="-0.0112218045112781" calcext:value-type="float">
            <text:p>-0.0112218045112781</text:p>
          </table:table-cell>
          <table:table-cell office:value-type="float" office:value="-0.0056015037593985" calcext:value-type="float">
            <text:p>-0.0056015037593985</text:p>
          </table:table-cell>
          <table:table-cell office:value-type="float" office:value="-0.00667293233082689" calcext:value-type="float">
            <text:p>-0.00667293233082689</text:p>
          </table:table-cell>
          <table:table-cell office:value-type="float" office:value="-0.00314536340852134" calcext:value-type="float">
            <text:p>-0.00314536340852134</text:p>
          </table:table-cell>
          <table:table-cell office:value-type="float" office:value="-0.00525062656641595" calcext:value-type="float">
            <text:p>-0.00525062656641595</text:p>
          </table:table-cell>
          <table:table-cell office:value-type="float" office:value="-0.00420426065162916" calcext:value-type="float">
            <text:p>-0.00420426065162916</text:p>
          </table:table-cell>
          <table:table-cell office:value-type="float" office:value="0.000714285714285667" calcext:value-type="float">
            <text:p>0.000714285714285667</text:p>
          </table:table-cell>
          <table:table-cell office:value-type="float" office:value="-0.00420426065162916" calcext:value-type="float">
            <text:p>-0.00420426065162916</text:p>
          </table:table-cell>
          <table:table-cell office:value-type="float" office:value="-0.00279448621553879" calcext:value-type="float">
            <text:p>-0.00279448621553879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eaching_assistant_M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7:46:23.695933858</dc:date>
    <meta:editing-duration>PT1M33S</meta:editing-duration>
    <meta:editing-cycles>2</meta:editing-cycles>
    <meta:generator>LibreOffice/7.3.7.2$Linux_X86_64 LibreOffice_project/30$Build-2</meta:generator>
    <meta:document-statistic meta:table-count="3" meta:cell-count="18217" meta:object-count="0"/>
  </office:meta>
</office:document-meta>
</file>